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300000192922CBD3A42245C5D.png" manifest:media-type="image/png"/>
  <manifest:file-entry manifest:full-path="Pictures/10000001000002ED00000165682D0F5AD8C7D561.png" manifest:media-type="image/png"/>
  <manifest:file-entry manifest:full-path="Pictures/100000010000055600000300C322146F1C6041EB.png" manifest:media-type="image/png"/>
  <manifest:file-entry manifest:full-path="Pictures/1000000100000556000003003A2B13EE63B0B2A9.png" manifest:media-type="image/png"/>
  <manifest:file-entry manifest:full-path="Pictures/10000001000003B3000002345AF9A8206063E85E.png" manifest:media-type="image/png"/>
  <manifest:file-entry manifest:full-path="Pictures/10000001000002C70000031C9A517BE36DA84FE4.png" manifest:media-type="image/png"/>
  <manifest:file-entry manifest:full-path="Pictures/100000010000031D000001FA25881F307BD14E85.png" manifest:media-type="image/png"/>
  <manifest:file-entry manifest:full-path="Pictures/1000000100000572000002087307F488801135E3.png" manifest:media-type="image/png"/>
  <manifest:file-entry manifest:full-path="Pictures/100000010000055600000300412550E054D1DB53.png" manifest:media-type="image/png"/>
  <manifest:file-entry manifest:full-path="Pictures/10000001000007D0000007D0564BFFC8768E77D8.png" manifest:media-type="image/png"/>
  <manifest:file-entry manifest:full-path="Pictures/1000000100000556000003001AABA2DFA1394131.png" manifest:media-type="image/png"/>
  <manifest:file-entry manifest:full-path="Pictures/100000010000027200000234EED4E19559BE3E67.png" manifest:media-type="image/png"/>
  <manifest:file-entry manifest:full-path="Pictures/1000000100000556000003000375B8C78E47A22F.png" manifest:media-type="image/png"/>
  <manifest:file-entry manifest:full-path="Pictures/100000010000034B000000DA284AD775DF326CDE.png" manifest:media-type="image/png"/>
  <manifest:file-entry manifest:full-path="Pictures/1000000100000BB8000004DF385C6080CEF05260.png" manifest:media-type="image/png"/>
  <manifest:file-entry manifest:full-path="Pictures/1000000100000556000003008A136F42355E57E1.png" manifest:media-type="image/png"/>
  <manifest:file-entry manifest:full-path="Pictures/10000001000003B3000001943200CB9F1AD533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thiti" svg:font-family="Athiti"/>
    <style:font-face style:name="Athiti1" svg:font-family="Athiti" style:font-pitch="variable"/>
    <style:font-face style:name="Athiti2" svg:font-family="Athiti" style:font-adornments="Regular" style:font-pitch="variable"/>
    <style:font-face style:name="Chakra Petch SemiBold" svg:font-family="'Chakra Petch SemiBold'" style:font-adornments="Semibold" style:font-pitch="variable"/>
    <style:font-face style:name="Cordia New" svg:font-family="'Cordia New'" style:font-family-generic="system" style:font-pitch="variable"/>
    <style:font-face style:name="Courier New" svg:font-family="'Courier New'" style:font-family-generic="modern" style:font-pitch="fixed"/>
    <style:font-face style:name="Fira Code" svg:font-family="'Fira Code'" style:font-pitch="fixed"/>
    <style:font-face style:name="Fira Code Medium" svg:font-family="'Fira Code Medium'" style:font-pitch="fixed"/>
    <style:font-face style:name="Fira Code:cv08&amp;cv15&amp;cv27&amp;ss04&amp;tnum" svg:font-family="'Fira Code:cv08&amp;cv15&amp;cv27&amp;ss04&amp;tnum'" style:font-adornments="Regular" style:font-pitch="fixed"/>
    <style:font-face style:name="Fira Sans" svg:font-family="'Fira Sans'" style:font-family-generic="swiss"/>
    <style:font-face style:name="Fira Sans " svg:font-family="'Fira Sans'" style:font-family-generic="swiss"/>
    <style:font-face style:name="Fira Sans Medium" svg:font-family="'Fira Sans Medium'" style:font-family-generic="swiss"/>
    <style:font-face style:name="FreeSans" svg:font-family="FreeSans" style:font-adornments="Regular" style:font-family-generic="swiss"/>
    <style:font-face style:name="Hack" svg:font-family="Hack" style:font-pitch="fixed"/>
    <style:font-face style:name="Kinnari" svg:font-family="Kinnari"/>
    <style:font-face style:name="Kinnari1" svg:font-family="Kinn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Thai" svg:font-family="'Noto Sans Thai'" style:font-family-generic="swiss" style:font-pitch="variable"/>
    <style:font-face style:name="Noto Sans Thai1" svg:font-family="'Noto Sans Thai'" style:font-adornments="Bold" style:font-family-generic="swiss" style:font-pitch="variable"/>
    <style:font-face style:name="Noto Sans Thai2" svg:font-family="'Noto Sans Thai'" style:font-adornments="Italic" style:font-family-generic="swiss" style:font-pitch="variable"/>
    <style:font-face style:name="Noto Sans Thai3" svg:font-family="'Noto Sans Thai'" style:font-adornments="Regular"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H Sarabun New" svg:font-family="'TH Sarabun New'" style:font-pitch="variable"/>
    <style:font-face style:name="TH Sarabun New1" svg:font-family="'TH Sarabun New'" style:font-adornments="Regular" style:font-pitch="variable"/>
    <style:font-face style:name="TH Sarabun New:" svg:font-family="'TH Sarabun New:'" style:font-adornments="Regular" style:font-pitch="variable"/>
    <style:font-face style:name="TH Sarabun New:liga&amp;frac=2&amp;kern" svg:font-family="'TH Sarabun New:liga&amp;frac=2&amp;kern'" style:font-adornments="Regular" style:font-pitch="variable"/>
    <style:font-face style:name="TH Sarabun New:liga&amp;kern" svg:font-family="'TH Sarabun New:liga&amp;kern'" style:font-adornments="Regular" style:font-pitch="variable"/>
    <style:font-face style:name="THSarabun New" svg:font-family="'THSarabun New'"/>
  </office:font-face-decls>
  <office:automatic-styles>
    <style:style style:name="Table1" style:family="table">
      <style:table-properties style:width="12.261cm" table:align="margins"/>
    </style:style>
    <style:style style:name="Table1.A" style:family="table-column">
      <style:table-column-properties style:column-width="2.593cm" style:rel-column-width="13859*"/>
    </style:style>
    <style:style style:name="Table1.B" style:family="table-column">
      <style:table-column-properties style:column-width="9.668cm" style:rel-column-width="51676*"/>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3" style:family="table-row">
      <style:table-row-properties style:min-row-height="2.572cm"/>
    </style:style>
    <style:style style:name="Table1.B3" style:family="table-cell">
      <style:table-cell-properties fo:background-color="#282a36" fo:padding="0.097cm" fo:border-left="0.5pt solid #000000" fo:border-right="0.5pt solid #000000" fo:border-top="none" fo:border-bottom="0.5pt solid #000000" ch2_options="{'Style': 'dracula', 'Language': 'C', 'UseCharStyles': 0, 'LineNumberRatio': 100, 'LineNumberStart': 1, 'MasterCharStyle': '', 'ShowLineNumbers': 1, 'ColourizeBackground': 1, 'LineNumberSeparator': '  ', 'LineNumberPaddingSymbol': '', 'StoreOptionsWithSnippet': 1}">
        <style:background-image/>
      </style:table-cell-properties>
    </style:style>
    <style:style style:name="Table2" style:family="table">
      <style:table-properties style:width="12.261cm" table:align="margins"/>
    </style:style>
    <style:style style:name="Table2.A" style:family="table-column">
      <style:table-column-properties style:column-width="2.699cm" style:rel-column-width="14425*"/>
    </style:style>
    <style:style style:name="Table2.B" style:family="table-column">
      <style:table-column-properties style:column-width="9.562cm" style:rel-column-width="51110*"/>
    </style:style>
    <style:style style:name="Table2.A1" style:family="table-cell">
      <style:table-cell-properties style:vertical-align="middle" fo:padding="0.097cm" fo:border-left="0.5pt solid #000000" fo:border-right="none" fo:border-top="0.5pt solid #000000" fo:border-bottom="0.5pt solid #000000"/>
    </style:style>
    <style:style style:name="Table2.B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0.5pt solid #000000" fo:border-top="none" fo:border-bottom="0.5pt solid #000000"/>
    </style:style>
    <style:style style:name="Table3" style:family="table">
      <style:table-properties style:width="12.261cm" table:align="margins"/>
    </style:style>
    <style:style style:name="Table3.A" style:family="table-column">
      <style:table-column-properties style:column-width="12.261cm" style:rel-column-width="65535*"/>
    </style:style>
    <style:style style:name="Table3.A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2.261cm" table:align="margins"/>
    </style:style>
    <style:style style:name="Table4.A" style:family="table-column">
      <style:table-column-properties style:column-width="12.261cm" style:rel-column-width="65535*"/>
    </style:style>
    <style:style style:name="Table4.A1" style:family="table-cell">
      <style:table-cell-properties fo:padding="0.097cm" fo:border="0.5pt solid #000000"/>
    </style:style>
    <style:style style:name="Table5" style:family="table">
      <style:table-properties style:width="12.261cm" table:align="margins"/>
    </style:style>
    <style:style style:name="Table5.A" style:family="table-column">
      <style:table-column-properties style:column-width="0.794cm" style:rel-column-width="4242*"/>
    </style:style>
    <style:style style:name="Table5.B" style:family="table-column">
      <style:table-column-properties style:column-width="5.6cm" style:rel-column-width="29934*"/>
    </style:style>
    <style:style style:name="Table5.C" style:family="table-column">
      <style:table-column-properties style:column-width="0.817cm" style:rel-column-width="4365*"/>
    </style:style>
    <style:style style:name="Table5.D" style:family="table-column">
      <style:table-column-properties style:column-width="5.05cm" style:rel-column-width="26994*"/>
    </style:style>
    <style:style style:name="Table5.A1" style:family="table-cell">
      <style:table-cell-properties style:vertical-align="middle" fo:padding="0.097cm" fo:border-left="0.5pt solid #6272a4" fo:border-right="none" fo:border-top="0.5pt solid #6272a4" fo:border-bottom="0.5pt solid #6272a4"/>
    </style:style>
    <style:style style:name="Table5.B1" style:family="table-cell">
      <style:table-cell-properties fo:padding="0.097cm" fo:border-left="0.5pt solid #6272a4" fo:border-right="none" fo:border-top="0.5pt solid #6272a4" fo:border-bottom="0.5pt solid #6272a4"/>
    </style:style>
    <style:style style:name="Table5.D1" style:family="table-cell">
      <style:table-cell-properties fo:padding="0.097cm" fo:border="0.5pt solid #6272a4"/>
    </style:style>
    <style:style style:name="Table5.A2" style:family="table-cell">
      <style:table-cell-properties style:vertical-align="middle" fo:padding="0.097cm" fo:border-left="0.5pt solid #6272a4" fo:border-right="none" fo:border-top="none" fo:border-bottom="0.5pt solid #6272a4"/>
    </style:style>
    <style:style style:name="Table5.B2" style:family="table-cell">
      <style:table-cell-properties fo:padding="0.097cm" fo:border-left="0.5pt solid #6272a4" fo:border-right="none" fo:border-top="none" fo:border-bottom="0.5pt solid #6272a4"/>
    </style:style>
    <style:style style:name="Table5.D2" style:family="table-cell">
      <style:table-cell-properties fo:padding="0.097cm" fo:border-left="0.5pt solid #6272a4" fo:border-right="0.5pt solid #6272a4" fo:border-top="none" fo:border-bottom="0.5pt solid #6272a4"/>
    </style:style>
    <style:style style:name="Table5.B3" style:family="table-cell">
      <style:table-cell-properties fo:padding="0.097cm" fo:border-left="0.5pt solid #6272a4" fo:border-right="none" fo:border-top="none" fo:border-bottom="0.5pt solid #6272a4"/>
    </style:style>
    <style:style style:name="Table5.D3" style:family="table-cell">
      <style:table-cell-properties fo:padding="0.097cm" fo:border-left="0.5pt solid #6272a4" fo:border-right="0.5pt solid #6272a4" fo:border-top="none" fo:border-bottom="0.5pt solid #6272a4"/>
    </style:style>
    <style:style style:name="Table5.B4" style:family="table-cell">
      <style:table-cell-properties fo:padding="0.097cm" fo:border-left="0.5pt solid #6272a4" fo:border-right="none" fo:border-top="none" fo:border-bottom="0.5pt solid #6272a4"/>
    </style:style>
    <style:style style:name="Table5.C4" style:family="table-cell">
      <style:table-cell-properties style:vertical-align="middle" fo:padding="0.097cm" fo:border-left="0.5pt solid #6272a4" fo:border-right="0.5pt solid #6272a4" fo:border-top="none" fo:border-bottom="0.5pt solid #6272a4"/>
    </style:style>
    <style:style style:name="Table8" style:family="table">
      <style:table-properties style:width="12.261cm" table:align="margins"/>
    </style:style>
    <style:style style:name="Table8.A" style:family="table-column">
      <style:table-column-properties style:column-width="2.096cm" style:rel-column-width="11200*"/>
    </style:style>
    <style:style style:name="Table8.B" style:family="table-column">
      <style:table-column-properties style:column-width="2.314cm" style:rel-column-width="12369*"/>
    </style:style>
    <style:style style:name="Table8.C" style:family="table-column">
      <style:table-column-properties style:column-width="7.851cm" style:rel-column-width="41966*"/>
    </style:style>
    <style:style style:name="Table8.A1" style:family="table-cell">
      <style:table-cell-properties style:vertical-align="middle" fo:background-color="#44475a" fo:padding="0.097cm" fo:border-left="0.5pt solid #6272a4" fo:border-right="none" fo:border-top="0.5pt solid #6272a4" fo:border-bottom="0.5pt solid #6272a4">
        <style:background-image/>
      </style:table-cell-properties>
    </style:style>
    <style:style style:name="Table8.C1" style:family="table-cell">
      <style:table-cell-properties style:vertical-align="middle" fo:background-color="#44475a" fo:padding="0.097cm" fo:border="0.5pt solid #6272a4">
        <style:background-image/>
      </style:table-cell-properties>
    </style:style>
    <style:style style:name="Table8.A2" style:family="table-cell">
      <style:table-cell-properties style:vertical-align="middle" fo:padding="0.097cm" fo:border-left="0.5pt solid #6272a4" fo:border-right="none" fo:border-top="none" fo:border-bottom="0.5pt solid #6272a4"/>
    </style:style>
    <style:style style:name="Table8.B2" style:family="table-cell">
      <style:table-cell-properties style:vertical-align="middle" fo:padding="0.097cm" fo:border-left="0.5pt solid #6272a4" fo:border-right="none" fo:border-top="none" fo:border-bottom="0.5pt solid #6272a4"/>
    </style:style>
    <style:style style:name="Table8.C2" style:family="table-cell">
      <style:table-cell-properties style:vertical-align="" fo:padding="0.097cm" fo:border-left="0.5pt solid #6272a4" fo:border-right="0.5pt solid #6272a4" fo:border-top="none" fo:border-bottom="0.5pt solid #6272a4"/>
    </style:style>
    <style:style style:name="Table8.A3" style:family="table-cell">
      <style:table-cell-properties style:vertical-align="middle" fo:padding="0.097cm" fo:border-left="0.5pt solid #6272a4" fo:border-right="none" fo:border-top="none" fo:border-bottom="0.5pt solid #6272a4"/>
    </style:style>
    <style:style style:name="Table8.B3" style:family="table-cell">
      <style:table-cell-properties style:vertical-align="middle" fo:padding="0.097cm" fo:border-left="0.5pt solid #6272a4" fo:border-right="none" fo:border-top="none" fo:border-bottom="0.5pt solid #6272a4"/>
    </style:style>
    <style:style style:name="Table8.C3" style:family="table-cell">
      <style:table-cell-properties style:vertical-align="" fo:padding="0.097cm" fo:border-left="0.5pt solid #6272a4" fo:border-right="0.5pt solid #6272a4" fo:border-top="none" fo:border-bottom="0.5pt solid #6272a4"/>
    </style:style>
    <style:style style:name="Table8.A4" style:family="table-cell">
      <style:table-cell-properties style:vertical-align="middle" fo:padding="0.097cm" fo:border-left="0.5pt solid #6272a4" fo:border-right="none" fo:border-top="none" fo:border-bottom="0.5pt solid #6272a4"/>
    </style:style>
    <style:style style:name="Table8.B4" style:family="table-cell">
      <style:table-cell-properties style:vertical-align="middle" fo:padding="0.097cm" fo:border-left="0.5pt solid #6272a4" fo:border-right="none" fo:border-top="none" fo:border-bottom="0.5pt solid #6272a4"/>
    </style:style>
    <style:style style:name="Table8.C4" style:family="table-cell">
      <style:table-cell-properties style:vertical-align="" fo:padding="0.097cm" fo:border-left="0.5pt solid #6272a4" fo:border-right="0.5pt solid #6272a4" fo:border-top="none" fo:border-bottom="0.5pt solid #6272a4"/>
    </style:style>
    <style:style style:name="Table8.A5" style:family="table-cell">
      <style:table-cell-properties style:vertical-align="middle" fo:padding="0.097cm" fo:border-left="0.5pt solid #6272a4" fo:border-right="none" fo:border-top="none" fo:border-bottom="0.5pt solid #6272a4"/>
    </style:style>
    <style:style style:name="Table8.B5" style:family="table-cell">
      <style:table-cell-properties style:vertical-align="middle" fo:padding="0.097cm" fo:border-left="0.5pt solid #6272a4" fo:border-right="none" fo:border-top="none" fo:border-bottom="0.5pt solid #6272a4"/>
    </style:style>
    <style:style style:name="Table8.C5" style:family="table-cell">
      <style:table-cell-properties style:vertical-align="" fo:padding="0.097cm" fo:border-left="0.5pt solid #6272a4" fo:border-right="0.5pt solid #6272a4" fo:border-top="none" fo:border-bottom="0.5pt solid #6272a4"/>
    </style:style>
    <style:style style:name="Table8.A6" style:family="table-cell">
      <style:table-cell-properties style:vertical-align="middle" fo:padding="0.097cm" fo:border-left="0.5pt solid #6272a4" fo:border-right="none" fo:border-top="none" fo:border-bottom="0.5pt solid #6272a4"/>
    </style:style>
    <style:style style:name="Table8.B6" style:family="table-cell">
      <style:table-cell-properties style:vertical-align="middle" fo:padding="0.097cm" fo:border-left="0.5pt solid #6272a4" fo:border-right="none" fo:border-top="none" fo:border-bottom="0.5pt solid #6272a4"/>
    </style:style>
    <style:style style:name="Table8.C6" style:family="table-cell">
      <style:table-cell-properties style:vertical-align="" fo:padding="0.097cm" fo:border-left="0.5pt solid #6272a4" fo:border-right="0.5pt solid #6272a4" fo:border-top="none" fo:border-bottom="0.5pt solid #6272a4"/>
    </style:style>
    <style:style style:name="Table8.A7" style:family="table-cell">
      <style:table-cell-properties style:vertical-align="middle" fo:padding="0.097cm" fo:border-left="0.5pt solid #6272a4" fo:border-right="none" fo:border-top="none" fo:border-bottom="0.5pt solid #6272a4"/>
    </style:style>
    <style:style style:name="Table8.B7" style:family="table-cell">
      <style:table-cell-properties style:vertical-align="middle" fo:padding="0.097cm" fo:border-left="0.5pt solid #6272a4" fo:border-right="none" fo:border-top="none" fo:border-bottom="0.5pt solid #6272a4"/>
    </style:style>
    <style:style style:name="Table8.C7" style:family="table-cell">
      <style:table-cell-properties style:vertical-align="" fo:padding="0.097cm" fo:border-left="0.5pt solid #6272a4" fo:border-right="0.5pt solid #6272a4" fo:border-top="none" fo:border-bottom="0.5pt solid #6272a4"/>
    </style:style>
    <style:style style:name="Table8.A8" style:family="table-cell">
      <style:table-cell-properties style:vertical-align="middle" fo:padding="0.097cm" fo:border-left="0.5pt solid #6272a4" fo:border-right="none" fo:border-top="none" fo:border-bottom="0.5pt solid #6272a4"/>
    </style:style>
    <style:style style:name="Table8.B8" style:family="table-cell">
      <style:table-cell-properties style:vertical-align="middle" fo:padding="0.097cm" fo:border-left="0.5pt solid #6272a4" fo:border-right="none" fo:border-top="none" fo:border-bottom="0.5pt solid #6272a4"/>
    </style:style>
    <style:style style:name="Table8.C8" style:family="table-cell">
      <style:table-cell-properties style:vertical-align="" fo:padding="0.097cm" fo:border-left="0.5pt solid #6272a4" fo:border-right="0.5pt solid #6272a4" fo:border-top="none" fo:border-bottom="0.5pt solid #6272a4"/>
    </style:style>
    <style:style style:name="Table8.A9" style:family="table-cell">
      <style:table-cell-properties style:vertical-align="middle" fo:padding="0.097cm" fo:border-left="0.5pt solid #6272a4" fo:border-right="none" fo:border-top="none" fo:border-bottom="0.5pt solid #6272a4"/>
    </style:style>
    <style:style style:name="Table8.B9" style:family="table-cell">
      <style:table-cell-properties style:vertical-align="middle" fo:padding="0.097cm" fo:border-left="0.5pt solid #6272a4" fo:border-right="none" fo:border-top="none" fo:border-bottom="0.5pt solid #6272a4"/>
    </style:style>
    <style:style style:name="Table8.C9" style:family="table-cell">
      <style:table-cell-properties style:vertical-align="" fo:padding="0.097cm" fo:border-left="0.5pt solid #6272a4" fo:border-right="0.5pt solid #6272a4" fo:border-top="none" fo:border-bottom="0.5pt solid #6272a4"/>
    </style:style>
    <style:style style:name="Table9" style:family="table">
      <style:table-properties style:width="12.261cm" table:align="margins"/>
    </style:style>
    <style:style style:name="Table9.A" style:family="table-column">
      <style:table-column-properties style:column-width="2.096cm" style:rel-column-width="11200*"/>
    </style:style>
    <style:style style:name="Table9.B" style:family="table-column">
      <style:table-column-properties style:column-width="3.505cm" style:rel-column-width="18733*"/>
    </style:style>
    <style:style style:name="Table9.C" style:family="table-column">
      <style:table-column-properties style:column-width="6.66cm" style:rel-column-width="35602*"/>
    </style:style>
    <style:style style:name="Table9.A1" style:family="table-cell">
      <style:table-cell-properties style:vertical-align="middle" fo:background-color="#44475a" fo:padding="0.097cm" fo:border-left="0.5pt solid #6272a4" fo:border-right="none" fo:border-top="0.5pt solid #6272a4" fo:border-bottom="0.5pt solid #6272a4">
        <style:background-image/>
      </style:table-cell-properties>
    </style:style>
    <style:style style:name="Table9.B1" style:family="table-cell">
      <style:table-cell-properties fo:background-color="#44475a" fo:padding="0.097cm" fo:border-left="0.5pt solid #6272a4" fo:border-right="none" fo:border-top="0.5pt solid #6272a4" fo:border-bottom="0.5pt solid #6272a4">
        <style:background-image/>
      </style:table-cell-properties>
    </style:style>
    <style:style style:name="Table9.C1" style:family="table-cell">
      <style:table-cell-properties fo:background-color="#44475a" fo:padding="0.097cm" fo:border="0.5pt solid #6272a4">
        <style:background-image/>
      </style:table-cell-properties>
    </style:style>
    <style:style style:name="Table9.A2" style:family="table-cell">
      <style:table-cell-properties style:vertical-align="middle" fo:background-color="#50fa7b" fo:padding="0.097cm" fo:border-left="0.5pt solid #6272a4" fo:border-right="none" fo:border-top="none" fo:border-bottom="0.5pt solid #6272a4">
        <style:background-image/>
      </style:table-cell-properties>
    </style:style>
    <style:style style:name="Table9.B2"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2" style:family="table-cell">
      <style:table-cell-properties fo:padding="0.097cm" fo:border-left="0.5pt solid #6272a4" fo:border-right="0.5pt solid #6272a4" fo:border-top="none" fo:border-bottom="0.5pt solid #6272a4"/>
    </style:style>
    <style:style style:name="Table9.B3"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3" style:family="table-cell">
      <style:table-cell-properties fo:padding="0.097cm" fo:border-left="0.5pt solid #6272a4" fo:border-right="0.5pt solid #6272a4" fo:border-top="none" fo:border-bottom="0.5pt solid #6272a4"/>
    </style:style>
    <style:style style:name="Table9.A4" style:family="table-cell">
      <style:table-cell-properties style:vertical-align="middle" fo:background-color="#ff5555" fo:padding="0.097cm" fo:border-left="0.5pt solid #6272a4" fo:border-right="none" fo:border-top="none" fo:border-bottom="0.5pt solid #6272a4">
        <style:background-image/>
      </style:table-cell-properties>
    </style:style>
    <style:style style:name="Table9.B4"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4" style:family="table-cell">
      <style:table-cell-properties fo:padding="0.097cm" fo:border-left="0.5pt solid #6272a4" fo:border-right="0.5pt solid #6272a4" fo:border-top="none" fo:border-bottom="0.5pt solid #6272a4"/>
    </style:style>
    <style:style style:name="Table9.B5"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5" style:family="table-cell">
      <style:table-cell-properties fo:padding="0.097cm" fo:border-left="0.5pt solid #6272a4" fo:border-right="0.5pt solid #6272a4" fo:border-top="none" fo:border-bottom="0.5pt solid #6272a4"/>
    </style:style>
    <style:style style:name="Table9.B6" style:family="table-cell">
      <style:table-cell-properties fo:padding="0.097cm" fo:border-left="0.5pt solid #6272a4" fo:border-right="none" fo:border-top="none" fo:border-bottom="0.5pt solid #6272a4" ch2_options="{'Style': 'dracula', 'Language': 'Python', 'UseCharStyles': 0, 'LineNumberRatio': 100, 'LineNumberStart': 1, 'MasterCharStyle': '', 'ShowLineNumbers': 0, 'ColourizeBackground': 0, 'LineNumberSeparator': '  ', 'LineNumberPaddingSymbol': '', 'StoreOptionsWithSnippet': 1}"/>
    </style:style>
    <style:style style:name="Table9.C6" style:family="table-cell">
      <style:table-cell-properties fo:padding="0.097cm" fo:border-left="0.5pt solid #6272a4" fo:border-right="0.5pt solid #6272a4" fo:border-top="none" fo:border-bottom="0.5pt solid #6272a4"/>
    </style:style>
    <style:style style:name="Table10" style:family="table">
      <style:table-properties style:width="12.252cm" table:align="left"/>
    </style:style>
    <style:style style:name="Table10.A" style:family="table-column">
      <style:table-column-properties style:column-width="5.389cm"/>
    </style:style>
    <style:style style:name="Table10.B" style:family="table-column">
      <style:table-column-properties style:column-width="2.288cm"/>
    </style:style>
    <style:style style:name="Table10.A1" style:family="table-cell">
      <style:table-cell-properties fo:background-color="#282a36" fo:padding="0.097cm" fo:border-left="0.5pt solid #f8f8f2" fo:border-right="none" fo:border-top="0.5pt solid #f8f8f2" fo:border-bottom="0.5pt solid #f8f8f2">
        <style:background-image/>
      </style:table-cell-properties>
    </style:style>
    <style:style style:name="Table10.C1" style:family="table-cell">
      <style:table-cell-properties fo:background-color="#282a36" fo:padding="0.097cm" fo:border="0.5pt solid #f8f8f2">
        <style:background-image/>
      </style:table-cell-properties>
    </style:style>
    <style:style style:name="Table10.A2" style:family="table-cell">
      <style:table-cell-properties fo:padding="0.097cm" fo:border-left="0.5pt solid #f8f8f2" fo:border-right="none" fo:border-top="none" fo:border-bottom="0.5pt solid #f8f8f2"/>
    </style:style>
    <style:style style:name="Table10.B2" style:family="table-cell">
      <style:table-cell-properties fo:background-color="#44475a" fo:padding="0.097cm" fo:border-left="0.5pt solid #f8f8f2" fo:border-right="none" fo:border-top="none" fo:border-bottom="0.5pt solid #f8f8f2">
        <style:background-image/>
      </style:table-cell-properties>
    </style:style>
    <style:style style:name="Table10.D2" style:family="table-cell">
      <style:table-cell-properties fo:background-color="#44475a" fo:padding="0.097cm" fo:border-left="0.5pt solid #f8f8f2" fo:border-right="0.5pt solid #f8f8f2" fo:border-top="none" fo:border-bottom="0.5pt solid #f8f8f2">
        <style:background-image/>
      </style:table-cell-properties>
    </style:style>
    <style:style style:name="Table10.A3" style:family="table-cell">
      <style:table-cell-properties fo:padding="0.097cm" fo:border-left="0.5pt solid #f8f8f2" fo:border-right="none" fo:border-top="none" fo:border-bottom="0.5pt solid #f8f8f2"/>
    </style:style>
    <style:style style:name="Table10.A4" style:family="table-cell">
      <style:table-cell-properties fo:padding="0.097cm" fo:border-left="0.5pt solid #f8f8f2" fo:border-right="none" fo:border-top="none" fo:border-bottom="0.5pt solid #f8f8f2"/>
    </style:style>
    <style:style style:name="Table10.A5" style:family="table-cell">
      <style:table-cell-properties fo:padding="0.097cm" fo:border-left="0.5pt solid #f8f8f2" fo:border-right="none" fo:border-top="none" fo:border-bottom="0.5pt solid #f8f8f2"/>
    </style:style>
    <style:style style:name="Table11" style:family="table">
      <style:table-properties style:width="12.252cm" table:align="left"/>
    </style:style>
    <style:style style:name="Table11.A" style:family="table-column">
      <style:table-column-properties style:column-width="5.006cm"/>
    </style:style>
    <style:style style:name="Table11.B" style:family="table-column">
      <style:table-column-properties style:column-width="7.246cm"/>
    </style:style>
    <style:style style:name="Table11.A1" style:family="table-cell">
      <style:table-cell-properties fo:padding="0.097cm" fo:border-left="0.75pt ridge #44475a" fo:border-right="none" fo:border-top="0.75pt ridge #44475a" fo:border-bottom="0.75pt ridge #44475a"/>
    </style:style>
    <style:style style:name="Table11.B1" style:family="table-cell">
      <style:table-cell-properties fo:padding="0.097cm" fo:border="0.75pt ridge #44475a"/>
    </style:style>
    <style:style style:name="Table11.A2" style:family="table-cell">
      <style:table-cell-properties style:vertical-align="middle" fo:padding="0.097cm" fo:border-left="0.5pt solid #44475a" fo:border-right="none" fo:border-top="none" fo:border-bottom="0.5pt solid #44475a"/>
    </style:style>
    <style:style style:name="Table11.B2" style:family="table-cell">
      <style:table-cell-properties fo:padding="0.097cm" fo:border="none"/>
    </style:style>
    <style:style style:name="Table11.B3" style:family="table-cell">
      <style:table-cell-properties fo:padding="0.097cm" fo:border="none"/>
    </style:style>
    <style:style style:name="Table11.B4" style:family="table-cell">
      <style:table-cell-properties fo:padding="0.097cm" fo:border="none"/>
    </style:style>
    <style:style style:name="Table11.A5" style:family="table-cell">
      <style:table-cell-properties style:vertical-align="middle" fo:background-color="#44475a" fo:padding="0.097cm" fo:border-left="0.5pt solid #44475a" fo:border-right="none" fo:border-top="none" fo:border-bottom="0.5pt solid #44475a">
        <style:background-image/>
      </style:table-cell-properties>
    </style:style>
    <style:style style:name="Table11.B5" style:family="table-cell">
      <style:table-cell-properties fo:background-color="#44475a" fo:padding="0.097cm" fo:border="none">
        <style:background-image/>
      </style:table-cell-properties>
    </style:style>
    <style:style style:name="Table11.B6" style:family="table-cell">
      <style:table-cell-properties fo:padding="0.097cm" fo:border="none"/>
    </style:style>
    <style:style style:name="Table11.B7" style:family="table-cell">
      <style:table-cell-properties fo:padding="0.097cm" fo:border="none"/>
    </style:style>
    <style:style style:name="Table11.B8" style:family="table-cell">
      <style:table-cell-properties fo:padding="0.097cm" fo:border="none"/>
    </style:style>
    <style:style style:name="Table13" style:family="table">
      <style:table-properties style:width="12.261cm" table:align="margins"/>
    </style:style>
    <style:style style:name="Table13.A" style:family="table-column">
      <style:table-column-properties style:column-width="7.408cm" style:rel-column-width="39598*"/>
    </style:style>
    <style:style style:name="Table13.B" style:family="table-column">
      <style:table-column-properties style:column-width="4.852cm" style:rel-column-width="25937*"/>
    </style:style>
    <style:style style:name="Table13.A1" style:family="table-cell">
      <style:table-cell-properties fo:padding="0.097cm" fo:border-left="0.75pt solid #2a6099" fo:border-right="none" fo:border-top="0.75pt solid #2a6099" fo:border-bottom="0.75pt solid #2a6099"/>
    </style:style>
    <style:style style:name="Table13.B1" style:family="table-cell">
      <style:table-cell-properties fo:padding="0.097cm" fo:border="0.75pt solid #2a6099"/>
    </style:style>
    <style:style style:name="Table13.A2" style:family="table-cell">
      <style:table-cell-properties style:vertical-align="middle" fo:padding="0.097cm" fo:border-left="0.5pt solid #2a6099" fo:border-right="none" fo:border-top="none" fo:border-bottom="0.5pt solid #2a6099"/>
    </style:style>
    <style:style style:name="Table13.B2" style:family="table-cell">
      <style:table-cell-properties style:vertical-align="middle" fo:padding="0.097cm" fo:border-left="0.5pt solid #2a6099" fo:border-right="0.5pt solid #2a6099" fo:border-top="none" fo:border-bottom="0.5pt solid #2a6099"/>
    </style:style>
    <style:style style:name="Table13.5" style:family="table-row">
      <style:table-row-properties style:min-row-height="0.753cm"/>
    </style:style>
    <style:style style:name="Table13.6" style:family="table-row">
      <style:table-row-properties style:min-row-height="0.39cm"/>
    </style:style>
    <style:style style:name="Table13.A6" style:family="table-cell">
      <style:table-cell-properties style:vertical-align="middle" fo:background-color="#44475a" fo:padding="0.097cm" fo:border-left="0.5pt solid #2a6099" fo:border-right="none" fo:border-top="none" fo:border-bottom="0.5pt solid #2a6099">
        <style:background-image/>
      </style:table-cell-properties>
    </style:style>
    <style:style style:name="Table13.B6" style:family="table-cell">
      <style:table-cell-properties style:vertical-align="middle" fo:background-color="#44475a" fo:padding="0.097cm" fo:border-left="0.5pt solid #2a6099" fo:border-right="0.5pt solid #2a6099" fo:border-top="none" fo:border-bottom="0.5pt solid #2a6099">
        <style:background-image/>
      </style:table-cell-properties>
    </style:style>
    <style:style style:name="Table12" style:family="table">
      <style:table-properties style:width="12.261cm" table:align="margins" style:writing-mode="lr-tb"/>
    </style:style>
    <style:style style:name="Table12.A" style:family="table-column">
      <style:table-column-properties style:column-width="12.261cm" style:rel-column-width="65535*"/>
    </style:style>
    <style:style style:name="Table12.A1" style:family="table-cell">
      <style:table-cell-properties fo:padding="0.097cm" fo:border-left="0.5pt solid #000000" fo:border-right="0.5pt solid #000000" fo:border-top="0.5pt solid #000000" fo:border-bottom="none"/>
    </style:style>
    <style:style style:name="Table12.A2" style:family="table-cell">
      <style:table-cell-properties fo:padding="0.097cm" fo:border-left="0.5pt solid #000000" fo:border-right="0.5pt solid #000000" fo:border-top="none" fo:border-bottom="0.5pt solid #000000"/>
    </style:style>
    <style:style style:name="Table14" style:family="table">
      <style:table-properties style:width="12.261cm" table:align="margins"/>
    </style:style>
    <style:style style:name="Table14.A" style:family="table-column">
      <style:table-column-properties style:column-width="1.612cm" style:rel-column-width="8617*"/>
    </style:style>
    <style:style style:name="Table14.B" style:family="table-column">
      <style:table-column-properties style:column-width="10.649cm" style:rel-column-width="56918*"/>
    </style:style>
    <style:style style:name="Table14.A1" style:family="table-cell">
      <style:table-cell-properties fo:background-color="#ffff00" fo:padding="0.097cm" fo:border-left="0.5pt solid #2a6099" fo:border-right="none" fo:border-top="0.5pt solid #2a6099" fo:border-bottom="0.5pt solid #2a6099">
        <style:background-image/>
      </style:table-cell-properties>
    </style:style>
    <style:style style:name="Table14.B1" style:family="table-cell">
      <style:table-cell-properties fo:padding="0.097cm" fo:border="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A2" style:family="table-cell">
      <style:table-cell-properties fo:background-color="#ffff00" fo:padding="0.097cm" fo:border-left="0.5pt solid #2a6099" fo:border-right="none" fo:border-top="none" fo:border-bottom="0.5pt solid #2a6099">
        <style:background-image/>
      </style:table-cell-properties>
    </style:style>
    <style:style style:name="Table14.B2"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B3"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A4" style:family="table-cell">
      <style:table-cell-properties fo:background-color="#ff5555" fo:padding="0.097cm" fo:border-left="0.5pt solid #2a6099" fo:border-right="none" fo:border-top="none" fo:border-bottom="0.5pt solid #2a6099">
        <style:background-image/>
      </style:table-cell-properties>
    </style:style>
    <style:style style:name="Table14.B4"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4.B5"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30" style:family="table">
      <style:table-properties style:width="12.261cm" table:align="margins"/>
    </style:style>
    <style:style style:name="Table30.A" style:family="table-column">
      <style:table-column-properties style:column-width="12.261cm" style:rel-column-width="65535*"/>
    </style:style>
    <style:style style:name="Table30.A1" style:family="table-cell">
      <style:table-cell-properties fo:padding="0.097cm" fo:border="0.5pt solid #2a6099"/>
    </style:style>
    <style:style style:name="Table30.A2" style:family="table-cell">
      <style:table-cell-properties fo:padding="0.097cm" fo:border-left="0.5pt solid #2a6099" fo:border-right="0.5pt solid #2a6099" fo:border-top="none" fo:border-bottom="0.5pt solid #2a6099"/>
    </style:style>
    <style:style style:name="Table6" style:family="table">
      <style:table-properties style:width="12.261cm" table:align="margins"/>
    </style:style>
    <style:style style:name="Table6.A" style:family="table-column">
      <style:table-column-properties style:column-width="12.261cm" style:rel-column-width="65535*"/>
    </style:style>
    <style:style style:name="Table6.A1" style:family="table-cell">
      <style:table-cell-properties fo:padding="0.097cm" fo:border="0.5pt solid #2a6099"/>
    </style:style>
    <style:style style:name="Table7" style:family="table">
      <style:table-properties style:width="12.261cm" table:align="margins"/>
    </style:style>
    <style:style style:name="Table7.A" style:family="table-column">
      <style:table-column-properties style:column-width="12.261cm" style:rel-column-width="65535*"/>
    </style:style>
    <style:style style:name="Table7.A1" style:family="table-cell">
      <style:table-cell-properties fo:padding="0.097cm" fo:border="0.5pt solid #2a6099"/>
    </style:style>
    <style:style style:name="Table15" style:family="table">
      <style:table-properties style:width="12.261cm" table:align="margins"/>
    </style:style>
    <style:style style:name="Table15.A" style:family="table-column">
      <style:table-column-properties style:column-width="12.261cm" style:rel-column-width="65535*"/>
    </style:style>
    <style:style style:name="Table15.A1" style:family="table-cell">
      <style:table-cell-properties fo:padding="0.097cm" fo:border="0.5pt solid #2a6099"/>
    </style:style>
    <style:style style:name="Table16" style:family="table">
      <style:table-properties style:width="12.261cm" table:align="margins"/>
    </style:style>
    <style:style style:name="Table16.A" style:family="table-column">
      <style:table-column-properties style:column-width="2.452cm" style:rel-column-width="13107*"/>
    </style:style>
    <style:style style:name="Table16.A1" style:family="table-cell">
      <style:table-cell-properties style:vertical-align="middle" fo:padding="0.097cm" fo:border-left="0.5pt solid #2a6099" fo:border-right="none" fo:border-top="0.5pt solid #2a6099" fo:border-bottom="0.5pt solid #2a6099"/>
    </style:style>
    <style:style style:name="Table16.E1" style:family="table-cell">
      <style:table-cell-properties style:vertical-align="middle" fo:padding="0.097cm" fo:border="0.5pt solid #2a6099"/>
    </style:style>
    <style:style style:name="Table16.A2" style:family="table-cell">
      <style:table-cell-properties style:vertical-align="middle" fo:padding="0.097cm" fo:border-left="0.5pt solid #2a6099" fo:border-right="none" fo:border-top="none" fo:border-bottom="0.5pt solid #2a6099"/>
    </style:style>
    <style:style style:name="Table16.E2" style:family="table-cell">
      <style:table-cell-properties style:vertical-align="middle" fo:padding="0.097cm" fo:border-left="0.5pt solid #2a6099" fo:border-right="0.5pt solid #2a6099" fo:border-top="none" fo:border-bottom="0.5pt solid #2a6099"/>
    </style:style>
    <style:style style:name="Table16.7" style:family="table-row">
      <style:table-row-properties style:min-row-height="0.803cm"/>
    </style:style>
    <style:style style:name="Table17" style:family="table">
      <style:table-properties style:width="12.261cm" table:align="margins"/>
    </style:style>
    <style:style style:name="Table17.A" style:family="table-column">
      <style:table-column-properties style:column-width="1.612cm" style:rel-column-width="8617*"/>
    </style:style>
    <style:style style:name="Table17.B" style:family="table-column">
      <style:table-column-properties style:column-width="3.39cm" style:rel-column-width="18120*"/>
    </style:style>
    <style:style style:name="Table17.C" style:family="table-column">
      <style:table-column-properties style:column-width="7.258cm" style:rel-column-width="38798*"/>
    </style:style>
    <style:style style:name="Table17.A1" style:family="table-cell">
      <style:table-cell-properties fo:background-color="#ff5555" fo:padding="0.097cm" fo:border-left="0.5pt solid #2a6099" fo:border-right="none" fo:border-top="0.5pt solid #2a6099" fo:border-bottom="0.5pt solid #2a6099">
        <style:background-image/>
      </style:table-cell-properties>
    </style:style>
    <style:style style:name="Table17.B1" style:family="table-cell">
      <style:table-cell-properties fo:padding="0.097cm" fo:border-left="0.5pt solid #2a6099" fo:border-right="none" fo:border-top="0.5pt solid #2a6099" fo:border-bottom="0.5pt solid #2a6099"/>
    </style:style>
    <style:style style:name="Table17.C1" style:family="table-cell">
      <style:table-cell-properties fo:padding="0.097cm" fo:border="0.5pt solid #2a6099"/>
    </style:style>
    <style:style style:name="Table17.A2" style:family="table-cell">
      <style:table-cell-properties fo:background-color="#ff5555" fo:padding="0.097cm" fo:border-left="0.5pt solid #2a6099" fo:border-right="none" fo:border-top="none" fo:border-bottom="0.5pt solid #2a6099">
        <style:background-image/>
      </style:table-cell-properties>
    </style:style>
    <style:style style:name="Table17.B2" style:family="table-cell">
      <style:table-cell-properties fo:padding="0.097cm" fo:border-left="0.5pt solid #2a6099" fo:border-right="none" fo:border-top="none" fo:border-bottom="0.5pt solid #2a6099"/>
    </style:style>
    <style:style style:name="Table17.C2" style:family="table-cell">
      <style:table-cell-properties fo:padding="0.097cm" fo:border-left="0.5pt solid #2a6099" fo:border-right="0.5pt solid #2a6099" fo:border-top="none" fo:border-bottom="0.5pt solid #2a6099"/>
    </style:style>
    <style:style style:name="Table17.B3" style:family="table-cell">
      <style:table-cell-properties fo:padding="0.097cm" fo:border-left="0.5pt solid #2a6099" fo:border-right="none" fo:border-top="none" fo:border-bottom="0.5pt solid #2a6099"/>
    </style:style>
    <style:style style:name="Table17.C3" style:family="table-cell">
      <style:table-cell-properties fo:padding="0.097cm" fo:border-left="0.5pt solid #2a6099" fo:border-right="0.5pt solid #2a6099" fo:border-top="none" fo:border-bottom="0.5pt solid #2a6099"/>
    </style:style>
    <style:style style:name="Table17.B4" style:family="table-cell">
      <style:table-cell-properties fo:padding="0.097cm" fo:border-left="0.5pt solid #2a6099" fo:border-right="none" fo:border-top="none" fo:border-bottom="0.5pt solid #2a6099"/>
    </style:style>
    <style:style style:name="Table17.C4" style:family="table-cell">
      <style:table-cell-properties fo:padding="0.097cm" fo:border-left="0.5pt solid #2a6099" fo:border-right="0.5pt solid #2a6099" fo:border-top="none" fo:border-bottom="0.5pt solid #2a6099"/>
    </style:style>
    <style:style style:name="Table17.B5" style:family="table-cell">
      <style:table-cell-properties fo:padding="0.097cm" fo:border-left="0.5pt solid #2a6099" fo:border-right="none" fo:border-top="none" fo:border-bottom="0.5pt solid #2a6099"/>
    </style:style>
    <style:style style:name="Table17.C5" style:family="table-cell">
      <style:table-cell-properties fo:padding="0.097cm" fo:border-left="0.5pt solid #2a6099" fo:border-right="0.5pt solid #2a6099" fo:border-top="none" fo:border-bottom="0.5pt solid #2a6099"/>
    </style:style>
    <style:style style:name="Table17.A6" style:family="table-cell">
      <style:table-cell-properties fo:background-color="#50fa7b" fo:padding="0.097cm" fo:border-left="0.5pt solid #2a6099" fo:border-right="none" fo:border-top="none" fo:border-bottom="0.5pt solid #2a6099">
        <style:background-image/>
      </style:table-cell-properties>
    </style:style>
    <style:style style:name="Table17.B6" style:family="table-cell">
      <style:table-cell-properties fo:padding="0.097cm" fo:border-left="0.5pt solid #2a6099" fo:border-right="none" fo:border-top="none" fo:border-bottom="0.5pt solid #2a6099"/>
    </style:style>
    <style:style style:name="Table17.C6" style:family="table-cell">
      <style:table-cell-properties fo:padding="0.097cm" fo:border-left="0.5pt solid #2a6099" fo:border-right="0.5pt solid #2a6099" fo:border-top="none" fo:border-bottom="0.5pt solid #2a6099"/>
    </style:style>
    <style:style style:name="Table17.B7" style:family="table-cell">
      <style:table-cell-properties fo:padding="0.097cm" fo:border-left="0.5pt solid #2a6099" fo:border-right="none" fo:border-top="none" fo:border-bottom="0.5pt solid #2a6099"/>
    </style:style>
    <style:style style:name="Table17.C7" style:family="table-cell">
      <style:table-cell-properties fo:padding="0.097cm" fo:border-left="0.5pt solid #2a6099" fo:border-right="0.5pt solid #2a6099" fo:border-top="none" fo:border-bottom="0.5pt solid #2a6099"/>
    </style:style>
    <style:style style:name="Table22" style:family="table">
      <style:table-properties style:width="12.261cm" table:align="margins"/>
    </style:style>
    <style:style style:name="Table22.A" style:family="table-column">
      <style:table-column-properties style:column-width="5.509cm" style:rel-column-width="29444*"/>
    </style:style>
    <style:style style:name="Table22.B" style:family="table-column">
      <style:table-column-properties style:column-width="6.752cm" style:rel-column-width="36091*"/>
    </style:style>
    <style:style style:name="Table22.A1" style:family="table-cell">
      <style:table-cell-properties fo:padding="0.097cm" fo:border-left="0.5pt solid #2a6099" fo:border-right="none" fo:border-top="0.5pt solid #2a6099" fo:border-bottom="0.5pt solid #2a6099"/>
    </style:style>
    <style:style style:name="Table22.B1" style:family="table-cell">
      <style:table-cell-properties fo:padding="0.097cm" fo:border="0.5pt solid #2a6099"/>
    </style:style>
    <style:style style:name="Table23" style:family="table">
      <style:table-properties style:width="12.261cm" table:align="margins"/>
    </style:style>
    <style:style style:name="Table23.A" style:family="table-column">
      <style:table-column-properties style:column-width="12.261cm" style:rel-column-width="65535*"/>
    </style:style>
    <style:style style:name="Table23.A1" style:family="table-cell">
      <style:table-cell-properties fo:padding="0.097cm" fo:border="0.5pt solid #2a6099"/>
    </style:style>
    <style:style style:name="Table18" style:family="table">
      <style:table-properties style:width="12.261cm" table:align="margins"/>
    </style:style>
    <style:style style:name="Table18.A" style:family="table-column">
      <style:table-column-properties style:column-width="7.408cm" style:rel-column-width="39598*"/>
    </style:style>
    <style:style style:name="Table18.B" style:family="table-column">
      <style:table-column-properties style:column-width="4.852cm" style:rel-column-width="25937*"/>
    </style:style>
    <style:style style:name="Table18.A1" style:family="table-cell">
      <style:table-cell-properties fo:padding="0.097cm" fo:border-left="0.5pt solid #2a6099" fo:border-right="none" fo:border-top="0.5pt solid #2a6099" fo:border-bottom="0.5pt solid #2a6099"/>
    </style:style>
    <style:style style:name="Table18.B1" style:family="table-cell">
      <style:table-cell-properties fo:padding="0.097cm" fo:border="0.5pt solid #2a6099"/>
    </style:style>
    <style:style style:name="Table18.A2" style:family="table-cell">
      <style:table-cell-properties fo:padding="0.097cm" fo:border-left="0.5pt solid #2a6099" fo:border-right="none"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18.B2" style:family="table-cell">
      <style:table-cell-properties style:vertical-align="middle" fo:padding="0.097cm" fo:border-left="0.5pt solid #2a6099" fo:border-right="0.5pt solid #2a6099" fo:border-top="none" fo:border-bottom="0.5pt solid #2a6099"/>
    </style:style>
    <style:style style:name="Table19" style:family="table">
      <style:table-properties style:width="12.261cm" table:align="margins"/>
    </style:style>
    <style:style style:name="Table19.A" style:family="table-column">
      <style:table-column-properties style:column-width="7.601cm" style:rel-column-width="40625*"/>
    </style:style>
    <style:style style:name="Table19.B" style:family="table-column">
      <style:table-column-properties style:column-width="4.66cm" style:rel-column-width="24910*"/>
    </style:style>
    <style:style style:name="Table19.A1" style:family="table-cell">
      <style:table-cell-properties fo:padding="0.097cm" fo:border-left="0.5pt solid #2a6099" fo:border-right="none" fo:border-top="0.5pt solid #2a6099" fo:border-bottom="0.5pt solid #2a6099"/>
    </style:style>
    <style:style style:name="Table19.B1" style:family="table-cell">
      <style:table-cell-properties fo:padding="0.097cm" fo:border="0.5pt solid #2a6099"/>
    </style:style>
    <style:style style:name="Table19.A2" style:family="table-cell">
      <style:table-cell-properties style:vertical-align="middle" fo:padding="0.097cm" fo:border-left="0.5pt solid #2a6099" fo:border-right="none" fo:border-top="none" fo:border-bottom="0.5pt solid #2a6099"/>
    </style:style>
    <style:style style:name="Table19.B2" style:family="table-cell">
      <style:table-cell-properties style:vertical-align="middle" fo:padding="0.097cm" fo:border-left="0.5pt solid #2a6099" fo:border-right="0.5pt solid #2a6099" fo:border-top="none" fo:border-bottom="0.5pt solid #2a6099"/>
    </style:style>
    <style:style style:name="Table20" style:family="table">
      <style:table-properties style:width="12.261cm" table:align="margins"/>
    </style:style>
    <style:style style:name="Table20.A" style:family="table-column">
      <style:table-column-properties style:column-width="12.261cm" style:rel-column-width="65535*"/>
    </style:style>
    <style:style style:name="Table20.A1" style:family="table-cell">
      <style:table-cell-properties fo:padding="0.097cm" fo:border="0.5pt solid #2a6099"/>
    </style:style>
    <style:style style:name="Table20.A2" style:family="table-cell">
      <style:table-cell-properties fo:padding="0.097cm" fo:border-left="0.5pt solid #2a6099" fo:border-right="0.5pt solid #2a6099" fo:border-top="none" fo:border-bottom="0.5pt solid #2a6099"/>
    </style:style>
    <style:style style:name="Table21" style:family="table">
      <style:table-properties style:width="12.261cm" table:align="margins"/>
    </style:style>
    <style:style style:name="Table21.A" style:family="table-column">
      <style:table-column-properties style:column-width="8.105cm" style:rel-column-width="43322*"/>
    </style:style>
    <style:style style:name="Table21.B" style:family="table-column">
      <style:table-column-properties style:column-width="4.156cm" style:rel-column-width="22213*"/>
    </style:style>
    <style:style style:name="Table21.A1" style:family="table-cell">
      <style:table-cell-properties fo:padding="0.097cm" fo:border-left="0.5pt solid #2a6099" fo:border-right="none" fo:border-top="0.5pt solid #2a6099" fo:border-bottom="0.5pt solid #2a6099"/>
    </style:style>
    <style:style style:name="Table21.B1" style:family="table-cell">
      <style:table-cell-properties fo:padding="0.097cm" fo:border="0.75pt solid #2a6099"/>
    </style:style>
    <style:style style:name="Table21.B2" style:family="table-cell">
      <style:table-cell-properties fo:padding="0.097cm" fo:border-left="0.5pt solid #2a6099" fo:border-right="0.5pt solid #2a6099" fo:border-top="none" fo:border-bottom="0.5pt solid #2a6099"/>
    </style:style>
    <style:style style:name="Table24" style:family="table">
      <style:table-properties style:width="12.261cm" table:align="margins"/>
    </style:style>
    <style:style style:name="Table24.A" style:family="table-column">
      <style:table-column-properties style:column-width="12.261cm" style:rel-column-width="65535*"/>
    </style:style>
    <style:style style:name="Table24.A1" style:family="table-cell">
      <style:table-cell-properties fo:padding="0.097cm" fo:border="0.75pt solid #2a6099"/>
    </style:style>
    <style:style style:name="Table25" style:family="table">
      <style:table-properties style:width="12.261cm" table:align="margins"/>
    </style:style>
    <style:style style:name="Table25.A" style:family="table-column">
      <style:table-column-properties style:column-width="12.261cm" style:rel-column-width="65535*"/>
    </style:style>
    <style:style style:name="Table25.A1" style:family="table-cell">
      <style:table-cell-properties fo:padding="0.097cm" fo:border="0.5pt solid #2a6099"/>
    </style:style>
    <style:style style:name="Table26" style:family="table">
      <style:table-properties style:width="12.261cm" table:align="margins"/>
    </style:style>
    <style:style style:name="Table26.A" style:family="table-column">
      <style:table-column-properties style:column-width="6.13cm" style:rel-column-width="32767*"/>
    </style:style>
    <style:style style:name="Table26.B" style:family="table-column">
      <style:table-column-properties style:column-width="6.131cm" style:rel-column-width="32768*"/>
    </style:style>
    <style:style style:name="Table26.A1" style:family="table-cell">
      <style:table-cell-properties fo:padding="0.097cm" fo:border-left="0.5pt solid #2a6099" fo:border-right="none" fo:border-top="0.5pt solid #2a6099" fo:border-bottom="0.5pt solid #2a6099"/>
    </style:style>
    <style:style style:name="Table26.B1" style:family="table-cell">
      <style:table-cell-properties fo:padding="0.097cm" fo:border="0.5pt solid #2a6099"/>
    </style:style>
    <style:style style:name="Table26.A2" style:family="table-cell">
      <style:table-cell-properties fo:padding="0.097cm" fo:border-left="0.5pt solid #2a6099" fo:border-right="none"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26.B2" style:family="table-cell">
      <style:table-cell-properties fo:padding="0.097cm" fo:border-left="0.5pt solid #2a6099" fo:border-right="0.5pt solid #2a6099" fo:border-top="none" fo:border-bottom="0.5pt solid #2a6099" ch2_options="{'Style': 'dracula', 'Language': 'Python', 'UseCharStyles': 0, 'LineNumberRatio': 100, 'LineNumberStart': 1, 'MasterCharStyle': '', 'ShowLineNumbers': 0, 'ColourizeBackground': 0, 'LineNumberSeparator': '  ', 'LineNumberPaddingSymbol': '', 'StoreOptionsWithSnippet': 1}"/>
    </style:style>
    <style:style style:name="Table27" style:family="table">
      <style:table-properties style:width="12.261cm" fo:margin-left="0cm" fo:margin-right="0cm" table:align="margins"/>
    </style:style>
    <style:style style:name="Table27.A" style:family="table-column">
      <style:table-column-properties style:column-width="7.89cm" style:rel-column-width="42172*"/>
    </style:style>
    <style:style style:name="Table27.B" style:family="table-column">
      <style:table-column-properties style:column-width="4.371cm" style:rel-column-width="23363*"/>
    </style:style>
    <style:style style:name="Table27.A1" style:family="table-cell">
      <style:table-cell-properties fo:padding="0.097cm" fo:border-left="0.5pt solid #2a6099" fo:border-right="none" fo:border-top="0.5pt solid #2a6099" fo:border-bottom="0.5pt solid #2a6099"/>
    </style:style>
    <style:style style:name="Table27.B1" style:family="table-cell">
      <style:table-cell-properties fo:padding="0.097cm" fo:border="0.5pt solid #2a6099"/>
    </style:style>
    <style:style style:name="Table27.2" style:family="table-row">
      <style:table-row-properties style:min-row-height="3.263cm"/>
    </style:style>
    <style:style style:name="Table27.B2" style:family="table-cell">
      <style:table-cell-properties fo:padding="0.097cm" fo:border-left="0.5pt solid #2a6099" fo:border-right="0.5pt solid #2a6099" fo:border-top="none" fo:border-bottom="0.5pt solid #2a6099"/>
    </style:style>
    <style:style style:name="Table28" style:family="table">
      <style:table-properties style:width="12.261cm" fo:margin-left="0cm" fo:margin-right="0cm" table:align="margins"/>
    </style:style>
    <style:style style:name="Table28.A" style:family="table-column">
      <style:table-column-properties style:column-width="1.997cm" style:rel-column-width="10672*"/>
    </style:style>
    <style:style style:name="Table28.B" style:family="table-column">
      <style:table-column-properties style:column-width="3.198cm" style:rel-column-width="17093*"/>
    </style:style>
    <style:style style:name="Table28.C" style:family="table-column">
      <style:table-column-properties style:column-width="7.066cm" style:rel-column-width="37770*"/>
    </style:style>
    <style:style style:name="Table28.A1" style:family="table-cell">
      <style:table-cell-properties fo:padding="0.097cm" fo:border-left="0.5pt solid #2a6099" fo:border-right="none" fo:border-top="0.5pt solid #2a6099" fo:border-bottom="0.5pt solid #2a6099"/>
    </style:style>
    <style:style style:name="Table28.C1" style:family="table-cell">
      <style:table-cell-properties fo:padding="0.097cm" fo:border="0.5pt solid #2a6099"/>
    </style:style>
    <style:style style:name="Table28.A2" style:family="table-cell">
      <style:table-cell-properties style:vertical-align="middle" fo:padding="0.097cm" fo:border-left="0.5pt solid #2a6099" fo:border-right="none" fo:border-top="none" fo:border-bottom="0.5pt solid #2a6099"/>
    </style:style>
    <style:style style:name="Table28.C2" style:family="table-cell">
      <style:table-cell-properties style:vertical-align="middle" fo:padding="0.097cm" fo:border-left="0.5pt solid #2a6099" fo:border-right="0.5pt solid #2a6099" fo:border-top="none" fo:border-bottom="0.5pt solid #2a6099"/>
    </style:style>
    <style:style style:name="Table28.A8" style:family="table-cell">
      <style:table-cell-properties style:vertical-align="middle" fo:padding="0.097cm" fo:border="none"/>
    </style:style>
    <style:style style:name="Table29" style:family="table">
      <style:table-properties style:width="12.261cm" table:align="margins"/>
    </style:style>
    <style:style style:name="Table29.A" style:family="table-column">
      <style:table-column-properties style:column-width="8.01cm" style:rel-column-width="42813*"/>
    </style:style>
    <style:style style:name="Table29.B" style:family="table-column">
      <style:table-column-properties style:column-width="4.251cm" style:rel-column-width="22722*"/>
    </style:style>
    <style:style style:name="Table29.A1" style:family="table-cell">
      <style:table-cell-properties fo:padding="0.097cm" fo:border-left="0.5pt solid #2a6099" fo:border-right="none" fo:border-top="0.5pt solid #2a6099" fo:border-bottom="0.5pt solid #2a6099"/>
    </style:style>
    <style:style style:name="Table29.B1" style:family="table-cell">
      <style:table-cell-properties fo:padding="0.097cm" fo:border="0.5pt solid #2a6099"/>
    </style:style>
    <style:style style:name="Table29.A2" style:family="table-cell">
      <style:table-cell-properties fo:padding="0.097cm" fo:border-left="0.5pt solid #2a6099" fo:border-right="none" fo:border-top="none" fo:border-bottom="0.5pt solid #2a6099"/>
    </style:style>
    <style:style style:name="Table29.B2" style:family="table-cell">
      <style:table-cell-properties fo:padding="0.097cm" fo:border-left="0.5pt solid #2a6099" fo:border-right="0.5pt solid #2a6099" fo:border-top="none" fo:border-bottom="0.5pt solid #2a6099"/>
    </style:style>
    <style:style style:name="Table31" style:family="table">
      <style:table-properties style:width="12.261cm" table:align="margins"/>
    </style:style>
    <style:style style:name="Table31.A" style:family="table-column">
      <style:table-column-properties style:column-width="12.261cm" style:rel-column-width="65535*"/>
    </style:style>
    <style:style style:name="Table31.A1" style:family="table-cell">
      <style:table-cell-properties fo:padding="0.097cm" fo:border="0.5pt solid #2a6099"/>
    </style:style>
    <style:style style:name="Table32" style:family="table">
      <style:table-properties style:width="12.261cm" table:align="margins"/>
    </style:style>
    <style:style style:name="Table32.A" style:family="table-column">
      <style:table-column-properties style:column-width="12.261cm" style:rel-column-width="65535*"/>
    </style:style>
    <style:style style:name="Table32.A1" style:family="table-cell">
      <style:table-cell-properties fo:padding="0.097cm" fo:border="0.5pt solid #2a6099"/>
    </style:style>
    <style:style style:name="Table33" style:family="table">
      <style:table-properties style:width="12.261cm" table:align="margins"/>
    </style:style>
    <style:style style:name="Table33.A" style:family="table-column">
      <style:table-column-properties style:column-width="3.007cm" style:rel-column-width="1705*"/>
    </style:style>
    <style:style style:name="Table33.B" style:family="table-column">
      <style:table-column-properties style:column-width="9.253cm" style:rel-column-width="5246*"/>
    </style:style>
    <style:style style:name="Table33.A1" style:family="table-cell">
      <style:table-cell-properties fo:padding="0.097cm" fo:border="0.5pt solid #2a6099"/>
    </style:style>
    <style:style style:name="Table33.A2" style:family="table-cell">
      <style:table-cell-properties style:vertical-align="middle" fo:padding="0.097cm" fo:border-left="0.5pt solid #2a6099" fo:border-right="none" fo:border-top="none" fo:border-bottom="0.5pt solid #2a6099"/>
    </style:style>
    <style:style style:name="Table33.B2" style:family="table-cell">
      <style:table-cell-properties fo:padding="0.097cm" fo:border-left="none" fo:border-right="0.5pt solid #2a6099" fo:border-top="none" fo:border-bottom="0.5pt solid #2a6099"/>
    </style:style>
    <style:style style:name="Table34" style:family="table">
      <style:table-properties style:width="12.261cm" table:align="margins"/>
    </style:style>
    <style:style style:name="Table34.A" style:family="table-column">
      <style:table-column-properties style:column-width="2.406cm" style:rel-column-width="1364*"/>
    </style:style>
    <style:style style:name="Table34.B" style:family="table-column">
      <style:table-column-properties style:column-width="5.484cm" style:rel-column-width="3109*"/>
    </style:style>
    <style:style style:name="Table34.C" style:family="table-column">
      <style:table-column-properties style:column-width="4.371cm" style:rel-column-width="2478*"/>
    </style:style>
    <style:style style:name="Table34.A1" style:family="table-cell">
      <style:table-cell-properties style:vertical-align="middle" fo:padding="0.097cm" fo:border-left="0.5pt solid #2a6099" fo:border-right="none" fo:border-top="0.5pt solid #2a6099" fo:border-bottom="0.5pt solid #2a6099"/>
    </style:style>
    <style:style style:name="Table34.B1" style:family="table-cell">
      <style:table-cell-properties fo:padding="0.097cm" fo:border-left="0.5pt solid #2a6099" fo:border-right="none" fo:border-top="0.5pt solid #2a6099" fo:border-bottom="0.5pt solid #2a6099"/>
    </style:style>
    <style:style style:name="Table34.C1" style:family="table-cell">
      <style:table-cell-properties style:vertical-align="middle" fo:padding="0.097cm" fo:border="0.5pt solid #2a6099"/>
    </style:style>
    <style:style style:name="Table34.A2" style:family="table-cell">
      <style:table-cell-properties style:vertical-align="middle" fo:padding="0.097cm" fo:border-left="0.5pt solid #2a6099" fo:border-right="none" fo:border-top="none" fo:border-bottom="0.5pt solid #2a6099"/>
    </style:style>
    <style:style style:name="Table34.B2" style:family="table-cell">
      <style:table-cell-properties fo:padding="0.097cm" fo:border-left="0.5pt solid #2a6099" fo:border-right="none" fo:border-top="none" fo:border-bottom="0.5pt solid #2a6099"/>
    </style:style>
    <style:style style:name="Table34.C2" style:family="table-cell">
      <style:table-cell-properties style:vertical-align="middle" fo:padding="0.097cm" fo:border-left="0.5pt solid #2a6099" fo:border-right="0.5pt solid #2a6099" fo:border-top="none" fo:border-bottom="0.5pt solid #2a6099"/>
    </style:style>
    <style:style style:name="Table34.B3" style:family="table-cell">
      <style:table-cell-properties fo:padding="0.097cm" fo:border-left="0.5pt solid #2a6099" fo:border-right="none" fo:border-top="none" fo:border-bottom="0.5pt solid #2a6099"/>
    </style:style>
    <style:style style:name="Table35" style:family="table">
      <style:table-properties style:width="12.261cm" table:align="margins"/>
    </style:style>
    <style:style style:name="Table35.A" style:family="table-column">
      <style:table-column-properties style:column-width="6.999cm" style:rel-column-width="3968*"/>
    </style:style>
    <style:style style:name="Table35.B" style:family="table-column">
      <style:table-column-properties style:column-width="2.094cm" style:rel-column-width="1187*"/>
    </style:style>
    <style:style style:name="Table35.C" style:family="table-column">
      <style:table-column-properties style:column-width="3.168cm" style:rel-column-width="1796*"/>
    </style:style>
    <style:style style:name="Table35.A1" style:family="table-cell">
      <style:table-cell-properties fo:padding="0.097cm" fo:border-left="0.5pt solid #2a6099" fo:border-right="none" fo:border-top="0.5pt solid #2a6099" fo:border-bottom="0.5pt solid #2a6099"/>
    </style:style>
    <style:style style:name="Table35.B1" style:family="table-cell">
      <style:table-cell-properties fo:padding="0.097cm" fo:border="0.5pt solid #2a6099"/>
    </style:style>
    <style:style style:name="Table35.2" style:family="table-row">
      <style:table-row-properties style:min-row-height="1.877cm"/>
    </style:style>
    <style:style style:name="Table35.B2" style:family="table-cell">
      <style:table-cell-properties fo:padding="0.097cm" fo:border-left="0.5pt solid #2a6099" fo:border-right="none" fo:border-top="none" fo:border-bottom="0.5pt solid #2a6099"/>
    </style:style>
    <style:style style:name="Table35.C2" style:family="table-cell">
      <style:table-cell-properties fo:padding="0.097cm" fo:border-left="0.5pt solid #2a6099" fo:border-right="0.5pt solid #2a6099" fo:border-top="none" fo:border-bottom="0.5pt solid #2a6099"/>
    </style:style>
    <style:style style:name="Table36" style:family="table">
      <style:table-properties style:width="12.261cm" table:align="margins"/>
    </style:style>
    <style:style style:name="Table36.A" style:family="table-column">
      <style:table-column-properties style:column-width="7.698cm" style:rel-column-width="4364*"/>
    </style:style>
    <style:style style:name="Table36.B" style:family="table-column">
      <style:table-column-properties style:column-width="4.563cm" style:rel-column-width="2587*"/>
    </style:style>
    <style:style style:name="Table36.A1" style:family="table-cell">
      <style:table-cell-properties fo:padding="0.097cm" fo:border-left="0.5pt solid #2a6099" fo:border-right="none" fo:border-top="0.5pt solid #2a6099" fo:border-bottom="0.5pt solid #2a6099"/>
    </style:style>
    <style:style style:name="Table36.B1" style:family="table-cell">
      <style:table-cell-properties fo:padding="0.097cm" fo:border="0.5pt solid #2a6099"/>
    </style:style>
    <style:style style:name="Table36.A2" style:family="table-cell">
      <style:table-cell-properties fo:padding="0.097cm" fo:border-left="0.5pt solid #2a6099" fo:border-right="none" fo:border-top="none" fo:border-bottom="0.5pt solid #2a6099"/>
    </style:style>
    <style:style style:name="Table36.B2" style:family="table-cell">
      <style:table-cell-properties fo:padding="0.097cm" fo:border-left="0.5pt solid #2a6099" fo:border-right="0.5pt solid #2a6099" fo:border-top="none" fo:border-bottom="0.5pt solid #2a6099"/>
    </style:style>
    <style:style style:name="Table37" style:family="table">
      <style:table-properties style:width="12.261cm" table:align="margins"/>
    </style:style>
    <style:style style:name="Table37.A" style:family="table-column">
      <style:table-column-properties style:column-width="3.295cm" style:rel-column-width="1868*"/>
    </style:style>
    <style:style style:name="Table37.B" style:family="table-column">
      <style:table-column-properties style:column-width="8.966cm" style:rel-column-width="5083*"/>
    </style:style>
    <style:style style:name="Table37.A1" style:family="table-cell">
      <style:table-cell-properties fo:padding="0.097cm" fo:border="0.5pt solid #2a6099"/>
    </style:style>
    <style:style style:name="Table37.A2" style:family="table-cell">
      <style:table-cell-properties style:vertical-align="middle" fo:padding="0.097cm" fo:border-left="0.5pt solid #2a6099" fo:border-right="none" fo:border-top="none" fo:border-bottom="0.5pt solid #2a6099"/>
    </style:style>
    <style:style style:name="Table37.B2" style:family="table-cell">
      <style:table-cell-properties fo:padding="0.097cm" fo:border-left="0.5pt solid #2a6099" fo:border-right="0.5pt solid #2a6099" fo:border-top="none" fo:border-bottom="0.5pt solid #2a6099"/>
    </style:style>
    <style:style style:name="Table38" style:family="table">
      <style:table-properties style:width="12.261cm" table:align="margins"/>
    </style:style>
    <style:style style:name="Table38.A" style:family="table-column">
      <style:table-column-properties style:column-width="8.394cm" style:rel-column-width="4759*"/>
    </style:style>
    <style:style style:name="Table38.B" style:family="table-column">
      <style:table-column-properties style:column-width="3.866cm" style:rel-column-width="2192*"/>
    </style:style>
    <style:style style:name="Table38.A1" style:family="table-cell">
      <style:table-cell-properties fo:padding="0.097cm" fo:border-left="0.5pt solid #2a6099" fo:border-right="none" fo:border-top="0.5pt solid #2a6099" fo:border-bottom="0.5pt solid #2a6099"/>
    </style:style>
    <style:style style:name="Table38.B1" style:family="table-cell">
      <style:table-cell-properties fo:padding="0.097cm" fo:border="0.5pt solid #2a6099"/>
    </style:style>
    <style:style style:name="Table38.A2" style:family="table-cell">
      <style:table-cell-properties fo:padding="0.097cm" fo:border-left="0.5pt solid #2a6099" fo:border-right="none" fo:border-top="none" fo:border-bottom="0.5pt solid #2a6099"/>
    </style:style>
    <style:style style:name="Table38.B2" style:family="table-cell">
      <style:table-cell-properties fo:padding="0.097cm" fo:border-left="0.5pt solid #2a6099" fo:border-right="0.5pt solid #2a6099" fo:border-top="none" fo:border-bottom="0.5pt solid #2a6099"/>
    </style:style>
    <style:style style:name="Table39" style:family="table">
      <style:table-properties style:width="12.261cm" table:align="margins"/>
    </style:style>
    <style:style style:name="Table39.A" style:family="table-column">
      <style:table-column-properties style:column-width="3.103cm" style:rel-column-width="1759*"/>
    </style:style>
    <style:style style:name="Table39.B" style:family="table-column">
      <style:table-column-properties style:column-width="9.158cm" style:rel-column-width="5192*"/>
    </style:style>
    <style:style style:name="Table39.A1" style:family="table-cell">
      <style:table-cell-properties fo:padding="0.097cm" fo:border="0.5pt solid #2a6099"/>
    </style:style>
    <style:style style:name="Table39.A2" style:family="table-cell">
      <style:table-cell-properties fo:padding="0.097cm" fo:border-left="0.5pt solid #2a6099" fo:border-right="none" fo:border-top="none" fo:border-bottom="0.5pt solid #2a6099"/>
    </style:style>
    <style:style style:name="Table39.B2" style:family="table-cell">
      <style:table-cell-properties fo:padding="0.097cm" fo:border-left="0.5pt solid #2a6099" fo:border-right="0.5pt solid #2a6099" fo:border-top="none" fo:border-bottom="0.5pt solid #2a6099"/>
    </style:style>
    <style:style style:name="P1" style:family="paragraph" style:parent-style-name="Horizontal_20_Line">
      <style:text-properties officeooo:paragraph-rsid="001e9ab4"/>
    </style:style>
    <style:style style:name="P2" style:family="paragraph" style:parent-style-name="Horizontal_20_Line">
      <style:text-properties fo:color="#f8f8f2" loext:opacity="100%" fo:font-style="normal" officeooo:rsid="00485842" officeooo:paragraph-rsid="00485842" style:font-style-asian="normal" style:font-style-complex="normal"/>
    </style:style>
    <style:style style:name="P3" style:family="paragraph" style:parent-style-name="Text_20_body">
      <style:text-properties fo:color="#f8f8f2" loext:opacity="100%" fo:font-style="normal" officeooo:rsid="00485842" officeooo:paragraph-rsid="00485842" style:font-style-asian="normal" style:font-style-complex="normal"/>
    </style:style>
    <style:style style:name="P4" style:family="paragraph" style:parent-style-name="Text_20_body">
      <style:text-properties fo:color="#f8f8f2" loext:opacity="100%" fo:font-style="normal" officeooo:rsid="00485842" officeooo:paragraph-rsid="007da025" style:font-style-asian="normal" style:font-style-complex="normal"/>
    </style:style>
    <style:style style:name="P5" style:family="paragraph" style:parent-style-name="Text_20_body">
      <style:text-properties fo:color="#f8f8f2" loext:opacity="100%" fo:font-style="normal" officeooo:rsid="007cd4c0" officeooo:paragraph-rsid="00485842" style:font-style-asian="normal" style:font-style-complex="normal"/>
    </style:style>
    <style:style style:name="P6" style:family="paragraph" style:parent-style-name="Text_20_body">
      <style:paragraph-properties style:writing-mode="lr-tb"/>
      <style:text-properties fo:color="#f8f8f2" loext:opacity="100%" fo:font-style="normal" officeooo:rsid="007cd4c0" officeooo:paragraph-rsid="007da025" style:font-style-asian="normal" style:font-style-complex="normal"/>
    </style:style>
    <style:style style:name="P7" style:family="paragraph" style:parent-style-name="Text_20_body">
      <style:paragraph-properties style:writing-mode="lr-tb"/>
      <style:text-properties fo:color="#f8f8f2" loext:opacity="100%" fo:font-style="normal" officeooo:rsid="007cd4c0" officeooo:paragraph-rsid="0089de00" style:font-style-asian="normal" style:font-style-complex="normal"/>
    </style:style>
    <style:style style:name="P8" style:family="paragraph" style:parent-style-name="Text_20_body">
      <style:paragraph-properties style:writing-mode="lr-tb"/>
      <style:text-properties fo:color="#f8f8f2" loext:opacity="100%" fo:font-style="normal" officeooo:rsid="007ed102" officeooo:paragraph-rsid="008a9b10" style:font-style-asian="normal" style:font-style-complex="normal"/>
    </style:style>
    <style:style style:name="P9" style:family="paragraph" style:parent-style-name="Code">
      <style:paragraph-properties fo:text-align="center" style:justify-single-word="false"/>
      <style:text-properties fo:color="#f8f8f2" loext:opacity="100%" fo:font-size="10pt" fo:background-color="transparent" style:font-size-asian="10pt" style:font-size-complex="10pt"/>
    </style:style>
    <style:style style:name="P10" style:family="paragraph" style:parent-style-name="Code">
      <style:text-properties fo:color="#f8f8f2" loext:opacity="100%" fo:font-size="10pt" fo:language="zxx" fo:country="none" fo:font-style="normal" style:text-underline-style="none" fo:font-weight="normal" officeooo:rsid="005c8f9f" officeooo:paragraph-rsid="005c8f9f" fo:background-color="transparent" style:font-size-asian="10pt" style:font-size-complex="10pt"/>
    </style:style>
    <style:style style:name="P11" style:family="paragraph" style:parent-style-name="Code">
      <style:paragraph-properties fo:text-align="start" style:justify-single-word="false"/>
      <style:text-properties fo:color="#f8f8f2" loext:opacity="100%" fo:font-size="12pt" fo:language="zxx" fo:country="none" fo:font-style="normal" style:text-underline-style="none" fo:font-weight="normal" fo:background-color="transparent"/>
    </style:style>
    <style:style style:name="P12" style:family="paragraph" style:parent-style-name="Text_20_body">
      <style:text-properties fo:color="#f8f8f2" loext:opacity="100%" fo:font-size="16pt" officeooo:rsid="004d3b05" officeooo:paragraph-rsid="004d3b05" style:font-size-asian="16pt" style:font-size-complex="16pt"/>
    </style:style>
    <style:style style:name="P13" style:family="paragraph" style:parent-style-name="Text_20_body">
      <style:paragraph-properties fo:text-align="center" style:justify-single-word="false" fo:break-before="page"/>
      <style:text-properties fo:color="#f8f8f2" loext:opacity="100%" fo:font-size="16pt" officeooo:rsid="004d3b05" officeooo:paragraph-rsid="004d3b05" style:font-size-asian="16pt" style:font-size-complex="16pt"/>
    </style:style>
    <style:style style:name="P14"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f8f8f2" loext:opacity="100%" fo:language="zxx" fo:country="none" fo:font-style="normal" style:text-underline-style="none" fo:font-weight="normal" officeooo:rsid="00b00967" officeooo:paragraph-rsid="00b00967" fo:background-color="transparent"/>
    </style:style>
    <style:style style:name="P15" style:family="paragraph" style:parent-style-name="Horizontal_20_Line">
      <style:text-properties officeooo:paragraph-rsid="0025ddce"/>
    </style:style>
    <style:style style:name="P16" style:family="paragraph" style:parent-style-name="Horizontal_20_Line">
      <style:text-properties officeooo:paragraph-rsid="002871bb"/>
    </style:style>
    <style:style style:name="P17" style:family="paragraph" style:parent-style-name="Text_20_body">
      <style:text-properties officeooo:paragraph-rsid="002871bb"/>
    </style:style>
    <style:style style:name="P18" style:family="paragraph" style:parent-style-name="Table_20_Contents">
      <style:paragraph-properties fo:text-align="center" style:justify-single-word="false"/>
      <style:text-properties officeooo:rsid="00265ad7" officeooo:paragraph-rsid="00265ad7"/>
    </style:style>
    <style:style style:name="P19" style:family="paragraph" style:parent-style-name="Table_20_Contents">
      <style:paragraph-properties fo:text-align="center" style:justify-single-word="false"/>
      <style:text-properties fo:font-weight="bold" officeooo:rsid="00265ad7" officeooo:paragraph-rsid="00265ad7" style:font-weight-asian="bold" style:font-weight-complex="bold"/>
    </style:style>
    <style:style style:name="P20" style:family="paragraph" style:parent-style-name="Text_20_body">
      <style:text-properties fo:font-weight="bold" officeooo:rsid="0030ebc1" officeooo:paragraph-rsid="0030ebc1" style:font-weight-asian="bold" style:font-weight-complex="bold"/>
    </style:style>
    <style:style style:name="P21" style:family="paragraph" style:parent-style-name="Text_20_body">
      <style:text-properties officeooo:rsid="001e9ab4" officeooo:paragraph-rsid="001e9ab4"/>
    </style:style>
    <style:style style:name="P22" style:family="paragraph" style:parent-style-name="Text_20_body">
      <style:text-properties officeooo:rsid="001e9ab4" officeooo:paragraph-rsid="0026f5c2"/>
    </style:style>
    <style:style style:name="P23" style:family="paragraph" style:parent-style-name="Text_20_body">
      <style:text-properties officeooo:paragraph-rsid="0026f5c2"/>
    </style:style>
    <style:style style:name="P24" style:family="paragraph" style:parent-style-name="Text_20_body">
      <style:text-properties style:font-name="Noto Sans Thai" fo:font-size="10pt" officeooo:paragraph-rsid="0025ddce" style:font-size-asian="10pt" style:font-name-complex="Noto Sans Thai" style:font-size-complex="10pt"/>
    </style:style>
    <style:style style:name="P25" style:family="paragraph" style:parent-style-name="Footnote">
      <style:text-properties officeooo:rsid="0028f4b5" officeooo:paragraph-rsid="0028f4b5"/>
    </style:style>
    <style:style style:name="P26" style:family="paragraph" style:parent-style-name="Table_20_Contents">
      <style:paragraph-properties fo:text-align="center" style:justify-single-word="false"/>
      <style:text-properties officeooo:rsid="002ab890" officeooo:paragraph-rsid="002ab890"/>
    </style:style>
    <style:style style:name="P27" style:family="paragraph" style:parent-style-name="Horizontal_20_Line">
      <style:text-properties officeooo:paragraph-rsid="002ab890"/>
    </style:style>
    <style:style style:name="P28" style:family="paragraph" style:parent-style-name="Text_20_body">
      <style:text-properties officeooo:paragraph-rsid="002ab890"/>
    </style:style>
    <style:style style:name="P29" style:family="paragraph" style:parent-style-name="Text_20_body">
      <style:text-properties fo:color="#ffffff" loext:opacity="100%" style:font-name="TH Sarabun New" fo:font-size="16pt" fo:language="zxx" fo:country="none" fo:font-style="normal" style:text-underline-style="none" fo:font-weight="normal" officeooo:rsid="0026f5c2" officeooo:paragraph-rsid="0028f4b5" fo:background-color="transparent" style:font-size-asian="16pt" style:font-size-complex="16pt"/>
    </style:style>
    <style:style style:name="P30" style:family="paragraph" style:parent-style-name="Table_20_Contents">
      <style:paragraph-properties fo:text-align="center" style:justify-single-word="false"/>
      <style:text-properties fo:color="#ffffff" loext:opacity="100%" fo:font-size="10pt" officeooo:rsid="0059f91d" officeooo:paragraph-rsid="0059f91d" style:font-size-asian="10pt" style:font-size-complex="10pt"/>
    </style:style>
    <style:style style:name="P31" style:family="paragraph" style:parent-style-name="Table_20_Contents">
      <style:paragraph-properties fo:text-align="center" style:justify-single-word="false"/>
      <style:text-properties fo:color="#ffffff" loext:opacity="100%" fo:font-size="10pt" officeooo:rsid="005a1d2d" officeooo:paragraph-rsid="005a1d2d" style:font-size-asian="10pt" style:font-size-complex="10pt"/>
    </style:style>
    <style:style style:name="P32" style:family="paragraph" style:parent-style-name="Text_20_body">
      <style:text-properties officeooo:paragraph-rsid="0028f4b5"/>
    </style:style>
    <style:style style:name="P33" style:family="paragraph" style:parent-style-name="Text_20_body">
      <style:text-properties officeooo:paragraph-rsid="002c6343"/>
    </style:style>
    <style:style style:name="P34" style:family="paragraph" style:parent-style-name="Text_20_body">
      <style:text-properties officeooo:rsid="00323a3d" officeooo:paragraph-rsid="00335300"/>
    </style:style>
    <style:style style:name="P35" style:family="paragraph" style:parent-style-name="Code">
      <style:paragraph-properties fo:text-align="start" style:justify-single-word="false"/>
      <style:text-properties officeooo:rsid="00323a3d" officeooo:paragraph-rsid="00323a3d"/>
    </style:style>
    <style:style style:name="P36" style:family="paragraph" style:parent-style-name="Horizontal_20_Line">
      <style:text-properties officeooo:paragraph-rsid="002d67fe"/>
    </style:style>
    <style:style style:name="P37" style:family="paragraph" style:parent-style-name="Text_20_body">
      <style:text-properties officeooo:rsid="0030ebc1" officeooo:paragraph-rsid="0030ebc1"/>
    </style:style>
    <style:style style:name="P38" style:family="paragraph" style:parent-style-name="Text_20_body">
      <style:text-properties officeooo:rsid="0030ebc1" officeooo:paragraph-rsid="006c2b9f"/>
    </style:style>
    <style:style style:name="P39" style:family="paragraph" style:parent-style-name="Text_20_body">
      <style:paragraph-properties fo:break-before="page"/>
      <style:text-properties officeooo:rsid="0030ebc1" officeooo:paragraph-rsid="006c2b9f"/>
    </style:style>
    <style:style style:name="P40" style:family="paragraph" style:parent-style-name="Text_20_body">
      <style:text-properties officeooo:rsid="0037c8a3" officeooo:paragraph-rsid="0039a4ba"/>
    </style:style>
    <style:style style:name="P41" style:family="paragraph" style:parent-style-name="Text_20_body">
      <style:text-properties officeooo:rsid="0037c8a3" officeooo:paragraph-rsid="00701e82"/>
    </style:style>
    <style:style style:name="P42" style:family="paragraph" style:parent-style-name="Footnote">
      <style:text-properties officeooo:rsid="003b3846" officeooo:paragraph-rsid="003b3846"/>
    </style:style>
    <style:style style:name="P43" style:family="paragraph" style:parent-style-name="Text_20_body">
      <style:text-properties officeooo:rsid="003b3846" officeooo:paragraph-rsid="003b3846"/>
    </style:style>
    <style:style style:name="P44" style:family="paragraph" style:parent-style-name="Horizontal_20_Line">
      <style:text-properties officeooo:paragraph-rsid="003b3846"/>
    </style:style>
    <style:style style:name="P45" style:family="paragraph" style:parent-style-name="Horizontal_20_Line">
      <style:text-properties officeooo:paragraph-rsid="003fc94d"/>
    </style:style>
    <style:style style:name="P46" style:family="paragraph" style:parent-style-name="Text_20_body">
      <style:text-properties officeooo:paragraph-rsid="003fc94d"/>
    </style:style>
    <style:style style:name="P47" style:family="paragraph" style:parent-style-name="Text_20_body">
      <style:text-properties officeooo:rsid="003d1560" officeooo:paragraph-rsid="003d1560"/>
    </style:style>
    <style:style style:name="P48" style:family="paragraph" style:parent-style-name="Text_20_body">
      <style:paragraph-properties fo:break-before="page"/>
      <style:text-properties officeooo:rsid="003d1560" officeooo:paragraph-rsid="00701e82"/>
    </style:style>
    <style:style style:name="P49" style:family="paragraph" style:parent-style-name="Text_20_body">
      <style:text-properties officeooo:rsid="003d1560" officeooo:paragraph-rsid="007102b7"/>
    </style:style>
    <style:style style:name="P50" style:family="paragraph" style:parent-style-name="Text_20_body">
      <style:paragraph-properties fo:break-before="page"/>
      <style:text-properties officeooo:rsid="003d1c75" officeooo:paragraph-rsid="003d1c75"/>
    </style:style>
    <style:style style:name="P51" style:family="paragraph" style:parent-style-name="Text_20_body">
      <style:text-properties officeooo:rsid="003d1c75" officeooo:paragraph-rsid="003d1c75"/>
    </style:style>
    <style:style style:name="P52" style:family="paragraph" style:parent-style-name="Text_20_body">
      <style:text-properties officeooo:rsid="003ea86e" officeooo:paragraph-rsid="003ea86e"/>
    </style:style>
    <style:style style:name="P53" style:family="paragraph" style:parent-style-name="Text_20_body">
      <style:text-properties officeooo:rsid="003fc94d" officeooo:paragraph-rsid="003fc94d"/>
    </style:style>
    <style:style style:name="P54" style:family="paragraph" style:parent-style-name="Horizontal_20_Line">
      <style:text-properties officeooo:paragraph-rsid="004295f1"/>
    </style:style>
    <style:style style:name="P55" style:family="paragraph" style:parent-style-name="Horizontal_20_Line">
      <style:text-properties officeooo:paragraph-rsid="00485842"/>
    </style:style>
    <style:style style:name="P56" style:family="paragraph" style:parent-style-name="Text_20_body">
      <style:text-properties officeooo:rsid="003fe4b7" officeooo:paragraph-rsid="003fe4b7"/>
    </style:style>
    <style:style style:name="P57" style:family="paragraph" style:parent-style-name="Text_20_body">
      <style:text-properties fo:font-size="16pt" officeooo:rsid="00485842" officeooo:paragraph-rsid="00485842" style:font-size-asian="16pt" style:font-size-complex="16pt"/>
    </style:style>
    <style:style style:name="P58" style:family="paragraph" style:parent-style-name="Text_20_body">
      <style:text-properties fo:font-size="16pt" officeooo:rsid="0092a143" officeooo:paragraph-rsid="0092a143" style:font-size-asian="16pt" style:font-size-complex="16pt"/>
    </style:style>
    <style:style style:name="P59" style:family="paragraph" style:parent-style-name="Text_20_body">
      <style:text-properties fo:font-size="16pt" officeooo:rsid="0092a143" officeooo:paragraph-rsid="00b8c9af" style:font-size-asian="16pt" style:font-size-complex="16pt"/>
    </style:style>
    <style:style style:name="P60" style:family="paragraph" style:parent-style-name="Text_20_body">
      <style:text-properties fo:font-size="16pt" officeooo:rsid="00946d21" officeooo:paragraph-rsid="00946d21" style:font-size-asian="16pt" style:font-size-complex="16pt"/>
    </style:style>
    <style:style style:name="P61" style:family="paragraph" style:parent-style-name="Text_20_body">
      <style:text-properties fo:font-size="16pt" officeooo:rsid="009897f9" officeooo:paragraph-rsid="009897f9" style:font-size-asian="16pt" style:font-size-complex="16pt"/>
    </style:style>
    <style:style style:name="P62" style:family="paragraph" style:parent-style-name="Text_20_body">
      <style:text-properties fo:font-size="16pt" officeooo:rsid="009c7ecc" officeooo:paragraph-rsid="009c7ecc" style:font-size-asian="16pt" style:font-size-complex="16pt"/>
    </style:style>
    <style:style style:name="P63" style:family="paragraph" style:parent-style-name="Text_20_body">
      <style:text-properties fo:font-size="16pt" officeooo:rsid="00657017" officeooo:paragraph-rsid="00849b68" style:font-size-complex="16pt"/>
    </style:style>
    <style:style style:name="P64" style:family="paragraph" style:parent-style-name="Text_20_body">
      <style:text-properties officeooo:paragraph-rsid="004eb207"/>
    </style:style>
    <style:style style:name="P65"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0pt" fo:language="zxx" fo:country="none" fo:font-style="normal" style:text-underline-style="none" fo:font-weight="normal" officeooo:paragraph-rsid="004eb207" fo:background-color="transparent" style:font-size-asian="10pt" style:font-size-complex="10pt"/>
    </style:style>
    <style:style style:name="P6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984daa" officeooo:paragraph-rsid="00984daa" fo:background-color="transparent"/>
    </style:style>
    <style:style style:name="P6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b00967" officeooo:paragraph-rsid="00b00967" fo:background-color="transparent"/>
    </style:style>
    <style:style style:name="P6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be6a13" officeooo:paragraph-rsid="00be6a13" fo:background-color="transparent"/>
    </style:style>
    <style:style style:name="P69" style:family="paragraph" style:parent-style-name="Code">
      <style:paragraph-properties fo:text-align="center" style:justify-single-word="false"/>
      <style:text-properties fo:font-size="10pt" officeooo:rsid="0053e1b4" officeooo:paragraph-rsid="0053e1b4" style:font-size-asian="10pt" style:font-size-complex="10pt"/>
    </style:style>
    <style:style style:name="P70" style:family="paragraph" style:parent-style-name="Code">
      <loext:graphic-properties draw:fill="solid" draw:fill-color="#44475a" draw:opacity="100%"/>
      <style:paragraph-properties fo:text-align="center" style:justify-single-word="false" fo:background-color="#44475a"/>
      <style:text-properties fo:font-size="10pt" officeooo:rsid="0053e1b4" officeooo:paragraph-rsid="0053e1b4" style:font-size-asian="10pt" style:font-size-complex="10pt"/>
    </style:style>
    <style:style style:name="P71" style:family="paragraph" style:parent-style-name="Code">
      <loext:graphic-properties draw:fill="solid" draw:fill-color="#44475a" draw:opacity="100%"/>
      <style:paragraph-properties fo:text-align="center" style:justify-single-word="false" fo:background-color="#44475a"/>
      <style:text-properties fo:font-size="10pt" style:font-size-asian="10pt" style:font-size-complex="10pt"/>
    </style:style>
    <style:style style:name="P72" style:family="paragraph" style:parent-style-name="Code">
      <style:text-properties fo:font-size="10pt" officeooo:rsid="005c8f9f" officeooo:paragraph-rsid="005c8f9f" style:font-size-asian="10pt" style:font-size-complex="10pt"/>
    </style:style>
    <style:style style:name="P73" style:family="paragraph" style:parent-style-name="Table_20_Contents">
      <style:paragraph-properties fo:text-align="start" style:justify-single-word="false"/>
      <style:text-properties fo:font-size="10pt" style:font-size-asian="10pt" style:font-size-complex="10pt"/>
    </style:style>
    <style:style style:name="P74" style:family="paragraph" style:parent-style-name="Table_20_Contents">
      <style:text-properties fo:font-size="10pt" officeooo:rsid="00c51a82" officeooo:paragraph-rsid="00c51a82" style:font-size-asian="10pt" style:font-size-complex="10pt"/>
    </style:style>
    <style:style style:name="P75" style:family="paragraph" style:parent-style-name="Table_20_Contents">
      <style:text-properties fo:font-size="10pt" fo:font-style="italic" officeooo:rsid="00c7fd70" officeooo:paragraph-rsid="00c7fd70" style:font-size-asian="10pt" style:font-style-asian="italic" style:font-size-complex="10pt" style:font-style-complex="italic"/>
    </style:style>
    <style:style style:name="P7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font-size="10pt" fo:language="zxx" fo:country="none" fo:font-style="normal" style:text-underline-style="none" fo:font-weight="normal" fo:background-color="transparent" style:font-size-asian="10pt" style:font-size-complex="10pt"/>
    </style:style>
    <style:style style:name="P7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font-size="10pt" fo:language="zxx" fo:country="none" fo:font-style="normal" style:text-underline-style="none" fo:font-weight="normal" officeooo:paragraph-rsid="004eb207" fo:background-color="transparent" style:font-size-asian="10pt" style:font-size-complex="10pt"/>
    </style:style>
    <style:style style:name="P7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font-size="10pt" fo:language="zxx" fo:country="none" fo:font-style="normal" style:text-underline-style="none" fo:font-weight="normal" officeooo:rsid="00508953" officeooo:paragraph-rsid="00508953" fo:background-color="transparent" style:font-size-asian="10pt" style:font-size-complex="10pt"/>
    </style:style>
    <style:style style:name="P79" style:family="paragraph" style:parent-style-name="Code">
      <style:paragraph-properties fo:text-align="start" style:justify-single-word="false"/>
      <style:text-properties style:use-window-font-color="true" loext:opacity="0%" fo:font-size="12pt" fo:language="zxx" fo:country="none" fo:font-style="normal" style:text-underline-style="none" fo:font-weight="normal" fo:background-color="transparent"/>
    </style:style>
    <style:style style:name="P80" style:family="paragraph" style:parent-style-name="Code">
      <style:paragraph-properties fo:text-align="start" style:justify-single-word="false"/>
      <style:text-properties style:use-window-font-color="true" loext:opacity="0%" fo:font-size="12pt" fo:language="zxx" fo:country="none" fo:font-style="normal" style:text-underline-style="none" fo:font-weight="normal" officeooo:paragraph-rsid="00265ad7" fo:background-color="transparent"/>
    </style:style>
    <style:style style:name="P81" style:family="paragraph" style:parent-style-name="Table_20_Contents">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style:font-name="Fira Code" fo:font-size="12pt" fo:language="zxx" fo:country="none" fo:font-style="normal" style:text-underline-style="none" fo:font-weight="normal" officeooo:rsid="00807980" officeooo:paragraph-rsid="00807980" fo:background-color="transparent" style:font-size-asian="12pt" style:font-size-complex="12pt"/>
    </style:style>
    <style:style style:name="P82" style:family="paragraph" style:parent-style-name="Table_20_Contents">
      <style:paragraph-properties ch2_options="{'Style': 'dracula', 'Language': 'Python', 'UseCharStyles': 0, 'LineNumberRatio': 100, 'LineNumberStart': 6, 'MasterCharStyle': '', 'ShowLineNumbers': 1, 'ColourizeBackground': 0, 'LineNumberSeparator': '  ', 'LineNumberPaddingSymbol': '', 'StoreOptionsWithSnippet': 1}" fo:text-align="start" style:justify-single-word="false"/>
      <style:text-properties style:use-window-font-color="true" loext:opacity="0%" style:font-name="Fira Code" fo:font-size="10pt" fo:language="zxx" fo:country="none" fo:font-style="normal" style:text-underline-style="none" fo:font-weight="normal" fo:background-color="transparent" style:font-size-asian="10pt" style:font-name-complex="Fira Code" style:font-size-complex="10pt"/>
    </style:style>
    <style:style style:name="P83" style:family="paragraph" style:parent-style-name="Table_20_Contents">
      <style:paragraph-properties ch2_options="{'Style': 'dracula', 'Language': 'Python', 'UseCharStyles': 0, 'LineNumberRatio': 100, 'LineNumberStart': 6, 'MasterCharStyle': '', 'ShowLineNumbers': 1, 'ColourizeBackground': 0, 'LineNumberSeparator': '  ', 'LineNumberPaddingSymbol': '', 'StoreOptionsWithSnippet': 1}" fo:text-align="start" style:justify-single-word="false"/>
      <style:text-properties style:use-window-font-color="true" loext:opacity="0%" style:font-name="Fira Code" fo:font-size="10pt" fo:language="zxx" fo:country="none" fo:font-style="normal" style:text-underline-style="none" fo:font-weight="normal" officeooo:paragraph-rsid="00b58e8e" fo:background-color="transparent" style:font-size-asian="10pt" style:font-name-complex="Fira Code" style:font-size-complex="10pt"/>
    </style:style>
    <style:style style:name="P84" style:family="paragraph" style:parent-style-name="Code">
      <style:paragraph-properties fo:text-align="start" style:justify-single-word="false"/>
      <style:text-properties style:use-window-font-color="true" loext:opacity="0%" fo:language="zxx" fo:country="none" fo:font-style="normal" style:text-underline-style="none" fo:font-weight="normal" fo:background-color="transparent"/>
    </style:style>
    <style:style style:name="P85" style:family="paragraph" style:parent-style-name="Code">
      <style:paragraph-properties ch2_options="{'Style': 'dracula', 'Language': 'Python', 'UseCharStyles': 0, 'LineNumberRatio': 100, 'LineNumberStart': 1, 'MasterCharStyle': '', 'ShowLineNumbers': 0,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fo:background-color="transparent"/>
    </style:style>
    <style:style style:name="P86" style:family="paragraph" style:parent-style-name="Code">
      <style:paragraph-properties fo:text-align="start" style:justify-single-word="false"/>
      <style:text-properties style:use-window-font-color="true" loext:opacity="0%" fo:language="zxx" fo:country="none" fo:font-style="normal" style:text-underline-style="none" fo:font-weight="normal" officeooo:rsid="008f28ec" officeooo:paragraph-rsid="008f28ec" fo:background-color="transparent"/>
    </style:style>
    <style:style style:name="P8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984daa" officeooo:paragraph-rsid="00984daa" fo:background-color="transparent"/>
    </style:style>
    <style:style style:name="P88" style:family="paragraph" style:parent-style-name="Code">
      <style:text-properties style:use-window-font-color="true" loext:opacity="0%" fo:language="zxx" fo:country="none" fo:font-style="normal" style:text-underline-style="none" fo:font-weight="normal" fo:background-color="transparent"/>
    </style:style>
    <style:style style:name="P89" style:family="paragraph" style:parent-style-name="Code">
      <style:text-properties style:use-window-font-color="true" loext:opacity="0%" fo:language="zxx" fo:country="none" fo:font-style="normal" style:text-underline-style="none" fo:font-weight="normal" officeooo:paragraph-rsid="00a92bee" fo:background-color="transparent"/>
    </style:style>
    <style:style style:name="P9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afb0d6" officeooo:paragraph-rsid="00afb0d6" fo:background-color="transparent"/>
    </style:style>
    <style:style style:name="P91"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00967" officeooo:paragraph-rsid="00b00967" fo:background-color="transparent"/>
    </style:style>
    <style:style style:name="P92"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62257" officeooo:paragraph-rsid="00b62257" fo:background-color="transparent"/>
    </style:style>
    <style:style style:name="P93"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a6b80" officeooo:paragraph-rsid="00ba6b80" fo:background-color="transparent"/>
    </style:style>
    <style:style style:name="P94"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a6b80" officeooo:paragraph-rsid="00bc191a" fo:background-color="transparent"/>
    </style:style>
    <style:style style:name="P95" style:family="paragraph" style:parent-style-name="Code">
      <style:text-properties style:use-window-font-color="true" loext:opacity="0%" fo:language="zxx" fo:country="none" fo:font-style="normal" style:text-underline-style="none" fo:font-weight="normal" officeooo:rsid="00bc191a" officeooo:paragraph-rsid="00bc191a" fo:background-color="transparent"/>
    </style:style>
    <style:style style:name="P96" style:family="paragraph" style:parent-style-name="Code">
      <style:paragraph-properties ch2_options="{'Style': 'dracula', 'Language': 'Python', 'UseCharStyles': 0, 'LineNumberRatio': 100, 'LineNumberStart': 1,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rsid="00bc191a" officeooo:paragraph-rsid="00bc191a" fo:background-color="transparent"/>
    </style:style>
    <style:style style:name="P97" style:family="paragraph" style:parent-style-name="Code">
      <style:text-properties style:use-window-font-color="true" loext:opacity="0%" fo:language="zxx" fo:country="none" fo:font-style="normal" style:text-underline-style="none" fo:font-weight="normal" officeooo:rsid="00bc8976" officeooo:paragraph-rsid="00bc8976" fo:background-color="transparent"/>
    </style:style>
    <style:style style:name="P9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be6a13" officeooo:paragraph-rsid="00be6a13" fo:background-color="transparent"/>
    </style:style>
    <style:style style:name="P9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writing-mode="lr-tb"/>
      <style:text-properties style:use-window-font-color="true" loext:opacity="0%" fo:language="zxx" fo:country="none" fo:font-style="normal" style:text-underline-style="none" fo:font-weight="normal" officeooo:rsid="00ca5f6c" officeooo:paragraph-rsid="00ca5f6c" fo:background-color="transparent"/>
    </style:style>
    <style:style style:name="P10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ca5f6c" officeooo:paragraph-rsid="00ca5f6c" fo:background-color="transparent"/>
    </style:style>
    <style:style style:name="P101"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cc877a" officeooo:paragraph-rsid="00cc877a" fo:background-color="transparent"/>
    </style:style>
    <style:style style:name="P102" style:family="paragraph" style:parent-style-name="Code">
      <style:text-properties style:use-window-font-color="true" loext:opacity="0%" style:font-name="Fira Code:cv08&amp;cv15&amp;cv27&amp;ss04&amp;tnum" fo:language="zxx" fo:country="none" fo:font-style="normal" style:text-underline-style="none" fo:font-weight="normal" officeooo:rsid="00bc191a" officeooo:paragraph-rsid="00bc191a" fo:background-color="transparent"/>
    </style:style>
    <style:style style:name="P103" style:family="paragraph" style:parent-style-name="Code">
      <style:paragraph-properties fo:text-align="start" style:justify-single-word="false"/>
      <style:text-properties fo:font-size="12pt" officeooo:rsid="00375a8a" officeooo:paragraph-rsid="00375a8a" style:font-size-asian="12pt" style:font-size-complex="12pt"/>
    </style:style>
    <style:style style:name="P104" style:family="paragraph" style:parent-style-name="Code">
      <style:paragraph-properties fo:text-align="start" style:justify-single-word="false"/>
      <style:text-properties fo:font-size="12pt" officeooo:paragraph-rsid="00265ad7" style:font-size-asian="12pt" style:font-size-complex="12pt"/>
    </style:style>
    <style:style style:name="P105" style:family="paragraph" style:parent-style-name="Table_20_Contents">
      <style:paragraph-properties fo:text-align="start" style:justify-single-word="false"/>
      <style:text-properties fo:font-size="12pt" officeooo:rsid="004d3b05" officeooo:paragraph-rsid="004d3b05" style:font-size-asian="12pt" style:font-size-complex="12pt"/>
    </style:style>
    <style:style style:name="P106" style:family="paragraph" style:parent-style-name="Table_20_Contents">
      <style:paragraph-properties fo:text-align="center" style:justify-single-word="false"/>
      <style:text-properties fo:font-size="12pt" style:font-size-asian="12pt" style:font-size-complex="12pt"/>
    </style:style>
    <style:style style:name="P107" style:family="paragraph" style:parent-style-name="Code">
      <style:text-properties fo:font-size="12pt" officeooo:rsid="009d1e18" officeooo:paragraph-rsid="009d1e18" style:font-size-asian="12pt" style:font-size-complex="12pt"/>
    </style:style>
    <style:style style:name="P108" style:family="paragraph" style:parent-style-name="Code">
      <style:text-properties fo:font-size="12pt" officeooo:rsid="00a19bde" officeooo:paragraph-rsid="00a19bde" style:font-size-asian="12pt" style:font-size-complex="12pt"/>
    </style:style>
    <style:style style:name="P109" style:family="paragraph" style:parent-style-name="Text_20_body">
      <style:paragraph-properties fo:break-before="page"/>
      <style:text-properties fo:font-size="12pt" officeooo:rsid="00984daa" officeooo:paragraph-rsid="00984daa" style:font-size-asian="10.5pt" style:font-size-complex="16pt"/>
    </style:style>
    <style:style style:name="P110" style:family="paragraph" style:parent-style-name="Text_20_body">
      <style:text-properties fo:font-size="12pt" officeooo:rsid="009897f9" officeooo:paragraph-rsid="009897f9" style:font-size-asian="10.5pt" style:font-size-complex="16pt"/>
    </style:style>
    <style:style style:name="P111" style:family="paragraph" style:parent-style-name="Code">
      <style:paragraph-properties fo:text-align="start" style:justify-single-word="false"/>
      <style:text-properties fo:font-size="11.5pt" style:font-size-asian="11.5pt" style:font-size-complex="11.5pt"/>
    </style:style>
    <style:style style:name="P112" style:family="paragraph" style:parent-style-name="Code">
      <style:paragraph-properties fo:text-align="start" style:justify-single-word="false"/>
    </style:style>
    <style:style style:name="P113" style:family="paragraph" style:parent-style-name="Code">
      <style:text-properties fo:color="#bd93f9" loext:opacity="100%" fo:font-size="10pt" fo:language="zxx" fo:country="none" fo:font-style="normal" style:text-underline-style="none" fo:font-weight="normal" officeooo:rsid="005c8f9f" officeooo:paragraph-rsid="005c8f9f" fo:background-color="transparent" style:font-size-asian="10pt" style:font-size-complex="10pt"/>
    </style:style>
    <style:style style:name="P114" style:family="paragraph" style:parent-style-name="Footnote">
      <style:text-properties officeooo:rsid="005fde18" officeooo:paragraph-rsid="005fde18"/>
    </style:style>
    <style:style style:name="P115" style:family="paragraph" style:parent-style-name="Horizontal_20_Line">
      <style:text-properties officeooo:paragraph-rsid="0060dfd1"/>
    </style:style>
    <style:style style:name="P116" style:family="paragraph" style:parent-style-name="Text_20_body">
      <style:text-properties officeooo:paragraph-rsid="0060dfd1"/>
    </style:style>
    <style:style style:name="P117" style:family="paragraph" style:parent-style-name="Table_20_Contents">
      <style:paragraph-properties fo:text-align="start" style:justify-single-word="false"/>
      <style:text-properties style:font-name="Athiti1" fo:font-size="10pt" officeooo:rsid="0055924d" officeooo:paragraph-rsid="0055924d" style:font-size-asian="10pt" style:font-name-complex="Athiti1" style:font-size-complex="10pt"/>
    </style:style>
    <style:style style:name="P118" style:family="paragraph" style:parent-style-name="Table_20_Contents">
      <style:paragraph-properties fo:text-align="start" style:justify-single-word="false"/>
      <style:text-properties style:font-name="Athiti1" fo:font-size="10pt" officeooo:rsid="0055924d" officeooo:paragraph-rsid="0056b8bb" style:font-size-asian="10pt" style:font-name-complex="Athiti1" style:font-size-complex="10pt"/>
    </style:style>
    <style:style style:name="P119" style:family="paragraph" style:parent-style-name="Table_20_Contents">
      <style:paragraph-properties fo:text-align="start" style:justify-single-word="false"/>
      <style:text-properties style:font-name="Athiti1" fo:font-size="10pt" officeooo:rsid="0058458b" officeooo:paragraph-rsid="0058458b" style:font-size-asian="10pt" style:font-name-complex="Athiti1" style:font-size-complex="10pt"/>
    </style:style>
    <style:style style:name="P120" style:family="paragraph" style:parent-style-name="Table_20_Contents">
      <style:paragraph-properties fo:text-align="start" style:justify-single-word="false"/>
      <style:text-properties style:font-name="Athiti1" fo:font-size="10pt" officeooo:paragraph-rsid="0056b8bb" style:font-size-asian="10pt" style:font-name-complex="Athiti1" style:font-size-complex="10pt"/>
    </style:style>
    <style:style style:name="P121" style:family="paragraph" style:parent-style-name="Table_20_Contents">
      <style:paragraph-properties fo:text-align="center" style:justify-single-word="false"/>
      <style:text-properties officeooo:rsid="005a1d2d" officeooo:paragraph-rsid="005a1d2d"/>
    </style:style>
    <style:style style:name="P122" style:family="paragraph" style:parent-style-name="Table_20_Contents">
      <style:text-properties officeooo:rsid="005c8f9f" officeooo:paragraph-rsid="005c8f9f"/>
    </style:style>
    <style:style style:name="P123" style:family="paragraph" style:parent-style-name="Table_20_Contents">
      <style:paragraph-properties fo:text-align="center" style:justify-single-word="false"/>
      <style:text-properties fo:color="#000000" loext:opacity="100%" fo:font-size="10pt" officeooo:rsid="0059f91d" officeooo:paragraph-rsid="0059f91d" style:font-size-asian="10pt" style:font-size-complex="10pt"/>
    </style:style>
    <style:style style:name="P124" style:family="paragraph" style:parent-style-name="Table_20_Contents">
      <style:text-properties officeooo:rsid="00657017" officeooo:paragraph-rsid="00657017"/>
    </style:style>
    <style:style style:name="P125" style:family="paragraph" style:parent-style-name="Text_20_body">
      <style:text-properties officeooo:rsid="00657017" officeooo:paragraph-rsid="00657017"/>
    </style:style>
    <style:style style:name="P126" style:family="paragraph" style:parent-style-name="Text_20_body">
      <style:text-properties officeooo:rsid="00657017" officeooo:paragraph-rsid="007692ba"/>
    </style:style>
    <style:style style:name="P127" style:family="paragraph" style:parent-style-name="Text_20_body">
      <style:text-properties officeooo:rsid="00657017" officeooo:paragraph-rsid="0082f133"/>
    </style:style>
    <style:style style:name="P128" style:family="paragraph" style:parent-style-name="Text_20_body">
      <style:paragraph-properties fo:break-before="page"/>
      <style:text-properties officeooo:rsid="00657017" officeooo:paragraph-rsid="00849b68"/>
    </style:style>
    <style:style style:name="P129" style:family="paragraph" style:parent-style-name="Text_20_body">
      <style:paragraph-properties fo:break-before="page"/>
      <style:text-properties officeooo:rsid="00657017" officeooo:paragraph-rsid="006c2b9f"/>
    </style:style>
    <style:style style:name="P130" style:family="paragraph" style:parent-style-name="Text_20_body">
      <style:text-properties officeooo:rsid="00657017" officeooo:paragraph-rsid="008684df"/>
    </style:style>
    <style:style style:name="P131" style:family="paragraph" style:parent-style-name="Table_20_Contents">
      <style:text-properties fo:color="#50fa7b" loext:opacity="100%" style:font-name="Fira Code" officeooo:rsid="00657017" officeooo:paragraph-rsid="00657017"/>
    </style:style>
    <style:style style:name="P132" style:family="paragraph" style:parent-style-name="Table_20_Contents">
      <style:text-properties fo:color="#50fa7b" loext:opacity="100%" style:font-name="Fira Code" officeooo:rsid="00665b79" officeooo:paragraph-rsid="00665b79"/>
    </style:style>
    <style:style style:name="P133" style:family="paragraph" style:parent-style-name="Table_20_Contents">
      <style:text-properties officeooo:rsid="00665b79" officeooo:paragraph-rsid="00665b79"/>
    </style:style>
    <style:style style:name="P134" style:family="paragraph" style:parent-style-name="Table_20_Contents">
      <style:paragraph-properties fo:text-align="center" style:justify-single-word="false"/>
      <style:text-properties fo:color="#ffb86c" loext:opacity="100%" style:font-name="Fira Code" officeooo:rsid="004d3b05" officeooo:paragraph-rsid="004d3b05" style:font-size-asian="16pt" style:font-size-complex="16pt"/>
    </style:style>
    <style:style style:name="P135" style:family="paragraph" style:parent-style-name="Table_20_Contents">
      <style:paragraph-properties fo:text-align="center" style:justify-single-word="false"/>
      <style:text-properties fo:color="#ffb86c" loext:opacity="100%" style:font-name="Fira Code" style:font-size-asian="16pt" style:font-size-complex="16pt"/>
    </style:style>
    <style:style style:name="P136" style:family="paragraph" style:parent-style-name="Table_20_Contents">
      <style:paragraph-properties fo:text-align="center" style:justify-single-word="false"/>
      <style:text-properties fo:color="#ffb86c" loext:opacity="100%" style:font-name="Fira Code" fo:font-size="12pt" style:font-size-asian="12pt" style:font-size-complex="12pt"/>
    </style:style>
    <style:style style:name="P137" style:family="paragraph" style:parent-style-name="Table_20_Contents">
      <style:paragraph-properties fo:text-align="center" style:justify-single-word="false"/>
      <style:text-properties fo:color="#ffb86c" loext:opacity="100%" style:font-name="Hack" fo:font-size="10pt" officeooo:rsid="007692ba" officeooo:paragraph-rsid="007692ba" style:font-size-asian="10pt" style:font-size-complex="10pt"/>
    </style:style>
    <style:style style:name="P138" style:family="paragraph" style:parent-style-name="Table_20_Contents">
      <style:paragraph-properties fo:text-align="center" style:justify-single-word="false"/>
      <style:text-properties fo:color="#ffb86c" loext:opacity="100%" style:font-name="Hack" fo:font-size="10pt" style:font-size-asian="10pt" style:font-size-complex="10pt"/>
    </style:style>
    <style:style style:name="P139" style:family="paragraph" style:parent-style-name="Table_20_Contents">
      <style:paragraph-properties fo:text-align="center" style:justify-single-word="false"/>
      <style:text-properties fo:color="#ffb86c" loext:opacity="100%" style:font-name="Hack" fo:font-size="10pt" officeooo:paragraph-rsid="007692ba" style:font-size-asian="10pt" style:font-size-complex="10pt"/>
    </style:style>
    <style:style style:name="P140" style:family="paragraph" style:parent-style-name="Code">
      <style:text-properties fo:color="#ffb86c" loext:opacity="100%" style:font-name="Hack" fo:font-size="10pt" officeooo:rsid="0074d006" officeooo:paragraph-rsid="00849b68" style:font-size-asian="10pt" style:font-size-complex="10pt"/>
    </style:style>
    <style:style style:name="P141" style:family="paragraph" style:parent-style-name="Table_20_Contents">
      <style:text-properties fo:color="#ffb86c" loext:opacity="100%" style:font-name="Hack" fo:font-size="10pt" officeooo:rsid="0074d006" officeooo:paragraph-rsid="0074d006" style:font-size-asian="10pt" style:font-name-complex="Hack" style:font-size-complex="10pt"/>
    </style:style>
    <style:style style:name="P142" style:family="paragraph" style:parent-style-name="Code">
      <style:text-properties fo:color="#ffb86c" loext:opacity="100%" style:font-name="Hack" fo:font-size="10pt" officeooo:rsid="0074d006" officeooo:paragraph-rsid="0086c761" style:font-size-asian="10pt" style:font-name-complex="Hack" style:font-size-complex="10pt"/>
    </style:style>
    <style:style style:name="P143" style:family="paragraph" style:parent-style-name="Table_20_Contents">
      <style:text-properties fo:color="#ffb86c" loext:opacity="100%" style:font-name="Hack" fo:font-size="10pt" officeooo:rsid="007692ba" officeooo:paragraph-rsid="007692ba" style:font-size-asian="10pt" style:font-name-complex="Hack" style:font-size-complex="10pt"/>
    </style:style>
    <style:style style:name="P144" style:family="paragraph" style:parent-style-name="Code">
      <style:text-properties fo:color="#ffb86c" loext:opacity="100%" style:font-name="Hack" fo:font-size="10pt" officeooo:rsid="007692ba" officeooo:paragraph-rsid="00849b68" style:font-size-asian="10pt" style:font-name-complex="Hack" style:font-size-complex="10pt"/>
    </style:style>
    <style:style style:name="P145" style:family="paragraph" style:parent-style-name="Table_20_Contents">
      <style:paragraph-properties fo:text-align="center" style:justify-single-word="false"/>
      <style:text-properties fo:color="#ffb86c" loext:opacity="100%" style:font-name="Hack" fo:font-size="2.25pt" officeooo:paragraph-rsid="007692ba" style:font-size-asian="1.95000004768372pt" style:font-size-complex="3pt"/>
    </style:style>
    <style:style style:name="P146" style:family="paragraph" style:parent-style-name="Table_20_Contents">
      <style:text-properties officeooo:rsid="0074d006" officeooo:paragraph-rsid="0074d006"/>
    </style:style>
    <style:style style:name="P147" style:family="paragraph" style:parent-style-name="Table_20_Contents">
      <style:text-properties style:font-name="Hack" fo:font-size="2.25pt" officeooo:rsid="007692ba" officeooo:paragraph-rsid="007692ba" style:font-size-asian="1.95000004768372pt" style:font-name-complex="Hack" style:font-size-complex="3pt"/>
    </style:style>
    <style:style style:name="P148" style:family="paragraph" style:parent-style-name="Text_20_body">
      <style:text-properties officeooo:paragraph-rsid="0059f91d"/>
    </style:style>
    <style:style style:name="P149" style:family="paragraph" style:parent-style-name="Text_20_body">
      <style:text-properties officeooo:paragraph-rsid="00701e82"/>
    </style:style>
    <style:style style:name="P150" style:family="paragraph" style:parent-style-name="Text_20_body">
      <style:text-properties officeooo:paragraph-rsid="00709462"/>
    </style:style>
    <style:style style:name="P151" style:family="paragraph" style:parent-style-name="Code">
      <loext:graphic-properties draw:fill="solid" draw:fill-color="#44475a" draw:opacity="100%"/>
      <style:paragraph-properties fo:background-color="#44475a"/>
      <style:text-properties fo:font-size="3pt" style:font-size-asian="3pt" style:font-size-complex="3pt"/>
    </style:style>
    <style:style style:name="P152" style:family="paragraph" style:parent-style-name="Code">
      <loext:graphic-properties draw:fill="solid" draw:fill-color="#44475a" draw:opacity="100%"/>
      <style:paragraph-properties fo:background-color="#44475a"/>
      <style:text-properties fo:font-size="3pt" officeooo:paragraph-rsid="00849b68" style:font-size-asian="3pt" style:font-size-complex="3pt"/>
    </style:style>
    <style:style style:name="P153" style:family="paragraph" style:parent-style-name="Code">
      <style:text-properties officeooo:paragraph-rsid="0086c761"/>
    </style:style>
    <style:style style:name="P154" style:family="paragraph" style:parent-style-name="Table_20_Contents">
      <style:text-properties officeooo:rsid="00849b68" officeooo:paragraph-rsid="00849b68"/>
    </style:style>
    <style:style style:name="P155" style:family="paragraph" style:parent-style-name="Text_20_body">
      <style:text-properties officeooo:paragraph-rsid="0089de00"/>
    </style:style>
    <style:style style:name="P156" style:family="paragraph" style:parent-style-name="Text_20_body">
      <style:paragraph-properties fo:break-before="page"/>
      <style:text-properties officeooo:paragraph-rsid="0089de00"/>
    </style:style>
    <style:style style:name="P157" style:family="paragraph" style:parent-style-name="Horizontal_20_Line">
      <style:text-properties officeooo:paragraph-rsid="008f173b"/>
    </style:style>
    <style:style style:name="P158" style:family="paragraph" style:parent-style-name="Horizontal_20_Line">
      <style:text-properties officeooo:paragraph-rsid="009c7ecc"/>
    </style:style>
    <style:style style:name="P159" style:family="paragraph" style:parent-style-name="Table_20_Contents">
      <style:text-properties officeooo:rsid="008f28ec" officeooo:paragraph-rsid="008f28ec"/>
    </style:style>
    <style:style style:name="P160" style:family="paragraph" style:parent-style-name="Text_20_body">
      <style:text-properties officeooo:rsid="008f28ec" officeooo:paragraph-rsid="0092591a"/>
    </style:style>
    <style:style style:name="P161" style:family="paragraph" style:parent-style-name="Table_20_Contents">
      <style:text-properties fo:color="#282a36" loext:opacity="100%" officeooo:rsid="008f28ec" officeooo:paragraph-rsid="008f28ec"/>
    </style:style>
    <style:style style:name="P162" style:family="paragraph" style:parent-style-name="Table_20_Contents">
      <style:text-properties fo:color="#282a36" loext:opacity="100%" officeooo:rsid="00a00563" officeooo:paragraph-rsid="00a00563"/>
    </style:style>
    <style:style style:name="P163" style:family="paragraph" style:parent-style-name="Table_20_Contents">
      <style:text-properties officeooo:rsid="00a00563" officeooo:paragraph-rsid="00a00563"/>
    </style:style>
    <style:style style:name="P164" style:family="paragraph" style:parent-style-name="Table_20_Contents">
      <style:paragraph-properties fo:text-align="start" style:justify-single-word="false"/>
      <style:text-properties officeooo:rsid="00a00563" officeooo:paragraph-rsid="00a00563"/>
    </style:style>
    <style:style style:name="P165" style:family="paragraph" style:parent-style-name="Text_20_body">
      <style:text-properties officeooo:paragraph-rsid="008f28ec"/>
    </style:style>
    <style:style style:name="P166" style:family="paragraph" style:parent-style-name="Code">
      <style:paragraph-properties fo:text-align="start" style:justify-single-word="false"/>
      <style:text-properties officeooo:rsid="00be6a13" officeooo:paragraph-rsid="00be6a13"/>
    </style:style>
    <style:style style:name="P167" style:family="paragraph" style:parent-style-name="Sample">
      <style:paragraph-properties fo:text-align="start" style:justify-single-word="false"/>
      <style:text-properties officeooo:rsid="00be6a13" officeooo:paragraph-rsid="00be6a13"/>
    </style:style>
    <style:style style:name="P168" style:family="paragraph" style:parent-style-name="Table_20_Heading">
      <style:text-properties officeooo:rsid="00be6a13" officeooo:paragraph-rsid="00be6a13"/>
    </style:style>
    <style:style style:name="P169" style:family="paragraph" style:parent-style-name="Code">
      <style:text-properties style:font-name="Fira Sans" officeooo:rsid="00c23d2a" officeooo:paragraph-rsid="00c23d2a" style:font-name-complex="Hack"/>
    </style:style>
    <style:style style:name="P170" style:family="paragraph" style:parent-style-name="Code">
      <style:paragraph-properties fo:text-align="start" style:justify-single-word="false" style:writing-mode="lr-tb"/>
      <style:text-properties officeooo:rsid="00ca5f6c" officeooo:paragraph-rsid="00cbdca9"/>
    </style:style>
    <style:style style:name="P171" style:family="paragraph" style:parent-style-name="Table_20_Heading">
      <style:text-properties officeooo:rsid="00ca5f6c" officeooo:paragraph-rsid="00ca5f6c"/>
    </style:style>
    <style:style style:name="P172" style:family="paragraph" style:parent-style-name="Text_20_body">
      <style:text-properties officeooo:rsid="00ca5f6c" officeooo:paragraph-rsid="00cc2ce0"/>
    </style:style>
    <style:style style:name="P173" style:family="paragraph" style:parent-style-name="Table_20_Contents">
      <style:text-properties officeooo:rsid="00a92bee" officeooo:paragraph-rsid="00a92bee"/>
    </style:style>
    <style:style style:name="P174" style:family="paragraph" style:parent-style-name="Horizontal_20_Line">
      <style:text-properties officeooo:paragraph-rsid="00a39346"/>
    </style:style>
    <style:style style:name="P175" style:family="paragraph" style:parent-style-name="Table_20_Contents">
      <style:text-properties officeooo:rsid="00c23d2a" officeooo:paragraph-rsid="00c23d2a"/>
    </style:style>
    <style:style style:name="P176" style:family="paragraph" style:parent-style-name="Table_20_Heading">
      <style:text-properties officeooo:rsid="00c23d2a" officeooo:paragraph-rsid="00c23d2a"/>
    </style:style>
    <style:style style:name="P177" style:family="paragraph" style:parent-style-name="Sample">
      <style:paragraph-properties fo:text-align="start" style:justify-single-word="false"/>
      <style:text-properties officeooo:rsid="00cc877a" officeooo:paragraph-rsid="00cc877a"/>
    </style:style>
    <style:style style:name="P178" style:family="paragraph" style:parent-style-name="Horizontal_20_Line">
      <style:text-properties officeooo:paragraph-rsid="00c23d2a"/>
    </style:style>
    <style:style style:name="P179" style:family="paragraph" style:parent-style-name="Horizontal_20_Line">
      <style:text-properties officeooo:paragraph-rsid="00cc877a"/>
    </style:style>
    <style:style style:name="P180" style:family="paragraph" style:parent-style-name="Text_20_body">
      <style:text-properties officeooo:paragraph-rsid="00cc877a"/>
    </style:style>
    <style:style style:name="P181" style:family="paragraph" style:parent-style-name="Sample">
      <style:paragraph-properties fo:text-align="start" style:justify-single-word="false"/>
      <style:text-properties officeooo:rsid="00b3bbce" officeooo:paragraph-rsid="00b3bbce"/>
    </style:style>
    <style:style style:name="P182" style:family="paragraph" style:parent-style-name="Sample">
      <style:paragraph-properties fo:text-align="start" style:justify-single-word="false"/>
      <style:text-properties officeooo:rsid="00b62257" officeooo:paragraph-rsid="00b62257"/>
    </style:style>
    <style:style style:name="P183" style:family="paragraph" style:parent-style-name="Text_20_body">
      <style:text-properties officeooo:rsid="00b62257" officeooo:paragraph-rsid="009ec78c"/>
    </style:style>
    <style:style style:name="P184" style:family="paragraph" style:parent-style-name="Table_20_Contents">
      <style:text-properties officeooo:rsid="00a52ed0" officeooo:paragraph-rsid="00a52ed0"/>
    </style:style>
    <style:style style:name="P185" style:family="paragraph" style:parent-style-name="Table_20_Contents">
      <style:text-properties officeooo:rsid="00af5114" officeooo:paragraph-rsid="00af5114"/>
    </style:style>
    <style:style style:name="P186" style:family="paragraph" style:parent-style-name="Table_20_Contents">
      <style:text-properties officeooo:rsid="00b718ca" officeooo:paragraph-rsid="00b718ca"/>
    </style:style>
    <style:style style:name="P187" style:family="paragraph" style:parent-style-name="Table_20_Contents">
      <style:text-properties officeooo:rsid="00c51a82" officeooo:paragraph-rsid="00c51a82"/>
    </style:style>
    <style:style style:name="P188" style:family="paragraph" style:parent-style-name="Table_20_Contents">
      <style:text-properties fo:font-size="11pt" officeooo:rsid="00c51a82" officeooo:paragraph-rsid="00c51a82" style:font-size-asian="11pt" style:font-size-complex="11pt"/>
    </style:style>
    <style:style style:name="P189" style:family="paragraph" style:parent-style-name="Table_20_Heading">
      <style:text-properties fo:font-size="11pt" officeooo:rsid="00c23d2a" officeooo:paragraph-rsid="00c23d2a" style:font-size-asian="11pt" style:font-size-complex="11pt"/>
    </style:style>
    <style:style style:name="P190" style:family="paragraph" style:parent-style-name="Text_20_body">
      <style:text-properties officeooo:paragraph-rsid="00a19bde"/>
    </style:style>
    <style:style style:name="P191" style:family="paragraph" style:parent-style-name="Text_20_body">
      <style:text-properties officeooo:rsid="009ec78c" officeooo:paragraph-rsid="00a19bde"/>
    </style:style>
    <style:style style:name="P192" style:family="paragraph" style:parent-style-name="Text_20_body">
      <style:text-properties officeooo:rsid="009ec78c" officeooo:paragraph-rsid="009ec78c"/>
    </style:style>
    <style:style style:name="P193" style:family="paragraph" style:parent-style-name="Text_20_body">
      <style:text-properties officeooo:paragraph-rsid="00a618cc"/>
    </style:style>
    <style:style style:name="P194" style:family="paragraph" style:parent-style-name="Text_20_body">
      <style:text-properties officeooo:paragraph-rsid="00a92bee"/>
    </style:style>
    <style:style style:name="P195" style:family="paragraph" style:parent-style-name="Text_20_body">
      <style:text-properties officeooo:rsid="00afb0d6" officeooo:paragraph-rsid="00afb0d6"/>
    </style:style>
    <style:style style:name="P196" style:family="paragraph" style:parent-style-name="Text_20_body">
      <style:text-properties officeooo:rsid="00afb0d6" officeooo:paragraph-rsid="00b18d3e"/>
    </style:style>
    <style:style style:name="P197" style:family="paragraph" style:parent-style-name="Text_20_body">
      <style:text-properties officeooo:paragraph-rsid="00b18d3e"/>
    </style:style>
    <style:style style:name="P198" style:family="paragraph" style:parent-style-name="Text_20_body">
      <style:text-properties officeooo:rsid="00ba6b80" officeooo:paragraph-rsid="00ba6b80"/>
    </style:style>
    <style:style style:name="P199" style:family="paragraph" style:parent-style-name="Text_20_body">
      <style:paragraph-properties fo:break-before="page"/>
      <style:text-properties officeooo:rsid="00ba6b80" officeooo:paragraph-rsid="00ba6b80"/>
    </style:style>
    <style:style style:name="P200" style:family="paragraph" style:parent-style-name="Text_20_body">
      <style:text-properties officeooo:rsid="00ba6b80" officeooo:paragraph-rsid="00cc2ce0"/>
    </style:style>
    <style:style style:name="P201" style:family="paragraph" style:parent-style-name="Text_20_body">
      <style:text-properties officeooo:paragraph-rsid="00bfe70f"/>
    </style:style>
    <style:style style:name="P202" style:family="paragraph" style:parent-style-name="Text_20_body">
      <style:text-properties officeooo:paragraph-rsid="00c618c5"/>
    </style:style>
    <style:style style:name="P203"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cc877a" officeooo:paragraph-rsid="00cc877a" fo:background-color="transparent"/>
    </style:style>
    <style:style style:name="P204"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cc877a" officeooo:paragraph-rsid="00d31559" fo:background-color="transparent"/>
    </style:style>
    <style:style style:name="P205" style:family="paragraph" style:parent-style-name="Code">
      <style:paragraph-properties fo:text-align="start" style:justify-single-word="false"/>
      <style:text-properties fo:color="#6272a4" loext:opacity="100%" fo:font-size="12pt" fo:language="zxx" fo:country="none" fo:font-style="normal" style:text-underline-style="none" fo:font-weight="normal" officeooo:rsid="00d31559" officeooo:paragraph-rsid="00d31559" fo:background-color="transparent"/>
    </style:style>
    <style:style style:name="P206"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a36fe" officeooo:paragraph-rsid="00da36fe" fo:background-color="transparent"/>
    </style:style>
    <style:style style:name="P20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bb979" officeooo:paragraph-rsid="00dbb979" fo:background-color="transparent"/>
    </style:style>
    <style:style style:name="P20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d211d" officeooo:paragraph-rsid="00dd211d" fo:background-color="transparent"/>
    </style:style>
    <style:style style:name="P20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fo:font-size="12pt" fo:language="zxx" fo:country="none" fo:font-style="normal" style:text-underline-style="none" fo:font-weight="normal" officeooo:rsid="00de11c2" officeooo:paragraph-rsid="00de11c2" fo:background-color="transparent"/>
    </style:style>
    <style:style style:name="P21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6272a4" loext:opacity="100%" style:font-name="Fira Code" fo:font-size="12pt" fo:language="zxx" fo:country="none" fo:font-style="normal" style:text-underline-style="none" fo:font-weight="normal" officeooo:rsid="00d6fcb2" officeooo:paragraph-rsid="00d6fcb2" fo:background-color="transparent" style:font-name-complex="Fira Code"/>
    </style:style>
    <style:style style:name="P211" style:family="paragraph" style:parent-style-name="Code">
      <style:text-properties fo:color="#ff79c6" loext:opacity="100%" style:font-name="Hack" fo:font-size="12pt" officeooo:rsid="006bacd5" officeooo:paragraph-rsid="00a19bde" style:font-size-asian="12pt" style:font-size-complex="12pt"/>
    </style:style>
    <style:style style:name="P212" style:family="paragraph" style:parent-style-name="Code">
      <style:text-properties fo:color="#ffb86c" loext:opacity="100%" style:font-name="Hack" fo:font-size="12pt" officeooo:rsid="007692ba" officeooo:paragraph-rsid="00a19bde" style:font-size-asian="12pt" style:font-name-complex="Hack" style:font-size-complex="12pt"/>
    </style:style>
    <style:style style:name="P213" style:family="paragraph" style:parent-style-name="Code">
      <style:text-properties style:font-name="Fira Sans Medium" fo:font-weight="normal" officeooo:rsid="00c23d2a" officeooo:paragraph-rsid="00c23d2a" style:font-weight-asian="normal" style:font-name-complex="Hack" style:font-weight-complex="normal"/>
    </style:style>
    <style:style style:name="P214" style:family="paragraph" style:parent-style-name="Code">
      <style:text-properties style:font-name="Fira Sans Medium" style:font-name-complex="Hack"/>
    </style:style>
    <style:style style:name="P215" style:family="paragraph" style:parent-style-name="Code">
      <style:text-properties style:font-name="Fira Sans Medium" officeooo:rsid="00c23d2a" officeooo:paragraph-rsid="00c23d2a" style:font-name-complex="Hack"/>
    </style:style>
    <style:style style:name="P216" style:family="paragraph" style:parent-style-name="Code">
      <style:paragraph-properties fo:text-align="start" style:justify-single-word="false"/>
      <style:text-properties style:use-window-font-color="true" loext:opacity="0%" fo:language="zxx" fo:country="none" fo:font-style="normal" style:text-underline-style="none" fo:font-weight="normal" officeooo:rsid="00d31559" officeooo:paragraph-rsid="00d31559" fo:background-color="transparent"/>
    </style:style>
    <style:style style:name="P217"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a36fe" officeooo:paragraph-rsid="00da36fe" fo:background-color="transparent"/>
    </style:style>
    <style:style style:name="P218"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a36fe" officeooo:paragraph-rsid="00da3e3c" fo:background-color="transparent"/>
    </style:style>
    <style:style style:name="P219"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bb979" officeooo:paragraph-rsid="00dbb979" fo:background-color="transparent"/>
    </style:style>
    <style:style style:name="P220"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d211d" officeooo:paragraph-rsid="00dd211d" fo:background-color="transparent"/>
    </style:style>
    <style:style style:name="P221"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fo:language="zxx" fo:country="none" fo:font-style="normal" style:text-underline-style="none" fo:font-weight="normal" officeooo:rsid="00de11c2" officeooo:paragraph-rsid="00de11c2" fo:background-color="transparent"/>
    </style:style>
    <style:style style:name="P222"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style:use-window-font-color="true" loext:opacity="0%" style:font-name="Fira Code" fo:language="zxx" fo:country="none" fo:font-style="normal" style:text-underline-style="none" fo:font-weight="normal" officeooo:rsid="00d6fcb2" officeooo:paragraph-rsid="00d6fcb2" fo:background-color="transparent" style:font-name-complex="Fira Code"/>
    </style:style>
    <style:style style:name="P223"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bd93f9" loext:opacity="100%" fo:language="zxx" fo:country="none" fo:font-style="normal" style:text-underline-style="none" fo:font-weight="normal" officeooo:rsid="00cc877a" officeooo:paragraph-rsid="00d31559" fo:background-color="transparent"/>
    </style:style>
    <style:style style:name="P224" style:family="paragraph" style:parent-style-name="Code">
      <style:paragraph-properties ch2_options="{'Style': 'dracula', 'Language': 'Python', 'UseCharStyles': 0, 'LineNumberRatio': 100, 'LineNumberStart': 1, 'MasterCharStyle': '', 'ShowLineNumbers': 1, 'ColourizeBackground': 0, 'LineNumberSeparator': '  ', 'LineNumberPaddingSymbol': '', 'StoreOptionsWithSnippet': 1}" fo:text-align="start" style:justify-single-word="false"/>
      <style:text-properties fo:color="#bd93f9" loext:opacity="100%" fo:language="zxx" fo:country="none" fo:font-style="normal" style:text-underline-style="none" fo:font-weight="normal" officeooo:rsid="00d31559" officeooo:paragraph-rsid="00d31559" fo:background-color="transparent"/>
    </style:style>
    <style:style style:name="P225" style:family="paragraph" style:parent-style-name="Code">
      <style:paragraph-properties fo:text-align="start" style:justify-single-word="false"/>
      <style:text-properties officeooo:rsid="00d6fcb2" officeooo:paragraph-rsid="00d6fcb2"/>
    </style:style>
    <style:style style:name="P226" style:family="paragraph" style:parent-style-name="Code">
      <style:paragraph-properties fo:text-align="start" style:justify-single-word="false"/>
      <style:text-properties officeooo:rsid="00d6fcb2" officeooo:paragraph-rsid="00d7acbb"/>
    </style:style>
    <style:style style:name="P227" style:family="paragraph" style:parent-style-name="Code">
      <style:paragraph-properties fo:text-align="center" style:justify-single-word="false"/>
      <style:text-properties officeooo:rsid="00d7acbb" officeooo:paragraph-rsid="00d7acbb"/>
    </style:style>
    <style:style style:name="P228" style:family="paragraph" style:parent-style-name="Code">
      <style:paragraph-properties fo:text-align="start" style:justify-single-word="false"/>
      <style:text-properties officeooo:rsid="00d9286e" officeooo:paragraph-rsid="00d9286e"/>
    </style:style>
    <style:style style:name="P229" style:family="paragraph" style:parent-style-name="Code">
      <style:paragraph-properties fo:text-align="start" style:justify-single-word="false"/>
      <style:text-properties officeooo:rsid="00d9286e" officeooo:paragraph-rsid="00da36fe"/>
    </style:style>
    <style:style style:name="P230" style:family="paragraph" style:parent-style-name="Code">
      <style:paragraph-properties fo:text-align="center" style:justify-single-word="false"/>
      <style:text-properties officeooo:rsid="00d9286e" officeooo:paragraph-rsid="00d9286e"/>
    </style:style>
    <style:style style:name="P231" style:family="paragraph" style:parent-style-name="Code">
      <style:paragraph-properties fo:text-align="center" style:justify-single-word="false"/>
      <style:text-properties officeooo:rsid="00d9286e" officeooo:paragraph-rsid="00da36fe"/>
    </style:style>
    <style:style style:name="P232" style:family="paragraph" style:parent-style-name="Code">
      <style:paragraph-properties fo:text-align="start" style:justify-single-word="false"/>
      <style:text-properties fo:font-size="10pt" officeooo:rsid="00dcf91b" officeooo:paragraph-rsid="00dcf91b" style:font-size-asian="10pt" style:font-size-complex="10pt"/>
    </style:style>
    <style:style style:name="P233" style:family="paragraph" style:parent-style-name="Code">
      <style:paragraph-properties fo:text-align="start" style:justify-single-word="false"/>
      <style:text-properties officeooo:rsid="00dd211d" officeooo:paragraph-rsid="00dd211d"/>
    </style:style>
    <style:style style:name="P234" style:family="paragraph" style:parent-style-name="Heading_20_1">
      <style:paragraph-properties fo:break-before="page"/>
    </style:style>
    <style:style style:name="P235" style:family="paragraph" style:parent-style-name="Heading_20_1" style:master-page-name="Standard">
      <style:paragraph-properties style:page-number="1"/>
    </style:style>
    <style:style style:name="P236" style:family="paragraph" style:parent-style-name="Heading_20_1">
      <style:paragraph-properties fo:break-before="page"/>
      <style:text-properties officeooo:rsid="002d67fe" officeooo:paragraph-rsid="002d67fe"/>
    </style:style>
    <style:style style:name="P237" style:family="paragraph" style:parent-style-name="Heading_20_1">
      <style:paragraph-properties fo:break-before="page"/>
      <style:text-properties officeooo:rsid="004295f1" officeooo:paragraph-rsid="008684df"/>
    </style:style>
    <style:style style:name="P238" style:family="paragraph" style:parent-style-name="Heading_20_1">
      <style:paragraph-properties fo:break-before="page"/>
      <style:text-properties officeooo:rsid="004295f1" officeooo:paragraph-rsid="004295f1"/>
    </style:style>
    <style:style style:name="P239" style:family="paragraph" style:parent-style-name="Heading_20_1">
      <style:paragraph-properties fo:break-before="page"/>
      <style:text-properties officeooo:rsid="00a92bee" officeooo:paragraph-rsid="00a92bee"/>
    </style:style>
    <style:style style:name="P240" style:family="paragraph" style:parent-style-name="Heading_20_1">
      <style:text-properties officeooo:rsid="00d6fcb2" officeooo:paragraph-rsid="00d6fcb2"/>
    </style:style>
    <style:style style:name="P241" style:family="paragraph" style:parent-style-name="Heading_20_2">
      <style:text-properties officeooo:paragraph-rsid="001e9ab4"/>
    </style:style>
    <style:style style:name="P242" style:family="paragraph" style:parent-style-name="Heading_20_2">
      <style:text-properties officeooo:rsid="0025ddce" officeooo:paragraph-rsid="0025ddce"/>
    </style:style>
    <style:style style:name="P243" style:family="paragraph" style:parent-style-name="Heading_20_2">
      <style:paragraph-properties fo:break-before="page"/>
      <style:text-properties officeooo:rsid="002871bb" officeooo:paragraph-rsid="002871bb"/>
    </style:style>
    <style:style style:name="P244" style:family="paragraph" style:parent-style-name="Heading_20_2">
      <style:paragraph-properties fo:break-before="page"/>
      <style:text-properties officeooo:rsid="002ab890" officeooo:paragraph-rsid="002ab890"/>
    </style:style>
    <style:style style:name="P245" style:family="paragraph" style:parent-style-name="Heading_20_2">
      <style:text-properties officeooo:rsid="002d67fe" officeooo:paragraph-rsid="002d67fe"/>
    </style:style>
    <style:style style:name="P246" style:family="paragraph" style:parent-style-name="Heading_20_2">
      <style:paragraph-properties fo:break-before="page"/>
      <style:text-properties officeooo:rsid="003b3846" officeooo:paragraph-rsid="003b3846"/>
    </style:style>
    <style:style style:name="P247" style:family="paragraph" style:parent-style-name="Heading_20_2">
      <style:paragraph-properties fo:break-before="page"/>
      <style:text-properties fo:font-size="18pt" officeooo:rsid="003fc94d" officeooo:paragraph-rsid="003fc94d" style:font-size-asian="16pt" style:font-size-complex="20pt"/>
    </style:style>
    <style:style style:name="P248" style:family="paragraph" style:parent-style-name="Heading_20_2">
      <style:paragraph-properties fo:break-before="page"/>
      <style:text-properties officeooo:rsid="00485842" officeooo:paragraph-rsid="00485842"/>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officeooo:rsid="0060dfd1" officeooo:paragraph-rsid="0060dfd1"/>
    </style:style>
    <style:style style:name="P251" style:family="paragraph" style:parent-style-name="Heading_20_2">
      <style:text-properties fo:color="#f8f8f2" loext:opacity="100%" fo:font-style="normal" officeooo:rsid="00485842" officeooo:paragraph-rsid="00485842" style:font-style-asian="normal" style:font-style-complex="normal"/>
    </style:style>
    <style:style style:name="P252" style:family="paragraph" style:parent-style-name="Heading_20_2">
      <style:paragraph-properties fo:break-before="page"/>
      <style:text-properties officeooo:rsid="008f173b" officeooo:paragraph-rsid="008f173b"/>
    </style:style>
    <style:style style:name="P253" style:family="paragraph" style:parent-style-name="Heading_20_2">
      <style:paragraph-properties fo:break-before="page"/>
      <style:text-properties officeooo:rsid="00cc877a" officeooo:paragraph-rsid="00cc877a"/>
    </style:style>
    <style:style style:name="P254" style:family="paragraph" style:parent-style-name="Heading_20_2">
      <style:text-properties officeooo:rsid="004295f1" officeooo:paragraph-rsid="004295f1"/>
    </style:style>
    <style:style style:name="P255" style:family="paragraph" style:parent-style-name="Heading_20_2">
      <style:paragraph-properties fo:break-before="page"/>
      <style:text-properties officeooo:rsid="009c7ecc" officeooo:paragraph-rsid="009c7ecc"/>
    </style:style>
    <style:style style:name="P256" style:family="paragraph" style:parent-style-name="Heading_20_2">
      <style:text-properties officeooo:paragraph-rsid="00a39346"/>
    </style:style>
    <style:style style:name="P257" style:family="paragraph" style:parent-style-name="Heading_20_2">
      <style:paragraph-properties fo:break-before="page"/>
      <style:text-properties officeooo:rsid="00c23d2a" officeooo:paragraph-rsid="00c23d2a"/>
    </style:style>
    <style:style style:name="P258" style:family="paragraph" style:parent-style-name="Heading_20_2">
      <style:text-properties officeooo:rsid="00d6fcb2" officeooo:paragraph-rsid="00d6fcb2"/>
    </style:style>
    <style:style style:name="P259" style:family="paragraph" style:parent-style-name="Heading_20_2">
      <style:paragraph-properties fo:break-before="page"/>
      <style:text-properties officeooo:rsid="00dbb979" officeooo:paragraph-rsid="00dbb979"/>
    </style:style>
    <style:style style:name="P260" style:family="paragraph" style:parent-style-name="Heading_20_2">
      <style:paragraph-properties fo:break-before="page"/>
      <style:text-properties officeooo:rsid="00dcf91b" officeooo:paragraph-rsid="00dcf91b"/>
    </style:style>
    <style:style style:name="P261" style:family="paragraph" style:parent-style-name="Heading_20_2">
      <style:paragraph-properties fo:break-before="page"/>
      <style:text-properties officeooo:rsid="00de11c2" officeooo:paragraph-rsid="00de11c2"/>
    </style:style>
    <style:style style:name="P262" style:family="paragraph" style:parent-style-name="Horizontal_20_Line">
      <style:text-properties officeooo:paragraph-rsid="00d6fcb2"/>
    </style:style>
    <style:style style:name="P263" style:family="paragraph" style:parent-style-name="Horizontal_20_Line">
      <style:text-properties officeooo:paragraph-rsid="00dbb979"/>
    </style:style>
    <style:style style:name="P264" style:family="paragraph" style:parent-style-name="Horizontal_20_Line">
      <style:text-properties officeooo:paragraph-rsid="00dcf91b"/>
    </style:style>
    <style:style style:name="P265" style:family="paragraph" style:parent-style-name="Horizontal_20_Line">
      <style:text-properties officeooo:paragraph-rsid="00de11c2"/>
    </style:style>
    <style:style style:name="P266" style:family="paragraph" style:parent-style-name="List" style:list-style-name="L1"/>
    <style:style style:name="P267" style:family="paragraph" style:parent-style-name="List" style:list-style-name="L1">
      <style:text-properties officeooo:rsid="00237800" officeooo:paragraph-rsid="00237800"/>
    </style:style>
    <style:style style:name="P268" style:family="paragraph" style:parent-style-name="Sample">
      <style:paragraph-properties fo:text-align="start" style:justify-single-word="false"/>
      <style:text-properties officeooo:rsid="00da36fe" officeooo:paragraph-rsid="00da36fe"/>
    </style:style>
    <style:style style:name="P269" style:family="paragraph" style:parent-style-name="Sample">
      <style:paragraph-properties fo:text-align="start" style:justify-single-word="false"/>
      <style:text-properties officeooo:rsid="00da36fe" officeooo:paragraph-rsid="00da3e3c"/>
    </style:style>
    <style:style style:name="P270" style:family="paragraph" style:parent-style-name="Sample">
      <style:paragraph-properties fo:text-align="start" style:justify-single-word="false"/>
      <style:text-properties officeooo:rsid="00da3e3c" officeooo:paragraph-rsid="00da3e3c"/>
    </style:style>
    <style:style style:name="P271" style:family="paragraph" style:parent-style-name="Sample">
      <style:paragraph-properties fo:text-align="start" style:justify-single-word="false"/>
      <style:text-properties officeooo:rsid="00dbb979" officeooo:paragraph-rsid="00dbb979"/>
    </style:style>
    <style:style style:name="P272" style:family="paragraph" style:parent-style-name="Sample">
      <style:paragraph-properties fo:text-align="start" style:justify-single-word="false"/>
      <style:text-properties officeooo:rsid="00dcf91b" officeooo:paragraph-rsid="00dcf91b"/>
    </style:style>
    <style:style style:name="P273" style:family="paragraph" style:parent-style-name="Sample">
      <style:paragraph-properties fo:text-align="start" style:justify-single-word="false"/>
      <style:text-properties officeooo:rsid="00de11c2" officeooo:paragraph-rsid="00de11c2"/>
    </style:style>
    <style:style style:name="P274" style:family="paragraph" style:parent-style-name="Standard" style:master-page-name="Standard">
      <style:paragraph-properties style:page-number="1"/>
      <style:text-properties officeooo:rsid="001c8f9b" officeooo:paragraph-rsid="001d8c48"/>
    </style:style>
    <style:style style:name="P275" style:family="paragraph" style:parent-style-name="Table_20_Contents">
      <style:paragraph-properties fo:text-align="center" style:justify-single-word="false"/>
      <style:text-properties fo:color="#ff5555" loext:opacity="100%" style:font-name="Hack" fo:font-size="12pt" officeooo:rsid="0074d006" officeooo:paragraph-rsid="00a19bde" style:font-size-asian="12pt" style:font-size-complex="12pt"/>
    </style:style>
    <style:style style:name="P276" style:family="paragraph" style:parent-style-name="Table_20_Contents">
      <style:paragraph-properties ch2_options="{'Style': 'dracula', 'Language': 'Python', 'UseCharStyles': 0, 'LineNumberRatio': 100, 'LineNumberStart': 6, 'MasterCharStyle': '', 'ShowLineNumbers': 1, 'ColourizeBackground': 0, 'LineNumberSeparator': '  ', 'LineNumberPaddingSymbol': '', 'StoreOptionsWithSnippet': 1}" fo:text-align="start" style:justify-single-word="false"/>
      <style:text-properties fo:color="#6272a4" loext:opacity="100%" style:font-name="Fira Code" fo:font-size="10pt" fo:language="zxx" fo:country="none" fo:font-style="normal" style:text-underline-style="none" fo:font-weight="normal" officeooo:paragraph-rsid="00b3bbce" fo:background-color="transparent" style:font-size-asian="10pt" style:font-name-complex="Fira Code" style:font-size-complex="10pt"/>
    </style:style>
    <style:style style:name="P277" style:family="paragraph" style:parent-style-name="Table_20_Contents">
      <style:paragraph-properties fo:text-align="start" style:justify-single-word="false"/>
      <style:text-properties officeooo:rsid="00da36fe" officeooo:paragraph-rsid="00da36fe"/>
    </style:style>
    <style:style style:name="P278" style:family="paragraph" style:parent-style-name="Table_20_Heading">
      <style:text-properties officeooo:rsid="00da36fe" officeooo:paragraph-rsid="00da36fe"/>
    </style:style>
    <style:style style:name="P279" style:family="paragraph" style:parent-style-name="Table_20_Heading">
      <style:paragraph-properties fo:text-align="center" style:justify-single-word="false"/>
      <style:text-properties officeooo:rsid="00dbb979" officeooo:paragraph-rsid="00dbb979"/>
    </style:style>
    <style:style style:name="P280" style:family="paragraph" style:parent-style-name="Table_20_Heading">
      <style:text-properties officeooo:rsid="00dcf91b" officeooo:paragraph-rsid="00dcf91b"/>
    </style:style>
    <style:style style:name="P281" style:family="paragraph" style:parent-style-name="Table_20_Heading">
      <style:text-properties officeooo:rsid="00dd211d" officeooo:paragraph-rsid="00dd211d"/>
    </style:style>
    <style:style style:name="P282" style:family="paragraph" style:parent-style-name="Table_20_Heading">
      <style:paragraph-properties fo:text-align="start" style:justify-single-word="false"/>
      <style:text-properties officeooo:rsid="00de11c2" officeooo:paragraph-rsid="00de11c2"/>
    </style:style>
    <style:style style:name="P283" style:family="paragraph" style:parent-style-name="Text_20_body" style:list-style-name="L2">
      <style:text-properties officeooo:rsid="00287971" officeooo:paragraph-rsid="0028f4b5"/>
    </style:style>
    <style:style style:name="P284" style:family="paragraph" style:parent-style-name="Text_20_body" style:list-style-name="L3">
      <style:text-properties officeooo:rsid="003fc94d" officeooo:paragraph-rsid="003fc94d"/>
    </style:style>
    <style:style style:name="P285" style:family="paragraph" style:parent-style-name="Text_20_body" style:list-style-name="L3">
      <style:text-properties officeooo:rsid="003fc94d" officeooo:paragraph-rsid="00709462"/>
    </style:style>
    <style:style style:name="P286" style:family="paragraph" style:parent-style-name="Text_20_body" style:list-style-name="L4">
      <style:text-properties officeooo:rsid="00497dd1" officeooo:paragraph-rsid="00709462"/>
    </style:style>
    <style:style style:name="P287" style:family="paragraph" style:parent-style-name="Text_20_body" style:list-style-name="L4">
      <style:text-properties officeooo:rsid="00497dd1" officeooo:paragraph-rsid="00497dd1"/>
    </style:style>
    <style:style style:name="P288" style:family="paragraph" style:parent-style-name="Text_20_body" style:list-style-name="L4">
      <style:text-properties fo:color="#f8f8f2" loext:opacity="100%" fo:font-size="16pt" officeooo:rsid="004d3b05" officeooo:paragraph-rsid="00709462" style:font-size-asian="16pt" style:font-size-complex="16pt"/>
    </style:style>
    <style:style style:name="P289" style:family="paragraph" style:parent-style-name="Text_20_body" style:list-style-name="L5">
      <style:text-properties fo:font-size="13pt" officeooo:rsid="0043e55b" officeooo:paragraph-rsid="0043e55b" style:font-size-asian="15pt" style:font-size-complex="13pt"/>
    </style:style>
    <style:style style:name="P290" style:family="paragraph" style:parent-style-name="Text_20_body" style:list-style-name="L5">
      <style:text-properties fo:font-size="13pt" officeooo:rsid="0045c72e" officeooo:paragraph-rsid="0045c72e" style:font-size-asian="15pt" style:font-size-complex="13pt"/>
    </style:style>
    <style:style style:name="P291" style:family="paragraph" style:parent-style-name="Text_20_body" style:list-style-name="L6">
      <style:text-properties officeooo:rsid="009c7ecc" officeooo:paragraph-rsid="009c7ecc"/>
    </style:style>
    <style:style style:name="P292" style:family="paragraph" style:parent-style-name="Text_20_body" style:list-style-name="L6">
      <style:text-properties officeooo:rsid="009c7ecc" officeooo:paragraph-rsid="00a19bde"/>
    </style:style>
    <style:style style:name="P293" style:family="paragraph" style:parent-style-name="Text_20_body" style:list-style-name="L6">
      <style:text-properties officeooo:rsid="009e5b92" officeooo:paragraph-rsid="009e5b92"/>
    </style:style>
    <style:style style:name="P294" style:family="paragraph" style:parent-style-name="Text_20_body">
      <style:text-properties officeooo:paragraph-rsid="00cdf732"/>
    </style:style>
    <style:style style:name="P295" style:family="paragraph" style:parent-style-name="Text_20_body">
      <style:paragraph-properties fo:break-before="page"/>
      <style:text-properties officeooo:paragraph-rsid="00cdf732"/>
    </style:style>
    <style:style style:name="P296" style:family="paragraph" style:parent-style-name="Text_20_body">
      <style:text-properties officeooo:paragraph-rsid="00d31559"/>
    </style:style>
    <style:style style:name="P297" style:family="paragraph" style:parent-style-name="Text_20_body">
      <style:text-properties officeooo:paragraph-rsid="00d6fcb2"/>
    </style:style>
    <style:style style:name="P298" style:family="paragraph" style:parent-style-name="Text_20_body">
      <style:text-properties officeooo:rsid="00d6fcb2" officeooo:paragraph-rsid="00d6fcb2"/>
    </style:style>
    <style:style style:name="P299" style:family="paragraph" style:parent-style-name="Text_20_body">
      <style:paragraph-properties fo:break-before="page"/>
      <style:text-properties officeooo:rsid="00d6fcb2" officeooo:paragraph-rsid="00d6fcb2"/>
    </style:style>
    <style:style style:name="P300" style:family="paragraph" style:parent-style-name="Text_20_body">
      <style:text-properties officeooo:rsid="00da36fe" officeooo:paragraph-rsid="00da36fe"/>
    </style:style>
    <style:style style:name="P301" style:family="paragraph" style:parent-style-name="Text_20_body">
      <style:text-properties officeooo:paragraph-rsid="00dbb979"/>
    </style:style>
    <style:style style:name="P302" style:family="paragraph" style:parent-style-name="Text_20_body">
      <style:text-properties officeooo:paragraph-rsid="00dcf91b"/>
    </style:style>
    <style:style style:name="P303" style:family="paragraph" style:parent-style-name="Text_20_body">
      <style:text-properties officeooo:paragraph-rsid="00de11c2"/>
    </style:style>
    <style:style style:name="P304" style:family="paragraph" style:parent-style-name="Text_20_body">
      <style:text-properties officeooo:rsid="00dfaa4e" officeooo:paragraph-rsid="00dfaa4e"/>
    </style:style>
    <style:style style:name="P305" style:family="paragraph" style:parent-style-name="Text_20_body">
      <style:paragraph-properties fo:break-before="page"/>
      <style:text-properties officeooo:rsid="00dfaa4e" officeooo:paragraph-rsid="00dfaa4e"/>
    </style:style>
    <style:style style:name="T1" style:family="text">
      <style:text-properties officeooo:rsid="001e9ab4"/>
    </style:style>
    <style:style style:name="T2" style:family="text">
      <style:text-properties officeooo:rsid="001ffcfa"/>
    </style:style>
    <style:style style:name="T3" style:family="text">
      <style:text-properties fo:color="#ddaa33" loext:opacity="100%" fo:font-style="normal" style:font-style-asian="normal" style:font-style-complex="normal"/>
    </style:style>
    <style:style style:name="T4" style:family="text">
      <style:text-properties fo:color="#ddaa33" loext:opacity="100%" fo:font-style="normal" officeooo:rsid="00485842" style:font-style-asian="normal" style:font-style-complex="normal"/>
    </style:style>
    <style:style style:name="T5" style:family="text">
      <style:text-properties officeooo:rsid="00219239"/>
    </style:style>
    <style:style style:name="T6" style:family="text">
      <style:text-properties officeooo:rsid="00237800"/>
    </style:style>
    <style:style style:name="T7" style:family="text">
      <style:text-properties officeooo:rsid="0023e63b"/>
    </style:style>
    <style:style style:name="T8" style:family="text">
      <style:text-properties officeooo:rsid="0025ddce"/>
    </style:style>
    <style:style style:name="T9" style:family="text">
      <style:text-properties fo:color="#ffff38" loext:opacity="100%"/>
    </style:style>
    <style:style style:name="T10" style:family="text">
      <style:text-properties fo:color="#ffff38" loext:opacity="100%" style:font-name="Hack" fo:font-size="10pt" fo:font-weight="bold" style:font-size-asian="10pt" style:font-weight-asian="bold" style:font-size-complex="10pt" style:font-weight-complex="bold"/>
    </style:style>
    <style:style style:name="T11" style:family="text">
      <style:text-properties fo:color="#ffff38" loext:opacity="100%" style:font-name="Hack" fo:font-size="10pt" fo:font-weight="bold" officeooo:rsid="001e9ab4" style:font-size-asian="10pt" style:font-weight-asian="bold" style:font-size-complex="10pt" style:font-weight-complex="bold"/>
    </style:style>
    <style:style style:name="T12" style:family="text">
      <style:text-properties fo:color="#ffff38" loext:opacity="100%" style:font-name="Hack" fo:font-size="10pt" fo:language="zxx" fo:country="none" fo:font-style="normal" style:text-underline-style="none" fo:font-weight="bold" officeooo:rsid="001e9ab4" fo:background-color="transparent" loext:char-shading-value="0" style:font-size-asian="10pt" style:font-weight-asian="bold" style:font-size-complex="10pt" style:font-weight-complex="bold"/>
    </style:style>
    <style:style style:name="T13" style:family="text">
      <style:text-properties fo:color="#ffff38" loext:opacity="100%" style:font-name="Hack" fo:font-size="10pt" fo:language="zxx" fo:country="none" fo:font-style="normal" style:text-underline-style="none" fo:font-weight="bold" officeooo:rsid="001e9ab4" fo:background-color="transparent" loext:char-shading-value="0" style:font-size-asian="10pt" style:font-style-asian="normal" style:font-weight-asian="bold" style:font-size-complex="10pt" style:font-style-complex="normal" style:font-weight-complex="bold"/>
    </style:style>
    <style:style style:name="T14" style:family="text">
      <style:text-properties fo:color="#ffff38" loext:opacity="100%" style:font-name="Hack" fo:font-size="10pt" fo:language="zxx" fo:country="none" style:text-underline-style="none" fo:font-weight="bold" officeooo:rsid="001e9ab4" fo:background-color="transparent" loext:char-shading-value="0" style:font-size-asian="10pt" style:font-weight-asian="bold" style:font-size-complex="10pt" style:font-weight-complex="bold"/>
    </style:style>
    <style:style style:name="T15" style:family="text">
      <style:text-properties fo:color="#ffff38" loext:opacity="100%" fo:font-weight="normal" style:font-weight-asian="normal" style:font-weight-complex="normal"/>
    </style:style>
    <style:style style:name="T16" style:family="text">
      <style:text-properties fo:color="#ffff38" loext:opacity="100%" officeooo:rsid="0028d6d7"/>
    </style:style>
    <style:style style:name="T17" style:family="text">
      <style:text-properties fo:color="#ffff38" loext:opacity="100%" style:font-name="Fira Code" fo:font-size="10pt" fo:background-color="#000000" loext:char-shading-value="0" style:font-size-asian="10pt" style:font-name-complex="Fira Code" style:font-size-complex="10pt"/>
    </style:style>
    <style:style style:name="T18" style:family="text">
      <style:text-properties fo:color="#ffff38" loext:opacity="100%" style:font-name="Fira Code" fo:font-size="10pt" officeooo:rsid="0030ebc1" fo:background-color="#000000" loext:char-shading-value="0" style:font-size-asian="10pt" style:font-name-complex="Fira Code" style:font-size-complex="10pt"/>
    </style:style>
    <style:style style:name="T19" style:family="text">
      <style:text-properties fo:color="#ffff38" loext:opacity="100%" style:font-name="Fira Code" fo:font-size="10pt" officeooo:rsid="003b3846" fo:background-color="#000000" loext:char-shading-value="0" style:font-size-asian="10pt" style:font-name-complex="Fira Code" style:font-size-complex="10pt"/>
    </style:style>
    <style:style style:name="T20" style:family="text">
      <style:text-properties fo:color="#ffff38" loext:opacity="100%" style:font-name="Fira Code" fo:font-size="10pt" style:font-size-asian="10pt" style:font-size-complex="10pt"/>
    </style:style>
    <style:style style:name="T21" style:family="text">
      <style:text-properties fo:color="#ffff38" loext:opacity="100%" style:font-name="Fira Code" fo:font-size="10pt" officeooo:rsid="0030ebc1" style:font-size-asian="10pt" style:font-size-complex="10pt"/>
    </style:style>
    <style:style style:name="T22" style:family="text">
      <style:text-properties fo:color="#ffff38" loext:opacity="100%" officeooo:rsid="003b3846"/>
    </style:style>
    <style:style style:name="T23" style:family="text">
      <style:text-properties fo:color="#b4c7dc" loext:opacity="100%"/>
    </style:style>
    <style:style style:name="T24" style:family="text">
      <style:text-properties officeooo:rsid="00265ad7"/>
    </style:style>
    <style:style style:name="T25" style:family="text">
      <style:text-properties fo:color="#ff79c6" loext:opacity="100%"/>
    </style:style>
    <style:style style:name="T26" style:family="text">
      <style:text-properties fo:color="#ff79c6" loext:opacity="100%" officeooo:rsid="0045c72e"/>
    </style:style>
    <style:style style:name="T27" style:family="text">
      <style:text-properties fo:color="#ff79c6"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28" style:family="text">
      <style:text-properties fo:color="#ff79c6" loext:opacity="100%" style:font-name="Hack"/>
    </style:style>
    <style:style style:name="T29" style:family="text">
      <style:text-properties fo:color="#ff79c6" loext:opacity="100%" style:font-name="Hack" fo:font-size="10pt" officeooo:rsid="006ae8f6" style:font-size-asian="10pt" style:font-size-complex="10pt"/>
    </style:style>
    <style:style style:name="T30" style:family="text">
      <style:text-properties fo:color="#ff79c6" loext:opacity="100%" style:font-name="Hack" fo:font-size="10pt" officeooo:rsid="006bacd5" style:font-size-asian="10pt" style:font-size-complex="10pt"/>
    </style:style>
    <style:style style:name="T31" style:family="text">
      <style:text-properties fo:color="#ff79c6" loext:opacity="100%" style:font-name="Hack" fo:font-size="10pt" officeooo:rsid="00849b68" style:font-size-asian="10pt" style:font-size-complex="10pt"/>
    </style:style>
    <style:style style:name="T32" style:family="text">
      <style:text-properties fo:color="#ff79c6" loext:opacity="100%" style:font-name="Hack" fo:font-size="10pt" officeooo:rsid="006bacd5" style:font-size-asian="10pt" style:font-name-complex="Hack" style:font-size-complex="10pt"/>
    </style:style>
    <style:style style:name="T33" style:family="text">
      <style:text-properties fo:color="#ff79c6" loext:opacity="100%" style:font-name="Hack" officeooo:rsid="006bacd5"/>
    </style:style>
    <style:style style:name="T34" style:family="text">
      <style:text-properties fo:color="#ff79c6" loext:opacity="100%" officeooo:rsid="007692ba"/>
    </style:style>
    <style:style style:name="T35" style:family="text">
      <style:text-properties fo:color="#ff79c6" loext:opacity="100%" officeooo:rsid="00470b3b"/>
    </style:style>
    <style:style style:name="T36" style:family="text">
      <style:text-properties fo:color="#ff79c6" loext:opacity="100%" style:font-name="Fira Code" fo:font-size="10pt" fo:language="zxx" fo:country="none" fo:font-style="normal" style:text-underline-style="none" fo:font-weight="normal" officeooo:rsid="00ba6b80" fo:background-color="transparent" loext:char-shading-value="0" style:font-size-asian="10pt" style:font-size-complex="10pt"/>
    </style:style>
    <style:style style:name="T37" style:family="text">
      <style:text-properties fo:color="#ff79c6" loext:opacity="100%" officeooo:rsid="00b3bbce" ch2_options="{'Style': 'dracula', 'Language': 'Python', 'UseCharStyles': 0, 'LineNumberRatio': 100, 'LineNumberStart': 6, 'MasterCharStyle': '', 'ShowLineNumbers': 1, 'ColourizeBackground': 0, 'LineNumberSeparator': '  ', 'LineNumberPaddingSymbol': '', 'StoreOptionsWithSnippet': 1}"/>
    </style:style>
    <style:style style:name="T38" style:family="text">
      <style:text-properties fo:color="#ff79c6" loext:opacity="100%" officeooo:rsid="00bc191a"/>
    </style:style>
    <style:style style:name="T39" style:family="text">
      <style:text-properties fo:color="#ff79c6" loext:opacity="100%" ch2_options="{'Style': 'dracula', 'Language': 'Python', 'UseCharStyles': 0, 'LineNumberRatio': 100, 'LineNumberStart': 1, 'MasterCharStyle': '', 'ShowLineNumbers': 0, 'ColourizeBackground': 0, 'LineNumberSeparator': '  ', 'LineNumberPaddingSymbol': '', 'StoreOptionsWithSnippet': 1}"/>
    </style:style>
    <style:style style:name="T40" style:family="text">
      <style:text-properties fo:color="#ff79c6" loext:opacity="100%" style:font-name="Fira Sans Medium"/>
    </style:style>
    <style:style style:name="T41" style:family="text">
      <style:text-properties fo:color="#f8f8f2" loext:opacity="100%"/>
    </style:style>
    <style:style style:name="T42" style:family="text">
      <style:text-properties fo:color="#f8f8f2" loext:opacity="100%" fo:language="zxx" fo:country="none" fo:font-style="normal" style:text-underline-style="none" fo:font-weight="normal" fo:background-color="#282a36" loext:char-shading-value="0" ch2_options="{'Style': 'dracula', 'Language': 'Python', 'UseCharStyles': 0, 'LineNumberRatio': 100, 'LineNumberStart': 1, 'MasterCharStyle': '', 'ShowLineNumbers': 1, 'ColourizeBackground': 1, 'LineNumberSeparator': '  ', 'LineNumberPaddingSymbol': '', 'StoreOptionsWithSnippet': 1}"/>
    </style:style>
    <style:style style:name="T43" style:family="text">
      <style:text-properties fo:color="#f8f8f2" loext:opacity="100%" fo:language="zxx" fo:country="none" fo:font-style="normal" style:text-underline-style="none" fo:font-weight="normal" fo:background-color="#282a36" loext:char-shading-value="0"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44" style:family="text">
      <style:text-properties fo:color="#f8f8f2"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45" style:family="text">
      <style:text-properties fo:color="#f8f8f2" loext:opacity="100%" ch2_options="{'Style': 'dracula', 'Language': 'Python', 'UseCharStyles': 0, 'LineNumberRatio': 100, 'LineNumberStart': 1, 'MasterCharStyle': '', 'ShowLineNumbers': 1, 'ColourizeBackground': 1, 'LineNumberSeparator': '  ', 'LineNumberPaddingSymbol': '', 'StoreOptionsWithSnippet': 1}"/>
    </style:style>
    <style:style style:name="T46" style:family="text">
      <style:text-properties fo:color="#f8f8f2" loext:opacity="100%" fo:font-style="normal" style:text-underline-style="none" fo:font-weight="normal"/>
    </style:style>
    <style:style style:name="T47" style:family="text">
      <style:text-properties fo:color="#f8f8f2" loext:opacity="100%" style:font-name="Hack" fo:font-size="16pt" officeooo:rsid="0092591a" style:font-size-asian="16pt" style:font-name-complex="TH Sarabun New" style:font-size-complex="16pt"/>
    </style:style>
    <style:style style:name="T48" style:family="text">
      <style:text-properties fo:color="#f8f8f2" loext:opacity="100%" officeooo:rsid="00b3bbce" ch2_options="{'Style': 'dracula', 'Language': 'Python', 'UseCharStyles': 0, 'LineNumberRatio': 100, 'LineNumberStart': 6, 'MasterCharStyle': '', 'ShowLineNumbers': 1, 'ColourizeBackground': 0, 'LineNumberSeparator': '  ', 'LineNumberPaddingSymbol': '', 'StoreOptionsWithSnippet': 1}"/>
    </style:style>
    <style:style style:name="T49" style:family="text">
      <style:text-properties fo:color="#f8f8f2" loext:opacity="100%" ch2_options="{'Style': 'dracula', 'Language': 'Python', 'UseCharStyles': 0, 'LineNumberRatio': 100, 'LineNumberStart': 1, 'MasterCharStyle': '', 'ShowLineNumbers': 1, 'ColourizeBackground': 0, 'LineNumberSeparator': '  ', 'LineNumberPaddingSymbol': '', 'StoreOptionsWithSnippet': 1}"/>
    </style:style>
    <style:style style:name="T50" style:family="text">
      <style:text-properties fo:color="#f8f8f2" loext:opacity="100%" style:font-name="Fira Code" fo:font-size="10pt" fo:language="zxx" fo:country="none" fo:font-style="normal" style:text-underline-style="none" fo:font-weight="normal" fo:background-color="transparent" loext:char-shading-value="0" style:font-size-asian="10pt" style:font-size-complex="10pt"/>
    </style:style>
    <style:style style:name="T51" style:family="text">
      <style:text-properties fo:color="#f8f8f2" loext:opacity="100%" style:font-name="Fira Code" fo:font-size="10pt" fo:language="zxx" fo:country="none" fo:font-style="normal" style:text-underline-style="none" fo:font-weight="normal" officeooo:rsid="00ba6b80" fo:background-color="transparent" loext:char-shading-value="0" style:font-size-asian="10pt" style:font-size-complex="10pt"/>
    </style:style>
    <style:style style:name="T52" style:family="text">
      <style:text-properties fo:color="#f8f8f2" loext:opacity="100%" fo:font-size="12pt"/>
    </style:style>
    <style:style style:name="T53" style:family="text">
      <style:text-properties fo:color="#6272a4" loext:opacity="100%"/>
    </style:style>
    <style:style style:name="T54" style:family="text">
      <style:text-properties fo:color="#6272a4" loext:opacity="100%" fo:font-size="14pt" style:font-size-asian="14pt" style:font-size-complex="14pt"/>
    </style:style>
    <style:style style:name="T55" style:family="text">
      <style:text-properties fo:color="#6272a4" loext:opacity="100%" fo:font-size="14pt" officeooo:rsid="004a9318" style:font-size-asian="14pt" style:font-size-complex="14pt"/>
    </style:style>
    <style:style style:name="T56" style:family="text">
      <style:text-properties fo:color="#6272a4" loext:opacity="100%" fo:font-size="14pt" officeooo:rsid="004a9c04" style:font-size-asian="14pt" style:font-size-complex="14pt"/>
    </style:style>
    <style:style style:name="T57" style:family="text">
      <style:text-properties fo:color="#6272a4" loext:opacity="100%" fo:font-size="14pt" officeooo:rsid="00722f9b" style:font-size-asian="14pt" style:font-size-complex="14pt"/>
    </style:style>
    <style:style style:name="T58" style:family="text">
      <style:text-properties fo:color="#6272a4" loext:opacity="100%" fo:font-size="14pt" officeooo:rsid="007692ba" style:font-size-asian="14pt" style:font-size-complex="14pt"/>
    </style:style>
    <style:style style:name="T59" style:family="text">
      <style:text-properties fo:color="#6272a4" loext:opacity="100%" fo:font-size="8pt" style:font-size-asian="8pt" style:font-size-complex="8pt"/>
    </style:style>
    <style:style style:name="T60" style:family="text">
      <style:text-properties fo:color="#6272a4" loext:opacity="100%" fo:font-size="8pt" officeooo:rsid="004e074f" style:font-size-asian="8pt" style:font-size-complex="8pt"/>
    </style:style>
    <style:style style:name="T61" style:family="text">
      <style:text-properties fo:color="#6272a4"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62" style:family="text">
      <style:text-properties fo:color="#6272a4" loext:opacity="100%" officeooo:rsid="004eb207"/>
    </style:style>
    <style:style style:name="T63" style:family="text">
      <style:text-properties fo:color="#6272a4" loext:opacity="100%" fo:font-size="12pt"/>
    </style:style>
    <style:style style:name="T64" style:family="text">
      <style:text-properties fo:color="#6272a4" loext:opacity="100%" fo:font-size="12pt" officeooo:rsid="007692ba" style:font-size-asian="12pt" style:font-size-complex="12pt"/>
    </style:style>
    <style:style style:name="T65" style:family="text">
      <style:text-properties fo:color="#6272a4" loext:opacity="100%" fo:font-size="12pt" officeooo:rsid="0082f133" style:font-size-asian="12pt" style:font-size-complex="12pt"/>
    </style:style>
    <style:style style:name="T66" style:family="text">
      <style:text-properties fo:color="#6272a4" loext:opacity="100%" fo:font-size="12pt" officeooo:rsid="00a92bee" style:font-size-asian="12pt" style:font-size-complex="12pt"/>
    </style:style>
    <style:style style:name="T67" style:family="text">
      <style:text-properties fo:color="#6272a4" loext:opacity="100%" fo:font-size="12pt" officeooo:rsid="00cbdca9"/>
    </style:style>
    <style:style style:name="T68" style:family="text">
      <style:text-properties fo:color="#6272a4" loext:opacity="100%" fo:font-size="12pt" officeooo:rsid="00da3e3c"/>
    </style:style>
    <style:style style:name="T69" style:family="text">
      <style:text-properties fo:color="#6272a4" loext:opacity="100%" style:font-name="Fira Code" fo:font-size="12pt" fo:language="zxx" fo:country="none" fo:font-style="normal" style:text-underline-style="none" fo:font-weight="normal" officeooo:rsid="00bfe70f" fo:background-color="transparent" loext:char-shading-value="0"/>
    </style:style>
    <style:style style:name="T70" style:family="text">
      <style:text-properties fo:color="#6272a4" loext:opacity="100%" officeooo:rsid="00b3bbce"/>
    </style:style>
    <style:style style:name="T71" style:family="text">
      <style:text-properties fo:color="#6272a4" loext:opacity="100%" officeooo:rsid="00b58e8e" ch2_options="{'Style': 'dracula', 'Language': 'Python', 'UseCharStyles': 0, 'LineNumberRatio': 100, 'LineNumberStart': 6, 'MasterCharStyle': '', 'ShowLineNumbers': 1, 'ColourizeBackground': 0, 'LineNumberSeparator': '  ', 'LineNumberPaddingSymbol': '', 'StoreOptionsWithSnippet': 1}"/>
    </style:style>
    <style:style style:name="T72" style:family="text">
      <style:text-properties fo:color="#6272a4" loext:opacity="100%" officeooo:rsid="00cc877a"/>
    </style:style>
    <style:style style:name="T73" style:family="text">
      <style:text-properties fo:color="#6272a4" loext:opacity="100%" officeooo:rsid="00cdf581"/>
    </style:style>
    <style:style style:name="T74" style:family="text">
      <style:text-properties fo:color="#6272a4" loext:opacity="100%" officeooo:rsid="00d31559"/>
    </style:style>
    <style:style style:name="T75" style:family="text">
      <style:text-properties fo:color="#6272a4" loext:opacity="100%" fo:font-weight="bold" officeooo:rsid="00d31559" style:font-weight-asian="bold" style:font-weight-complex="bold"/>
    </style:style>
    <style:style style:name="T76" style:family="text">
      <style:text-properties fo:color="#6272a4" loext:opacity="100%" style:text-line-through-style="solid" style:text-line-through-type="single"/>
    </style:style>
    <style:style style:name="T77" style:family="text">
      <style:text-properties fo:color="#6272a4" loext:opacity="100%" style:text-line-through-style="solid" style:text-line-through-type="single" style:font-name-complex="Fira Code"/>
    </style:style>
    <style:style style:name="T78" style:family="text">
      <style:text-properties fo:color="#6272a4" loext:opacity="100%" fo:font-size="7pt" style:font-size-asian="7pt" style:font-size-complex="7pt"/>
    </style:style>
    <style:style style:name="T79" style:family="text">
      <style:text-properties fo:color="#8be9fd" loext:opacity="100%"/>
    </style:style>
    <style:style style:name="T80" style:family="text">
      <style:text-properties fo:color="#8be9fd" loext:opacity="100%" fo:language="zxx" fo:country="none" fo:font-style="normal" style:text-underline-style="none" fo:font-weight="normal" fo:background-color="#282a36" loext:char-shading-value="0"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81" style:family="text">
      <style:text-properties fo:color="#8be9fd" loext:opacity="100%" officeooo:rsid="00375a8a"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82" style:family="text">
      <style:text-properties fo:color="#8be9fd" loext:opacity="100%" style:font-style-asian="normal" style:font-style-complex="normal" ch2_options="{'Style': 'dracula', 'Language': 'Python', 'UseCharStyles': 0, 'LineNumberRatio': 100, 'LineNumberStart': 1, 'MasterCharStyle': '', 'ShowLineNumbers': 1, 'ColourizeBackground': 1, 'LineNumberSeparator': '  ', 'LineNumberPaddingSymbol': '', 'StoreOptionsWithSnippet': 1}"/>
    </style:style>
    <style:style style:name="T83" style:family="text">
      <style:text-properties fo:color="#8be9fd" loext:opacity="100%" fo:font-style="italic"/>
    </style:style>
    <style:style style:name="T84" style:family="text">
      <style:text-properties fo:color="#8be9fd" loext:opacity="100%" fo:font-style="italic" officeooo:rsid="00a52ed0"/>
    </style:style>
    <style:style style:name="T85" style:family="text">
      <style:text-properties fo:color="#8be9fd" loext:opacity="100%" fo:font-style="italic" officeooo:rsid="00cbdca9"/>
    </style:style>
    <style:style style:name="T86" style:family="text">
      <style:text-properties fo:color="#8be9fd" loext:opacity="100%" fo:font-size="12pt" fo:font-style="italic"/>
    </style:style>
    <style:style style:name="T87" style:family="text">
      <style:text-properties fo:color="#8be9fd" loext:opacity="100%" fo:font-weight="bold" style:font-weight-asian="bold" style:font-weight-complex="bold"/>
    </style:style>
    <style:style style:name="T88" style:family="text">
      <style:text-properties fo:color="#50fa7b" loext:opacity="100%"/>
    </style:style>
    <style:style style:name="T89" style:family="text">
      <style:text-properties fo:color="#50fa7b" loext:opacity="100%" style:font-name="Noto Sans" fo:font-size="11pt" style:font-size-asian="11pt" style:font-size-complex="11pt"/>
    </style:style>
    <style:style style:name="T90" style:family="text">
      <style:text-properties fo:color="#50fa7b" loext:opacity="100%" style:font-name="Noto Sans" fo:font-size="11pt" fo:font-weight="bold" officeooo:rsid="004a9318" style:font-name-asian="FreeSans" style:font-size-asian="11pt" style:font-weight-asian="bold" style:font-name-complex="FreeSans" style:font-size-complex="11pt" style:font-weight-complex="bold"/>
    </style:style>
    <style:style style:name="T91" style:family="text">
      <style:text-properties fo:color="#50fa7b" loext:opacity="100%" fo:font-weight="normal" style:font-weight-asian="normal" style:font-weight-complex="normal"/>
    </style:style>
    <style:style style:name="T92" style:family="text">
      <style:text-properties fo:color="#50fa7b" loext:opacity="100%" fo:font-weight="normal" officeooo:rsid="0055924d" style:font-weight-asian="normal" style:font-weight-complex="normal"/>
    </style:style>
    <style:style style:name="T93" style:family="text">
      <style:text-properties fo:color="#50fa7b" loext:opacity="100%" style:font-name="Fira Code" fo:font-size="10pt" officeooo:rsid="0069c4d0" style:font-size-asian="10pt" style:font-size-complex="10pt"/>
    </style:style>
    <style:style style:name="T94" style:family="text">
      <style:text-properties fo:color="#50fa7b" loext:opacity="100%" officeooo:rsid="007da025"/>
    </style:style>
    <style:style style:name="T95" style:family="text">
      <style:text-properties fo:color="#bd93f9" loext:opacity="100%"/>
    </style:style>
    <style:style style:name="T96" style:family="text">
      <style:text-properties fo:color="#bd93f9" loext:opacity="100%" fo:language="zxx" fo:country="none" fo:font-style="normal" style:text-underline-style="none" fo:font-weight="normal" fo:background-color="#282a36" loext:char-shading-value="0" ch2_options="{'Style': 'dracula', 'Language': 'Python', 'UseCharStyles': 0, 'LineNumberRatio': 100, 'LineNumberStart': 1, 'MasterCharStyle': '', 'ShowLineNumbers': 1, 'ColourizeBackground': 1, 'LineNumberSeparator': '  ', 'LineNumberPaddingSymbol': '', 'StoreOptionsWithSnippet': 1}"/>
    </style:style>
    <style:style style:name="T97" style:family="text">
      <style:text-properties fo:color="#bd93f9" loext:opacity="100%" fo:language="zxx" fo:country="none" fo:font-style="normal" style:text-underline-style="none" fo:font-weight="normal" officeooo:rsid="00cc877a" fo:background-color="transparent" loext:char-shading-value="0"/>
    </style:style>
    <style:style style:name="T98" style:family="text">
      <style:text-properties fo:color="#bd93f9" loext:opacity="100%" fo:language="zxx" fo:country="none" fo:font-style="normal" style:text-underline-style="none" fo:font-weight="normal" officeooo:rsid="00d31559" fo:background-color="transparent" loext:char-shading-value="0"/>
    </style:style>
    <style:style style:name="T99" style:family="text">
      <style:text-properties fo:color="#bd93f9" loext:opacity="100%" style:font-name="TH Sarabun New" fo:font-size="12pt" fo:language="zxx" fo:country="none" fo:font-style="normal" style:text-underline-style="none" fo:font-weight="normal" officeooo:rsid="00265ad7" fo:background-color="transparent" loext:char-shading-value="0" style:font-size-asian="16pt" style:font-style-asian="italic" style:font-size-complex="16pt" style:font-style-complex="italic"/>
    </style:style>
    <style:style style:name="T100" style:family="text">
      <style:text-properties fo:color="#bd93f9" loext:opacity="100%" fo:font-weight="bold" style:font-weight-asian="bold" style:font-weight-complex="bold"/>
    </style:style>
    <style:style style:name="T101" style:family="text">
      <style:text-properties fo:color="#bd93f9" loext:opacity="100%" fo:font-weight="bold" officeooo:rsid="008f173b" style:font-weight-asian="bold" style:font-weight-complex="bold"/>
    </style:style>
    <style:style style:name="T102" style:family="text">
      <style:text-properties fo:color="#bd93f9" loext:opacity="100%" fo:font-weight="bold" officeooo:rsid="008f28ec" style:font-weight-asian="bold" style:font-weight-complex="bold"/>
    </style:style>
    <style:style style:name="T103" style:family="text">
      <style:text-properties fo:color="#bd93f9" loext:opacity="100%" fo:font-size="16pt" fo:language="zxx" fo:country="none" fo:font-style="normal" style:text-underline-style="none" fo:font-weight="normal" officeooo:rsid="00375a8a" fo:background-color="#282a36" loext:char-shading-value="0" style:font-size-asian="16pt" style:font-size-complex="16pt" ch2_options="{'Style': 'dracula', 'Language': 'Python', 'UseCharStyles': 0, 'LineNumberRatio': 100, 'LineNumberStart': 1, 'MasterCharStyle': '', 'ShowLineNumbers': 1, 'ColourizeBackground': 1, 'LineNumberSeparator': '  ', 'LineNumberPaddingSymbol': '', 'StoreOptionsWithSnippet': 1}"/>
    </style:style>
    <style:style style:name="T104" style:family="text">
      <style:text-properties fo:color="#bd93f9" loext:opacity="100%" style:font-name="Fira Code" fo:font-size="12pt" style:font-size-asian="12pt" style:font-size-complex="12pt"/>
    </style:style>
    <style:style style:name="T105" style:family="text">
      <style:text-properties fo:color="#bd93f9" loext:opacity="100%" style:font-name="Fira Code" fo:font-size="12pt" fo:language="zxx" fo:country="none" fo:font-style="normal" style:text-underline-style="none" fo:font-weight="normal" officeooo:rsid="00375a8a" fo:background-color="#282a36" loext:char-shading-value="0" style:font-size-asian="12pt" style:font-size-complex="12pt" ch2_options="{'Style': 'dracula', 'Language': 'Python', 'UseCharStyles': 0, 'LineNumberRatio': 100, 'LineNumberStart': 1, 'MasterCharStyle': '', 'ShowLineNumbers': 1, 'ColourizeBackground': 1, 'LineNumberSeparator': '  ', 'LineNumberPaddingSymbol': '', 'StoreOptionsWithSnippet': 1}"/>
    </style:style>
    <style:style style:name="T106" style:family="text">
      <style:text-properties fo:color="#bd93f9" loext:opacity="100%" style:font-name="Fira Code" fo:font-size="10pt" style:font-size-asian="10pt" style:font-size-complex="10pt"/>
    </style:style>
    <style:style style:name="T107" style:family="text">
      <style:text-properties fo:color="#bd93f9" loext:opacity="100%" style:font-name="Fira Code" fo:font-size="10pt" officeooo:rsid="00485842" style:font-size-asian="10pt" style:font-size-complex="10pt"/>
    </style:style>
    <style:style style:name="T108" style:family="text">
      <style:text-properties fo:color="#bd93f9" loext:opacity="100%" style:font-name="Fira Code" fo:font-size="10pt" officeooo:rsid="004eb207" style:font-size-asian="10pt" style:font-name-complex="Fira Code" style:font-size-complex="10pt"/>
    </style:style>
    <style:style style:name="T109" style:family="text">
      <style:text-properties fo:color="#bd93f9" loext:opacity="100%" style:font-name="Fira Code" fo:font-size="10pt" fo:font-style="normal" style:font-size-asian="10pt" style:font-style-asian="normal" style:font-size-complex="10pt" style:font-style-complex="normal"/>
    </style:style>
    <style:style style:name="T110" style:family="text">
      <style:text-properties fo:color="#bd93f9" loext:opacity="100%" style:font-name="Fira Code" fo:font-size="10pt" fo:font-style="normal" officeooo:rsid="00485842" style:font-size-asian="10pt" style:font-style-asian="normal" style:font-size-complex="10pt" style:font-style-complex="normal"/>
    </style:style>
    <style:style style:name="T111" style:family="text">
      <style:text-properties fo:color="#bd93f9" loext:opacity="100%" style:font-name="Fira Code" fo:font-size="10pt" fo:font-weight="bold" officeooo:rsid="00a92bee" style:font-size-asian="10pt" style:font-weight-asian="bold" style:font-size-complex="10pt" style:font-weight-complex="bold"/>
    </style:style>
    <style:style style:name="T112" style:family="text">
      <style:text-properties fo:color="#bd93f9" loext:opacity="100%" style:font-name="Fira Code" fo:font-size="10pt" fo:font-weight="bold" officeooo:rsid="00b78e47" style:font-size-asian="10pt" style:font-weight-asian="bold" style:font-size-complex="10pt" style:font-weight-complex="bold"/>
    </style:style>
    <style:style style:name="T113" style:family="text">
      <style:text-properties fo:color="#bd93f9" loext:opacity="100%" style:font-name="Fira Code" fo:font-weight="bold" officeooo:rsid="008f173b" style:font-weight-asian="bold" style:font-weight-complex="bold"/>
    </style:style>
    <style:style style:name="T114" style:family="text">
      <style:text-properties fo:color="#bd93f9" loext:opacity="100%" officeooo:rsid="0059f91d"/>
    </style:style>
    <style:style style:name="T115" style:family="text">
      <style:text-properties fo:color="#bd93f9" loext:opacity="100%" officeooo:rsid="00375a8a" ch2_options="{'Style': 'dracula', 'Language': 'Python', 'UseCharStyles': 0, 'LineNumberRatio': 100, 'LineNumberStart': 1, 'MasterCharStyle': '', 'ShowLineNumbers': 1, 'ColourizeBackground': 1, 'LineNumberSeparator': '  ', 'LineNumberPaddingSymbol': '', 'StoreOptionsWithSnippet': 1}"/>
    </style:style>
    <style:style style:name="T116" style:family="text">
      <style:text-properties fo:color="#bd93f9" loext:opacity="100%" officeooo:rsid="00375a8a" fo:background-color="#282a36" loext:char-shading-value="0" ch2_options="{'Style': 'dracula', 'Language': 'Python', 'UseCharStyles': 0, 'LineNumberRatio': 100, 'LineNumberStart': 1, 'MasterCharStyle': '', 'ShowLineNumbers': 1, 'ColourizeBackground': 1, 'LineNumberSeparator': '  ', 'LineNumberPaddingSymbol': '', 'StoreOptionsWithSnippet': 1}"/>
    </style:style>
    <style:style style:name="T117" style:family="text">
      <style:text-properties fo:color="#bd93f9" loext:opacity="100%" officeooo:rsid="0074d006"/>
    </style:style>
    <style:style style:name="T118" style:family="text">
      <style:text-properties fo:color="#bd93f9" loext:opacity="100%" officeooo:rsid="005c8f9f"/>
    </style:style>
    <style:style style:name="T119" style:family="text">
      <style:text-properties fo:color="#bd93f9" loext:opacity="100%" officeooo:rsid="008f28ec"/>
    </style:style>
    <style:style style:name="T120" style:family="text">
      <style:text-properties fo:color="#bd93f9" loext:opacity="100%" officeooo:rsid="00bed991"/>
    </style:style>
    <style:style style:name="T121" style:family="text">
      <style:text-properties fo:color="#bd93f9" loext:opacity="100%" style:font-name="Fira Code" fo:font-size="12pt" fo:language="zxx" fo:country="none" fo:font-style="normal" style:text-underline-style="none" fo:font-weight="normal" officeooo:rsid="00cc877a" fo:background-color="transparent" loext:char-shading-value="0" style:font-size-asian="12pt" style:font-size-complex="12pt"/>
    </style:style>
    <style:style style:name="T122" style:family="text">
      <style:text-properties fo:color="#bd93f9" loext:opacity="100%" fo:font-size="12pt"/>
    </style:style>
    <style:style style:name="T123" style:family="text">
      <style:text-properties fo:color="#bd93f9" loext:opacity="100%" fo:font-size="12pt" officeooo:rsid="00da3e3c"/>
    </style:style>
    <style:style style:name="T124" style:family="text">
      <style:text-properties fo:color="#ffffff" loext:opacity="100%"/>
    </style:style>
    <style:style style:name="T125" style:family="text">
      <style:text-properties fo:color="#ffffff" loext:opacity="100%" style:font-name="TH Sarabun New" fo:font-size="16pt" fo:language="zxx" fo:country="none" fo:font-style="normal" style:text-underline-style="none" fo:font-weight="normal" officeooo:rsid="00265ad7" fo:background-color="transparent" loext:char-shading-value="0" style:font-size-asian="16pt" style:font-size-complex="16pt"/>
    </style:style>
    <style:style style:name="T126" style:family="text">
      <style:text-properties fo:color="#ffffff" loext:opacity="100%" style:font-name="TH Sarabun New" fo:font-size="16pt" fo:language="zxx" fo:country="none" fo:font-style="normal" style:text-underline-style="none" fo:font-weight="normal" officeooo:rsid="0026f5c2" fo:background-color="transparent" loext:char-shading-value="0" style:font-size-asian="16pt" style:font-size-complex="16pt"/>
    </style:style>
    <style:style style:name="T127" style:family="text">
      <style:text-properties fo:color="#ffffff" loext:opacity="100%" style:font-name="TH Sarabun New" fo:font-size="16pt" fo:language="zxx" fo:country="none" fo:font-style="italic" style:text-underline-style="none" fo:font-weight="normal" officeooo:rsid="00265ad7" fo:background-color="transparent" loext:char-shading-value="0" style:font-size-asian="16pt" style:font-style-asian="italic" style:font-size-complex="16pt" style:font-style-complex="italic"/>
    </style:style>
    <style:style style:name="T128" style:family="text">
      <style:text-properties fo:color="#ffffff" loext:opacity="100%" officeooo:rsid="007da025"/>
    </style:style>
    <style:style style:name="T129" style:family="text">
      <style:text-properties fo:color="#d4ea6b" loext:opacity="100%"/>
    </style:style>
    <style:style style:name="T130" style:family="text">
      <style:text-properties officeooo:rsid="002871bb"/>
    </style:style>
    <style:style style:name="T131" style:family="text">
      <style:text-properties officeooo:rsid="0028d6d7"/>
    </style:style>
    <style:style style:name="T132" style:family="text">
      <style:text-properties officeooo:rsid="0028f4b5"/>
    </style:style>
    <style:style style:name="T133" style:family="text">
      <style:text-properties officeooo:rsid="0029a799"/>
    </style:style>
    <style:style style:name="T134" style:family="text">
      <style:text-properties officeooo:rsid="002ab890"/>
    </style:style>
    <style:style style:name="T135" style:family="text">
      <style:text-properties fo:color="#44475a" loext:opacity="100%"/>
    </style:style>
    <style:style style:name="T136" style:family="text">
      <style:text-properties fo:color="#44475a" loext:opacity="100%" style:text-underline-style="none"/>
    </style:style>
    <style:style style:name="T137" style:family="text">
      <style:text-properties officeooo:rsid="002c6343"/>
    </style:style>
    <style:style style:name="T138" style:family="text">
      <style:text-properties fo:color="#f1fa8c" loext:opacity="100%"/>
    </style:style>
    <style:style style:name="T139" style:family="text">
      <style:text-properties fo:color="#f1fa8c" loext:opacity="100%" style:text-underline-style="none" officeooo:rsid="002ab890" fo:background-color="transparent" loext:char-shading-value="0"/>
    </style:style>
    <style:style style:name="T140" style:family="text">
      <style:text-properties fo:color="#f1fa8c" loext:opacity="100%" style:text-underline-style="none" officeooo:rsid="002c6343" fo:background-color="transparent" loext:char-shading-value="0"/>
    </style:style>
    <style:style style:name="T141" style:family="text">
      <style:text-properties fo:color="#f1fa8c" loext:opacity="100%" style:font-name="Courier New" fo:font-size="10.5pt" style:text-underline-style="none" officeooo:rsid="002c6343" fo:background-color="transparent" loext:char-shading-value="0" style:font-size-asian="10.5pt" style:font-size-complex="10.5pt"/>
    </style:style>
    <style:style style:name="T142" style:family="text">
      <style:text-properties fo:color="#f1fa8c" loext:opacity="100%" style:font-name="Courier New" fo:font-size="10.5pt" style:text-underline-style="none" officeooo:rsid="002ab890" fo:background-color="transparent" loext:char-shading-value="0" style:font-size-asian="10.5pt" style:font-size-complex="10.5pt"/>
    </style:style>
    <style:style style:name="T143" style:family="text">
      <style:text-properties fo:color="#f1fa8c" loext:opacity="100%" fo:font-size="16pt" style:text-underline-style="solid" style:text-underline-width="auto" style:text-underline-color="font-color" fo:font-weight="bold" officeooo:rsid="00849b68" style:font-size-asian="10pt" style:font-weight-asian="bold" style:font-size-complex="16pt" style:font-weight-complex="bold"/>
    </style:style>
    <style:style style:name="T144" style:family="text">
      <style:text-properties style:text-underline-style="none" fo:font-weight="bold" style:font-weight-asian="bold" style:font-weight-complex="bold"/>
    </style:style>
    <style:style style:name="T145" style:family="text">
      <style:text-properties fo:font-size="12pt" style:font-size-asian="12pt" style:font-size-complex="12pt"/>
    </style:style>
    <style:style style:name="T146" style:family="text">
      <style:text-properties officeooo:rsid="00323a3d"/>
    </style:style>
    <style:style style:name="T147" style:family="text">
      <style:text-properties officeooo:rsid="00375a8a"/>
    </style:style>
    <style:style style:name="T148" style:family="text">
      <style:text-properties officeooo:rsid="0037c8a3"/>
    </style:style>
    <style:style style:name="T149" style:family="text">
      <style:text-properties officeooo:rsid="0039a4ba"/>
    </style:style>
    <style:style style:name="T150" style:family="text">
      <style:text-properties officeooo:rsid="003b3846"/>
    </style:style>
    <style:style style:name="T151" style:family="text">
      <style:text-properties officeooo:rsid="003d1c75"/>
    </style:style>
    <style:style style:name="T152" style:family="text">
      <style:text-properties style:text-underline-style="dash" style:text-underline-width="auto" style:text-underline-color="font-color"/>
    </style:style>
    <style:style style:name="T153" style:family="text">
      <style:text-properties style:text-underline-style="solid" style:text-underline-width="auto" style:text-underline-color="#ff5555"/>
    </style:style>
    <style:style style:name="T154" style:family="text">
      <style:text-properties officeooo:rsid="003dc967"/>
    </style:style>
    <style:style style:name="T155" style:family="text">
      <style:text-properties officeooo:rsid="003ea86e"/>
    </style:style>
    <style:style style:name="T156" style:family="text">
      <style:text-properties officeooo:rsid="003fc94d"/>
    </style:style>
    <style:style style:name="T157" style:family="text">
      <style:text-properties officeooo:rsid="003fe4b7"/>
    </style:style>
    <style:style style:name="T158" style:family="text">
      <style:text-properties officeooo:rsid="004295f1"/>
    </style:style>
    <style:style style:name="T159" style:family="text">
      <style:text-properties officeooo:rsid="0043e55b"/>
    </style:style>
    <style:style style:name="T160" style:family="text">
      <style:text-properties officeooo:rsid="0045c72e"/>
    </style:style>
    <style:style style:name="T161" style:family="text">
      <style:text-properties officeooo:rsid="0047d632"/>
    </style:style>
    <style:style style:name="T162" style:family="text">
      <style:text-properties fo:font-size="15pt" officeooo:rsid="00470b3b" style:font-size-asian="15pt" style:font-size-complex="15pt"/>
    </style:style>
    <style:style style:name="T163" style:family="text">
      <style:text-properties fo:font-size="16pt" style:font-size-asian="16pt"/>
    </style:style>
    <style:style style:name="T164" style:family="text">
      <style:text-properties fo:font-size="16pt" officeooo:rsid="00485842" style:font-size-asian="16pt" style:font-size-complex="16pt"/>
    </style:style>
    <style:style style:name="T165" style:family="text">
      <style:text-properties fo:font-size="16pt" officeooo:rsid="004eb207" style:font-size-asian="16pt" style:font-size-complex="16pt"/>
    </style:style>
    <style:style style:name="T166" style:family="text">
      <style:text-properties fo:font-size="16pt" officeooo:rsid="00849b68" style:font-size-complex="16pt"/>
    </style:style>
    <style:style style:name="T167" style:family="text">
      <style:text-properties fo:font-size="16pt" officeooo:rsid="00849b68" style:font-size-asian="10pt" style:font-size-complex="16pt"/>
    </style:style>
    <style:style style:name="T168" style:family="text">
      <style:text-properties officeooo:rsid="00485842"/>
    </style:style>
    <style:style style:name="T169" style:family="text">
      <style:text-properties officeooo:rsid="004a9318"/>
    </style:style>
    <style:style style:name="T170" style:family="text">
      <style:text-properties officeooo:rsid="004bb3ed"/>
    </style:style>
    <style:style style:name="T171" style:family="text">
      <style:text-properties fo:color="#ffb86c" loext:opacity="100%"/>
    </style:style>
    <style:style style:name="T172" style:family="text">
      <style:text-properties fo:color="#ffb86c" loext:opacity="100%" style:font-name="Fira Code" fo:font-size="8pt" style:font-size-asian="8pt" style:font-name-complex="Fira Code" style:font-size-complex="8pt"/>
    </style:style>
    <style:style style:name="T173" style:family="text">
      <style:text-properties fo:color="#ffb86c" loext:opacity="100%" style:font-name="Fira Code" fo:font-size="8pt" officeooo:rsid="0055924d" style:font-size-asian="8pt" style:font-name-complex="Fira Code" style:font-size-complex="8pt"/>
    </style:style>
    <style:style style:name="T174" style:family="text">
      <style:text-properties fo:color="#ffb86c" loext:opacity="100%" style:font-name="Fira Code" fo:font-size="8pt" officeooo:rsid="0057af07" style:font-size-asian="8pt" style:font-name-complex="Fira Code" style:font-size-complex="8pt"/>
    </style:style>
    <style:style style:name="T175" style:family="text">
      <style:text-properties fo:color="#ffb86c" loext:opacity="100%" style:font-name="Fira Code" fo:font-size="10pt" style:font-size-asian="10pt" style:font-size-complex="10pt"/>
    </style:style>
    <style:style style:name="T176" style:family="text">
      <style:text-properties fo:color="#ffb86c" loext:opacity="100%" style:font-name="Fira Code" fo:font-size="10pt" officeooo:rsid="0069c4d0" style:font-size-asian="10pt" style:font-size-complex="10pt"/>
    </style:style>
    <style:style style:name="T177" style:family="text">
      <style:text-properties fo:color="#ffb86c" loext:opacity="100%" style:font-name="Fira Code" fo:font-size="10pt" officeooo:rsid="00485842" style:font-size-asian="10pt" style:font-size-complex="10pt"/>
    </style:style>
    <style:style style:name="T178" style:family="text">
      <style:text-properties fo:color="#ffb86c" loext:opacity="100%" style:font-name="Fira Code" fo:font-size="10pt" fo:font-style="normal" officeooo:rsid="00485842" style:font-size-asian="10pt" style:font-style-asian="normal" style:font-name-complex="TH Sarabun New" style:font-size-complex="10pt" style:font-style-complex="normal"/>
    </style:style>
    <style:style style:name="T179" style:family="text">
      <style:text-properties fo:color="#ffb86c" loext:opacity="100%" style:font-name="Fira Code" fo:font-size="10pt" fo:font-style="normal" officeooo:rsid="00485842" style:font-size-asian="10pt" style:font-style-asian="normal" style:font-size-complex="10pt" style:font-style-complex="normal"/>
    </style:style>
    <style:style style:name="T180" style:family="text">
      <style:text-properties fo:color="#ffb86c" loext:opacity="100%" style:font-name="Fira Code" fo:font-size="10pt" fo:language="zxx" fo:country="none" fo:font-style="normal" style:text-underline-style="none" fo:font-weight="normal" officeooo:rsid="00984daa" fo:background-color="transparent" loext:char-shading-value="0" style:font-size-asian="10pt" style:font-style-asian="normal" style:font-size-complex="10pt" style:font-style-complex="normal"/>
    </style:style>
    <style:style style:name="T181" style:family="text">
      <style:text-properties fo:color="#ffb86c" loext:opacity="100%" style:font-name="Fira Code" fo:font-size="10pt" fo:language="zxx" fo:country="none" fo:font-style="normal" style:text-underline-style="none" fo:font-weight="normal" fo:background-color="transparent" loext:char-shading-value="0" style:font-size-asian="10pt" style:font-size-complex="10pt"/>
    </style:style>
    <style:style style:name="T182" style:family="text">
      <style:text-properties fo:color="#ffb86c" loext:opacity="100%" style:font-name="Fira Code" fo:font-size="10pt" fo:language="zxx" fo:country="none" fo:font-style="normal" style:text-underline-style="none" fo:font-weight="normal" officeooo:rsid="00ba6b80" fo:background-color="transparent" loext:char-shading-value="0" style:font-size-asian="10pt" style:font-size-complex="10pt"/>
    </style:style>
    <style:style style:name="T183" style:family="text">
      <style:text-properties fo:color="#ffb86c" loext:opacity="100%" officeooo:rsid="006ae8f6"/>
    </style:style>
    <style:style style:name="T184" style:family="text">
      <style:text-properties fo:color="#ffb86c" loext:opacity="100%" officeooo:rsid="006bacd5"/>
    </style:style>
    <style:style style:name="T185" style:family="text">
      <style:text-properties fo:color="#ffb86c" loext:opacity="100%" style:font-name="Hack" fo:font-size="10pt" officeooo:rsid="0074d006" style:font-size-asian="10pt" style:font-size-complex="10pt"/>
    </style:style>
    <style:style style:name="T186" style:family="text">
      <style:text-properties fo:color="#ffb86c" loext:opacity="100%" style:font-name="Hack" fo:font-size="10pt" officeooo:rsid="007692ba" style:font-size-asian="10pt" style:font-size-complex="10pt"/>
    </style:style>
    <style:style style:name="T187" style:family="text">
      <style:text-properties fo:color="#ffb86c" loext:opacity="100%" style:font-name="Hack" fo:font-size="10pt" officeooo:rsid="007692ba" style:font-size-asian="10pt" style:font-name-complex="Hack" style:font-size-complex="10pt"/>
    </style:style>
    <style:style style:name="T188" style:family="text">
      <style:text-properties fo:color="#ffb86c" loext:opacity="100%" style:font-name="Hack" fo:font-size="10pt" officeooo:rsid="0092591a" style:font-size-asian="10pt" style:font-name-complex="Hack" style:font-size-complex="10pt"/>
    </style:style>
    <style:style style:name="T189" style:family="text">
      <style:text-properties fo:color="#ffb86c" loext:opacity="100%" style:font-name="Hack" fo:font-size="10pt" officeooo:rsid="00c618c5" style:font-size-asian="10pt" style:font-name-complex="Hack" style:font-size-complex="10pt"/>
    </style:style>
    <style:style style:name="T190" style:family="text">
      <style:text-properties fo:color="#ffb86c" loext:opacity="100%" style:font-name="Hack" fo:font-size="10pt" officeooo:rsid="0074d006" fo:background-color="#44475a" loext:char-shading-value="0" style:font-size-asian="10pt" style:font-size-complex="10pt"/>
    </style:style>
    <style:style style:name="T191" style:family="text">
      <style:text-properties fo:color="#ffb86c" loext:opacity="100%" style:font-name="Hack" style:font-name-complex="Hack"/>
    </style:style>
    <style:style style:name="T192" style:family="text">
      <style:text-properties fo:color="#ffb86c" loext:opacity="100%" style:font-name="Hack" officeooo:rsid="007692ba" style:font-name-complex="Hack"/>
    </style:style>
    <style:style style:name="T193" style:family="text">
      <style:text-properties fo:color="#ffb86c" loext:opacity="100%" style:font-name="Hack" officeooo:rsid="0092591a" style:font-name-complex="Hack"/>
    </style:style>
    <style:style style:name="T194" style:family="text">
      <style:text-properties fo:color="#ffb86c" loext:opacity="100%" style:font-name="Hack" officeooo:rsid="00c618c5" style:font-name-complex="Hack"/>
    </style:style>
    <style:style style:name="T195" style:family="text">
      <style:text-properties fo:color="#ffb86c" loext:opacity="100%" style:font-name="Fira Code Medium" fo:font-size="11pt" fo:font-weight="bold" officeooo:rsid="00a52ed0" style:font-size-asian="11pt" style:font-weight-asian="bold" style:font-name-complex="Fira Code Medium" style:font-size-complex="11pt" style:font-weight-complex="bold"/>
    </style:style>
    <style:style style:name="T196" style:family="text">
      <style:text-properties fo:color="#ffb86c" loext:opacity="100%" style:font-name="Fira Code Medium" fo:font-size="11pt" fo:font-weight="bold" officeooo:rsid="00a39346" style:font-size-asian="11pt" style:font-weight-asian="bold" style:font-name-complex="Fira Code Medium" style:font-size-complex="11pt" style:font-weight-complex="bold"/>
    </style:style>
    <style:style style:name="T197" style:family="text">
      <style:text-properties fo:color="#ffb86c" loext:opacity="100%" officeooo:rsid="00b3bbce"/>
    </style:style>
    <style:style style:name="T198" style:family="text">
      <style:text-properties fo:color="#ffb86c" loext:opacity="100%" officeooo:rsid="00b3bbce" ch2_options="{'Style': 'dracula', 'Language': 'Python', 'UseCharStyles': 0, 'LineNumberRatio': 100, 'LineNumberStart': 6, 'MasterCharStyle': '', 'ShowLineNumbers': 1, 'ColourizeBackground': 0, 'LineNumberSeparator': '  ', 'LineNumberPaddingSymbol': '', 'StoreOptionsWithSnippet': 1}"/>
    </style:style>
    <style:style style:name="T199" style:family="text">
      <style:text-properties fo:color="#ffb86c" loext:opacity="100%" ch2_options="{'Style': 'dracula', 'Language': 'Python', 'UseCharStyles': 0, 'LineNumberRatio': 100, 'LineNumberStart': 1, 'MasterCharStyle': '', 'ShowLineNumbers': 0, 'ColourizeBackground': 0, 'LineNumberSeparator': '  ', 'LineNumberPaddingSymbol': '', 'StoreOptionsWithSnippet': 1}"/>
    </style:style>
    <style:style style:name="T200" style:family="text">
      <style:text-properties fo:color="#ffb86c" loext:opacity="100%" officeooo:rsid="00c94626"/>
    </style:style>
    <style:style style:name="T201" style:family="text">
      <style:text-properties fo:color="#ffb86c" loext:opacity="100%" fo:background-color="#44475a" loext:char-shading-value="0"/>
    </style:style>
    <style:style style:name="T202" style:family="text">
      <style:text-properties style:font-name="TH Sarabun New" fo:font-size="16pt" officeooo:rsid="004eb207" style:font-size-asian="16pt" style:font-name-complex="TH Sarabun New" style:font-size-complex="16pt"/>
    </style:style>
    <style:style style:name="T203" style:family="text">
      <style:text-properties officeooo:rsid="0053e1b4"/>
    </style:style>
    <style:style style:name="T204" style:family="text">
      <style:text-properties officeooo:rsid="0055924d"/>
    </style:style>
    <style:style style:name="T205" style:family="text">
      <style:text-properties style:font-name="Athiti"/>
    </style:style>
    <style:style style:name="T206" style:family="text">
      <style:text-properties style:font-name="Athiti" officeooo:rsid="0056b8bb"/>
    </style:style>
    <style:style style:name="T207" style:family="text">
      <style:text-properties fo:font-weight="bold" officeooo:rsid="0053e1b4" style:font-weight-asian="bold" style:font-weight-complex="bold"/>
    </style:style>
    <style:style style:name="T208" style:family="text">
      <style:text-properties officeooo:rsid="0058458b"/>
    </style:style>
    <style:style style:name="T209" style:family="text">
      <style:text-properties officeooo:rsid="0059503a"/>
    </style:style>
    <style:style style:name="T210" style:family="text">
      <style:text-properties officeooo:rsid="0059f91d"/>
    </style:style>
    <style:style style:name="T211" style:family="text">
      <style:text-properties style:use-window-font-color="true" loext:opacity="0%" officeooo:rsid="0059f91d"/>
    </style:style>
    <style:style style:name="T212" style:family="text">
      <style:text-properties style:use-window-font-color="true" loext:opacity="0%" officeooo:rsid="005f45c7"/>
    </style:style>
    <style:style style:name="T213" style:family="text">
      <style:text-properties style:use-window-font-color="true" loext:opacity="0%" officeooo:rsid="007ed102"/>
    </style:style>
    <style:style style:name="T214" style:family="text">
      <style:text-properties style:text-underline-style="wave" style:text-underline-width="auto" style:text-underline-color="#ff5555"/>
    </style:style>
    <style:style style:name="T215" style:family="text">
      <style:text-properties fo:color="#ff5555" loext:opacity="100%"/>
    </style:style>
    <style:style style:name="T216" style:family="text">
      <style:text-properties fo:color="#ff5555" loext:opacity="100%" officeooo:rsid="0074d006"/>
    </style:style>
    <style:style style:name="T217" style:family="text">
      <style:text-properties fo:color="#ff5555" loext:opacity="100%" style:font-name="Hack" fo:font-size="10pt" officeooo:rsid="0074d006" style:font-size-asian="10pt" style:font-size-complex="10pt"/>
    </style:style>
    <style:style style:name="T218" style:family="text">
      <style:text-properties fo:color="#ff5555" loext:opacity="100%" officeooo:rsid="007692ba"/>
    </style:style>
    <style:style style:name="T219" style:family="text">
      <style:text-properties officeooo:rsid="0061081a"/>
    </style:style>
    <style:style style:name="T220" style:family="text">
      <style:text-properties officeooo:rsid="0062bb36"/>
    </style:style>
    <style:style style:name="T221" style:family="text">
      <style:text-properties officeooo:rsid="00641002"/>
    </style:style>
    <style:style style:name="T222" style:family="text">
      <style:text-properties officeooo:rsid="0065601f"/>
    </style:style>
    <style:style style:name="T223" style:family="text">
      <style:text-properties officeooo:rsid="00665b79"/>
    </style:style>
    <style:style style:name="T224" style:family="text">
      <style:text-properties officeooo:rsid="0069c4d0"/>
    </style:style>
    <style:style style:name="T225" style:family="text">
      <style:text-properties officeooo:rsid="006ae8f6"/>
    </style:style>
    <style:style style:name="T226" style:family="text">
      <style:text-properties officeooo:rsid="006bacd5"/>
    </style:style>
    <style:style style:name="T227" style:family="text">
      <style:text-properties officeooo:rsid="006c2b9f"/>
    </style:style>
    <style:style style:name="T228" style:family="text">
      <style:text-properties officeooo:rsid="007102b7"/>
    </style:style>
    <style:style style:name="T229" style:family="text">
      <style:text-properties officeooo:rsid="0074d006"/>
    </style:style>
    <style:style style:name="T230" style:family="text">
      <style:text-properties officeooo:rsid="007692ba"/>
    </style:style>
    <style:style style:name="T231" style:family="text">
      <style:text-properties officeooo:rsid="007a7145"/>
    </style:style>
    <style:style style:name="T232" style:family="text">
      <style:text-properties officeooo:rsid="007da025"/>
    </style:style>
    <style:style style:name="T233" style:family="text">
      <style:text-properties style:font-name="Courier New" fo:font-size="10.5pt" style:text-underline-style="none" fo:background-color="transparent" loext:char-shading-value="0" style:font-size-asian="10.5pt" style:font-size-complex="10.5pt"/>
    </style:style>
    <style:style style:name="T234" style:family="text">
      <style:text-properties officeooo:rsid="0082f133"/>
    </style:style>
    <style:style style:name="T235" style:family="text">
      <style:text-properties officeooo:rsid="00849b68"/>
    </style:style>
    <style:style style:name="T236" style:family="text">
      <style:text-properties officeooo:rsid="00849b68" fo:background-color="#44475a" loext:char-shading-value="0"/>
    </style:style>
    <style:style style:name="T237" style:family="text">
      <style:text-properties officeooo:rsid="008684df" fo:background-color="#44475a" loext:char-shading-value="0"/>
    </style:style>
    <style:style style:name="T238" style:family="text">
      <style:text-properties officeooo:rsid="008684df"/>
    </style:style>
    <style:style style:name="T239" style:family="text">
      <style:text-properties officeooo:rsid="0089bf38"/>
    </style:style>
    <style:style style:name="T240" style:family="text">
      <style:text-properties officeooo:rsid="008a9b10"/>
    </style:style>
    <style:style style:name="T241" style:family="text">
      <style:text-properties officeooo:rsid="008f173b"/>
    </style:style>
    <style:style style:name="T242" style:family="text">
      <style:text-properties officeooo:rsid="008f28ec"/>
    </style:style>
    <style:style style:name="T243" style:family="text">
      <style:text-properties officeooo:rsid="0090d0f9"/>
    </style:style>
    <style:style style:name="T244" style:family="text">
      <style:text-properties officeooo:rsid="0092591a"/>
    </style:style>
    <style:style style:name="T245" style:family="text">
      <style:text-properties officeooo:rsid="00946d21"/>
    </style:style>
    <style:style style:name="T246" style:family="text">
      <style:text-properties officeooo:rsid="0094908d"/>
    </style:style>
    <style:style style:name="T247" style:family="text">
      <style:text-properties fo:font-size="13pt" officeooo:rsid="0094908d" style:font-size-asian="13pt" style:font-size-complex="13pt"/>
    </style:style>
    <style:style style:name="T248" style:family="text">
      <style:text-properties officeooo:rsid="00470b3b"/>
    </style:style>
    <style:style style:name="T249" style:family="text">
      <style:text-properties officeooo:rsid="009c7ecc"/>
    </style:style>
    <style:style style:name="T250" style:family="text">
      <style:text-properties officeooo:rsid="00a00563"/>
    </style:style>
    <style:style style:name="T251" style:family="text">
      <style:text-properties style:text-underline-style="dot-dash" style:text-underline-width="auto" style:text-underline-color="#6272a4" fo:font-weight="bold" style:font-weight-asian="bold" style:font-weight-complex="bold"/>
    </style:style>
    <style:style style:name="T252" style:family="text">
      <style:text-properties officeooo:rsid="00a39346"/>
    </style:style>
    <style:style style:name="T253" style:family="text">
      <style:text-properties officeooo:rsid="00a52ed0"/>
    </style:style>
    <style:style style:name="T254" style:family="text">
      <style:text-properties officeooo:rsid="00a618cc"/>
    </style:style>
    <style:style style:name="T255" style:family="text">
      <style:text-properties officeooo:rsid="00a92bee"/>
    </style:style>
    <style:style style:name="T256" style:family="text">
      <style:text-properties style:font-name="Fira Code Medium" fo:font-size="11pt" fo:font-weight="bold" officeooo:rsid="00a39346" style:font-size-asian="11pt" style:font-weight-asian="bold" style:font-name-complex="Fira Code Medium" style:font-size-complex="11pt" style:font-weight-complex="bold"/>
    </style:style>
    <style:style style:name="T257" style:family="text">
      <style:text-properties officeooo:rsid="00a96fab"/>
    </style:style>
    <style:style style:name="T258" style:family="text">
      <style:text-properties officeooo:rsid="00aa4f4d"/>
    </style:style>
    <style:style style:name="T259" style:family="text">
      <style:text-properties officeooo:rsid="00b00967"/>
    </style:style>
    <style:style style:name="T260" style:family="text">
      <style:text-properties officeooo:rsid="00b3bbce"/>
    </style:style>
    <style:style style:name="T261" style:family="text">
      <style:text-properties officeooo:rsid="00b62257"/>
    </style:style>
    <style:style style:name="T262" style:family="text">
      <style:text-properties officeooo:rsid="00ba6b80"/>
    </style:style>
    <style:style style:name="T263" style:family="text">
      <style:text-properties officeooo:rsid="00bc191a"/>
    </style:style>
    <style:style style:name="T264" style:family="text">
      <style:text-properties officeooo:rsid="00bc8976"/>
    </style:style>
    <style:style style:name="T265" style:family="text">
      <style:text-properties officeooo:rsid="00c23d2a"/>
    </style:style>
    <style:style style:name="T266" style:family="text">
      <style:text-properties officeooo:rsid="00cbdca9"/>
    </style:style>
    <style:style style:name="T267" style:family="text">
      <style:text-properties officeooo:rsid="00cc877a"/>
    </style:style>
    <style:style style:name="T268" style:family="text">
      <style:text-properties officeooo:rsid="00cdf581"/>
    </style:style>
    <style:style style:name="T269" style:family="text">
      <style:text-properties officeooo:rsid="00cf3745"/>
    </style:style>
    <style:style style:name="T270" style:family="text">
      <style:text-properties officeooo:rsid="00d31559"/>
    </style:style>
    <style:style style:name="T271" style:family="text">
      <style:text-properties style:font-name="Fira Code"/>
    </style:style>
    <style:style style:name="T272" style:family="text">
      <style:text-properties officeooo:rsid="00d6fcb2"/>
    </style:style>
    <style:style style:name="T273" style:family="text">
      <style:text-properties style:font-name-complex="Fira Code"/>
    </style:style>
    <style:style style:name="T274" style:family="text">
      <style:text-properties officeooo:rsid="00d7acbb"/>
    </style:style>
    <style:style style:name="T275" style:family="text">
      <style:text-properties officeooo:rsid="00d9286e"/>
    </style:style>
    <style:style style:name="T276" style:family="text">
      <style:text-properties officeooo:rsid="00da36fe"/>
    </style:style>
    <style:style style:name="T277" style:family="text">
      <style:text-properties officeooo:rsid="00da3e3c"/>
    </style:style>
    <style:style style:name="T278" style:family="text">
      <style:text-properties officeooo:rsid="00dbb979"/>
    </style:style>
    <style:style style:name="T279" style:family="text">
      <style:text-properties officeooo:rsid="00dcf91b"/>
    </style:style>
    <style:style style:name="T280" style:family="text">
      <style:text-properties officeooo:rsid="00dd628a"/>
    </style:style>
    <style:style style:name="T281" style:family="text">
      <style:text-properties officeooo:rsid="00de11c2"/>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is is Cover</text:h>
      <text:h text:style-name="P234" text:outline-level="1">This is คำนำ</text:h>
      <text:h text:style-name="P234" text:outline-level="1">บริจาคให้เรา</text:h>
      <text:h text:style-name="P234" text:outline-level="1">This is สารบัญ</text:h>
      <text:h text:style-name="P235" text:outline-level="1">บทที่ <text:span text:style-name="T3">0</text:span></text:h>
      <text:h text:style-name="P241" text:outline-level="2"><text:span text:style-name="T2">ภาษา </text:span><text:span text:style-name="T1">Python</text:span></text:h>
      <text:p text:style-name="P1"/>
      <text:p text:style-name="P21"><text:tab/>ภาษา <text:span text:style-name="T10">Python</text:span> นั้น เป็นภาษาที่มีความนิยมในโลกของการเขียนโปรแกรมยุคใหม่ เพราะว่า ศึกษาง่าย เรียนง่าย และเป็นมิตรเป็นผู้ใช้ มากกว่าภาษาอื่นๆ อย่างภาษา <text:span text:style-name="T15">C</text:span> และ <text:span text:style-name="T9">JavaScript</text:span> ที่เหมาะกับมือใหม่เช่นกัน แต่ไม่ค่อยเป็นมิตรเท่าไหร่</text:p>
      <text:p text:style-name="P21"><text:tab/><text:span text:style-name="T5">ข้อดีของภาษานี้คือ เป็นภาษาโปรแกรมที่ เข้าใจง่าย ใช้เวลาในการศึกษาไม่มาก มีฟีเจอร์และLibrary ที่ครอบคลุมการใช้งาน</text:span></text:p>
      <text:p text:style-name="P22"><text:tab/><text:span text:style-name="T8">ตัวอย่างสายอาชีพที่ได้ใช้ภาษา </text:span><text:span text:style-name="T10">Python</text:span><text:span text:style-name="T8"> ได้แก่...</text:span></text:p>
      <text:list xml:id="list605270443" text:style-name="L1">
        <text:list-item>
          <text:p text:style-name="P266"><text:span text:style-name="T129">Backend Developer </text:span>(นักพัฒนาเว็บไซต์<text:span text:style-name="T7">ฝ่ายหลังบ้าน</text:span>)</text:p>
        </text:list-item>
        <text:list-item>
          <text:p text:style-name="P266"><text:span text:style-name="T129">Software Developer</text:span> (นักพัฒนาซอฟแวร์)</text:p>
        </text:list-item>
        <text:list-item>
          <text:p text:style-name="P267"><text:span text:style-name="T129">Machine Learning Engineer</text:span> (วิศวกรและนักพัฒนา AI)</text:p>
        </text:list-item>
        <text:list-item>
          <text:p text:style-name="P266"><text:span text:style-name="T129">Mathematics </text:span>(นักคณิตศาสตร์)</text:p>
        </text:list-item>
        <text:list-item>
          <text:p text:style-name="P266"><text:span text:style-name="T129">Data Scientist</text:span> (นักวิทยาศาสตร์ข้อมูล)</text:p>
        </text:list-item>
        <text:list-item>
          <text:p text:style-name="P266"><text:span text:style-name="T129">Accountant</text:span> <text:span text:style-name="T6">(นักบัญชี)</text:span><text:span text:style-name="T6"><text:note text:id="ftn1" text:note-class="footnote"><text:note-citation>1</text:note-citation><text:note-body><text:p text:style-name="Footnote">ซอฟแวร์<text:span text:style-name="T8">ต่างๆ </text:span>ที่ใช้ในสายงานบัญชี เช่น <text:span text:style-name="T23">Microsoft Excel</text:span> และ<text:span text:style-name="T23">LibreOffice Calc</text:span> สนับสนุนการใช้ภาษา Python ในการเขียน Script ต่างๆ</text:p></text:note-body></text:note></text:span></text:p>
        </text:list-item>
      </text:list>
      <text:h text:style-name="P242" text:outline-level="2"><text:soft-page-break/>Python ใช้ทำอะไรได้บ้าง?</text:h>
      <text:p text:style-name="P15"/>
      <text:p text:style-name="P23"><text:tab/><text:span text:style-name="T8">เนื่องจาก </text:span><text:span text:style-name="T11">Python</text:span><text:span text:style-name="T8"> เป็นภาษาที่เขียนง่าย รวดเร็ว จึงทำให้ภาษา </text:span><text:span text:style-name="T11">Python</text:span><text:span text:style-name="T8"> เป็นภาษาที่สามารถเขียนและนำไปใช้จริงได้เร็วกว่าภาษาอื่นๆ เช่น..</text:span></text:p>
      <table:table table:name="Table1" table:style-name="Table1">
        <table:table-column table:style-name="Table1.A"/>
        <table:table-column table:style-name="Table1.B"/>
        <table:table-row>
          <table:table-cell table:style-name="Table1.A1" office:value-type="string">
            <text:p text:style-name="P19">ภาษา</text:p>
          </table:table-cell>
          <table:table-cell table:style-name="Table1.B1" office:value-type="string">
            <text:p text:style-name="P19">Code</text:p>
          </table:table-cell>
        </table:table-row>
        <table:table-row>
          <table:table-cell table:style-name="Table1.A2" office:value-type="string">
            <text:p text:style-name="P18">Python</text:p>
          </table:table-cell>
          <table:table-cell table:style-name="Table1.B2" office:value-type="string">
            <text:p text:style-name="P104"><text:span text:style-name="T53">1 <text:s/></text:span><text:span text:style-name="T80">print</text:span><text:span text:style-name="T43">(</text:span><text:span text:style-name="T96">"หวัดดีลุงตู่"</text:span><text:span text:style-name="T42">)</text:span></text:p>
          </table:table-cell>
        </table:table-row>
        <table:table-row table:style-name="Table1.3">
          <table:table-cell table:style-name="Table1.A2" office:value-type="string">
            <text:p text:style-name="P18">C</text:p>
          </table:table-cell>
          <table:table-cell table:style-name="Table1.B3" office:value-type="string">
            <text:p text:style-name="P79"><text:span text:style-name="T53">1 <text:s/></text:span><text:span text:style-name="T25">#include</text:span><text:span text:style-name="T41"> </text:span><text:span text:style-name="T53">&lt;stdio.h&gt;</text:span></text:p>
            <text:p text:style-name="P79"><text:span text:style-name="T53">2 <text:s/></text:span><text:span text:style-name="T79">int</text:span><text:span text:style-name="T41"> </text:span><text:span text:style-name="T88">main</text:span><text:span text:style-name="T41">() {</text:span></text:p>
            <text:p text:style-name="P80"><text:span text:style-name="T53">3 <text:s/></text:span><text:span text:style-name="T41"><text:s text:c="4"/>printf(</text:span><text:span text:style-name="T95">"หวัดดีลุงตู่"</text:span><text:span text:style-name="T41">);</text:span></text:p>
            <text:p text:style-name="P11"><text:span text:style-name="T53">4 <text:s/></text:span>}</text:p>
          </table:table-cell>
        </table:table-row>
      </table:table>
      <text:p text:style-name="P24">** <text:span text:style-name="T24">ตัวเลขทางด้านซ้ายของ Code </text:span><text:span text:style-name="T130">มีไว้เพื่อบอกเลขที่ของบรรทัด</text:span><text:span text:style-name="T24"> **</text:span></text:p>
      <text:p text:style-name="P17"><text:tab/><text:span text:style-name="T24">จาก Code ที่เขียนมาทั้ง 2 ภาษา หากเรา</text:span><text:span text:style-name="T132">ล</text:span><text:span text:style-name="T24">อง </text:span><text:span text:style-name="T132">run</text:span><text:span text:style-name="T24"> Code เหล่านี้ดู จะให้ผลลัพธ์เหมือนกัน คือ แสดงผลคำว่า </text:span><text:span text:style-name="T127">" </text:span><text:span text:style-name="T99">หวัดดีลุงตู่ </text:span><text:span text:style-name="T127"><text:s/>"</text:span><text:span text:style-name="T125"> ออกมาที่ Terminal เท่านั้น ทว่าภาษา </text:span><text:span text:style-name="T12">Python</text:span><text:span text:style-name="T125"> กลับใช้พื้นที่ในการเขียนที่สั้นกว่า น้อยกว่า ทำให้ผู้เขียน Code สามารถ</text:span><text:span text:style-name="T126">จบงานได้ไวกว่านั่นเอง</text:span></text:p>
      <text:p text:style-name="P29"><text:tab/>อย่างไรก็ดี ด้วยความที่ภาษา <text:span text:style-name="T11">Python</text:span> นั้นเป็นภาษาที่มีความซับซ้อนน้อย นั่นก็ทำให้ภาษานี้ขาดบางฟีเจอร์ไปเช่นกัน เช่นกันบริหารจัดการ Memory แบบภาษา <text:span text:style-name="T9">C</text:span> เป็นต้น นั่นทำให้ <text:span text:style-name="T11">Python</text:span> ไม่ได้เหมาะกับทุกสายงาน แต่เหมาะกับงานที่เน้นการพัฒนาซอฟแวร์มากกว่า</text:p>
      <text:h text:style-name="P243" text:outline-level="2">ข้อควรทราบเกี่ยวกับ Python</text:h>
      <text:p text:style-name="P16"/>
      <text:p text:style-name="P32"><text:tab/><text:span text:style-name="T130">ถึงแม้ว่าภาษา </text:span><text:span text:style-name="T12">Python</text:span><text:span text:style-name="T130"> จะเป็นภาษาที่ดูดี แต่มันก็มีข้อเสียในตัวเองอยู่บ้างเหมือนกัน เหมือนกับทุกภาษาโปรแกรมอื่นๆ บนโลกที่ต่างก็มีข้อดีข้อเสียและเป้าหมายในการใช้งานที่แตกต่างกันไป</text:span></text:p>
      <text:list xml:id="list377466833" text:style-name="L2">
        <text:list-item>
          <text:p text:style-name="P283">ภาษา <text:span text:style-name="T12">Python</text:span> นั้น ช้า กว่าภาษาอื่นๆ อย่างภาษา <text:span text:style-name="T9">C</text:span> หรือ <text:span text:style-name="T9">Ruby</text:span> ถึงแม้ว่า <text:span text:style-name="T12">Python</text:span> และภาษาอื่นๆ จะสามารถเขียน Code ให้ทำงานแบบเดียวกันได้ แต่ <text:span text:style-name="T12">Python</text:span> มักจะใช้เวลา run มากกว่าในหลายๆ สถานการณ์</text:p>
        </text:list-item>
        <text:list-item>
          <text:p text:style-name="P283">ภาษา <text:span text:style-name="T12">Python</text:span> เป็นภาษาที่<text:span text:style-name="T152">ไม่ได้</text:span>ออกแบบมาสำหรับการพัฒนา แอพมือถือ อันเนื่องมาจากการบริโภคทรัพยากรเครื่องสูงกว่าและไม่สามารถจัดการ Memory ได้ ทำให้ <text:span text:style-name="T12">Python</text:span> มักอยู่ฝั่ง Server-Side<text:note text:id="ftn2" text:note-class="footnote"><text:note-citation>2</text:note-citation><text:note-body><text:p text:style-name="P25">Server-Side หมายถึงซอฟแวร์ที่รับบน Server ที่ทำหน้าที่รับส่งข้อมูลจากผู้ใช้ (Client) เก็บขอมูลจากผู้ใช้ และประมวลผลข้อมูลบางอย่างของผู้ใช้ <text:span text:style-name="T133">เช่น Server ของเกม RoV</text:span></text:p></text:note-body></text:note> มากว่า Client-Side<text:note text:id="ftn3" text:note-class="footnote"><text:note-citation>3</text:note-citation><text:note-body><text:p text:style-name="P25">Client-Side หมายถึงซอฟแวร์ที่รันบนเครื่องของผู้ใช้ (Client) สามารถโต้ตอบกับผู้ใช้ได้โดยตรง <text:span text:style-name="T133">เช่น แอพฯ ต่างๆ บนมือถือ</text:span></text:p></text:note-body></text:note></text:p>
        </text:list-item>
        <text:list-item>
          <text:p text:style-name="P283">ภาษา <text:span text:style-name="T12">Python</text:span> นั้น เป็นภาษาแบบ Dynamic-Type หมายความว่าประเภทของตัวแปร <text:span text:style-name="T131">(จะอธิบายในบทต่อๆ ไป) </text:span>สามารถเปลี่ยนไปมาได้ระหว่าง run ทำให้ผู้ที่เขียน Code อาจต้องระวังในการเขียนมากกว่าภาษาที่เป็น Static-Type <text:span text:style-name="T131">อื่นๆ อย่างภาษา </text:span><text:span text:style-name="T16">C</text:span><text:span text:style-name="T131"> และ </text:span><text:span text:style-name="T16">Java</text:span></text:p>
        </text:list-item>
      </text:list>
      <text:h text:style-name="P244" text:outline-level="2">เตรียม Python ให้พร้อม</text:h>
      <text:p text:style-name="P27"/>
      <text:p text:style-name="P33"><text:tab/><text:span text:style-name="T134">ภาษา </text:span><text:span text:style-name="T12">Python</text:span><text:span text:style-name="T134"> ไม่ได้ถูกติดตั้งมาให้ในคอมพิวเตอร์ทุกเครื่อง ดังนั้นเราต้องตรวจสอบก่อนว่าคอมพิวเตอร์ของเรานั้นมี </text:span><text:span text:style-name="T12">Python</text:span><text:span text:style-name="T134"> อยู่หรือไม่</text:span></text:p>
      <text:p text:style-name="P28"><text:tab/><text:span text:style-name="T134">ให้รันคำสั่งนี้ใน Terminal</text:span></text:p>
      <table:table table:name="Table2" table:style-name="Table2">
        <table:table-column table:style-name="Table2.A"/>
        <table:table-column table:style-name="Table2.B"/>
        <table:table-row>
          <table:table-cell table:style-name="Table2.A1" office:value-type="string">
            <text:p text:style-name="P26">Windows</text:p>
          </table:table-cell>
          <table:table-cell table:style-name="Table2.B1" office:value-type="string">
            <text:p text:style-name="P111"><text:span text:style-name="T135">C:\Users\YourName&gt;</text:span> python<text:span text:style-name="T134">3</text:span> --version</text:p>
          </table:table-cell>
        </table:table-row>
        <table:table-row>
          <table:table-cell table:style-name="Table2.A2" office:value-type="string">
            <text:p text:style-name="P26">Mac , Linux</text:p>
          </table:table-cell>
          <table:table-cell table:style-name="Table2.B2" office:value-type="string">
            <text:p text:style-name="P112"><text:span text:style-name="T136">YourName@Com</text:span><text:span text:style-name="T135"> :~$</text:span> python3 --version</text:p>
          </table:table-cell>
        </table:table-row>
      </table:table>
      <text:p text:style-name="P33"><text:tab/><text:span text:style-name="T134">หาก Code ของเรารันสำเร็จ และแสดงเวอร์ชั่นของ </text:span><text:span text:style-name="T12">Python</text:span><text:span text:style-name="T134"> ที่ติดตั้งอยู่ หมายความว่าในเครื่องขอ</text:span><text:span text:style-name="T149">ง</text:span><text:span text:style-name="T134">เรามี </text:span><text:span text:style-name="T12">Python</text:span><text:span text:style-name="T134"> ที่พร้อมใช้งานแล้ว หากยังไม่มี แนะนำว่าให้ติดตั้ง </text:span><text:span text:style-name="T12">Python</text:span><text:span text:style-name="T134"> จากเว็บไซต์ </text:span><text:span text:style-name="T139"><text:s/></text:span><text:a xlink:type="simple" xlink:href="http://www.python.org/downloads" text:style-name="Internet_20_link" text:visited-style-name="Visited_20_Internet_20_Link"><text:span text:style-name="T141">www.</text:span></text:a><text:a xlink:type="simple" xlink:href="http://www.python.org/downloads" text:style-name="Internet_20_link" text:visited-style-name="Visited_20_Internet_20_Link"><text:span text:style-name="T142">python.org/</text:span></text:a><text:a xlink:type="simple" xlink:href="http://www.python.org/downloads" text:style-name="Internet_20_link" text:visited-style-name="Visited_20_Internet_20_Link"><text:span text:style-name="T233">downloads</text:span></text:a><text:span text:style-name="T140"> </text:span><text:span text:style-name="T134"><text:s/>สำหรับ Windows </text:span><text:span text:style-name="T137">และ Mac</text:span><text:span text:style-name="T134"> และติดตั้ง</text:span><text:span text:style-name="T137">ได้</text:span><text:span text:style-name="T134">จาก Package Manager </text:span><text:span text:style-name="T137">สำหรับ</text:span><text:span text:style-name="T134"> Linux</text:span></text:p>
      <text:p text:style-name="P28"><draw:frame draw:style-name="fr2" draw:name="Frame1" text:anchor-type="char" svg:width="7.869cm" draw:z-index="0"><draw:text-box fo:min-height="4.951cm"><text:p text:style-name="Illustration"><draw:frame draw:style-name="fr12" draw:name="Image1" text:anchor-type="paragraph" svg:width="7.869cm" style:rel-width="100%" svg:height="4.949cm" style:rel-height="scale" draw:z-index="1"><draw:image xlink:href="Pictures/100000010000055600000300C322146F1C6041EB.png" xlink:type="simple" xlink:show="embed" xlink:actuate="onLoad" draw:mime-type="image/png"/></draw:frame>ภาพตัวอย่าง Terminal ที่มี Python ติดตั้งอยู่</text:p></draw:text-box></draw:frame><text:s/></text:p>
      <text:p text:style-name="P28"/>
      <text:p text:style-name="P39"><text:tab/>สำหรับการเริ่มต้นเขียน <text:span text:style-name="T12">Python</text:span> นั้น สามารถทำได้ 2 วิธี ดังนี้</text:p>
      <text:p text:style-name="P37"><text:tab/><text:span text:style-name="T144">เขียนโดยตรงที่ Terminal</text:span></text:p>
      <text:p text:style-name="P38"><text:tab/>สามารถเริ่มต้นได้โดยการเปิด Terminal แล้วพิมพ์คำว่า <text:span text:style-name="T20">python3</text:span> และกด Enter จากนั้นเราจะสามารถเขียน code ภาษา <text:span text:style-name="T12">Python</text:span> ในนั้นต่อได้เลย</text:p>
      <text:p text:style-name="P20"><draw:frame draw:style-name="fr5" draw:name="Image2" text:anchor-type="char" svg:x="0cm" svg:y="-0.333cm" svg:width="12.261cm" svg:height="6.892cm" draw:z-index="2"><draw:image xlink:href="Pictures/1000000100000556000003003A2B13EE63B0B2A9.png" xlink:type="simple" xlink:show="embed" xlink:actuate="onLoad" draw:mime-type="image/png"/></draw:frame><text:tab/>เขียนเป็น Module (ไฟล์) แล้ว run ทีหลัง</text:p>
      <text:p text:style-name="P37"><text:tab/>สามารถทำได้โดยการสร้างไฟล์ที่มีนามสกุลเป็น <text:span text:style-name="T17">.py</text:span> เช่น <text:span text:style-name="T17">FileName.py</text:span> หรือ <text:span text:style-name="T17">index.py </text:span>หรือ <text:span text:style-name="T17">main.py</text:span> เป็นต้น <text:span text:style-name="T146">และหากจะ run ไฟล์นั้นๆ ให้ใช้คำสั่งดังตัวอย่างนี้</text:span></text:p>
      <table:table table:name="Table3" table:style-name="Table3">
        <table:table-column table:style-name="Table3.A"/>
        <table:table-row>
          <table:table-cell table:style-name="Table3.A1" office:value-type="string">
            <text:p text:style-name="P35"><text:span text:style-name="T136">YourName@Com</text:span><text:span text:style-name="T135"> :~$</text:span> python3 FileName.py</text:p>
          </table:table-cell>
        </table:table-row>
        <table:table-row>
          <table:table-cell table:style-name="Table3.A2" office:value-type="string">
            <text:p text:style-name="P35"><text:span text:style-name="T136">YourName@Com</text:span><text:span text:style-name="T135"> :~$</text:span> python3 folder<text:span text:style-name="T138">/</text:span>FileName.py</text:p>
          </table:table-cell>
        </table:table-row>
      </table:table>
      <text:p text:style-name="P34"><text:tab/><text:span text:style-name="T145">โดยให้เปลี่ยน</text:span> <text:span text:style-name="T18">FileName.py</text:span> <text:span text:style-name="T145">เป็นชื่อไฟล์ที่เราเขียนภาษา Python เอาไว้จริงๆ </text:span></text:p>
      <text:h text:style-name="P236" text:outline-level="1">บทที่ <text:span text:style-name="T3">1</text:span></text:h>
      <text:h text:style-name="P245" text:outline-level="2">Basic Single-Line Code</text:h>
      <text:p text:style-name="P36"/>
      <text:p text:style-name="P149"><text:tab/><text:span text:style-name="T147">เราได้เห็น code ภาษา </text:span><text:span text:style-name="T12">Python</text:span><text:span text:style-name="T147"> ไปแล้วก่อนหน้านี้</text:span></text:p>
      <table:table table:name="Table4" table:style-name="Table4">
        <table:table-column table:style-name="Table4.A"/>
        <table:table-row>
          <table:table-cell table:style-name="Table4.A1" office:value-type="string">
            <text:p text:style-name="P103"><text:span text:style-name="T80">print</text:span><text:span text:style-name="T43">(</text:span><text:span text:style-name="T96">"หวัดดีลุงตู่"</text:span><text:span text:style-name="T42">)</text:span></text:p>
          </table:table-cell>
        </table:table-row>
      </table:table>
      <text:p text:style-name="P149"><text:tab/><text:span text:style-name="T148">เราบอกว่า code บรรทัดนี้ในภาษา </text:span><text:span text:style-name="T12">Python</text:span><text:span text:style-name="T148"> จะส่งข้อความ </text:span><text:span text:style-name="T99">หวัดดีลุงตู่</text:span><text:span text:style-name="T148"> ออกมาที่หน้า Terminal เราสามารถทดลองได้โดยการรันคำสั่งนี้ด้วยตัวเองได้เลย</text:span></text:p>
      <text:p text:style-name="P41"><text:span text:style-name="T100">ขั้นตอนที่ 1 &gt;&gt;&gt;</text:span> พิมพ์คำว่า <text:span text:style-name="T21">python3</text:span> ใน terminal ของเราเพื่อเข้าสู่โหมดการเขียนโค้ดภาษา <draw:frame draw:style-name="fr11" draw:name="Image3" text:anchor-type="char" svg:x="6.228cm" svg:y="1.39cm" svg:width="6.368cm" svg:height="7.103cm" draw:z-index="3"><draw:image xlink:href="Pictures/10000001000002C70000031C9A517BE36DA84FE4.png" xlink:type="simple" xlink:show="embed" xlink:actuate="onLoad" draw:mime-type="image/png"/></draw:frame><text:s/><text:span text:style-name="T12">Python</text:span></text:p>
      <text:p text:style-name="P40"><text:span text:style-name="T100">ขั้นตอนที่ 2 &gt;&gt;&gt;</text:span> เขียนโค้ดที่เราต้องการลงไป ตามภาพประกอบด้านขวา เราจะใช้ code <text:span text:style-name="T99">หวัดดีลุงตู่</text:span> ตามตัวอย่าง</text:p>
      <text:p text:style-name="P40"><text:span text:style-name="T100">ขั้นตอนที่ 3 &gt;&gt;&gt;</text:span> กด Enter บน Keyboard จากนั้นคำว่า <text:span text:style-name="T99">หวัดดีลุงตู่</text:span> จะปรากฎที่บรรทัดถัดมา พร้อมกับบรรทัดโล่งๆ อีกอันนึงเพื่อรอคำสั่งต่อไป</text:p>
      <text:h text:style-name="P246" text:outline-level="2">Basic Multiple-Line Code</text:h>
      <text:p text:style-name="P44"/>
      <text:p text:style-name="P149"><text:tab/><text:span text:style-name="T150">ในการเขียน Code ทีละหลายๆ บรรทัดนั้น มีขั้นตอนไม่ซับซ้อนเท่าไหร่ โดยให้สร้างไฟล์เปล่าๆ ขึ้นมา โดยให้มีนามสกุลของไฟล์เป็นนามสกุลของภาษาที่จะเขียน สำหรับภาษา </text:span><text:span text:style-name="T12">Python</text:span><text:span text:style-name="T150"> เราจะใช้ </text:span><text:span text:style-name="T18">.py</text:span><text:span text:style-name="T150"> <text:s/>คล้ายกับภาษา </text:span><text:span text:style-name="T22">C</text:span><text:span text:style-name="T150"> ที่ใช้ </text:span><text:span text:style-name="T18">.</text:span><text:span text:style-name="T19">c</text:span><text:span text:style-name="T150"> และภาษา </text:span><text:span text:style-name="T22">JavaScript</text:span><text:span text:style-name="T150"> ที่ใช้ </text:span><text:span text:style-name="T18">.</text:span><text:span text:style-name="T19">js</text:span><text:span text:style-name="T150"> จากนั้นเราก็สามารถเขียน Code ที่ต้องการลงไปในไฟล์นั้นได้เลย ไม่จำกัดจำนวนบรรทัด</text:span></text:p>
      <text:p text:style-name="P43"><draw:frame draw:style-name="fr2" draw:name="Frame2" text:anchor-type="char" svg:width="12.261cm" draw:z-index="4"><draw:text-box fo:min-height="4.572cm"><text:p text:style-name="Illustration"><draw:frame draw:style-name="fr10" draw:name="Image4" text:anchor-type="paragraph" svg:width="12.261cm" style:rel-width="100%" svg:height="4.572cm" style:rel-height="scale" draw:z-index="5"><draw:image xlink:href="Pictures/1000000100000572000002087307F488801135E3.png" xlink:type="simple" xlink:show="embed" xlink:actuate="onLoad" draw:mime-type="image/png"/></draw:frame>ภาพตัวอย่างการสร้างไฟล์ ชื่อว่า My<text:span text:style-name="T245">Python</text:span>.py</text:p></draw:text-box></draw:frame><text:tab/>สำหรับการเขียน Code ในไฟล์นั้นเราสามารถใช้โปรแกรมเขียนไฟล์ ข้อความ<text:note text:id="ftn4" text:note-class="footnote"><text:note-citation>4</text:note-citation><text:note-body><text:p text:style-name="P42">หมายถึงโปรแกรม Text Editor ซึ่งจะไม่เหมือนกับ Document Editor อย่าง Microsoft Word หรือ Google Docs ซึ่งเป็นโปรแกรมสร้างและเขียนเอกสาร ไม่ใช่โปรแกรมแก้ไขไฟล์ข้อความ <text:span text:style-name="T153">โปรแกรมเหล่านี้นำมาเขียนโค้ดและ run โค้ดไม่ได้</text:span></text:p></text:note-body></text:note> อะไรก็ได้ เช่น Notepad<text:span text:style-name="T53">,</text:span> Kate<text:span text:style-name="T53">,</text:span> Notepad ++<text:span text:style-name="T53">,</text:span> Atom<text:span text:style-name="T53">,</text:span> VS code เป็นต้น</text:p>
      <text:p text:style-name="P48"><text:tab/>ในที่นี้เราจะใช้โปรแกรมที่มีชื่อว่า <text:span text:style-name="T95">Kate</text:span> ในการเขียนโปรแกรมและรันโปรแกรมภาษา <text:span text:style-name="T12">Python</text:span> กัน โดยขอให้ทราบไว้ว่าผู้เขียนโค้ดสามารถใช้โปรแกรมแก้ไขไฟล์ข้อความใดๆ ก็ได้ตามที่ตนถนัด<draw:frame draw:style-name="fr1" draw:name="Frame3" text:anchor-type="char" svg:x="9.79cm" svg:y="0.06cm" svg:width="2.388cm" draw:z-index="7"><draw:text-box fo:min-height="2.388cm"><text:p text:style-name="Illustration"><draw:frame draw:style-name="fr10" draw:name="Image6" text:anchor-type="paragraph" svg:width="2.388cm" style:rel-width="100%" svg:height="2.388cm" style:rel-height="scale" draw:z-index="8"><draw:image xlink:href="Pictures/10000001000007D0000007D0564BFFC8768E77D8.png" xlink:type="simple" xlink:show="embed" xlink:actuate="onLoad" draw:mime-type="image/png"/></draw:frame>kate Logo</text:p></draw:text-box></draw:frame></text:p>
      <text:p text:style-name="P49"><draw:frame draw:style-name="fr4" draw:name="Image5" text:anchor-type="char" svg:width="12.261cm" svg:height="6.892cm" draw:z-index="6"><draw:image xlink:href="Pictures/1000000100000556000003001AABA2DFA1394131.png" xlink:type="simple" xlink:show="embed" xlink:actuate="onLoad" draw:mime-type="image/png"/></draw:frame><text:tab/><text:span text:style-name="T151">สำหรับวิธีการรันไฟล์นั้น บนบางระบบปฏิบัติการสามารถ Double Click <text:s/>ที่ไฟล์นั้นๆ และรันได้เลย แต่วิธีที่แนะนำคือให้ทำผ่าน Terminal จะดีที่สุด โดยให้ใช้คำสั่ง </text:span><text:span text:style-name="T21">python3</text:span><text:span text:style-name="T151"> และใส่ path ไปยังตำแหน่งของไฟล์ที่จะรัน</text:span></text:p>
      <text:p text:style-name="P47"><draw:frame draw:style-name="fr7" draw:name="Image7" text:anchor-type="char" svg:width="12.261cm" svg:height="3.17cm" draw:z-index="9"><draw:image xlink:href="Pictures/100000010000034B000000DA284AD775DF326CDE.png" xlink:type="simple" xlink:show="embed" xlink:actuate="onLoad" draw:mime-type="image/png"/></draw:frame></text:p>
      <text:p text:style-name="P50"><text:tab/>หากเราลองรันโค้ดดังกล่าว จะได้ผลดังน<text:span text:style-name="T154">ี้</text:span></text:p>
      <text:p text:style-name="P51"><draw:frame draw:style-name="fr7" draw:name="Image8" text:anchor-type="char" svg:width="12.261cm" svg:height="6.892cm" draw:z-index="10"><draw:image xlink:href="Pictures/1000000100000556000003008A136F42355E57E1.png" xlink:type="simple" xlink:show="embed" xlink:actuate="onLoad" draw:mime-type="image/png"/></draw:frame><text:tab/><text:span text:style-name="T154">จะเห็นได้ว่าโค้ดที่เราเขียนนั้นส่งข้อความออกมาที่ Terminal ทันทีหลังจากที่เราสั่งรันโค้ดนั้นๆ และยังรันจากบรรทัดบนสุดลงมาล่างสุดอีกด้วย</text:span></text:p>
      <text:p text:style-name="P51"><text:tab/><text:span text:style-name="T154">ในกรณีที่เราเขียน Code ผิด ใน Terminal </text:span><text:span text:style-name="T155">(เรียกว่า Error) </text:span><text:span text:style-name="T154">จะส่งข้อความบอกว่าการ Run โค้ดของเรานั้นล้มเหลว และอธิบายวิธีการแก้ไขให้ด้วย</text:span></text:p>
      <text:p text:style-name="P52"><draw:frame draw:style-name="fr3" draw:name="Image9" text:anchor-type="char" svg:x="4.397cm" svg:y="0cm" svg:width="7.89cm" svg:height="4.434cm" draw:z-index="11"><draw:image xlink:href="Pictures/100000010000055600000300412550E054D1DB53.png" xlink:type="simple" xlink:show="embed" xlink:actuate="onLoad" draw:mime-type="image/png"/></draw:frame>เมื่อเราลืมใส่เครื่องหมาย <text:span text:style-name="T103">"</text:span> ในโค้ดนี้ จะทำให้เกิด Error หากเรารันโค้ดนี้ Terminal จะให้รายระเอียดเกี่ยวกับ Error ให้เรา เช่น บรรทัดที่เขียนผิด เป็นต้น</text:p>
      <text:h text:style-name="P247" text:outline-level="2">The Working of Multiple-Line Code</text:h>
      <text:p text:style-name="P45"/>
      <text:p text:style-name="P46"><text:tab/><text:span text:style-name="T156">การทำงานของ Code หลายบรรทัดนั้นเข้าใจได้ไม่ยาก มีกฎที่ต้องสร้างอยู่ไม่กี้ข้อ ดังนี้</text:span></text:p>
      <text:list xml:id="list3283156187" text:style-name="L3">
        <text:list-item>
          <text:p text:style-name="P284">โค้ดจะรันจากบรรทัดบนลงล่างเสมอ ดังเช่นตัวอย่างที่ผ่านมา</text:p>
        </text:list-item>
        <text:list-item>
          <text:p text:style-name="P285">โค้ดในภาษา <text:span text:style-name="T12">Python</text:span> จะรันไปเรื่อยๆ และจะหยุดรันเมื่อเจอ 3 สถานการณ์ </text:p>
          <text:list>
            <text:list-item>
              <text:p text:style-name="P284">รันหมดทั้งโค้ดแล้ว ไม่เหลืออะไรให้รันต่อ</text:p>
            </text:list-item>
            <text:list-item>
              <text:p text:style-name="P284">เจอ Error กลางทาง</text:p>
            </text:list-item>
            <text:list-item>
              <text:p text:style-name="P284">ถูกสั่งให้หยุดรันกลางทาง</text:p>
            </text:list-item>
          </text:list>
        </text:list-item>
      </text:list>
      <text:p text:style-name="P53"><text:tab/>หากต้องการให้เราหยุดการรันโค้ดกลางทาง เราสามารถใช้คำสั่ง <text:span text:style-name="T104">exit()</text:span> ณ จุดที่ต้องการจะให้หยุดการรันโค้ด<text:span text:style-name="T157">ใดๆ ก็ได้</text:span></text:p>
      <text:p text:style-name="P56"><draw:frame draw:style-name="fr9" draw:name="Image10" text:anchor-type="char" svg:x="4.175cm" svg:y="0cm" svg:width="8.142cm" svg:height="4.577cm" draw:z-index="12"><draw:image xlink:href="Pictures/1000000100000556000003000375B8C78E47A22F.png" xlink:type="simple" xlink:show="embed" xlink:actuate="onLoad" draw:mime-type="image/png"/></draw:frame>จะสังเกตุได้ว่าโค้ดนี้จะหย<text:span text:style-name="T158">ุ</text:span>ดรันแค่ที่ 2 บรรทัดแรก ในบรรทัดที่ 3 มีคำสั่งให้หยุดรัน โค้ดจึงไม่รันต่อ</text:p>
      <text:h text:style-name="P248" text:outline-level="2">Basic Math For Python</text:h>
      <text:p text:style-name="P55"/>
      <text:p text:style-name="P150"><text:tab/><text:span text:style-name="T168">ภาษา </text:span><text:span text:style-name="T12">Python</text:span><text:span text:style-name="T168"> (รวมไปถึงภาษาโปรแกรมอื่นๆ) นั้นล้วนแล้วแต่มีความสามารถในการคำนวณทางคณิตศาสตร์และตรรกะศาสตร์มาให้ในตัว</text:span></text:p>
      <text:list xml:id="list2064750606" text:style-name="L4">
        <text:list-item>
          <text:p text:style-name="P286">ประเภทของจำนวนในภาษา <text:span text:style-name="T12">Python</text:span> นั้นแบ่งออกได้เป็น <text:span text:style-name="T88">3</text:span> ประเภท คือ</text:p>
          <text:list>
            <text:list-item>
              <text:p text:style-name="P287"><text:span text:style-name="T88">จำนวนนับ (Integer : </text:span><text:span text:style-name="T90">ℤ</text:span><text:span text:style-name="T89"> </text:span><text:span text:style-name="T88">)</text:span> <text:span text:style-name="T169">คือจำนวนเต็มตั้งแต่จำนวนเต็มลบ จำนวนเต็มบวก และศูนย์ โดยไม่มีทศนิยม </text:span><text:span text:style-name="T55">เช่น 0 25 -18 </text:span><text:span text:style-name="T56">98912</text:span></text:p>
            </text:list-item>
            <text:list-item>
              <text:p text:style-name="P287"><text:span text:style-name="T88">จำนวนที่มีทศนิยม (Floating Point Number : </text:span><text:span text:style-name="T90">ℝ </text:span><text:span text:style-name="T88">)</text:span> <text:span text:style-name="T169">คือจำนวนใดๆ ที่อาจจะมีทศนิยม แต่จะต้องไม่มีจำนวน</text:span><text:span text:style-name="T170">จินตภาพ</text:span><text:span text:style-name="T169"> </text:span><text:span text:style-name="T55">เช่น 3.14 </text:span><text:span text:style-name="T57">10.0 25.6</text:span></text:p>
            </text:list-item>
            <text:list-item>
              <text:p text:style-name="P287"><text:span text:style-name="T88">จำนวนเชิงซ้อน (Complex Number : </text:span><text:span text:style-name="T90">ℂ </text:span><text:span text:style-name="T88">) </text:span><text:span text:style-name="T169">คือจำนวนใดๆ ที่อาจจะมีหรือไม่มีทศนิยมก็ได้ แต่มีการแสดงจำนวนจินตภาพด้วย </text:span><text:span text:style-name="T55">เช่น 5 + 12j</text:span></text:p>
            </text:list-item>
          </text:list>
        </text:list-item>
        <text:list-item>
          <text:p text:style-name="P288"><text:span text:style-name="T169">จ</text:span>ำนวนทุกแบบในภาษา <text:span text:style-name="T12">Python</text:span> สามารถนำมาบวกลบกันได้ เรียกว่า Basic Math Operation</text:p>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4">+</text:p>
          </table:table-cell>
          <table:table-cell table:style-name="Table5.B1" office:value-type="string">
            <text:p text:style-name="P105">การบวก</text:p>
          </table:table-cell>
          <table:table-cell table:style-name="Table5.A1" office:value-type="string">
            <text:p text:style-name="P136">**</text:p>
          </table:table-cell>
          <table:table-cell table:style-name="Table5.D1" office:value-type="string">
            <text:p text:style-name="P105">การยกกำลัง</text:p>
          </table:table-cell>
        </table:table-row>
        <table:table-row>
          <table:table-cell table:style-name="Table5.A2" office:value-type="string">
            <text:p text:style-name="P135">-</text:p>
          </table:table-cell>
          <table:table-cell table:style-name="Table5.B2" office:value-type="string">
            <text:p text:style-name="P105">การลบ</text:p>
          </table:table-cell>
          <table:table-cell table:style-name="Table5.A2" office:value-type="string">
            <text:p text:style-name="P136">%</text:p>
          </table:table-cell>
          <table:table-cell table:style-name="Table5.D2" office:value-type="string">
            <text:p text:style-name="P105">การหารเอาเศษ</text:p>
          </table:table-cell>
        </table:table-row>
        <table:table-row>
          <table:table-cell table:style-name="Table5.A2" office:value-type="string">
            <text:p text:style-name="P135">*</text:p>
          </table:table-cell>
          <table:table-cell table:style-name="Table5.B3" office:value-type="string">
            <text:p text:style-name="P105">การคูณ</text:p>
          </table:table-cell>
          <table:table-cell table:style-name="Table5.A2" office:value-type="string">
            <text:p text:style-name="P136">//</text:p>
          </table:table-cell>
          <table:table-cell table:style-name="Table5.D3" office:value-type="string">
            <text:p text:style-name="P105">การหาร<text:span text:style-name="T59">แล้วให้ผลหารเป็นจำนวนเต็ม</text:span></text:p>
          </table:table-cell>
        </table:table-row>
        <table:table-row>
          <table:table-cell table:style-name="Table5.A2" office:value-type="string">
            <text:p text:style-name="P135">/</text:p>
          </table:table-cell>
          <table:table-cell table:style-name="Table5.B4" office:value-type="string">
            <text:p text:style-name="P105">การหาร<text:span text:style-name="T59">แล้วให้ผลหารเป็นจำนวน</text:span><text:span text:style-name="T60">ที่มีทศนิยม</text:span></text:p>
          </table:table-cell>
          <table:table-cell table:style-name="Table5.C4" table:number-columns-spanned="2" office:value-type="string">
            <text:p text:style-name="P106"/>
          </table:table-cell>
          <table:covered-table-cell/>
        </table:table-row>
      </table:table>
      <text:p text:style-name="P12"/>
      <text:p text:style-name="P13"><text:span text:style-name="T203"><text:tab/></text:span><text:span text:style-name="T207">ตัวอย่าง</text:span></text:p>
      <table:table table:name="Table8" table:style-name="Table8">
        <table:table-column table:style-name="Table8.A"/>
        <table:table-column table:style-name="Table8.B"/>
        <table:table-column table:style-name="Table8.C"/>
        <table:table-row>
          <table:table-cell table:style-name="Table8.A1" office:value-type="string">
            <text:p text:style-name="P70">โจทย์</text:p>
          </table:table-cell>
          <table:table-cell table:style-name="Table8.A1" office:value-type="string">
            <text:p text:style-name="P70">คำตอบที่ได้</text:p>
          </table:table-cell>
          <table:table-cell table:style-name="Table8.C1" office:value-type="string">
            <text:p text:style-name="P71">คำอธิบาย</text:p>
          </table:table-cell>
        </table:table-row>
        <table:table-row>
          <table:table-cell table:style-name="Table8.A2" office:value-type="string">
            <text:p text:style-name="P69">30 <text:span text:style-name="T138">+</text:span> 25</text:p>
          </table:table-cell>
          <table:table-cell table:style-name="Table8.B2" office:value-type="string">
            <text:p text:style-name="P69">55</text:p>
          </table:table-cell>
          <table:table-cell table:style-name="Table8.C2" office:value-type="string">
            <text:p text:style-name="P117">เพราะว่า <text:span text:style-name="T172">30 + 25</text:span> จะมีค่าเท่ากับ <text:span text:style-name="T172">55</text:span> (อ้างอิงจากเครื่องคิดเลขทั่วๆ ไป) <text:span text:style-name="T91">ผลที่ได้จึงเป็น 55</text:span></text:p>
          </table:table-cell>
        </table:table-row>
        <table:table-row>
          <table:table-cell table:style-name="Table8.A3" office:value-type="string">
            <text:p text:style-name="P69">30 <text:span text:style-name="T138">-</text:span> 25</text:p>
          </table:table-cell>
          <table:table-cell table:style-name="Table8.B3" office:value-type="string">
            <text:p text:style-name="P69">5</text:p>
          </table:table-cell>
          <table:table-cell table:style-name="Table8.C3" office:value-type="string">
            <text:p text:style-name="P117">เพราะว่า <text:span text:style-name="T172">30 - 25 </text:span>จะมีค่าเท่ากับ <text:span text:style-name="T172">5</text:span> (อ้างอิงจากเครื่องคิดเลขทั่วๆ ไป) <text:span text:style-name="T91">ผลที่ได้จึงเป็น 5</text:span></text:p>
          </table:table-cell>
        </table:table-row>
        <table:table-row>
          <table:table-cell table:style-name="Table8.A4" office:value-type="string">
            <text:p text:style-name="P69">5 <text:span text:style-name="T138">*</text:span> 5</text:p>
          </table:table-cell>
          <table:table-cell table:style-name="Table8.B4" office:value-type="string">
            <text:p text:style-name="P69">25</text:p>
          </table:table-cell>
          <table:table-cell table:style-name="Table8.C4" office:value-type="string">
            <text:p text:style-name="P117">เพราะว่า <text:span text:style-name="T172">5 × 5</text:span> จะมีค่าเท่ากับ <text:span text:style-name="T172">25</text:span> (อ้างอิงจากเครื่องคิดเลขทั่วๆ ไป) <text:span text:style-name="T91">ผลที่ได้จึงเป็น 25</text:span></text:p>
          </table:table-cell>
        </table:table-row>
        <table:table-row>
          <table:table-cell table:style-name="Table8.A5" office:value-type="string">
            <text:p text:style-name="P69">100 <text:span text:style-name="T138">/</text:span> 5</text:p>
          </table:table-cell>
          <table:table-cell table:style-name="Table8.B5" office:value-type="string">
            <text:p text:style-name="P69">20.0</text:p>
          </table:table-cell>
          <table:table-cell table:style-name="Table8.C5" office:value-type="string">
            <text:p text:style-name="P117">เพราะว่า <text:span text:style-name="T172">100 ÷ 5</text:span> จะมีค่าเท่ากับ <text:span text:style-name="T172">20</text:span> (อ้างอิงจากเครื่องคิดเลขทั่วๆ ไป) และแม้ว่าผลหารจะลงตัว การใช้เครื่องหมายนี้จะยังคงบังคับคำตอบที่ได้ให้เป็นจำนวนทศนิยมเสมอ <text:span text:style-name="T91">ผลที่ได้จึงเป็น 20.0</text:span></text:p>
          </table:table-cell>
        </table:table-row>
        <table:table-row>
          <table:table-cell table:style-name="Table8.A6" office:value-type="string">
            <text:p text:style-name="P69">100 <text:span text:style-name="T138">/</text:span> 7</text:p>
          </table:table-cell>
          <table:table-cell table:style-name="Table8.B6" office:value-type="string">
            <text:p text:style-name="P9">14.285<text:span text:style-name="T53">...</text:span></text:p>
          </table:table-cell>
          <table:table-cell table:style-name="Table8.C6" office:value-type="string">
            <text:p text:style-name="P117">เพราะว่า <text:span text:style-name="T172">100 ÷ 7</text:span> จะมีค่าเท่ากับ <text:span text:style-name="T172">14.285714285714286</text:span> (อ้างอิงจากเครื่องคิดเลขทั่วๆ ไป) <text:span text:style-name="T91">ผลที่ได้จึงเป็น 14 ที่มีทศนิยมตามหลังยาวเหยียด</text:span></text:p>
          </table:table-cell>
        </table:table-row>
        <table:table-row>
          <table:table-cell table:style-name="Table8.A7" office:value-type="string">
            <text:p text:style-name="P69">100 <text:span text:style-name="T138">//</text:span> 7</text:p>
          </table:table-cell>
          <table:table-cell table:style-name="Table8.B7" office:value-type="string">
            <text:p text:style-name="P69">14</text:p>
          </table:table-cell>
          <table:table-cell table:style-name="Table8.C7" office:value-type="string">
            <text:p text:style-name="P118">เนื่องจาก <text:span text:style-name="T172">100 ÷ 7</text:span><text:span text:style-name="T205"> จะได้จำนวนเต็มเป็น </text:span><text:span text:style-name="T172">14</text:span><text:span text:style-name="T205"> และมีเศษอีกนิดหน่อย เครื่องหมายนี้จะไม่สนใจเศษ และทิ้งมันไป </text:span><text:span text:style-name="T206">โดยจะเป็นการทิ้งเศษทั้งหมด ไม่ใช่การเศษขึ้นหรือการปัดเศษลง <text:s/></text:span><text:span text:style-name="T91">ผลที่ได้จึงเป็น 14</text:span></text:p>
          </table:table-cell>
        </table:table-row>
        <table:table-row>
          <table:table-cell table:style-name="Table8.A8" office:value-type="string">
            <text:p text:style-name="P69">5 <text:span text:style-name="T138">**</text:span> 2</text:p>
          </table:table-cell>
          <table:table-cell table:style-name="Table8.B8" office:value-type="string">
            <text:p text:style-name="P69">25</text:p>
          </table:table-cell>
          <table:table-cell table:style-name="Table8.C8" office:value-type="string">
            <text:p text:style-name="P120"><text:span text:style-name="T204">เพราะว่า </text:span><text:span text:style-name="T173">5 </text:span><text:span text:style-name="T174">ยกกำลังด้วย</text:span><text:span text:style-name="T173"> 5</text:span><text:span text:style-name="T204"> จะมีค่าเท่ากับ </text:span><text:span text:style-name="T173">25</text:span><text:span text:style-name="T204"> (อ้างอิงจากเครื่องคิดเลขทั่วๆ ไป) </text:span><text:span text:style-name="T92">ผลที่ได้จึงเป็น 25</text:span></text:p>
          </table:table-cell>
        </table:table-row>
        <table:table-row>
          <table:table-cell table:style-name="Table8.A9" office:value-type="string">
            <text:p text:style-name="P69"><text:span text:style-name="T208">2</text:span>2 <text:span text:style-name="T138">%</text:span> 5</text:p>
          </table:table-cell>
          <table:table-cell table:style-name="Table8.B9" office:value-type="string">
            <text:p text:style-name="P69">2</text:p>
          </table:table-cell>
          <table:table-cell table:style-name="Table8.C9" office:value-type="string">
            <text:p text:style-name="P119">เพราะว่า <text:span text:style-name="T172">22 </text:span><text:span text:style-name="T173">÷ </text:span><text:span text:style-name="T172">5</text:span><text:span text:style-name="T205"> ได้ </text:span><text:span text:style-name="T172">4 และมีเศษอีก 2</text:span><text:span text:style-name="T205"> เครื่องหมายนี้จะไม่สนใจส่วน โดยจะตัดส่วนทิ้งไป และแสดงผลออกมาเป็นเศษแทน </text:span><text:span text:style-name="T92">ผลที่ได้จึงเป็น 2</text:span></text:p>
          </table:table-cell>
        </table:table-row>
      </table:table>
      <text:p text:style-name="P12"/>
      <text:h text:style-name="P249" text:outline-level="2">Basic String For Python</text:h>
      <text:p text:style-name="Horizontal_20_Line"/>
      <text:p text:style-name="Text_20_body"><text:tab/><text:span text:style-name="T209">String คือ “ข้อความ” ซึ่งแตกต่างจากตัวเลขดังที่กล่าวไปในหน้าที่แล้วโดยสิ้นเชิง ในขณะที่ตัวเลขสามารถนำมาคำนวณ (บวก ลบ คูณ หาร) กันได้ String นั้นไม่สามารถนำมาคำนวณทางคณิตศาสตร์ใดๆ ได้</text:span><text:span text:style-name="T209"><text:note text:id="ftn5" text:note-class="footnote"><text:note-citation>5</text:note-citation><text:note-body><text:p text:style-name="P114">ถึงแม้ว่า String จะไม่สามารถนำมาคำนวณ (Math Operation) ได้ แต่ว่าสามารถนำมาเปรียบเทียบ (Comparison) กันได้เหมือนกัน จะมีการอธิบายในบทต่อๆ ไป</text:p></text:note-body></text:note></text:span><text:span text:style-name="T209"> และจะต้องมีเครื่องหมายพิเศษคอยกำกับจุดเริ่มต้นของ String นั้นๆ และ จุดสิ้นสุดของ String นั้นๆ เสมอ</text:span></text:p>
      <text:p text:style-name="P148"><text:tab/><text:span text:style-name="T210">เครื่องหมายที่ใช้ในการกำหนดจุดเริ่มต้นและจุดสิ้นสุดของ String คือ </text:span><text:span text:style-name="T105">"</text:span><text:span text:style-name="T210"> </text:span><text:span text:style-name="T114">(Double Quote)</text:span><text:span text:style-name="T210"> และ </text:span><text:span text:style-name="T105">'</text:span><text:span text:style-name="T210"> </text:span><text:span text:style-name="T114">(Single Quote)</text:span><text:span text:style-name="T211"> โดยจะเลือกใช้เครื่องหมายใดก็ได้ แต่มีกฎอยู่ว่า เครื่องหมายทั้งจุดเริ่มต้นและจุดสิ้นสุดจะต้องเป็นเครื่องหมายเดียวกันเท่านั้น จะใช้ผสมกันไม่ได้</text:span></text:p>
      <table:table table:name="Table9" table:style-name="Table9">
        <table:table-column table:style-name="Table9.A"/>
        <table:table-column table:style-name="Table9.B"/>
        <table:table-column table:style-name="Table9.C"/>
        <table:table-row>
          <table:table-cell table:style-name="Table9.A1" office:value-type="string">
            <text:p text:style-name="P121">ผล</text:p>
          </table:table-cell>
          <table:table-cell table:style-name="Table9.B1" office:value-type="string">
            <text:p text:style-name="P122">ตัวอย่าง String</text:p>
          </table:table-cell>
          <table:table-cell table:style-name="Table9.C1" office:value-type="string">
            <text:p text:style-name="P122">คำอธิบาย</text:p>
          </table:table-cell>
        </table:table-row>
        <table:table-row>
          <table:table-cell table:style-name="Table9.A2" office:value-type="string">
            <text:p text:style-name="P123">ถูกต้อง</text:p>
          </table:table-cell>
          <table:table-cell table:style-name="Table9.B2" office:value-type="string">
            <text:p text:style-name="P113">"Hello World"</text:p>
          </table:table-cell>
          <table:table-cell table:style-name="Table9.C2" office:value-type="string">
            <text:p text:style-name="P72">ใช้เครื่องหมาย <text:span text:style-name="T88">Double Quote</text:span> ถูกต้อง</text:p>
          </table:table-cell>
        </table:table-row>
        <table:table-row>
          <table:table-cell table:style-name="Table9.A2" office:value-type="string">
            <text:p text:style-name="P123">ถูกต้อง</text:p>
          </table:table-cell>
          <table:table-cell table:style-name="Table9.B3" office:value-type="string">
            <text:p text:style-name="P113">'Hello World'</text:p>
          </table:table-cell>
          <table:table-cell table:style-name="Table9.C3" office:value-type="string">
            <text:p text:style-name="P72">ใช้เครื่องหมาย <text:span text:style-name="T88">Single Quote</text:span> ถูกต้อง</text:p>
          </table:table-cell>
        </table:table-row>
        <table:table-row>
          <table:table-cell table:style-name="Table9.A4" office:value-type="string">
            <text:p text:style-name="P30">ผิด</text:p>
          </table:table-cell>
          <table:table-cell table:style-name="Table9.B4" office:value-type="string">
            <text:p text:style-name="P113"><text:span text:style-name="T214">"</text:span>Hello World<text:span text:style-name="T214">'</text:span></text:p>
          </table:table-cell>
          <table:table-cell table:style-name="Table9.C4" office:value-type="string">
            <text:p text:style-name="P72">ใช้เครื่องหมาย<text:span text:style-name="T215">ผสมกัน </text:span>ผิดกฎ</text:p>
          </table:table-cell>
        </table:table-row>
        <table:table-row>
          <table:table-cell table:style-name="Table9.A4" office:value-type="string">
            <text:p text:style-name="P30">ผิด</text:p>
          </table:table-cell>
          <table:table-cell table:style-name="Table9.B5" office:value-type="string">
            <text:p text:style-name="P113"><text:span text:style-name="T214">'</text:span>Hello World<text:span text:style-name="T214">"</text:span></text:p>
          </table:table-cell>
          <table:table-cell table:style-name="Table9.C5" office:value-type="string">
            <text:p text:style-name="P72">ใช้เครื่องหมาย<text:span text:style-name="T215">ผสมกัน</text:span> ผิดกฎ</text:p>
          </table:table-cell>
        </table:table-row>
        <table:table-row>
          <table:table-cell table:style-name="Table9.A4" office:value-type="string">
            <text:p text:style-name="P31">ผิดร้ายแรง</text:p>
          </table:table-cell>
          <table:table-cell table:style-name="Table9.B6" office:value-type="string">
            <text:p text:style-name="P10">Hello World</text:p>
          </table:table-cell>
          <table:table-cell table:style-name="Table9.C6" office:value-type="string">
            <text:p text:style-name="P72"><text:span text:style-name="T215">ลืม</text:span>เครื่องหมาย</text:p>
          </table:table-cell>
        </table:table-row>
      </table:table>
      <text:p text:style-name="P148"><text:span text:style-name="T211"><text:tab/></text:span><text:span text:style-name="T212">ในการดำเนินการใดๆ เกี่ยวกับ </text:span><text:span text:style-name="T213">S</text:span><text:span text:style-name="T212">tring นั้นจำเป็นที่จะต้องมีเครื่องหมายนี้กำกับ ซึ่งแตกต่างจากตัวเลขที่เราสามารถเขียนลงไปได้เลยโดยที่ไม่ต้องมีเครื่องหมาย</text:span></text:p>
      <text:h text:style-name="P250" text:outline-level="2">Basic Boolean For Python</text:h>
      <text:p text:style-name="P115"/>
      <text:p text:style-name="P116"><text:tab/><text:span text:style-name="T219">Boolean คือค่า 2 ค่า คือ จริง และ เท็จ ซึ่งในช่วงระยะเวลาหนึ่งนั้น ค่านี้สามารถเป็นจริงหรือเท็จได้แค่ค่าเดียวเท่านั้น ไม่สามารถเว้นว่างไว้ได้หรือเป็น 2 ค่าในเวลาเดียวกันได้ </text:span><text:span text:style-name="T220">ในทางศาสตร์ของวิทยาการคอมพิวเตอร์ เราจะแทนค่าที่เป็นจริงด้วย 1 หรือ Trueและค่าที่เป็นเท็จด้วย 0 หรือ False </text:span><text:span text:style-name="T223">โดยเราจะเรียกเลข 0 กับ 1 ว่า Binary </text:span><text:span text:style-name="T58">#บทนี้ค่อนข้างยากสำหรับมือใหม่ จะข้ามก็ได้</text:span></text:p>
      <text:p text:style-name="P150"><text:tab/><text:span text:style-name="T221">Boolean นั้นไม่สามารถนำมาคำนวณแบบตัวเลขได้ แต่สามารถนำมาดำเนินการทางตรรกะศาสตร์ได้ </text:span><text:span text:style-name="T222">สิ่ง</text:span><text:span text:style-name="T221">นี้ว่า </text:span><text:span text:style-name="T222">Boolean</text:span><text:span text:style-name="T221"> </text:span><text:span text:style-name="T222">Operation และเราจะใช้สิ่งที่เรียกว่า Logic Gate ในการดำเนินการในภาษ</text:span><text:span text:style-name="T228">า</text:span><text:span text:style-name="T222"> </text:span><text:span text:style-name="T12">Python</text:span></text:p>
      <text:p text:style-name="P125"><text:tab/>ตัวอย่าง Boolean เช่น ต้นแอปเปิ้ลออกผลเป็นลูกแอปเปิ้ล ต้นองุ่นออกผลเป็นลูกองุ่น ต้นกล้วยออกผลเป็นหนังสือวิชาเลข ต้นทุเรียนออกผลเป็นปืน AK-47</text:p>
      <table:table table:name="Table10" table:style-name="Table10">
        <table:table-column table:style-name="Table10.A"/>
        <table:table-column table:style-name="Table10.B" table:number-columns-repeated="3"/>
        <table:table-row>
          <table:table-cell table:style-name="Table10.A1" office:value-type="string">
            <text:p text:style-name="P124">ตัวอย่าง</text:p>
          </table:table-cell>
          <table:table-cell table:style-name="Table10.A1" office:value-type="string">
            <text:p text:style-name="P133">Binary</text:p>
          </table:table-cell>
          <table:table-cell table:style-name="Table10.C1" table:number-columns-spanned="2" office:value-type="string">
            <text:p text:style-name="P124">Boolean</text:p>
          </table:table-cell>
          <table:covered-table-cell/>
        </table:table-row>
        <table:table-row>
          <table:table-cell table:style-name="Table10.A2" office:value-type="string">
            <text:p text:style-name="P73">ต้นแอปเปิ้ลออกผลเป็นลูกแอปเปิ้ล</text:p>
          </table:table-cell>
          <table:table-cell table:style-name="Table10.B2" office:value-type="string">
            <text:p text:style-name="P132">1</text:p>
          </table:table-cell>
          <table:table-cell table:style-name="Table10.B2" office:value-type="string">
            <text:p text:style-name="P132">จริง</text:p>
          </table:table-cell>
          <table:table-cell table:style-name="Table10.D2" office:value-type="string">
            <text:p text:style-name="P131">True</text:p>
          </table:table-cell>
        </table:table-row>
        <table:table-row>
          <table:table-cell table:style-name="Table10.A3" office:value-type="string">
            <text:p text:style-name="P73">ต้นองุ่นออกผลเป็นลูกองุ่น</text:p>
          </table:table-cell>
          <table:table-cell table:style-name="Table10.B2" office:value-type="string">
            <text:p text:style-name="P132">1</text:p>
          </table:table-cell>
          <table:table-cell table:style-name="Table10.B2" office:value-type="string">
            <text:p text:style-name="P132">จริง</text:p>
          </table:table-cell>
          <table:table-cell table:style-name="Table10.D2" office:value-type="string">
            <text:p text:style-name="P131">True</text:p>
          </table:table-cell>
        </table:table-row>
        <table:table-row>
          <table:table-cell table:style-name="Table10.A4" office:value-type="string">
            <text:p text:style-name="P73">ต้นกล้วยออกผลเป็นหนังสือวิชาเลข </text:p>
          </table:table-cell>
          <table:table-cell table:style-name="Table10.B2" office:value-type="string">
            <text:p text:style-name="P132">0</text:p>
          </table:table-cell>
          <table:table-cell table:style-name="Table10.B2" office:value-type="string">
            <text:p text:style-name="P132">เท็จ</text:p>
          </table:table-cell>
          <table:table-cell table:style-name="Table10.D2" office:value-type="string">
            <text:p text:style-name="P131">False</text:p>
          </table:table-cell>
        </table:table-row>
        <table:table-row>
          <table:table-cell table:style-name="Table10.A5" office:value-type="string">
            <text:p text:style-name="P73">ต้นทุเรียนออกผลเป็นปืน AK-47</text:p>
          </table:table-cell>
          <table:table-cell table:style-name="Table10.B2" office:value-type="string">
            <text:p text:style-name="P132">0</text:p>
          </table:table-cell>
          <table:table-cell table:style-name="Table10.B2" office:value-type="string">
            <text:p text:style-name="P132">เท็จ</text:p>
          </table:table-cell>
          <table:table-cell table:style-name="Table10.D2" office:value-type="string">
            <text:p text:style-name="P131">False</text:p>
          </table:table-cell>
        </table:table-row>
      </table:table>
      <text:p text:style-name="P125"><text:tab/><text:span text:style-name="T93">1</text:span><text:span text:style-name="T224"> จะหมายถึง </text:span><text:span text:style-name="T93">true</text:span><text:span text:style-name="T224"> และ </text:span><text:span text:style-name="T176">0</text:span><text:span text:style-name="T224"> จะหมายถึง </text:span><text:span text:style-name="T176">False</text:span><text:span text:style-name="T224"> เสมอ</text:span></text:p>
      <text:p text:style-name="P129"><text:tab/><text:span text:style-name="T224">Logic Gate คือการดำเนินการทางตรรกะศาสตร์กับ Boolean </text:span><text:span text:style-name="T225">โดยเราจะมี Logic Gate ให้เลือกใช้ในสถาณการที่แตกต่างกันถึง 7 แบบ ได้แก่ </text:span><text:span text:style-name="T29">and</text:span><text:span text:style-name="T225"> </text:span><text:span text:style-name="T183">,</text:span><text:span text:style-name="T225"> </text:span><text:span text:style-name="T29">or</text:span><text:span text:style-name="T225"> </text:span><text:span text:style-name="T183">,</text:span><text:span text:style-name="T225"> </text:span><text:span text:style-name="T29">not</text:span><text:span text:style-name="T225"> </text:span><text:span text:style-name="T183">,</text:span><text:span text:style-name="T225"> </text:span><text:span text:style-name="T31">nand</text:span><text:span text:style-name="T225"> </text:span><text:span text:style-name="T183">,</text:span><text:span text:style-name="T225"> </text:span><text:span text:style-name="T31">nor</text:span><text:span text:style-name="T225"> </text:span><text:span text:style-name="T183">,</text:span><text:span text:style-name="T225"> </text:span><text:span text:style-name="T31">xor</text:span><text:span text:style-name="T225"> </text:span><text:span text:style-name="T183">,</text:span><text:span text:style-name="T225"> </text:span><text:span text:style-name="T31">xnor</text:span><text:span text:style-name="T225"> </text:span><text:span text:style-name="T226">แต่ในหนังสือเล่มนี้จะนำเสนอ Logic Gate ระดับพื้นฐาน แค่ 3 ตัว คือ </text:span><text:span text:style-name="T30">and</text:span><text:span text:style-name="T226"> </text:span><text:span text:style-name="T184">,</text:span><text:span text:style-name="T226"> </text:span><text:span text:style-name="T30">or</text:span><text:span text:style-name="T226"> </text:span><text:span text:style-name="T184">,</text:span><text:span text:style-name="T226"> </text:span><text:span text:style-name="T30">not</text:span><text:span text:style-name="T226"> </text:span><text:span text:style-name="T227">เพื่อความเข้าใจง่าย</text:span></text:p>
      <text:p text:style-name="P126"><text:tab/><text:span text:style-name="T229">Gate ที่มีขื่อว่า </text:span><text:span text:style-name="T217">not</text:span><text:span text:style-name="T229"> นั้นจะเปลี่ยน Boolean ปัจจุบันให้เป็นอันตรงกันข้าม จาก </text:span><text:span text:style-name="T185">True</text:span><text:span text:style-name="T229"> เป็น </text:span><text:span text:style-name="T186">False</text:span><text:span text:style-name="T229"> และจาก </text:span><text:span text:style-name="T186">False</text:span><text:span text:style-name="T229"> เป็น </text:span><text:span text:style-name="T185">True</text:span></text:p>
      <text:p text:style-name="P127"><text:tab/><text:span text:style-name="T230">การใช้งาน Gate กับ Boolean นั้นเราจะใช้ชื่อ Gate และเขียนวงเล็บเอาไว้ข้างหลัง Gate นั้น ภายในวงเล็บจะใส่ Boolean ที่ต้องการ หรือไม่ก็ใส่ Gate อื่นๆ ซ้อนกันไปเรื่อยๆ ก็ได้ </text:span><text:span text:style-name="T64">#</text:span><text:span text:style-name="T65">หรือจะไม่ใส่วงเล็บเลยก็ได้ ให้เว้นวรรคแทน แต่เราจะทำเพื่อความเข้าใจง่าย</text:span></text:p>
      <table:table table:name="Table11" table:style-name="Table11">
        <table:table-column table:style-name="Table11.A"/>
        <table:table-column table:style-name="Table11.B"/>
        <table:table-row>
          <table:table-cell table:style-name="Table11.A1" office:value-type="string">
            <text:p text:style-name="P146"><text:span text:style-name="T235">Logic </text:span>Gate</text:p>
          </table:table-cell>
          <table:table-cell table:style-name="Table11.B1" office:value-type="string">
            <text:p text:style-name="P146">ผล<text:span text:style-name="T235">ลัพธ์</text:span></text:p>
          </table:table-cell>
        </table:table-row>
        <table:table-row>
          <table:table-cell table:style-name="Table11.A2" office:value-type="string">
            <text:p text:style-name="P138">True</text:p>
          </table:table-cell>
          <table:table-cell table:style-name="Table11.B2" office:value-type="string">
            <text:p text:style-name="P141">True</text:p>
          </table:table-cell>
        </table:table-row>
        <table:table-row>
          <table:table-cell table:style-name="Table11.A2" office:value-type="string">
            <text:p text:style-name="P138"><text:span text:style-name="T216">not</text:span><text:span text:style-name="T117">(</text:span>True<text:span text:style-name="T117">)</text:span></text:p>
          </table:table-cell>
          <table:table-cell table:style-name="Table11.B3" office:value-type="string">
            <text:p text:style-name="P141">False</text:p>
          </table:table-cell>
        </table:table-row>
        <table:table-row>
          <table:table-cell table:style-name="Table11.A2" office:value-type="string">
            <text:p text:style-name="P139"><text:span text:style-name="T218">not</text:span><text:span text:style-name="T34">(</text:span><text:span text:style-name="T216">not</text:span><text:span text:style-name="T117">(</text:span>True<text:span text:style-name="T117">)</text:span><text:span text:style-name="T34">)</text:span></text:p>
          </table:table-cell>
          <table:table-cell table:style-name="Table11.B4" office:value-type="string">
            <text:p text:style-name="P143">True</text:p>
          </table:table-cell>
        </table:table-row>
        <table:table-row>
          <table:table-cell table:style-name="Table11.A5" office:value-type="string">
            <text:p text:style-name="P145"/>
          </table:table-cell>
          <table:table-cell table:style-name="Table11.B5" office:value-type="string">
            <text:p text:style-name="P147"/>
          </table:table-cell>
        </table:table-row>
        <table:table-row>
          <table:table-cell table:style-name="Table11.A2" office:value-type="string">
            <text:p text:style-name="P137">False</text:p>
          </table:table-cell>
          <table:table-cell table:style-name="Table11.B6" office:value-type="string">
            <text:p text:style-name="P143">False</text:p>
          </table:table-cell>
        </table:table-row>
        <table:table-row>
          <table:table-cell table:style-name="Table11.A2" office:value-type="string">
            <text:p text:style-name="P138"><text:span text:style-name="T216">not</text:span><text:span text:style-name="T117">(</text:span><text:span text:style-name="T230">False</text:span><text:span text:style-name="T117">)</text:span></text:p>
          </table:table-cell>
          <table:table-cell table:style-name="Table11.B7" office:value-type="string">
            <text:p text:style-name="P143">True</text:p>
          </table:table-cell>
        </table:table-row>
        <table:table-row>
          <table:table-cell table:style-name="Table11.A2" office:value-type="string">
            <text:p text:style-name="P139"><text:span text:style-name="T218">not</text:span><text:span text:style-name="T34">(</text:span><text:span text:style-name="T216">not</text:span><text:span text:style-name="T117">(</text:span><text:span text:style-name="T230">False</text:span><text:span text:style-name="T117">)</text:span><text:span text:style-name="T34">)</text:span></text:p>
          </table:table-cell>
          <table:table-cell table:style-name="Table11.B8" office:value-type="string">
            <text:p text:style-name="P143">False</text:p>
          </table:table-cell>
        </table:table-row>
      </table:table>
      <text:p text:style-name="P127"><text:tab/><text:span text:style-name="T234">จะสังเกตุได้ว่า Gate </text:span><text:span text:style-name="T217">not</text:span><text:span text:style-name="T234"> นั้นไม่มีอะไรนอกจากสลับ </text:span><text:span text:style-name="T185">True</text:span><text:span text:style-name="T234"> กับ </text:span><text:span text:style-name="T187">False</text:span><text:span text:style-name="T234"> แค่นั้น และการเขียน Logic Gate โดยที่มีการซ้อนการหลายๆ วงเล็บนี้มีชื่อเรียกว่า Code Nesting ซึ่งนอกจากจะใช้กับ Logic Gate ได้แล้ว เรายังเอาวิธีนี้ไปใช้กับการเขียน Code ได้ทุกส่วนของ Code เลย</text:span></text:p>
      <text:p text:style-name="P128"><text:tab/><text:span text:style-name="T166">Gate ทีมีชื่อว่า </text:span><text:span text:style-name="T30">and</text:span><text:span text:style-name="T167"> กับ </text:span><text:span text:style-name="T30">or</text:span><text:span text:style-name="T167"> นั้นต้องการ Boolean </text:span><text:span text:style-name="T143">2 ตัว</text:span><text:span text:style-name="T167">ในการดำเนินการ ซึ่งจะแตกต่างจาก </text:span><text:span text:style-name="T217">not</text:span><text:span text:style-name="T167"> ที่ใช้แค่ </text:span><text:span text:style-name="T185">True</text:span><text:span text:style-name="T167"> หรือ </text:span><text:span text:style-name="T187">False</text:span><text:span text:style-name="T167"> แค่ตัวเดียว โดยให้นำ Boolean ที่ต้องการ เขียนไว้ที่ด้านซ้ายและขวาของ </text:span><text:span text:style-name="T30">and</text:span><text:span text:style-name="T167"> กับ <text:s/></text:span><text:span text:style-name="T30">or</text:span></text:p>
      <text:p text:style-name="P63"><text:tab/><text:span text:style-name="T235">Gate </text:span><text:span text:style-name="T30">and</text:span><text:span text:style-name="T235"> แปลเป็นภาษาไทยว่า “และ” ซึ่งจะให้ผลลัพธ์เป็น </text:span><text:span text:style-name="T185">True</text:span><text:span text:style-name="T235"> ก็ต่อเมื่อ </text:span><text:span text:style-name="T236">Boolean ทั้ง 2 ตัวที่ดำเนินการเป็น </text:span><text:span text:style-name="T190">True</text:span><text:span text:style-name="T236"> เหมือนกันเท่านั้น</text:span><text:span text:style-name="T235"> นอกนั้นจะให้ผลลัพธ์เป็น </text:span><text:span text:style-name="T187">False</text:span><text:span text:style-name="T235"> ทั้งหมด</text:span></text:p>
      <text:p text:style-name="Text_20_body"><text:tab/><text:span text:style-name="T238">Gate </text:span><text:span text:style-name="T30">or</text:span><text:span text:style-name="T238"> นั้นแปลว่า “หรือ” ซึ่งจะให้ผลลัพธ์เป็น </text:span><text:span text:style-name="T185">True</text:span><text:span text:style-name="T238"> ก็ต่อเมื่อมี </text:span><text:span text:style-name="T237">Boolean ที่ดำเนินการตัวใดตัวหนึ่งเป็น </text:span><text:span text:style-name="T190">True</text:span><text:span text:style-name="T238"> หากเป็น </text:span><text:span text:style-name="T187">False</text:span><text:span text:style-name="T238"> </text:span><text:span text:style-name="T244">ทั้งสองข้าง</text:span><text:span text:style-name="T238">ก็จะให้ผลลัพธ์เป็น <text:s/></text:span><text:span text:style-name="T187">False </text:span><text:span text:style-name="T47">นอกนั้นจะให้ผลเป็น</text:span><text:span text:style-name="T188"> True</text:span></text:p>
      <table:table table:name="Table13" table:style-name="Table13">
        <table:table-column table:style-name="Table13.A"/>
        <table:table-column table:style-name="Table13.B"/>
        <table:table-row>
          <table:table-cell table:style-name="Table13.A1" office:value-type="string">
            <text:p text:style-name="P154">Logic Gate</text:p>
          </table:table-cell>
          <table:table-cell table:style-name="Table13.B1" office:value-type="string">
            <text:p text:style-name="P154">ผลลัพธ์</text:p>
          </table:table-cell>
        </table:table-row>
        <table:table-row>
          <table:table-cell table:style-name="Table13.A2" office:value-type="string">
            <text:p text:style-name="Code"><text:span text:style-name="T185">True</text:span> <text:span text:style-name="T30">and</text:span> <text:span text:style-name="T185">True</text:span></text:p>
          </table:table-cell>
          <table:table-cell table:style-name="Table13.B2" office:value-type="string">
            <text:p text:style-name="P140">True</text:p>
          </table:table-cell>
        </table:table-row>
        <table:table-row>
          <table:table-cell table:style-name="Table13.A2" office:value-type="string">
            <text:p text:style-name="Code"><text:span text:style-name="T185">True</text:span> <text:span text:style-name="T30">and</text:span> <text:span text:style-name="T187">False</text:span></text:p>
          </table:table-cell>
          <table:table-cell table:style-name="Table13.B2" office:value-type="string">
            <text:p text:style-name="P144">False</text:p>
          </table:table-cell>
        </table:table-row>
        <table:table-row>
          <table:table-cell table:style-name="Table13.A2" office:value-type="string">
            <text:p text:style-name="Code"><text:span text:style-name="T187">False</text:span> <text:span text:style-name="T30">and </text:span><text:span text:style-name="T185">True</text:span></text:p>
          </table:table-cell>
          <table:table-cell table:style-name="Table13.B2" office:value-type="string">
            <text:p text:style-name="P144">False</text:p>
          </table:table-cell>
        </table:table-row>
        <table:table-row table:style-name="Table13.5">
          <table:table-cell table:style-name="Table13.A2" office:value-type="string">
            <text:p text:style-name="Code"><text:span text:style-name="T187">False </text:span><text:span text:style-name="T30">and </text:span><text:span text:style-name="T187">False</text:span></text:p>
          </table:table-cell>
          <table:table-cell table:style-name="Table13.B2" office:value-type="string">
            <text:p text:style-name="P144">False</text:p>
          </table:table-cell>
        </table:table-row>
        <table:table-row table:style-name="Table13.6">
          <table:table-cell table:style-name="Table13.A6" office:value-type="string">
            <text:p text:style-name="P151"/>
          </table:table-cell>
          <table:table-cell table:style-name="Table13.B6" office:value-type="string">
            <text:p text:style-name="P152"/>
          </table:table-cell>
        </table:table-row>
        <table:table-row table:style-name="Table13.5">
          <table:table-cell table:style-name="Table13.A2" office:value-type="string">
            <text:p text:style-name="P153"><text:span text:style-name="T185">True</text:span> <text:span text:style-name="T30">or</text:span> <text:span text:style-name="T185">True</text:span></text:p>
          </table:table-cell>
          <table:table-cell table:style-name="Table13.B2" office:value-type="string">
            <text:p text:style-name="P140">True</text:p>
          </table:table-cell>
        </table:table-row>
        <table:table-row table:style-name="Table13.5">
          <table:table-cell table:style-name="Table13.A2" office:value-type="string">
            <text:p text:style-name="P153"><text:span text:style-name="T185">True</text:span> <text:span text:style-name="T30">or</text:span> <text:span text:style-name="T187">False</text:span></text:p>
          </table:table-cell>
          <table:table-cell table:style-name="Table13.B2" office:value-type="string">
            <text:p text:style-name="P142">True</text:p>
          </table:table-cell>
        </table:table-row>
        <table:table-row table:style-name="Table13.5">
          <table:table-cell table:style-name="Table13.A2" office:value-type="string">
            <text:p text:style-name="P153"><text:span text:style-name="T187">False</text:span> <text:span text:style-name="T30">or </text:span><text:span text:style-name="T185">True</text:span></text:p>
          </table:table-cell>
          <table:table-cell table:style-name="Table13.B2" office:value-type="string">
            <text:p text:style-name="P142">True</text:p>
          </table:table-cell>
        </table:table-row>
        <table:table-row table:style-name="Table13.5">
          <table:table-cell table:style-name="Table13.A2" office:value-type="string">
            <text:p text:style-name="P153"><text:span text:style-name="T187">False </text:span><text:span text:style-name="T32">or</text:span><text:span text:style-name="T30"> </text:span><text:span text:style-name="T187">False</text:span></text:p>
          </table:table-cell>
          <table:table-cell table:style-name="Table13.B2" office:value-type="string">
            <text:p text:style-name="P144">False</text:p>
          </table:table-cell>
        </table:table-row>
      </table:table>
      <text:p text:style-name="P130"/>
      <text:h text:style-name="P237" text:outline-level="1">บทที่ <text:span text:style-name="T3">2</text:span></text:h>
      <text:h text:style-name="P251" text:outline-level="2">Basic Output</text:h>
      <text:p text:style-name="P2"/>
      <text:p text:style-name="P3"><text:tab/>อย่างที่เราได้เห็นไปแล้วก่อนหน้านี้ เราใช้คำสั่ง <text:span text:style-name="T175">print</text:span><text:span text:style-name="T106">()</text:span> ในการส่งข้อมูลอะไรบางอย่างออกมาที่หน้า Terminal ในบทนี้จะอธิบายวิธีการใช้งานเพิ่มเติม</text:p>
      <text:p text:style-name="P4"><text:tab/><text:span text:style-name="T231">ทุกๆ ครั้งที่เราจะใช้ </text:span><text:span text:style-name="T175">print</text:span><text:span text:style-name="T231"> ราจะต้องเรียกชื่อฟังก์ชั่นนี้ ตามด้วยพารามิเตอร์ ตัวอย่างดังภาพ</text:span></text:p>
      <text:p text:style-name="P3"><draw:frame draw:style-name="fr8" draw:name="Image11" text:anchor-type="char" svg:width="7.28cm" svg:height="3.027cm" draw:z-index="13"><draw:image xlink:href="Pictures/1000000100000BB8000004DF385C6080CEF05260.png" xlink:type="simple" xlink:show="embed" xlink:actuate="onLoad" draw:mime-type="image/png"/></draw:frame><text:s/></text:p>
      <text:p text:style-name="P3"/>
      <text:p text:style-name="P5"/>
      <text:p text:style-name="P7"><text:tab/><text:span text:style-name="T88">ชื่อของฟังก์ชั่น</text:span> คือ<text:span text:style-name="T88">คำสั่ง</text:span>ที่เขียนอยู่ข้างหน้า<text:span text:style-name="T95">วงเล็บ</text:span> ส่วน<text:span text:style-name="T95">วงเล็บ</text:span>และข้อมูลอื่นๆ ที่อยู่ข้างใน<text:span text:style-name="T95">วงเล็บ</text:span>ไม่ว่าจะเป็นตัวอักษรหรือตัวเลขใดๆ จะถูกเรียนว่า<text:span text:style-name="T95">พารามิเตอร์</text:span><text:span text:style-name="T124"> </text:span><text:span text:style-name="T128">โดยทุกๆ </text:span><text:span text:style-name="T94">ฟังก์ชั่น</text:span><text:span text:style-name="T128">ในภาษา </text:span><text:span text:style-name="T14">Python</text:span><text:span text:style-name="T128"> จะต้องถูกเรียกด้วยชื่อและตามด้วย</text:span><text:span text:style-name="T95">พารามิเตอร์</text:span><text:span text:style-name="T128">เสมอ </text:span></text:p>
      <text:p text:style-name="P6"><text:tab/><text:span text:style-name="T232">การใช้ </text:span><text:span text:style-name="T177">print</text:span><text:span text:style-name="T232"> นั้นจะต้องเรียกฟังก์ชั่นที่ใช้ชื่อเดียวกัน คือ </text:span><text:span text:style-name="T177">print</text:span><text:span text:style-name="T107">()</text:span><text:span text:style-name="T232"> โดย</text:span><text:span text:style-name="T95">พารามิเตอร์</text:span><text:span text:style-name="T232">ข้างในจะเป็นสิ่งที่ถูกแสดงผลออกมาที่ Terminal</text:span></text:p>
      <text:p text:style-name="P6"/>
      <table:table table:name="Table12" table:style-name="Table12">
        <table:table-column table:style-name="Table12.A"/>
        <text:soft-page-break/>
        <table:table-row>
          <table:table-cell table:style-name="Table12.A1" office:value-type="string">
            <text:p text:style-name="P81">ชื่อไฟล์ -&gt; MyPython.py</text:p>
          </table:table-cell>
        </table:table-row>
        <table:table-row>
          <table:table-cell table:style-name="Table12.A2" office:value-type="string">
            <text:p text:style-name="P81"><text:span text:style-name="T53">1 <text:s/></text:span><text:span text:style-name="T83">print</text:span><text:span text:style-name="T41">(</text:span><text:span text:style-name="T118">"</text:span><text:span text:style-name="T95">HELLO MY BOIS</text:span><text:span text:style-name="T118">"</text:span><text:span text:style-name="T41">)</text:span></text:p>
            <text:p text:style-name="P81"><text:span text:style-name="T53">2 <text:s/></text:span><text:span text:style-name="T83">print</text:span><text:span text:style-name="T41">(</text:span><text:span text:style-name="T171">30</text:span><text:span text:style-name="T41">)</text:span></text:p>
            <text:p text:style-name="P81"><text:span text:style-name="T53">3 <text:s/></text:span><text:span text:style-name="T83">print</text:span><text:span text:style-name="T41">(</text:span><text:span text:style-name="T171">33</text:span><text:span text:style-name="T41"> </text:span><text:span text:style-name="T25">+</text:span><text:span text:style-name="T41"> </text:span><text:span text:style-name="T171">33</text:span><text:span text:style-name="T41">)</text:span></text:p>
            <text:p text:style-name="P81"><text:span text:style-name="T53">4 <text:s/></text:span><text:span text:style-name="T83">print</text:span><text:span text:style-name="T41">(</text:span><text:span text:style-name="T25">True</text:span><text:span text:style-name="T41">)</text:span></text:p>
            <text:p text:style-name="P81"><text:span text:style-name="T53">5 <text:s/></text:span><text:span text:style-name="T83">print</text:span><text:span text:style-name="T41">(</text:span><text:span text:style-name="T25">True</text:span><text:span text:style-name="T41"> </text:span><text:span text:style-name="T25">and</text:span><text:span text:style-name="T41"> </text:span><text:span text:style-name="T25">True</text:span><text:span text:style-name="T41">)</text:span></text:p>
          </table:table-cell>
        </table:table-row>
      </table:table>
      <text:p text:style-name="P8"><draw:frame draw:style-name="fr7" draw:name="Image12" text:anchor-type="char" svg:width="12.261cm" svg:height="5.23cm" draw:z-index="14"><draw:image xlink:href="Pictures/10000001000003B3000001943200CB9F1AD53306.png" xlink:type="simple" xlink:show="embed" xlink:actuate="onLoad" draw:mime-type="image/png"/></draw:frame><text:tab/><text:span text:style-name="T239">นอกจากนี้เรายังสามารถสังเกตุได้ด้วยว่า ข้อมูลที่อยู่ในวงเล็บนั้นสามารถเป็นข้อมูลเปล่าๆ หรือเป็นการดำเนินการ (การคำนวณ</text:span><text:span text:style-name="T240">เลข</text:span><text:span text:style-name="T239"> , Logic Gate และอื่นๆ) ก็ได้ หากเป็นการดำเนินการ </text:span><text:span text:style-name="T14">Python</text:span><text:span text:style-name="T239"> จะดำเนินภายในวงเล็บนั้นให้เสร็จก่อนแล้วก็ </text:span><text:span text:style-name="T177">print</text:span><text:span text:style-name="T239"> ผลลัพธ์ออกมาหลังจากนั้น</text:span><draw:frame draw:style-name="fr3" draw:name="Image13" text:anchor-type="char" svg:x="6.302cm" svg:y="8.144cm" svg:width="5.493cm" svg:height="4.949cm" draw:z-index="15"><draw:image xlink:href="Pictures/100000010000027200000234EED4E19559BE3E67.png" xlink:type="simple" xlink:show="embed" xlink:actuate="onLoad" draw:mime-type="image/png"/></draw:frame></text:p>
      <text:p text:style-name="P8"><text:tab/><text:span text:style-name="T240">Code ทุกแบบที่สามารถรันได้ในการเขียน Code แบบ Module นั้น สามารถทำได้ใน Terminal โดยตรงเช่นกัน เลือกใช้ตามสถาณการณ์นะ!</text:span></text:p>
      <text:h text:style-name="P252" text:outline-level="2">Multiple Output</text:h>
      <text:p text:style-name="P157"/>
      <text:p text:style-name="P165"><text:tab/><text:span text:style-name="T241">ในคำสั่ง </text:span><text:span text:style-name="T179">print</text:span><text:span text:style-name="T110">()</text:span><text:span text:style-name="T241"> คำสั่งเดียวนั้นสามารถ </text:span><text:span text:style-name="T179">print</text:span><text:span text:style-name="T241"> ออกมาได้หลายค่าด้วยกัน วิธีการคือ ในช่องพารามิเตอร์ ให้ใส่ค่าที่ต้องการ </text:span><text:span text:style-name="T179">print</text:span><text:span text:style-name="T241"> ออกมาหลายๆ ค่าตามต้องการ โดยคั่นแต่ละค่าด้วยเครื่องหมาย </text:span><text:span text:style-name="T101">“</text:span><text:span text:style-name="T113">,</text:span><text:span text:style-name="T101">” </text:span><text:span text:style-name="T102">(Comma)</text:span><text:span text:style-name="T242"> ดังนี้</text:span></text:p>
      <table:table table:name="Table14" table:style-name="Table14">
        <table:table-column table:style-name="Table14.A"/>
        <table:table-column table:style-name="Table14.B"/>
        <table:table-row>
          <table:table-cell table:style-name="Table14.A1" office:value-type="string">
            <text:p text:style-name="P161">ถูกต้อง</text:p>
          </table:table-cell>
          <table:table-cell table:style-name="Table14.B1" office:value-type="string">
            <text:p text:style-name="P84"><text:span text:style-name="T83">print</text:span><text:span text:style-name="T41">(</text:span><text:span text:style-name="T95">"</text:span><text:span text:style-name="T119">Hi</text:span><text:span text:style-name="T95">"</text:span><text:span text:style-name="T41">,</text:span><text:span text:style-name="T95">"</text:span><text:span text:style-name="T119">HELLO</text:span><text:span text:style-name="T95">"</text:span><text:span text:style-name="T41">,</text:span><text:span text:style-name="T95">"</text:span><text:span text:style-name="T119">This is test</text:span><text:span text:style-name="T95">"</text:span><text:span text:style-name="T41">)</text:span></text:p>
          </table:table-cell>
        </table:table-row>
        <table:table-row>
          <table:table-cell table:style-name="Table14.A2" office:value-type="string">
            <text:p text:style-name="P161">ถูกต้อง</text:p>
          </table:table-cell>
          <table:table-cell table:style-name="Table14.B2" office:value-type="string">
            <text:p text:style-name="P86"><text:span text:style-name="T83">print</text:span><text:span text:style-name="T41">(</text:span><text:span text:style-name="T95">"HI"</text:span><text:span text:style-name="T41">,</text:span><text:span text:style-name="T171">30</text:span><text:span text:style-name="T41"> </text:span><text:span text:style-name="T25">+</text:span><text:span text:style-name="T41"> </text:span><text:span text:style-name="T171">26</text:span><text:span text:style-name="T41"> </text:span><text:span text:style-name="T25">*</text:span><text:span text:style-name="T41"> </text:span><text:span text:style-name="T171">23</text:span><text:span text:style-name="T41">,</text:span><text:span text:style-name="T25">not</text:span><text:span text:style-name="T41">(</text:span><text:span text:style-name="T25">False</text:span><text:span text:style-name="T41">))</text:span></text:p>
          </table:table-cell>
        </table:table-row>
        <table:table-row>
          <table:table-cell table:style-name="Table14.A2" office:value-type="string">
            <text:p text:style-name="P161">ถูกต้อง</text:p>
          </table:table-cell>
          <table:table-cell table:style-name="Table14.B3" office:value-type="string">
            <text:p text:style-name="P86"><text:span text:style-name="T83">print</text:span><text:span text:style-name="T41">(</text:span><text:span text:style-name="T171">40</text:span><text:span text:style-name="T41">,</text:span><text:span text:style-name="T171">50</text:span><text:span text:style-name="T41">,</text:span><text:span text:style-name="T171">34</text:span><text:span text:style-name="T41">,</text:span><text:span text:style-name="T171">14</text:span><text:span text:style-name="T41">,</text:span><text:span text:style-name="T171">450</text:span><text:span text:style-name="T41">,</text:span><text:span text:style-name="T171">12.45</text:span><text:span text:style-name="T41">,</text:span><text:span text:style-name="T171">45</text:span><text:span text:style-name="T25">+</text:span><text:span text:style-name="T171">8</text:span><text:span text:style-name="T41">j)</text:span></text:p>
          </table:table-cell>
        </table:table-row>
        <table:table-row>
          <table:table-cell table:style-name="Table14.A4" office:value-type="string">
            <text:p text:style-name="P159">ผิด</text:p>
          </table:table-cell>
          <table:table-cell table:style-name="Table14.B4" office:value-type="string">
            <text:p text:style-name="P86"><text:span text:style-name="T83">print</text:span><text:span text:style-name="T41">(</text:span><text:span text:style-name="T171">50</text:span><text:span text:style-name="T41"> </text:span><text:span text:style-name="T171">23</text:span><text:span text:style-name="T41"> </text:span><text:span text:style-name="T171">15</text:span><text:span text:style-name="T41"> </text:span><text:span text:style-name="T171">67</text:span><text:span text:style-name="T41"> </text:span><text:span text:style-name="T171">12</text:span><text:span text:style-name="T41"> </text:span><text:span text:style-name="T171">56</text:span><text:span text:style-name="T41"> </text:span><text:span text:style-name="T171">80.45</text:span><text:span text:style-name="T41">)</text:span></text:p>
          </table:table-cell>
        </table:table-row>
        <table:table-row>
          <table:table-cell table:style-name="Table14.A4" office:value-type="string">
            <text:p text:style-name="P159">ผิด</text:p>
          </table:table-cell>
          <table:table-cell table:style-name="Table14.B5" office:value-type="string">
            <text:p text:style-name="P86"><text:span text:style-name="T83">print</text:span><text:span text:style-name="T41">(HI HELLO This </text:span><text:span text:style-name="T25">is</text:span><text:span text:style-name="T41"> test)</text:span></text:p>
          </table:table-cell>
        </table:table-row>
      </table:table>
      <text:p text:style-name="P160"><text:tab/><text:span text:style-name="T243">จะเห็นได้ว่าในคำสั่ง </text:span><text:span text:style-name="T179">print</text:span><text:span text:style-name="T243"> นั้นสามารถส่งข้อมูลออกมาที่ Terminal ออกมาได้หลายค่าพร้อมกันในบรรทัดเดียว และในบรรทัดนั้นก็สามารถ </text:span><text:span text:style-name="T179">print</text:span><text:span text:style-name="T243"> ข้อมูลหลายประเภทได้ ไม่จำกัดแค่ตัวเลขหรือตัวอักษร</text:span><draw:frame draw:style-name="fr6" draw:name="Image14" text:anchor-type="char" svg:x="5.803cm" svg:y="3.029cm" svg:width="6.629cm" svg:height="4.209cm" draw:z-index="16"><draw:image xlink:href="Pictures/100000010000031D000001FA25881F307BD14E85.png" xlink:type="simple" xlink:show="embed" xlink:actuate="onLoad" draw:mime-type="image/png"/></draw:frame></text:p>
      <text:p text:style-name="P160"><text:tab/><text:span text:style-name="T244">นอกจากจะไม่จำกัดประเภทของข้อมูลที่ใส่ลงไปแล้ว เทคนิคนี้ยังไม่จำกัดจำนวนพารามิเตอร์ที่อยากใส่ลงไปด้วย จะให้มีกี่ตัวในคำสั่ง </text:span><text:span text:style-name="T179">print</text:span><text:span text:style-name="T244"> ก็ได้</text:span></text:p>
      <text:h text:style-name="P253" text:outline-level="2">Comment <text:span text:style-name="T269">(No Output)</text:span></text:h>
      <text:p text:style-name="P179"/>
      <text:p text:style-name="P180"><text:tab/><text:span text:style-name="T267">ถ้าหากว่าเรามีอยากใส่ข้อความบางอย่างลงไปใน Code ของเราโดยที่ไม่ให้ </text:span><text:span text:style-name="T13">Python</text:span><text:span text:style-name="T267"> รันละก็ เราจะใช้สิ่งที่เรียกว่า </text:span><text:span text:style-name="T72">#comment</text:span><text:span text:style-name="T267"> โดยให้ใส่เครื่องหมาย </text:span><text:span text:style-name="T72">#</text:span><text:span text:style-name="T267"> (อ่านว่า Hashtag) ลงไป โดยตัวอักษรใดๆ นับจากสัญลักษณ์นี้ไปจนถึงจุดสิ้นสุดของบรรทัด </text:span><text:span text:style-name="T13">Python</text:span><text:span text:style-name="T267"> จะทำเป็นเหมือนกับว่าตรงนั้นไม่มีอะไรอยู่ และข้ามมันไป เช่น</text:span></text:p>
      <table:table table:name="Table30" table:style-name="Table30">
        <table:table-column table:style-name="Table30.A"/>
        <table:table-row>
          <table:table-cell table:style-name="Table30.A1" office:value-type="string">
            <text:p text:style-name="P101"><text:span text:style-name="T63">1 <text:s/></text:span><text:span text:style-name="T83">print</text:span><text:span text:style-name="T41">(</text:span><text:span text:style-name="T95">"Mr. Johnson"</text:span><text:span text:style-name="T41">) </text:span><text:span text:style-name="T53"># We print string</text:span></text:p>
            <text:p text:style-name="P101"><text:span text:style-name="T63">2 <text:s/></text:span><text:span text:style-name="T83">print</text:span><text:span text:style-name="T41">(</text:span><text:span text:style-name="T171">100</text:span><text:span text:style-name="T41">) </text:span><text:span text:style-name="T53"># Then we print </text:span><text:span text:style-name="T73">integer</text:span><text:span text:style-name="T53"> here</text:span></text:p>
            <text:p text:style-name="P101"><text:span text:style-name="T63">3 <text:s/></text:span><text:span text:style-name="T83">print</text:span><text:span text:style-name="T41">(</text:span><text:span text:style-name="T171">33.3232323</text:span><text:span text:style-name="T41">) </text:span><text:span text:style-name="T53"># And some float num here</text:span></text:p>
            <text:p text:style-name="P101"><text:span text:style-name="T63">4 <text:s/></text:span><text:span text:style-name="T83">print</text:span><text:span text:style-name="T41">(</text:span><text:span text:style-name="T25">True</text:span><text:span text:style-name="T41">) </text:span><text:span text:style-name="T53"># Don't forget the boolean!</text:span></text:p>
            <text:p text:style-name="P101"><text:span text:style-name="T63">5 <text:s/></text:span><text:span text:style-name="T86">print</text:span><text:span text:style-name="T41">(</text:span><text:span text:style-name="T171">5</text:span><text:span text:style-name="T41"> </text:span><text:span text:style-name="T25">*</text:span><text:span text:style-name="T41"> </text:span><text:span text:style-name="T171">5</text:span><text:span text:style-name="T41"> </text:span><text:span text:style-name="T25">*</text:span><text:span text:style-name="T41"> </text:span><text:span text:style-name="T171">5</text:span><text:span text:style-name="T41">) </text:span><text:span text:style-name="T53"># And some operations!</text:span></text:p>
            <text:p text:style-name="P203">6</text:p>
            <text:p text:style-name="P203">7 # Yeah! The code is end!</text:p>
          </table:table-cell>
        </table:table-row>
        <table:table-row>
          <table:table-cell table:style-name="Table30.A2" office:value-type="string">
            <text:p text:style-name="P177">100</text:p>
            <text:p text:style-name="P177">33.3232323</text:p>
            <text:p text:style-name="P177">True</text:p>
            <text:p text:style-name="P177">125</text:p>
          </table:table-cell>
        </table:table-row>
      </table:table>
      <text:p text:style-name="P294"><text:tab/><text:span text:style-name="T268">ถ้าไม่มีเครื่องหมาย </text:span><text:span text:style-name="T72">#</text:span><text:span text:style-name="T268"> </text:span><text:span text:style-name="T13">Python</text:span><text:span text:style-name="T268"> จะพยายามรันโค้ดนั้นและทำให้เกิด Error ขึ้น การใส่ตัวอักษรผิดแค่เพียวตัวเดียวก็สามารถทำให้โค้ดรันต่อไม่ได้ ดังนั้น </text:span><text:span text:style-name="T72">#comment</text:span><text:span text:style-name="T268"> จึงสำคัญมากหากเราต้องการใส่ข้อความบอกผู้เข้ามาอ่านโค้ดคนอื่นๆ หรือให้ตัวเราในอนาคตอ่าน</text:span></text:p>
      <text:p text:style-name="P295"><text:tab/><text:span text:style-name="T270">การใช้สัญลักษณ์ </text:span><text:span text:style-name="T74">#</text:span><text:span text:style-name="T270"> เพื่อ </text:span><text:span text:style-name="T74">Comment</text:span><text:span text:style-name="T270"> นั้นสามารถทำได้แค่ทีละบรรทัด แต่ถ้าหากว่าเราต้องการ </text:span><text:span text:style-name="T74">Comment</text:span><text:span text:style-name="T270"> ทีละหลายๆ บรรทัดละก็ เราจะใช้ Triple Quote แทน</text:span></text:p>
      <table:table table:name="Table31" table:style-name="Table31">
        <table:table-column table:style-name="Table31.A"/>
        <table:table-row>
          <table:table-cell table:style-name="Table31.A1" office:value-type="string">
            <text:p text:style-name="P216"><text:span text:style-name="T63"><text:s/>1 <text:s/></text:span><text:span text:style-name="T41">X </text:span><text:span text:style-name="T25">=</text:span><text:span text:style-name="T41"> </text:span><text:span text:style-name="T171">14</text:span></text:p>
            <text:p text:style-name="P205"><text:s/>2 <text:s/></text:p>
            <text:p text:style-name="P223"><text:span text:style-name="T63"><text:s/>3 <text:s/></text:span>"""</text:p>
            <text:p text:style-name="P224"><text:span text:style-name="T63"><text:s/>4 <text:s/></text:span>This is The Comment</text:p>
            <text:p text:style-name="P224"><text:span text:style-name="T63"><text:s/>5 <text:s/></text:span>This is also the comment</text:p>
            <text:p text:style-name="P224"><text:span text:style-name="T63"><text:s/>6 <text:s/></text:span>That Python won't run</text:p>
            <text:p text:style-name="P224"><text:span text:style-name="T63"><text:s/>7 <text:s/></text:span>And just ignore</text:p>
            <text:p text:style-name="P224"><text:span text:style-name="T63"><text:s/>8 <text:s/></text:span>Like the # does</text:p>
            <text:p text:style-name="P224"><text:span text:style-name="T63"><text:s/>9 <text:s/></text:span>But I can do it with</text:p>
            <text:p text:style-name="P224"><text:span text:style-name="T63">10 <text:s/></text:span>Multiple of lines</text:p>
            <text:p text:style-name="P223"><text:span text:style-name="T63">11 <text:s/></text:span>"""</text:p>
            <text:p text:style-name="P204">12 <text:s/></text:p>
            <text:p text:style-name="P216"><text:span text:style-name="T63">13 <text:s/></text:span><text:span text:style-name="T83">print</text:span><text:span text:style-name="T41">(X)</text:span></text:p>
          </table:table-cell>
        </table:table-row>
      </table:table>
      <text:p text:style-name="P296"><text:tab/><text:span text:style-name="T270">ให้ใช้เครื่องหมาย </text:span><text:span text:style-name="T121">"</text:span><text:span text:style-name="T97"> </text:span><text:span text:style-name="T98">(Double Quote)</text:span><text:span text:style-name="T270"> หรือ </text:span><text:span text:style-name="T121">'</text:span><text:span text:style-name="T97"> </text:span><text:span text:style-name="T98">(Single Quote)</text:span><text:span text:style-name="T270"> จำนวน 3 ตัว ณ บรรทัดที่เริ่มและสิ้นสุดของการ Comment ที่เราต้องการ บางครั้งการเขียนแบบนี้มักจะถูกเรียกว่า </text:span><text:span text:style-name="T75">Python</text:span><text:span text:style-name="T270"> </text:span><text:span text:style-name="T75">Document</text:span><text:span text:style-name="T270"> มากกว่า </text:span><text:span text:style-name="T74">Comment</text:span></text:p>
      <text:h text:style-name="P238" text:outline-level="1"><text:s/>บทที่ <text:span text:style-name="T4">3</text:span></text:h>
      <text:h text:style-name="P254" text:outline-level="2">ระบบตัวแปร ( Variable )</text:h>
      <text:p text:style-name="P54"/>
      <text:p text:style-name="P155"><text:tab/><text:span text:style-name="T158">ระบบตัวแปรใน </text:span><text:span text:style-name="T13">Python</text:span><text:span text:style-name="T158"> มีไว้เพื่อให้เรานำจำนวนหรือค่าเดิมมาใช้ซ้ำต่อ ได้เรื่อยๆ และสามารถเปลี่ยนแปลงมันระหว่างทางได้ </text:span><text:span text:style-name="T159">โดยจะมีคำสำคัญอยู่ </text:span><text:span text:style-name="T161">7</text:span><text:span text:style-name="T159"> คำ ดังนี้</text:span></text:p>
      <text:list xml:id="list1685022307" text:style-name="L5">
        <text:list-item>
          <text:p text:style-name="P289"><text:span text:style-name="T9">ตัวแปร (Variable)</text:span> <text:span text:style-name="T160">คือชื่อหรือตัวอักษรใดๆ ที่</text:span><text:span text:style-name="T26">ไม่มีค่าในตัวของมันเอง</text:span><text:span text:style-name="T160"> แต่มีไว้ใช้</text:span><text:span text:style-name="T26">อ้างอิง (Refer) ค่าอื่นๆ </text:span></text:p>
        </text:list-item>
        <text:list-item>
          <text:p text:style-name="P289"><text:span text:style-name="T9">ประเภทของตัวแปร (Variable Type)</text:span> <text:span text:style-name="T160">มีไว้เพื่อบอกว่า</text:span><text:span text:style-name="T26">ตัวแปรนั้นสามารถเก็บค่าแบบไหนได้บ้าง</text:span><text:span text:style-name="T160"> และบอกว่าค่านั้นสามารถเอาไป</text:span><text:span text:style-name="T26">ทำอะไรได้บ้าง</text:span></text:p>
        </text:list-item>
        <text:list-item>
          <text:p text:style-name="P289"><text:span text:style-name="T9">ค่า (Value)</text:span> <text:span text:style-name="T160">คือ</text:span><text:span text:style-name="T26">เนื้อหา</text:span><text:span text:style-name="T160">ที่</text:span><text:span text:style-name="T26">ถูกตัวแปรอ้างอิงถึง</text:span></text:p>
        </text:list-item>
        <text:list-item>
          <text:p text:style-name="P290"><text:span text:style-name="T9">การกำหนดค่า (Assign Value)</text:span> คือการ<text:span text:style-name="T25">กำหนดค่า</text:span>ให้กับตัวแปรชื่อหนึ่ง โดยตัวแปรนั้นจะอ้างอิงค่าที่ถูกกำหนดทันทีหลังคำสั่ง</text:p>
        </text:list-item>
        <text:list-item>
          <text:p text:style-name="P289"><text:span text:style-name="T9">การประกาศตัวแปร (Declare Variable)</text:span> <text:span text:style-name="T160">คือการ</text:span><text:span text:style-name="T26">สร้าง</text:span><text:span text:style-name="T160">ตัวแปร</text:span><text:span text:style-name="T26">ขึ้นมาใหม่</text:span></text:p>
        </text:list-item>
        <text:list-item>
          <text:p text:style-name="P289"><text:span text:style-name="T9">การอัพเดตตัวแปร (Update Variable) </text:span><text:span text:style-name="T160">คือการกำหนดค่าตัวแปรด้วยข้อมูลใหม่</text:span><text:span text:style-name="T26">ทับ</text:span><text:span text:style-name="T160">ตัวแปรที่มีข้อมูลเก่าอยู่แล้ว</text:span></text:p>
        </text:list-item>
        <text:list-item>
          <text:p text:style-name="P290"><text:span text:style-name="T9">สโคปของตัวแปร (Variable Scope)</text:span> คือการ<text:span text:style-name="T248">ที่ตัวแปรสามารถ</text:span><text:span text:style-name="T35">ถูกใช้ได้เฉพาะในสโคปนั้นๆ</text:span><text:span text:style-name="T248"> (จะอธิบายภายหลัง)</text:span></text:p>
        </text:list-item>
      </text:list>
      <text:p text:style-name="P156"><text:span text:style-name="T162"><text:tab/></text:span><text:span text:style-name="T164">การประกาศตัวแปรในภาษา </text:span><text:span text:style-name="T13">Python</text:span><text:span text:style-name="T164"> สามารถทำได้โดนใช้ Syntax ดังนี้</text:span></text:p>
      <text:p text:style-name="P85"><text:span text:style-name="T41">ชื่อตัวแปร </text:span><text:span text:style-name="T25">=</text:span><text:span text:style-name="T41"> ค่า</text:span></text:p>
      <table:table table:name="Table6" table:style-name="Table6">
        <table:table-column table:style-name="Table6.A"/>
        <table:table-row>
          <table:table-cell table:style-name="Table6.A1" office:value-type="string">
            <text:p text:style-name="P76"><text:span text:style-name="T53">1 <text:s/></text:span><text:span text:style-name="T41">X </text:span><text:span text:style-name="T25">=</text:span><text:span text:style-name="T41"> </text:span><text:span text:style-name="T171">5</text:span></text:p>
            <text:p text:style-name="P76"><text:span text:style-name="T53">2 <text:s/></text:span><text:span text:style-name="T41">Y </text:span><text:span text:style-name="T25">=</text:span><text:span text:style-name="T41"> </text:span><text:span text:style-name="T25">-</text:span><text:span text:style-name="T171">17</text:span></text:p>
            <text:p text:style-name="P76"><text:span text:style-name="T53">3 <text:s/></text:span><text:span text:style-name="T41">Z </text:span><text:span text:style-name="T25">=</text:span><text:span text:style-name="T41"> </text:span><text:span text:style-name="T171">25.555</text:span></text:p>
            <text:p text:style-name="P65">4</text:p>
            <text:p text:style-name="P77"><text:span text:style-name="T62">5</text:span><text:span text:style-name="T53"> <text:s/></text:span><text:span text:style-name="T41">A </text:span><text:span text:style-name="T25">=</text:span><text:span text:style-name="T41"> </text:span><text:span text:style-name="T116">"</text:span><text:span text:style-name="T41">Hello World</text:span><text:span text:style-name="T116">"</text:span></text:p>
            <text:p text:style-name="P76"><text:span text:style-name="T62">6</text:span><text:span text:style-name="T53"> <text:s/></text:span><text:span text:style-name="T41">B </text:span><text:span text:style-name="T25">=</text:span><text:span text:style-name="T41"> </text:span><text:span text:style-name="T171">77</text:span><text:span text:style-name="T41"> </text:span><text:span text:style-name="T25">+</text:span><text:span text:style-name="T41"> </text:span><text:span text:style-name="T171">6</text:span><text:span text:style-name="T41">j</text:span></text:p>
          </table:table-cell>
        </table:table-row>
      </table:table>
      <text:p text:style-name="P57"/>
      <text:p text:style-name="P64"><text:span text:style-name="T165"><text:tab/>ในบรรทัดที่ 1 – 2 นั้นเราได้ประกาศตัวแปรประเภทจำนวนเต็ม (Integer) ในบรรทัดที่ 3 เราได้ประกาศตัวแปรประเภทจำนวนที่มีทศนิยม (Floating Point Number) </text:span><text:span text:style-name="T54">และได้เว้นบรรทัดที่ 4 เอาไว้เพื่อความอ่านง่าย </text:span><text:span text:style-name="T165">ในบรรทัดที่ 5 ได้ประกาศตัวแปรประเภทข้อความ (String) และบรรทัดสุดท้ายก็เป็นจำนวนเชิงซ้อน</text:span></text:p>
      <text:p text:style-name="P155"><text:span text:style-name="T165"><text:tab/></text:span><text:span text:style-name="T202">หลังจากที่เราประกาศตัวแปรไปแล้ว เรา </text:span><text:span text:style-name="T178">print</text:span><text:span text:style-name="T202"> ตัวแปรนั้นออกมาที่ Terminal ด้วยคำสั่ง </text:span><text:span text:style-name="T178">print</text:span><text:span text:style-name="T108">(ชื่อตัวแปร)</text:span><text:span text:style-name="T202"> ที่ส่วนใดก็ได้ของ code หลังจากที่ประกาศตัวแปรนั้นๆ ไปแล้ว</text:span></text:p>
      <table:table table:name="Table7" table:style-name="Table7">
        <table:table-column table:style-name="Table7.A"/>
        <table:table-row>
          <table:table-cell table:style-name="Table7.A1" office:value-type="string">
            <text:p text:style-name="P76"><text:span text:style-name="T61">1 <text:s/></text:span><text:span text:style-name="T44">X </text:span><text:span text:style-name="T27">=</text:span><text:span text:style-name="T44"> </text:span><text:span text:style-name="T115">"Hello"</text:span></text:p>
            <text:p text:style-name="P76"><text:span text:style-name="T61">2 <text:s/></text:span><text:span text:style-name="T44">Y </text:span><text:span text:style-name="T27">=</text:span><text:span text:style-name="T44"> </text:span><text:span text:style-name="T115">"World"</text:span></text:p>
            <text:p text:style-name="P78"><text:span text:style-name="T61">3 <text:s/></text:span><text:span text:style-name="T81">p</text:span><text:span text:style-name="T82">rint</text:span><text:span text:style-name="T45">(X , Y)</text:span></text:p>
          </table:table-cell>
        </table:table-row>
      </table:table>
      <text:p text:style-name="P59"><draw:frame draw:style-name="fr5" draw:name="Image15" text:anchor-type="char" svg:x="0.568cm" svg:y="0.093cm" svg:width="11.518cm" svg:height="5.491cm" draw:z-index="17"><draw:image xlink:href="Pictures/10000001000002ED00000165682D0F5AD8C7D561.png" xlink:type="simple" xlink:show="embed" xlink:actuate="onLoad" draw:mime-type="image/png"/></draw:frame><text:soft-page-break/><text:tab/>โค้ดที่ถูกเขียนทางซ้ายคือ <text:span text:style-name="T13">Python</text:span> ด้านขวาคือ Terminal ที่รันโค้ดนั้น จะพบได้ว่าทั้งสองค่าที่อยู่ในตัวแปรนั้นถูก <text:span text:style-name="T178">print</text:span> ออกมา แทนที่ชื่อของตัวแปรจะถูก <text:span text:style-name="T178">print</text:span> ออกมา</text:p>
      <text:p text:style-name="P58"><text:tab/>หนึ่งตัวแปรสามารถเก็บได้ 1 ค่า และตัวแปรสามารถเก็บค่าอะไรก็ได้ ไม่จำเป็นต้องเป็นตัวอักษรหรือตัวเลข</text:p>
      <text:p text:style-name="P60"><draw:frame draw:style-name="fr4" draw:name="Image16" text:anchor-type="char" svg:width="12.261cm" svg:height="5.385cm" draw:z-index="18"><draw:image xlink:href="Pictures/100000010000039300000192922CBD3A42245C5D.png" xlink:type="simple" xlink:show="embed" xlink:actuate="onLoad" draw:mime-type="image/png"/></draw:frame><text:tab/><text:span text:style-name="T246">ผลที่ได้จากการรันโค้ดนี้ก็คงจะรู้ๆ กันอยู่ </text:span><text:span text:style-name="T247">😏</text:span></text:p>
      <text:p text:style-name="P109"><text:tab/>เรายังคงสามารถใช้ความสามารถของ<text:span text:style-name="T163"> Math Operation และ Boolean ในการดำเนินการต่างๆ ได้อยู่ แม้ว่าข้อมูลที่เรานำมาดำเนินการจะอยู่ในรูปแบบขอตัวแปรก็ตาม</text:span></text:p>
      <table:table table:name="Table15" table:style-name="Table15">
        <table:table-column table:style-name="Table15.A"/>
        <table:table-row>
          <table:table-cell table:style-name="Table15.A1" office:value-type="string">
            <text:p text:style-name="P87"><text:span text:style-name="T63">1 <text:s/></text:span><text:span text:style-name="T41">Number1 </text:span><text:span text:style-name="T25">=</text:span><text:span text:style-name="T41"> </text:span><text:span text:style-name="T171">25</text:span></text:p>
            <text:p text:style-name="P87"><text:span text:style-name="T63">2 <text:s/></text:span><text:span text:style-name="T41">Number2 </text:span><text:span text:style-name="T25">=</text:span><text:span text:style-name="T41"> </text:span><text:span text:style-name="T171">25</text:span></text:p>
            <text:p text:style-name="P66">3 <text:s/></text:p>
            <text:p text:style-name="P87"><text:span text:style-name="T63">4 <text:s/></text:span><text:span text:style-name="T83">print</text:span><text:span text:style-name="T41">(Number1 </text:span><text:span text:style-name="T25">+</text:span><text:span text:style-name="T41"> Number2) <text:s/></text:span></text:p>
          </table:table-cell>
        </table:table-row>
      </table:table>
      <text:p text:style-name="P110"><text:span text:style-name="T163"><text:tab/>ผลที่ได้ก็จะเหมือนกันกับ </text:span><text:span text:style-name="T179">print</text:span><text:span text:style-name="T110">(</text:span><text:span text:style-name="T180">25</text:span><text:span text:style-name="T109"> + </text:span><text:span text:style-name="T180">25</text:span><text:span text:style-name="T110">)</text:span><text:span text:style-name="T163"> เลย เราแค่แทนตัวเลขเหล่านั้นด้วยชื่อของตัวแปรเท่านั้น</text:span><draw:frame draw:style-name="fr3" draw:name="Image17" text:anchor-type="char" svg:x="4.683cm" svg:y="1.072cm" svg:width="8.091cm" svg:height="4.817cm" draw:z-index="19"><draw:image xlink:href="Pictures/10000001000003B3000002345AF9A8206063E85E.png" xlink:type="simple" xlink:show="embed" xlink:actuate="onLoad" draw:mime-type="image/png"/></draw:frame><text:span text:style-name="T163"> นอกจากนั้น ผลลัพธ์ที่ได้จากการรันโค้ดนี้ก็จะเหมือนกัน</text:span></text:p>
      <text:p text:style-name="P61"><text:s/></text:p>
      <text:p text:style-name="P62"/>
      <text:h text:style-name="P255" text:outline-level="2">Naming Variable</text:h>
      <text:p text:style-name="P158"/>
      <text:p text:style-name="P190"><text:tab/><text:span text:style-name="T249">ถึงแม้ว่าการตั้งชื่อตัวแปรในภาษา </text:span><text:span text:style-name="T13">Python</text:span><text:span text:style-name="T249"> นั้นจะดูง่าย แค่ใส่ชื่ออะไรลงไปก็ได้ แต่จริงๆ มันก็มีกฎของมันอยู่ ไม่ใช่ว่าจะสุ่มตัวอักษรอะไรเล่นๆ ขึ้นมาแล้วใช้เป็นชื่อได้</text:span></text:p>
      <text:list xml:id="list2539260307" text:style-name="L6">
        <text:list-item>
          <text:p text:style-name="P291">ตัวอักษรตัวแรกในชื่อของตัวแปร จะต้องเป็นตัวอักษรหรือเครื่องหมาย Underscore เท่านั้น ไม่สามารถใช้เครื่องหมายอื่นหรือตัวเลขเป็นตัวอักษรตัวแปรในการตั้งชื่อตัวแปรได้ <text:span text:style-name="T250">และจะมีเว้นวรรคในชื่อไม่ได้</text:span></text:p>
        </text:list-item>
        <text:list-item>
          <text:p text:style-name="P292">ตัวแปรในภาษา <text:span text:style-name="T13">Python</text:span> นั้นเป็น Case-Sensitive หรือก็คือ ตั<text:span text:style-name="T250">ว</text:span>อักษรพิมพ์เล็กกับตัวอักษรพิมพ์ใหญ่นับว่าเป็นคนละตัวกัน</text:p>
        </text:list-item>
        <text:list-item>
          <text:p text:style-name="P293">ไม่สามารถใช้สัญลักษณ์อื่นในชื่อตัวแปรได้ นอกจาก Underscore</text:p>
        </text:list-item>
        <text:list-item>
          <text:p text:style-name="P291">ไม่สามารถใช้ <text:span text:style-name="T87">Python Keyword</text:span> ตั้งเป็นชื่อตัวแปรได้ มีอยู่ <text:span text:style-name="T251">33</text:span> คำ ดังนี้</text:p>
        </text:list-item>
      </text:list>
      <table:table table:name="Table16" table:style-name="Table16">
        <table:table-column table:style-name="Table16.A" table:number-columns-repeated="5"/>
        <table:table-row>
          <table:table-cell table:style-name="Table16.A1" office:value-type="string">
            <text:p text:style-name="P211">and</text:p>
          </table:table-cell>
          <table:table-cell table:style-name="Table16.A1" office:value-type="string">
            <text:p text:style-name="P107">as</text:p>
          </table:table-cell>
          <table:table-cell table:style-name="Table16.A1" office:value-type="string">
            <text:p text:style-name="P107">assert</text:p>
          </table:table-cell>
          <table:table-cell table:style-name="Table16.A1" office:value-type="string">
            <text:p text:style-name="P107">break</text:p>
          </table:table-cell>
          <table:table-cell table:style-name="Table16.E1" office:value-type="string">
            <text:p text:style-name="P107">class</text:p>
          </table:table-cell>
        </table:table-row>
        <table:table-row>
          <table:table-cell table:style-name="Table16.A2" office:value-type="string">
            <text:p text:style-name="P107">continue</text:p>
          </table:table-cell>
          <table:table-cell table:style-name="Table16.A2" office:value-type="string">
            <text:p text:style-name="P107">def</text:p>
          </table:table-cell>
          <table:table-cell table:style-name="Table16.A2" office:value-type="string">
            <text:p text:style-name="P107">del</text:p>
          </table:table-cell>
          <table:table-cell table:style-name="Table16.A2" office:value-type="string">
            <text:p text:style-name="P107">elif</text:p>
          </table:table-cell>
          <table:table-cell table:style-name="Table16.E2" office:value-type="string">
            <text:p text:style-name="P107">else</text:p>
          </table:table-cell>
        </table:table-row>
        <table:table-row>
          <table:table-cell table:style-name="Table16.A2" office:value-type="string">
            <text:p text:style-name="P107">except</text:p>
          </table:table-cell>
          <table:table-cell table:style-name="Table16.A2" office:value-type="string">
            <text:p text:style-name="P212">False</text:p>
          </table:table-cell>
          <table:table-cell table:style-name="Table16.A2" office:value-type="string">
            <text:p text:style-name="P107">finally</text:p>
          </table:table-cell>
          <table:table-cell table:style-name="Table16.A2" office:value-type="string">
            <text:p text:style-name="P107">for</text:p>
          </table:table-cell>
          <table:table-cell table:style-name="Table16.E2" office:value-type="string">
            <text:p text:style-name="P107">from</text:p>
          </table:table-cell>
        </table:table-row>
        <table:table-row>
          <table:table-cell table:style-name="Table16.A2" office:value-type="string">
            <text:p text:style-name="P107">global</text:p>
          </table:table-cell>
          <table:table-cell table:style-name="Table16.A2" office:value-type="string">
            <text:p text:style-name="P107">if</text:p>
          </table:table-cell>
          <table:table-cell table:style-name="Table16.A2" office:value-type="string">
            <text:p text:style-name="P107">import</text:p>
          </table:table-cell>
          <table:table-cell table:style-name="Table16.A2" office:value-type="string">
            <text:p text:style-name="P107">in</text:p>
          </table:table-cell>
          <table:table-cell table:style-name="Table16.E2" office:value-type="string">
            <text:p text:style-name="P107">is</text:p>
          </table:table-cell>
        </table:table-row>
        <table:table-row>
          <table:table-cell table:style-name="Table16.A2" office:value-type="string">
            <text:p text:style-name="P107">lambda</text:p>
          </table:table-cell>
          <table:table-cell table:style-name="Table16.A2" office:value-type="string">
            <text:p text:style-name="P107">non</text:p>
          </table:table-cell>
          <table:table-cell table:style-name="Table16.A2" office:value-type="string">
            <text:p text:style-name="P107">nonlocal</text:p>
          </table:table-cell>
          <table:table-cell table:style-name="Table16.A2" office:value-type="string">
            <text:p text:style-name="P275">not</text:p>
          </table:table-cell>
          <table:table-cell table:style-name="Table16.E2" office:value-type="string">
            <text:p text:style-name="P108"><text:span text:style-name="T33">o</text:span><text:span text:style-name="T28">r</text:span></text:p>
          </table:table-cell>
        </table:table-row>
        <table:table-row>
          <table:table-cell table:style-name="Table16.A2" office:value-type="string">
            <text:p text:style-name="P107">pass</text:p>
          </table:table-cell>
          <table:table-cell table:style-name="Table16.A2" office:value-type="string">
            <text:p text:style-name="P107">raise</text:p>
          </table:table-cell>
          <table:table-cell table:style-name="Table16.A2" office:value-type="string">
            <text:p text:style-name="P107">return</text:p>
          </table:table-cell>
          <table:table-cell table:style-name="Table16.A2" office:value-type="string">
            <text:p text:style-name="P108"><text:span text:style-name="T192">T</text:span><text:span text:style-name="T191">rue</text:span></text:p>
          </table:table-cell>
          <table:table-cell table:style-name="Table16.E2" office:value-type="string">
            <text:p text:style-name="P107">try</text:p>
          </table:table-cell>
        </table:table-row>
        <table:table-row table:style-name="Table16.7">
          <table:table-cell table:style-name="Table16.A2" office:value-type="string">
            <text:p text:style-name="P107">while</text:p>
          </table:table-cell>
          <table:table-cell table:style-name="Table16.A2" office:value-type="string">
            <text:p text:style-name="P107">with</text:p>
          </table:table-cell>
          <table:table-cell table:style-name="Table16.A2" office:value-type="string">
            <text:p text:style-name="P107">yeild</text:p>
          </table:table-cell>
          <table:table-cell table:style-name="Table16.E2" table:number-columns-spanned="2" office:value-type="string">
            <text:p text:style-name="P107"/>
          </table:table-cell>
          <table:covered-table-cell/>
        </table:table-row>
      </table:table>
      <text:p text:style-name="P191"><text:soft-page-break/><text:tab/>นี่คือตัวอย่างการตั้งชื่อตัวแปรในภาษา <text:s/><text:span text:style-name="T13">Pytho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63">ผิด</text:p>
          </table:table-cell>
          <table:table-cell table:style-name="Table17.B1" office:value-type="string">
            <text:p text:style-name="Code"><text:span text:style-name="T214">1</text:span>st_var</text:p>
          </table:table-cell>
          <table:table-cell table:style-name="Table17.C1" office:value-type="string">
            <text:p text:style-name="P164">ใช้ตัวเลขเป็นอักษรตัวแรก</text:p>
          </table:table-cell>
        </table:table-row>
        <table:table-row>
          <table:table-cell table:style-name="Table17.A2" office:value-type="string">
            <text:p text:style-name="P163">ผิด</text:p>
          </table:table-cell>
          <table:table-cell table:style-name="Table17.B2" office:value-type="string">
            <text:p text:style-name="Code">var<text:span text:style-name="T214">-</text:span>1st</text:p>
          </table:table-cell>
          <table:table-cell table:style-name="Table17.C2" office:value-type="string">
            <text:p text:style-name="P164">ใช้เครื่องหมายอื่น นอกจาก Underscore</text:p>
          </table:table-cell>
        </table:table-row>
        <table:table-row>
          <table:table-cell table:style-name="Table17.A2" office:value-type="string">
            <text:p text:style-name="P163">ผิด</text:p>
          </table:table-cell>
          <table:table-cell table:style-name="Table17.B3" office:value-type="string">
            <text:p text:style-name="Code">my<text:span text:style-name="T214"> </text:span>var</text:p>
          </table:table-cell>
          <table:table-cell table:style-name="Table17.C3" office:value-type="string">
            <text:p text:style-name="P164">มีเว้นวรรคในชื่อ</text:p>
          </table:table-cell>
        </table:table-row>
        <table:table-row>
          <table:table-cell table:style-name="Table17.A2" office:value-type="string">
            <text:p text:style-name="P163">ผิด</text:p>
          </table:table-cell>
          <table:table-cell table:style-name="Table17.B4" office:value-type="string">
            <text:p text:style-name="Code">My<text:span text:style-name="T214">-</text:span>var</text:p>
          </table:table-cell>
          <table:table-cell table:style-name="Table17.C4" office:value-type="string">
            <text:p text:style-name="P164">ใช้เครื่องหมายอื่น นอกจาก Underscore</text:p>
          </table:table-cell>
        </table:table-row>
        <table:table-row>
          <table:table-cell table:style-name="Table17.A2" office:value-type="string">
            <text:p text:style-name="P163">ผิด</text:p>
          </table:table-cell>
          <table:table-cell table:style-name="Table17.B5" office:value-type="string">
            <text:p text:style-name="Code">my_<text:span text:style-name="T214">$</text:span>_dollar</text:p>
          </table:table-cell>
          <table:table-cell table:style-name="Table17.C5" office:value-type="string">
            <text:p text:style-name="P164">ใช้เครื่องหมายอื่น นอกจาก Underscore</text:p>
          </table:table-cell>
        </table:table-row>
        <table:table-row>
          <table:table-cell table:style-name="Table17.A6" office:value-type="string">
            <text:p text:style-name="P162">ถูกต้อง</text:p>
          </table:table-cell>
          <table:table-cell table:style-name="Table17.B6" office:value-type="string">
            <text:p text:style-name="Code">my_var</text:p>
          </table:table-cell>
          <table:table-cell table:style-name="Table17.C6" office:value-type="string">
            <text:p text:style-name="P164">ใช้เครื่องหมาย Underscore ถูกต้อง</text:p>
          </table:table-cell>
        </table:table-row>
        <table:table-row>
          <table:table-cell table:style-name="Table17.A6" office:value-type="string">
            <text:p text:style-name="P162">ถูกต้อง</text:p>
          </table:table-cell>
          <table:table-cell table:style-name="Table17.B7" office:value-type="string">
            <text:p text:style-name="Code">MyVar</text:p>
          </table:table-cell>
          <table:table-cell table:style-name="Table17.C7" office:value-type="string">
            <text:p text:style-name="P164">ขึ้นต้นด้วยตัวอักษรถูกต้อง</text:p>
          </table:table-cell>
        </table:table-row>
      </table:table>
      <text:p text:style-name="P192"><text:tab/><text:span text:style-name="T261">หลังจากที่เราประกาศตัวแปรใดๆ ไปแล้ว เราสามารถใช้คำสั่งอะไรก็ได้กับตัวแปรนั้น เสมือนว่าเรากำลังใช้ค่านั้นอยู่จริง</text:span></text:p>
      <table:table table:name="Table22" table:style-name="Table22">
        <table:table-column table:style-name="Table22.A"/>
        <table:table-column table:style-name="Table22.B"/>
        <table:table-row>
          <table:table-cell table:style-name="Table22.A1" office:value-type="string">
            <text:p text:style-name="P92"><text:span text:style-name="T63">1 <text:s/></text:span><text:span text:style-name="T49">A</text:span><text:span text:style-name="T41"> </text:span><text:span text:style-name="T25">=</text:span><text:span text:style-name="T41"> </text:span><text:span text:style-name="T95">"Hello World"</text:span></text:p>
            <text:p text:style-name="P92"><text:span text:style-name="T63">2 <text:s/></text:span><text:span text:style-name="T83">print</text:span><text:span text:style-name="T41">(A)</text:span></text:p>
            <text:p text:style-name="P92"><text:span text:style-name="T63">3 <text:s/></text:span><text:span text:style-name="T83">print</text:span><text:span text:style-name="T41">(A)</text:span></text:p>
            <text:p text:style-name="P92"><text:span text:style-name="T63">4 <text:s/></text:span><text:span text:style-name="T83">print</text:span><text:span text:style-name="T41">(A)</text:span></text:p>
          </table:table-cell>
          <table:table-cell table:style-name="Table22.B1" office:value-type="string">
            <text:p text:style-name="P92"><text:span text:style-name="T63">1 <text:s/></text:span><text:span text:style-name="T83">print</text:span><text:span text:style-name="T41">(</text:span><text:span text:style-name="T95">"Hello World"</text:span><text:span text:style-name="T41">)</text:span></text:p>
            <text:p text:style-name="P92"><text:span text:style-name="T63">2 <text:s/></text:span><text:span text:style-name="T83">print</text:span><text:span text:style-name="T41">(</text:span><text:span text:style-name="T95">"Hello World"</text:span><text:span text:style-name="T41">)</text:span></text:p>
            <text:p text:style-name="P92"><text:span text:style-name="T63">3 <text:s/></text:span><text:span text:style-name="T83">print</text:span><text:span text:style-name="T41">(</text:span><text:span text:style-name="T95">"Hello World"</text:span><text:span text:style-name="T41">)</text:span></text:p>
          </table:table-cell>
        </table:table-row>
      </table:table>
      <text:p text:style-name="P183"><text:tab/>โค้ดทั้งสองฝั่งนี้ให้ Output ที่เหมือนกัน คือ</text:p>
      <table:table table:name="Table23" table:style-name="Table23">
        <table:table-column table:style-name="Table23.A"/>
        <table:table-row>
          <table:table-cell table:style-name="Table23.A1" office:value-type="string">
            <text:p text:style-name="P182">Hello World</text:p>
            <text:p text:style-name="P182">Hello World</text:p>
            <text:p text:style-name="P182">Hello World</text:p>
          </table:table-cell>
        </table:table-row>
      </table:table>
      <text:p text:style-name="P183"/>
      <text:h text:style-name="P239" text:outline-level="1">บทที่ <text:span text:style-name="T3">4</text:span></text:h>
      <text:h text:style-name="P256" text:outline-level="2"><text:span text:style-name="T258">Parentheses</text:span><text:span text:style-name="T252"> Operator</text:span></text:h>
      <text:p text:style-name="P174"/>
      <text:p text:style-name="P197"><text:tab/><text:span text:style-name="T252">นอกจาก</text:span><text:span text:style-name="T256"> </text:span><text:span text:style-name="T196">+ - *</text:span><text:span text:style-name="T256"> </text:span><text:span text:style-name="T253">และ </text:span><text:span text:style-name="T195">/</text:span><text:span text:style-name="T253"> แล้ว ในภาษา </text:span><text:span text:style-name="T13">Python</text:span><text:span text:style-name="T253"> ยังมีตัวดำเนินการทางตรรกะศาสตร์และคณิตศาสตร์ที่ช่วยอำนวยความสะดวกต่อผู้เขียนอีกมา</text:span><text:span text:style-name="T257">ก</text:span></text:p>
      <text:p text:style-name="P197"><text:tab/><text:span text:style-name="T253">การลำดับการดำเนินการ คือการใส่วงเล็บครอบตัวเลข เพื่อให้ </text:span><text:span text:style-name="T13">Python</text:span><text:span text:style-name="T253"> เลือกว่าคำคำนวณอะไรก่อน เช่น</text:span></text:p>
      <table:table table:name="Table18" table:style-name="Table18">
        <table:table-column table:style-name="Table18.A"/>
        <table:table-column table:style-name="Table18.B"/>
        <table:table-row>
          <table:table-cell table:style-name="Table18.A1" office:value-type="string">
            <text:p text:style-name="P185">คำสั่ง</text:p>
          </table:table-cell>
          <table:table-cell table:style-name="Table18.B1" office:value-type="string">
            <text:p text:style-name="P184">ผลลัพธ์</text:p>
          </table:table-cell>
        </table:table-row>
        <table:table-row>
          <table:table-cell table:style-name="Table18.A2" office:value-type="string">
            <text:p text:style-name="P88"><text:span text:style-name="T83">print</text:span><text:span text:style-name="T41">(</text:span><text:span text:style-name="T171">5</text:span><text:span text:style-name="T41"> </text:span><text:span text:style-name="T25">+</text:span><text:span text:style-name="T41"> </text:span><text:span text:style-name="T25">(</text:span><text:span text:style-name="T171">5</text:span><text:span text:style-name="T41"> </text:span><text:span text:style-name="T25">*</text:span><text:span text:style-name="T41"> </text:span><text:span text:style-name="T171">5</text:span><text:span text:style-name="T25">)</text:span><text:span text:style-name="T41"> </text:span><text:span text:style-name="T25">-</text:span><text:span text:style-name="T41"> </text:span><text:span text:style-name="T171">5</text:span><text:span text:style-name="T41">)</text:span></text:p>
          </table:table-cell>
          <table:table-cell table:style-name="Table18.B2" office:value-type="string">
            <text:p text:style-name="Sample">25</text:p>
          </table:table-cell>
        </table:table-row>
        <table:table-row>
          <table:table-cell table:style-name="Table18.A2" office:value-type="string">
            <text:p text:style-name="P88"><text:span text:style-name="T84">p</text:span><text:span text:style-name="T83">rint</text:span><text:span text:style-name="T41">(</text:span><text:span text:style-name="T25">(</text:span><text:span text:style-name="T171">5</text:span><text:span text:style-name="T41"> </text:span><text:span text:style-name="T25">+</text:span><text:span text:style-name="T41"> </text:span><text:span text:style-name="T171">5</text:span><text:span text:style-name="T25">)</text:span><text:span text:style-name="T41"> </text:span><text:span text:style-name="T25">*</text:span><text:span text:style-name="T41"> </text:span><text:span text:style-name="T171">5</text:span><text:span text:style-name="T41"> </text:span><text:span text:style-name="T25">-</text:span><text:span text:style-name="T41"> </text:span><text:span text:style-name="T171">5</text:span><text:span text:style-name="T41">)</text:span></text:p>
          </table:table-cell>
          <table:table-cell table:style-name="Table18.B2" office:value-type="string">
            <text:p text:style-name="Sample">45</text:p>
          </table:table-cell>
        </table:table-row>
        <table:table-row>
          <table:table-cell table:style-name="Table18.A2" office:value-type="string">
            <text:p text:style-name="P88"><text:span text:style-name="T84">p</text:span><text:span text:style-name="T83">rint</text:span><text:span text:style-name="T41">(</text:span><text:span text:style-name="T171">5</text:span><text:span text:style-name="T41"> </text:span><text:span text:style-name="T25">+</text:span><text:span text:style-name="T41"> </text:span><text:span text:style-name="T171">5</text:span><text:span text:style-name="T41"> </text:span><text:span text:style-name="T25">*</text:span><text:span text:style-name="T41"> </text:span><text:span text:style-name="T25">(</text:span><text:span text:style-name="T171">5</text:span><text:span text:style-name="T41"> </text:span><text:span text:style-name="T25">-</text:span><text:span text:style-name="T41"> </text:span><text:span text:style-name="T171">5</text:span><text:span text:style-name="T25">)</text:span><text:span text:style-name="T41">)</text:span></text:p>
          </table:table-cell>
          <table:table-cell table:style-name="Table18.B2" office:value-type="string">
            <text:p text:style-name="Sample">5</text:p>
          </table:table-cell>
        </table:table-row>
      </table:table>
      <text:p text:style-name="P193"><text:tab/><text:span text:style-name="T254">โดยจะเรียงการลำดับการทำงานจาก</text:span></text:p>
      <text:p text:style-name="P194"><text:span text:style-name="T254">สมการในวงเล็บ </text:span><text:span text:style-name="T112">--&gt;</text:span><text:span text:style-name="T254"> ยกกำลัง </text:span><text:span text:style-name="T111">--&gt;</text:span><text:span text:style-name="T254"> คูณและหาร </text:span><text:span text:style-name="T111">--&gt;</text:span><text:span text:style-name="T254"> บวกและลบ </text:span><text:span text:style-name="T64">#</text:span><text:span text:style-name="T66">เรียงจากซ้ายไปขวา</text:span></text:p>
      <text:p text:style-name="P197"><text:tab/><text:span text:style-name="T255">ถ้าหากมีวงเล็บในวงเล็บซ้อนกันไปอีกเรื่อยๆ </text:span><text:span text:style-name="T13">Python</text:span><text:span text:style-name="T255"> จะเลือกจากวงเล็บในสุดก่อนเสมอ </text:span><text:span text:style-name="T258">หรือถ้าไม่มีวงเล็บก็จะดำเนินการตามลำดับต่อๆ ไป</text:span></text:p>
      <table:table table:name="Table19" table:style-name="Table19">
        <table:table-column table:style-name="Table19.A"/>
        <table:table-column table:style-name="Table19.B"/>
        <table:table-row>
          <table:table-cell table:style-name="Table19.A1" office:value-type="string">
            <text:p text:style-name="P186">คำสั่ง</text:p>
          </table:table-cell>
          <table:table-cell table:style-name="Table19.B1" office:value-type="string">
            <text:p text:style-name="P173">ผลลัพธ์</text:p>
          </table:table-cell>
        </table:table-row>
        <table:table-row>
          <table:table-cell table:style-name="Table19.A2" office:value-type="string">
            <text:p text:style-name="P89"><text:span text:style-name="T83">print</text:span><text:span text:style-name="T41">(</text:span><text:span text:style-name="T171">5</text:span><text:span text:style-name="T41"> </text:span><text:span text:style-name="T25">+</text:span><text:span text:style-name="T41"> </text:span><text:span text:style-name="T171">5</text:span><text:span text:style-name="T41"> </text:span><text:span text:style-name="T25">*</text:span><text:span text:style-name="T41"> </text:span><text:span text:style-name="T171">5</text:span><text:span text:style-name="T41"> </text:span><text:span text:style-name="T25">-</text:span><text:span text:style-name="T41"> </text:span><text:span text:style-name="T171">5</text:span><text:span text:style-name="T41">)</text:span></text:p>
          </table:table-cell>
          <table:table-cell table:style-name="Table19.B2" office:value-type="string">
            <text:p text:style-name="Sample">25</text:p>
          </table:table-cell>
        </table:table-row>
      </table:table>
      <text:p text:style-name="P195"><text:soft-page-break/><text:tab/>ตัวอย่างเพิ่มเติม</text:p>
      <table:table table:name="Table20" table:style-name="Table20">
        <table:table-column table:style-name="Table20.A"/>
        <table:table-row>
          <table:table-cell table:style-name="Table20.A1" office:value-type="string">
            <text:p text:style-name="P90"><text:span text:style-name="T63">1 <text:s/></text:span><text:span text:style-name="T41">GoldCoin </text:span><text:span text:style-name="T25">=</text:span><text:span text:style-name="T41"> </text:span><text:span text:style-name="T171">1000</text:span></text:p>
            <text:p text:style-name="P90"><text:span text:style-name="T63">2 <text:s/></text:span><text:span text:style-name="T41">SilverCoin </text:span><text:span text:style-name="T25">=</text:span><text:span text:style-name="T41"> </text:span><text:span text:style-name="T171">100</text:span></text:p>
            <text:p text:style-name="P90"><text:span text:style-name="T63">3 <text:s/></text:span><text:span text:style-name="T41">CopperCoin </text:span><text:span text:style-name="T25">=</text:span><text:span text:style-name="T41"> </text:span><text:span text:style-name="T171">10</text:span></text:p>
            <text:p text:style-name="P91"><text:span text:style-name="T63">4 <text:s/></text:span><text:span text:style-name="T41">StoneCoin </text:span><text:span text:style-name="T25">=</text:span><text:span text:style-name="T41"> </text:span><text:span text:style-name="T171">1</text:span></text:p>
            <text:p text:style-name="P67">5</text:p>
            <text:p text:style-name="P91"><text:span text:style-name="T63">6 <text:s/></text:span><text:span text:style-name="T83">print</text:span><text:span text:style-name="T41">(</text:span><text:span text:style-name="T95">"ให้ print เงิน 6400 บาท"</text:span><text:span text:style-name="T41">)</text:span></text:p>
            <text:p text:style-name="P91"><text:span text:style-name="T63">7 <text:s/></text:span><text:span text:style-name="T83">print</text:span><text:span text:style-name="T41">( (GoldCoin </text:span><text:span text:style-name="T25">*</text:span><text:span text:style-name="T41"> </text:span><text:span text:style-name="T171">6</text:span><text:span text:style-name="T41">) </text:span><text:span text:style-name="T25">+</text:span><text:span text:style-name="T41"> (SilverCoin </text:span><text:span text:style-name="T25">*</text:span><text:span text:style-name="T41"> </text:span><text:span text:style-name="T171">4</text:span><text:span text:style-name="T41">) )</text:span></text:p>
          </table:table-cell>
        </table:table-row>
        <table:table-row>
          <table:table-cell table:style-name="Table20.A2" office:value-type="string">
            <text:p text:style-name="P14">ให้ print เงิน 6400 บาท</text:p>
            <text:p text:style-name="P14">6400</text:p>
          </table:table-cell>
        </table:table-row>
      </table:table>
      <text:p text:style-name="P196"><text:tab/><text:span text:style-name="T259">ด้านบนคือ Code ภาษา </text:span><text:span text:style-name="T13">Python</text:span><text:span text:style-name="T259"> ที่ประกาศตัวแปรเป็นมูลค่าต่างๆ ของเหรียญทอง เหรียญเงิน และอื่นๆ โดยเราจะใช้ Math Operation ในการ </text:span><text:span text:style-name="T178">print</text:span><text:span text:style-name="T259"> เลขออกมาแทนการใส่เลขเฉยๆ ส่วนช่องข้างล่างคือตัวอย่าง Output หลังจากรันคำสั่ง</text:span></text:p>
      <text:p text:style-name="P195"><text:tab/><text:span text:style-name="T259">ทั้งระบบ Math Operation , Logic Gate , Variable และอื่นๆ ที่เราคิดว่าเป็นประโยชน์เอื้ออำนวยกัน ล้วนแล้วแต่สามารถนำมาใช้งานร่วมกันได้ทั้งสิ้น </text:span><text:span text:style-name="T260">นอกจากนี้ เราสามารถใส่แยกแบบหลายบรรทัดได้ด้วย</text:span></text:p>
      <table:table table:name="Table21" table:style-name="Table21">
        <table:table-column table:style-name="Table21.A"/>
        <table:table-column table:style-name="Table21.B"/>
        <table:table-row>
          <table:table-cell table:style-name="Table21.A1" table:number-rows-spanned="2" office:value-type="string">
            <text:p text:style-name="P83"><text:span text:style-name="T70"><text:s/></text:span><text:span text:style-name="T71">1</text:span><text:span text:style-name="T48"> GoldCoin </text:span><text:span text:style-name="T37">=</text:span><text:span text:style-name="T48"> </text:span><text:span text:style-name="T198">1000</text:span></text:p>
            <text:p text:style-name="P276">...</text:p>
            <text:p text:style-name="P82"><text:span text:style-name="T53"><text:s/>6 <text:s/></text:span><text:span text:style-name="T83">print</text:span><text:span text:style-name="T171">(</text:span></text:p>
            <text:p text:style-name="P82"><text:span text:style-name="T53"><text:s/>7 <text:s/></text:span><text:span text:style-name="T41"><text:s text:c="7"/>(StoneCoin <text:s/></text:span><text:span text:style-name="T25">*</text:span><text:span text:style-name="T41"> </text:span><text:span text:style-name="T171">5</text:span><text:span text:style-name="T41">) </text:span><text:span text:style-name="T25">+</text:span></text:p>
            <text:p text:style-name="P82"><text:span text:style-name="T53"><text:s/>8 <text:s/></text:span><text:span text:style-name="T41"><text:s text:c="7"/>(CopperCoin </text:span><text:span text:style-name="T25">*</text:span><text:span text:style-name="T41"> </text:span><text:span text:style-name="T197">6</text:span><text:span text:style-name="T41">) </text:span><text:span text:style-name="T25">+</text:span></text:p>
            <text:p text:style-name="P82"><text:span text:style-name="T53"><text:s/>9 <text:s/></text:span><text:span text:style-name="T41"><text:s text:c="7"/>(SilverCoin </text:span><text:span text:style-name="T25">*</text:span><text:span text:style-name="T41"> </text:span><text:span text:style-name="T197">7</text:span><text:span text:style-name="T41">) </text:span><text:span text:style-name="T25">+</text:span></text:p>
            <text:p text:style-name="P82"><text:span text:style-name="T53">10 <text:s/></text:span><text:span text:style-name="T41"><text:s text:c="7"/>(GoldCoin <text:s text:c="2"/></text:span><text:span text:style-name="T25">*</text:span><text:span text:style-name="T41"> </text:span><text:span text:style-name="T197">8</text:span><text:span text:style-name="T41">)</text:span></text:p>
            <text:p text:style-name="P82"><text:span text:style-name="T53">11 <text:s/></text:span><text:span text:style-name="T41"><text:s text:c="4"/></text:span><text:span text:style-name="T171">)</text:span></text:p>
          </table:table-cell>
          <table:table-cell table:style-name="Table21.B1" office:value-type="string">
            <text:p text:style-name="P181">ผลลัพธ์</text:p>
          </table:table-cell>
        </table:table-row>
        <table:table-row>
          <table:covered-table-cell table:style-name="Table21.A1"/>
          <table:table-cell table:style-name="Table21.B2" office:value-type="string">
            <text:p text:style-name="P181"/>
            <text:p text:style-name="P181"/>
            <text:p text:style-name="P181">5678</text:p>
          </table:table-cell>
        </table:table-row>
      </table:table>
      <text:h text:style-name="Heading_20_2" text:outline-level="2"><text:soft-page-break/>Assignment <text:span text:style-name="T262">Operator</text:span></text:h>
      <text:p text:style-name="Horizontal_20_Line"/>
      <text:p text:style-name="Text_20_body"><text:tab/><text:span text:style-name="T262">Assignment Operator คือ Math Operator ที่สั้นลงมา ช่วยให้เขียนโค้ดได้เร็วขึ้นและโค้ดอ่านง่ายขึ้นในบางสถาณการณ์</text:span></text:p>
      <text:p text:style-name="P201"><text:tab/><text:span text:style-name="T262">สมมุติว่าเราประกาศตัวแปร </text:span><text:span text:style-name="T51">X</text:span><text:span text:style-name="T262"> ไว้ว่า </text:span><text:span text:style-name="T51">X </text:span><text:span text:style-name="T36">=</text:span><text:span text:style-name="T51"> </text:span><text:span text:style-name="T182">0</text:span><text:span text:style-name="T262"> จากนั้นเราก็ต้องการบวกมันเข้าไป </text:span><text:span text:style-name="T182">100</text:span><text:span text:style-name="T262"> เราจะเขียนโค้ดดังนี้</text:span></text:p>
      <table:table table:name="Table24" table:style-name="Table24">
        <table:table-column table:style-name="Table24.A"/>
        <table:table-row>
          <table:table-cell table:style-name="Table24.A1" office:value-type="string">
            <text:p text:style-name="P93"><text:span text:style-name="T63">1 <text:s/></text:span><text:span text:style-name="T41">X </text:span><text:span text:style-name="T25">=</text:span><text:span text:style-name="T41"> </text:span><text:span text:style-name="T171">0</text:span></text:p>
            <text:p text:style-name="P93"><text:span text:style-name="T63">2 <text:s/></text:span><text:span text:style-name="T41">X </text:span><text:span text:style-name="T25">=</text:span><text:span text:style-name="T41"> X </text:span><text:span text:style-name="T25">+</text:span><text:span text:style-name="T41"> </text:span><text:span text:style-name="T171">100</text:span></text:p>
          </table:table-cell>
        </table:table-row>
      </table:table>
      <text:p text:style-name="P200"><text:tab/>โค้ดนี้มีหลักการทำงานง่ายๆ คือให้ค่า <text:span text:style-name="T50">X</text:span> ที่เดิมมีอยู่แล้ว <text:span text:style-name="T181">0</text:span> บวกเพิ่มไปอีก <text:span text:style-name="T181">100</text:span> จากนั้นก็อัพเดตตัวแปรด้วยชื่อ <text:span text:style-name="T50">X</text:span> (ชื่อเดียวกัน) เพื่อแทนที่ข้อมูลเก่าไปเลย <text:span text:style-name="T263">ถ้าเรา </text:span><text:span text:style-name="T178">print</text:span><text:span text:style-name="T263"> ตัวแปรที่ชื่อ </text:span><text:span text:style-name="T50">X</text:span><text:span text:style-name="T263"> ออกมาในบรรทัดที่ </text:span><text:span text:style-name="T69">3</text:span><text:span text:style-name="T263"> เราจะได้ </text:span><text:span text:style-name="T181">100</text:span><text:span text:style-name="T263"> ออกมาเป็น Output</text:span></text:p>
      <text:p text:style-name="P198"><text:tab/><text:span text:style-name="T263">ทว่า โค้ดแบบนี้มันอ่านยากไป ยิ่งถ้าเราเขียนยาวๆ โค้ดเยอะๆ จะยิ่งอ่านยากเข้าไปอีก (ในการเขียนโค้ดจริงๆ เราจะตั้งแต่ตัวแปรยาวๆ และมีความหมาย ไม่แค่ตัวอักษรตัวเดียวแบบตัวอย่างนี้) ดังนั้น เราต้องใช้ Assignment Operator</text:span></text:p>
      <table:table table:name="Table25" table:style-name="Table25">
        <table:table-column table:style-name="Table25.A"/>
        <table:table-row>
          <table:table-cell table:style-name="Table25.A1" office:value-type="string">
            <text:p text:style-name="P94"><text:span text:style-name="T63">1 <text:s/></text:span><text:span text:style-name="T41">X </text:span><text:span text:style-name="T25">=</text:span><text:span text:style-name="T41"> </text:span><text:span text:style-name="T171">0</text:span></text:p>
            <text:p text:style-name="P94"><text:span text:style-name="T63">2 <text:s/></text:span><text:span text:style-name="T41">X </text:span><text:span text:style-name="T38">+=</text:span><text:span text:style-name="T41"> </text:span><text:span text:style-name="T171">100</text:span></text:p>
          </table:table-cell>
        </table:table-row>
      </table:table>
      <text:p text:style-name="P198"><text:tab/><text:span text:style-name="T263">โค้ดทั้งด้านล่างของหน้านี้กับโค้ดด้านบนทำงานเหมือนกัน แต่โค้ดข้างล่างจะอ่านง่ายกว่า</text:span></text:p>
      <text:p text:style-name="P199"><text:tab/><text:span text:style-name="T263">ตัวอย่าง Assignment Operator เพิ่มเติมที่มีประโยชน์</text:span></text:p>
      <table:table table:name="Table26" table:style-name="Table26">
        <table:table-column table:style-name="Table26.A"/>
        <table:table-column table:style-name="Table26.B"/>
        <table:table-row>
          <table:table-cell table:style-name="Table26.A1" office:value-type="string">
            <text:p text:style-name="Table_20_Heading">Assignment Operator</text:p>
          </table:table-cell>
          <table:table-cell table:style-name="Table26.B1" office:value-type="string">
            <text:p text:style-name="Table_20_Heading">ทำงานเหมือนกันกับ...</text:p>
          </table:table-cell>
        </table:table-row>
        <table:table-row>
          <table:table-cell table:style-name="Table26.A2" office:value-type="string">
            <text:p text:style-name="P96"><text:span text:style-name="T41">A </text:span><text:span text:style-name="T39">+=</text:span><text:span text:style-name="T41"> </text:span><text:span text:style-name="T199">10</text:span></text:p>
          </table:table-cell>
          <table:table-cell table:style-name="Table26.B2" office:value-type="string">
            <text:p text:style-name="P97"><text:span text:style-name="T41">A </text:span><text:span text:style-name="T25">=</text:span><text:span text:style-name="T41"> A </text:span><text:span text:style-name="T25">+</text:span><text:span text:style-name="T41"> </text:span><text:span text:style-name="T171">10</text:span></text:p>
          </table:table-cell>
        </table:table-row>
        <table:table-row>
          <table:table-cell table:style-name="Table26.A2" office:value-type="string">
            <text:p text:style-name="P95"><text:span text:style-name="T41">A </text:span><text:span text:style-name="T25">-=</text:span><text:span text:style-name="T41"> </text:span><text:span text:style-name="T171">10</text:span></text:p>
          </table:table-cell>
          <table:table-cell table:style-name="Table26.B2" office:value-type="string">
            <text:p text:style-name="P97"><text:span text:style-name="T41">A </text:span><text:span text:style-name="T25">=</text:span><text:span text:style-name="T41"> A </text:span><text:span text:style-name="T25">-</text:span><text:span text:style-name="T41"> </text:span><text:span text:style-name="T171">10</text:span></text:p>
          </table:table-cell>
        </table:table-row>
        <table:table-row>
          <table:table-cell table:style-name="Table26.A2" office:value-type="string">
            <text:p text:style-name="P95"><text:span text:style-name="T41">A </text:span><text:span text:style-name="T25">*=</text:span><text:span text:style-name="T41"> </text:span><text:span text:style-name="T171">10</text:span></text:p>
          </table:table-cell>
          <table:table-cell table:style-name="Table26.B2" office:value-type="string">
            <text:p text:style-name="P97"><text:span text:style-name="T41">A </text:span><text:span text:style-name="T25">=</text:span><text:span text:style-name="T41"> A </text:span><text:span text:style-name="T25">*</text:span><text:span text:style-name="T41"> </text:span><text:span text:style-name="T171">10</text:span></text:p>
          </table:table-cell>
        </table:table-row>
        <table:table-row>
          <table:table-cell table:style-name="Table26.A2" office:value-type="string">
            <text:p text:style-name="P102"><text:span text:style-name="T41">A </text:span><text:span text:style-name="T28">/=</text:span><text:span text:style-name="T41"> </text:span><text:span text:style-name="T171">10</text:span></text:p>
          </table:table-cell>
          <table:table-cell table:style-name="Table26.B2" office:value-type="string">
            <text:p text:style-name="P97"><text:span text:style-name="T41">A </text:span><text:span text:style-name="T25">=</text:span><text:span text:style-name="T41"> A </text:span><text:span text:style-name="T25">/</text:span><text:span text:style-name="T41"> </text:span><text:span text:style-name="T171">10</text:span></text:p>
          </table:table-cell>
        </table:table-row>
        <table:table-row>
          <table:table-cell table:style-name="Table26.A2" office:value-type="string">
            <text:p text:style-name="P102"><text:span text:style-name="T41">A </text:span><text:span text:style-name="T28">//=</text:span><text:span text:style-name="T41"> </text:span><text:span text:style-name="T171">10</text:span></text:p>
          </table:table-cell>
          <table:table-cell table:style-name="Table26.B2" office:value-type="string">
            <text:p text:style-name="P97"><text:span text:style-name="T41">A </text:span><text:span text:style-name="T25">=</text:span><text:span text:style-name="T41"> A </text:span><text:span text:style-name="T25">//</text:span><text:span text:style-name="T41"> </text:span><text:span text:style-name="T171">10</text:span></text:p>
          </table:table-cell>
        </table:table-row>
        <table:table-row>
          <table:table-cell table:style-name="Table26.A2" office:value-type="string">
            <text:p text:style-name="P95"><text:span text:style-name="T41">A </text:span><text:span text:style-name="T25">**=</text:span><text:span text:style-name="T41"> </text:span><text:span text:style-name="T171">10</text:span></text:p>
          </table:table-cell>
          <table:table-cell table:style-name="Table26.B2" office:value-type="string">
            <text:p text:style-name="P97"><text:span text:style-name="T41">A </text:span><text:span text:style-name="T25">=</text:span><text:span text:style-name="T41"> A </text:span><text:span text:style-name="T25">** </text:span><text:span text:style-name="T171">10</text:span></text:p>
          </table:table-cell>
        </table:table-row>
        <table:table-row>
          <table:table-cell table:style-name="Table26.A2" office:value-type="string">
            <text:p text:style-name="P95"><text:span text:style-name="T41">A </text:span><text:span text:style-name="T25">%=</text:span><text:span text:style-name="T41"> </text:span><text:span text:style-name="T171">10</text:span><text:span text:style-name="T41"> </text:span></text:p>
          </table:table-cell>
          <table:table-cell table:style-name="Table26.B2" office:value-type="string">
            <text:p text:style-name="P97"><text:span text:style-name="T41">A </text:span><text:span text:style-name="T25">=</text:span><text:span text:style-name="T41"> A </text:span><text:span text:style-name="T25">%</text:span><text:span text:style-name="T41"> </text:span><text:span text:style-name="T171">10</text:span></text:p>
          </table:table-cell>
        </table:table-row>
      </table:table>
      <text:p text:style-name="P198"><text:tab/><text:span text:style-name="T264">ตัวอย่างเพิ่มเติมของ Assignment Operator เช่น</text:span></text:p>
      <table:table table:name="Table27" table:style-name="Table27">
        <table:table-column table:style-name="Table27.A"/>
        <table:table-column table:style-name="Table27.B"/>
        <table:table-row>
          <table:table-cell table:style-name="Table27.A1" table:number-rows-spanned="2" office:value-type="string">
            <text:p text:style-name="P98"><text:span text:style-name="T63">1 <text:s/></text:span><text:span text:style-name="T41">A </text:span><text:span text:style-name="T25">=</text:span><text:span text:style-name="T41"> </text:span><text:span text:style-name="T200">5</text:span></text:p>
            <text:p text:style-name="P98"><text:span text:style-name="T63">2 <text:s/></text:span><text:span text:style-name="T41">B </text:span><text:span text:style-name="T25">=</text:span><text:span text:style-name="T41"> </text:span><text:span text:style-name="T200">10</text:span></text:p>
            <text:p text:style-name="P68">3 <text:s/></text:p>
            <text:p text:style-name="P98"><text:span text:style-name="T63">4 <text:s/></text:span><text:span text:style-name="T41">A </text:span><text:span text:style-name="T25">**=</text:span><text:span text:style-name="T41"> </text:span><text:span text:style-name="T171">3</text:span></text:p>
            <text:p text:style-name="P98"><text:span text:style-name="T63">5 <text:s/></text:span><text:span text:style-name="T83">print</text:span><text:span text:style-name="T41">(</text:span><text:span text:style-name="T95">"A มีค่าเท่ากับ : "</text:span><text:span text:style-name="T41">, A)</text:span></text:p>
            <text:p text:style-name="P68">6 <text:s/></text:p>
            <text:p text:style-name="P98"><text:span text:style-name="T63">7 <text:s/></text:span><text:span text:style-name="T41">B </text:span><text:span text:style-name="T25">-=</text:span><text:span text:style-name="T41"> </text:span><text:span text:style-name="T200">10</text:span></text:p>
            <text:p text:style-name="P98"><text:span text:style-name="T63">8 <text:s/></text:span><text:span text:style-name="T83">print</text:span><text:span text:style-name="T41">(</text:span><text:span text:style-name="T95">"B มีค่</text:span><text:span text:style-name="T120">า</text:span><text:span text:style-name="T95">เท่ากับ : "</text:span><text:span text:style-name="T41">, B)</text:span></text:p>
          </table:table-cell>
          <table:table-cell table:style-name="Table27.B1" office:value-type="string">
            <text:p text:style-name="P168">ผลลัพธ์</text:p>
          </table:table-cell>
        </table:table-row>
        <table:table-row table:style-name="Table27.2">
          <table:covered-table-cell table:style-name="Table27.A1"/>
          <table:table-cell table:style-name="Table27.B2" office:value-type="string">
            <text:p text:style-name="P167"/>
            <text:p text:style-name="P166">A มีค่าเท่ากับ : 125</text:p>
            <text:p text:style-name="P166">B มีค่าเท่ากับ : 0</text:p>
          </table:table-cell>
        </table:table-row>
      </table:table>
      <text:p text:style-name="P198"/>
      <text:h text:style-name="P257" text:outline-level="2">Comparison Operator</text:h>
      <text:p text:style-name="P178"/>
      <text:p text:style-name="P202"><text:tab/><text:span text:style-name="T265">นอกจาก Logic Gate แล้ว ใน </text:span><text:span text:style-name="T13">Python</text:span><text:span text:style-name="T265"> ยังมีตัวดำเนินการทางตรรกะศาสตร์ที่สามารถใช้กับคณิตศาสตร์ได้อีกด้วย โดยจะเป็นตัวดำเนินการทีมีไว้เพื่อเปรียบเทียบค่าของฝั่งซ้ายและขวาของตัวดำเนินการ และส่งออกมากเป็นค่า </text:span><text:span text:style-name="T188">True</text:span><text:span text:style-name="T265"> หรือค่า </text:span><text:span text:style-name="T189">False</text:span><text:span text:style-name="T265"> เท่านั้น แต่ค่าทั้งสองข้างจะต้องเป็นตัวเลข</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89">Operator</text:p>
          </table:table-cell>
          <table:table-cell table:style-name="Table28.A1" office:value-type="string">
            <text:p text:style-name="P176">อ่านว่า</text:p>
          </table:table-cell>
          <table:table-cell table:style-name="Table28.C1" office:value-type="string">
            <text:p text:style-name="P176">คำอธิบาย</text:p>
          </table:table-cell>
        </table:table-row>
        <table:table-row>
          <table:table-cell table:style-name="Table28.A2" office:value-type="string">
            <text:p text:style-name="P213">==</text:p>
          </table:table-cell>
          <table:table-cell table:style-name="Table28.A2" office:value-type="string">
            <text:p text:style-name="P175">เท่ากับ</text:p>
          </table:table-cell>
          <table:table-cell table:style-name="Table28.C2" office:value-type="string">
            <text:p text:style-name="P188">ถ้าค่า<text:span text:style-name="T95">ทั้งสอง</text:span>ข้าง<text:span text:style-name="T215">เท่ากัน</text:span> จะได้ <text:span text:style-name="T188">True</text:span></text:p>
          </table:table-cell>
        </table:table-row>
        <table:table-row>
          <table:table-cell table:style-name="Table28.A2" office:value-type="string">
            <text:p text:style-name="P214">!<text:span text:style-name="T265">=</text:span></text:p>
          </table:table-cell>
          <table:table-cell table:style-name="Table28.A2" office:value-type="string">
            <text:p text:style-name="P175">ไม่เท่ากับ</text:p>
          </table:table-cell>
          <table:table-cell table:style-name="Table28.C2" office:value-type="string">
            <text:p text:style-name="P188">ถ้าค่า<text:span text:style-name="T95">ทั้งสอง</text:span>ข้าง<text:span text:style-name="T215">ไม่เท่ากัน </text:span>จะได้ <text:span text:style-name="T188">True</text:span></text:p>
          </table:table-cell>
        </table:table-row>
        <table:table-row>
          <table:table-cell table:style-name="Table28.A2" office:value-type="string">
            <text:p text:style-name="P214">&gt;</text:p>
          </table:table-cell>
          <table:table-cell table:style-name="Table28.A2" office:value-type="string">
            <text:p text:style-name="P187">มากกว่า</text:p>
          </table:table-cell>
          <table:table-cell table:style-name="Table28.C2" office:value-type="string">
            <text:p text:style-name="P188">ถ้าค่าท้าย<text:span text:style-name="T95">ซ้าย</text:span><text:span text:style-name="T79">มากกว่า</text:span> จะได้ <text:span text:style-name="T188">True</text:span></text:p>
          </table:table-cell>
        </table:table-row>
        <table:table-row>
          <table:table-cell table:style-name="Table28.A2" office:value-type="string">
            <text:p text:style-name="P214">&lt;</text:p>
          </table:table-cell>
          <table:table-cell table:style-name="Table28.A2" office:value-type="string">
            <text:p text:style-name="P187">น้อยกว่า</text:p>
          </table:table-cell>
          <table:table-cell table:style-name="Table28.C2" office:value-type="string">
            <text:p text:style-name="P188">ถ้าค่าทาง<text:span text:style-name="T95">ขวา</text:span><text:span text:style-name="T79">มากกว่า</text:span> จะได้ <text:span text:style-name="T188">True</text:span></text:p>
          </table:table-cell>
        </table:table-row>
        <table:table-row>
          <table:table-cell table:style-name="Table28.A2" office:value-type="string">
            <text:p text:style-name="P215">&gt;=</text:p>
          </table:table-cell>
          <table:table-cell table:style-name="Table28.A2" office:value-type="string">
            <text:p text:style-name="P188">มากกว่าหรือเท่ากับ</text:p>
          </table:table-cell>
          <table:table-cell table:style-name="Table28.C2" office:value-type="string">
            <text:p text:style-name="P74">ถ้าค่าทาง<text:span text:style-name="T95">ซ้าย</text:span><text:span text:style-name="T79">มากกว่า</text:span>หรือ<text:span text:style-name="T79">เท่ากัน</text:span> จะได้ <text:span text:style-name="T193">True</text:span></text:p>
          </table:table-cell>
        </table:table-row>
        <table:table-row>
          <table:table-cell table:style-name="Table28.A2" office:value-type="string">
            <text:p text:style-name="P215">&lt;=</text:p>
          </table:table-cell>
          <table:table-cell table:style-name="Table28.A2" office:value-type="string">
            <text:p text:style-name="P188">น้อยกว่าหรือเท่ากับ</text:p>
          </table:table-cell>
          <table:table-cell table:style-name="Table28.C2" office:value-type="string">
            <text:p text:style-name="P74">ถ้าค่าทาง<text:span text:style-name="T95">ขวา</text:span><text:span text:style-name="T79">มากกว่า</text:span>หรือ<text:span text:style-name="T79">เท่ากัน</text:span> จะได้ <text:span text:style-name="T193">True</text:span></text:p>
          </table:table-cell>
        </table:table-row>
        <table:table-row>
          <table:table-cell table:style-name="Table28.A8" table:number-columns-spanned="2" office:value-type="string">
            <text:p text:style-name="P169"/>
          </table:table-cell>
          <table:covered-table-cell/>
          <table:table-cell table:style-name="Table28.C2" office:value-type="string">
            <text:p text:style-name="P75">นอกนั้น จะเป็น <text:s/><text:span text:style-name="T194">False</text:span> ทั้งหมด</text:p>
          </table:table-cell>
        </table:table-row>
      </table:table>
      <text:p text:style-name="P172"><text:tab/>เราสามารถนำสิ่งในไปปรับใช้ในพารามิเตอร์ของ <text:span text:style-name="T178">print</text:span> ได้เลย</text:p>
      <table:table table:name="Table29" table:style-name="Table29">
        <table:table-column table:style-name="Table29.A"/>
        <table:table-column table:style-name="Table29.B"/>
        <table:table-row>
          <table:table-cell table:style-name="Table29.A1" office:value-type="string">
            <text:p text:style-name="P171">โค้ด</text:p>
          </table:table-cell>
          <table:table-cell table:style-name="Table29.B1" office:value-type="string">
            <text:p text:style-name="P171">ผลลัพธ์</text:p>
          </table:table-cell>
        </table:table-row>
        <table:table-row>
          <table:table-cell table:style-name="Table29.A2" office:value-type="string">
            <text:p text:style-name="P99"><text:span text:style-name="T67">1 <text:s/></text:span><text:span text:style-name="T85">p</text:span><text:span text:style-name="T83">rint</text:span><text:span text:style-name="T41">(</text:span><text:span text:style-name="T95">"ข้อ 1 : "</text:span><text:span text:style-name="T41">, </text:span><text:span text:style-name="T171">10</text:span><text:span text:style-name="T41"> </text:span><text:span text:style-name="T40">==</text:span><text:span text:style-name="T41"> </text:span><text:span text:style-name="T171">10</text:span><text:span text:style-name="T41">)</text:span></text:p>
            <text:p text:style-name="P100"><text:span text:style-name="T63">2 <text:s/></text:span><text:span text:style-name="T83">print</text:span><text:span text:style-name="T41">(</text:span><text:span text:style-name="T95">"ข้อ 2 : "</text:span><text:span text:style-name="T41">, </text:span><text:span text:style-name="T171">10</text:span><text:span text:style-name="T41"> </text:span><text:span text:style-name="T40">!=</text:span><text:span text:style-name="T41"> </text:span><text:span text:style-name="T171">10</text:span><text:span text:style-name="T41">)</text:span></text:p>
            <text:p text:style-name="P100"><text:span text:style-name="T63">3 <text:s/></text:span><text:span text:style-name="T83">print</text:span><text:span text:style-name="T41">(</text:span><text:span text:style-name="T95">"ข้อ 3 : "</text:span><text:span text:style-name="T41">, </text:span><text:span text:style-name="T171">50</text:span><text:span text:style-name="T41"> </text:span><text:span text:style-name="T25">&gt;</text:span><text:span text:style-name="T41"> </text:span><text:span text:style-name="T171">70</text:span><text:span text:style-name="T41">)</text:span></text:p>
            <text:p text:style-name="P100"><text:span text:style-name="T63">4 <text:s/></text:span><text:span text:style-name="T83">print</text:span><text:span text:style-name="T41">(</text:span><text:span text:style-name="T95">"ข้อ 4 : "</text:span><text:span text:style-name="T41">, </text:span><text:span text:style-name="T171">50</text:span><text:span text:style-name="T41"> </text:span><text:span text:style-name="T25">&lt;</text:span><text:span text:style-name="T41"> </text:span><text:span text:style-name="T171">70</text:span><text:span text:style-name="T41">)</text:span></text:p>
          </table:table-cell>
          <table:table-cell table:style-name="Table29.B2" office:value-type="string">
            <text:p text:style-name="P170">ข้อ 1 : <text:span text:style-name="T266">True</text:span></text:p>
            <text:p text:style-name="P170">ข้อ <text:span text:style-name="T266">2</text:span> : <text:span text:style-name="T266">False</text:span></text:p>
            <text:p text:style-name="P170">ข้อ <text:span text:style-name="T266">3</text:span> : <text:span text:style-name="T266">True</text:span></text:p>
            <text:p text:style-name="P170">ข้อ <text:span text:style-name="T266">4</text:span> : <text:span text:style-name="T266">False</text:span></text:p>
          </table:table-cell>
        </table:table-row>
      </table:table>
      <text:h text:style-name="P240" text:outline-level="1"><text:soft-page-break/>บทที่ <text:span text:style-name="T3">5</text:span></text:h>
      <text:h text:style-name="P258" text:outline-level="2">The “if” Statement</text:h>
      <text:p text:style-name="P262"/>
      <text:p text:style-name="P297"><text:tab/><text:span text:style-name="T272">ในภาษา Python นั้นมีสิ่งที่เรียกว่า Condition อยู่ มันคือการสร้างเงื่อนไขขึ้นมา และหากเงื่อนไงนั้นเป็นจริง (True) ให้ดำเนินการ หากไม่จริง (False) ก็จะไม่ดำเนินการใดๆ </text:span><text:span text:style-name="T274">โดยมี Syntax ดังนี้</text:span></text:p>
      <table:table table:name="Table32" table:style-name="Table32">
        <table:table-column table:style-name="Table32.A"/>
        <table:table-row>
          <table:table-cell table:style-name="Table32.A1" office:value-type="string">
            <text:p text:style-name="P225">if เงื่อนไข :</text:p>
            <text:p text:style-name="P225"><text:span text:style-name="T273"><text:s text:c="4"/></text:span>คำสั่ง</text:p>
          </table:table-cell>
        </table:table-row>
      </table:table>
      <text:p text:style-name="P298">เช่น</text:p>
      <table:table table:name="Table33" table:style-name="Table33">
        <table:table-column table:style-name="Table33.A"/>
        <table:table-column table:style-name="Table33.B"/>
        <table:table-row>
          <table:table-cell table:style-name="Table33.A1" table:number-columns-spanned="2" office:value-type="string">
            <text:p text:style-name="P222"><text:span text:style-name="T63">1 <text:s/></text:span><text:span text:style-name="T25">if</text:span><text:span text:style-name="T41"> </text:span><text:span text:style-name="T25">True</text:span><text:span text:style-name="T41"> :</text:span></text:p>
            <text:p text:style-name="P222"><text:span text:style-name="T63">2 <text:s/></text:span><text:span text:style-name="T41"><text:s text:c="4"/></text:span><text:span text:style-name="T83">print</text:span><text:span text:style-name="T41">(</text:span><text:span text:style-name="T95">"It's True!"</text:span><text:span text:style-name="T41">)</text:span></text:p>
            <text:p text:style-name="P210">3 <text:s/></text:p>
            <text:p text:style-name="P222"><text:span text:style-name="T63">4 <text:s/></text:span><text:span text:style-name="T25">if</text:span><text:span text:style-name="T41"> </text:span><text:span text:style-name="T25">True</text:span><text:span text:style-name="T41"> :</text:span></text:p>
            <text:p text:style-name="P222"><text:span text:style-name="T63">5 <text:s/></text:span><text:span text:style-name="T41"><text:s text:c="4"/></text:span><text:span text:style-name="T83">print</text:span><text:span text:style-name="T41">(</text:span><text:span text:style-name="T95">"It's True!"</text:span><text:span text:style-name="T41">)</text:span></text:p>
            <text:p text:style-name="P210">6 <text:s/></text:p>
            <text:p text:style-name="P222"><text:span text:style-name="T63">7 <text:s/></text:span><text:span text:style-name="T25">if</text:span><text:span text:style-name="T41"> </text:span><text:span text:style-name="T25">False</text:span><text:span text:style-name="T41"> :</text:span></text:p>
            <text:p text:style-name="P222"><text:span text:style-name="T63">8 <text:s/></text:span><text:span text:style-name="T41"><text:s text:c="4"/></text:span><text:span text:style-name="T83">print</text:span><text:span text:style-name="T41">(</text:span><text:span text:style-name="T95">"It's False!"</text:span><text:span text:style-name="T41">)</text:span></text:p>
          </table:table-cell>
          <table:covered-table-cell/>
        </table:table-row>
        <table:table-row>
          <table:table-cell table:style-name="Table33.A2" office:value-type="string">
            <text:p text:style-name="P227">ผลลัพธ์ -&gt;</text:p>
          </table:table-cell>
          <table:table-cell table:style-name="Table33.B2" office:value-type="string">
            <text:p text:style-name="P226">It's True!</text:p>
            <text:p text:style-name="P226">It's True!</text:p>
          </table:table-cell>
        </table:table-row>
      </table:table>
      <text:p text:style-name="P298"><text:tab/><text:span text:style-name="T274">หากหลัง if เป็น False โค้ดที่ถูกเขียนแบบ Indent (เยื้องบรรทัด) ถัดไปนั้นจะถูกข้ามไป</text:span></text:p>
      <text:p text:style-name="P299"><text:tab/><text:span text:style-name="T275">การ Indent บรรทัดนั้นสำคัญมากในภาษา Python หากไม่มี จะทำให้โค้ดทำงานไม่ถูกต้อง</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30">ถูกต้อง</text:p>
          </table:table-cell>
          <table:table-cell table:style-name="Table34.B1" office:value-type="string">
            <text:p text:style-name="P228">if True :</text:p>
            <text:p text:style-name="P228"><text:span text:style-name="T77"><text:s text:c="3"/></text:span>print(5 + 5)</text:p>
          </table:table-cell>
          <table:table-cell table:style-name="Table34.C1" office:value-type="string">
            <text:p text:style-name="P228">มี Indent ถูกต้อง</text:p>
          </table:table-cell>
        </table:table-row>
        <table:table-row>
          <table:table-cell table:style-name="Table34.A2" office:value-type="string">
            <text:p text:style-name="P231">ถูกต้อง</text:p>
          </table:table-cell>
          <table:table-cell table:style-name="Table34.B2" office:value-type="string">
            <text:p text:style-name="P229">if True :</text:p>
            <text:p text:style-name="P229"><text:span text:style-name="T77"><text:s text:c="3"/></text:span>print(5 + 5)</text:p>
            <text:p text:style-name="P229"><text:span text:style-name="T77"><text:s text:c="3"/></text:span>print("<text:span text:style-name="T276">ABC</text:span>",<text:span text:style-name="T276">10.0</text:span>)</text:p>
            <text:p text:style-name="P229"><text:span text:style-name="T77"><text:s text:c="3"/></text:span>print("<text:span text:style-name="T276">What?</text:span>")</text:p>
          </table:table-cell>
          <table:table-cell table:style-name="Table34.C2" office:value-type="string">
            <text:p text:style-name="P229">มี Indent ถูกต้อง</text:p>
          </table:table-cell>
        </table:table-row>
        <table:table-row>
          <table:table-cell table:style-name="Table34.A2" office:value-type="string">
            <text:p text:style-name="P230">ไม่ถูกต้อง</text:p>
          </table:table-cell>
          <table:table-cell table:style-name="Table34.B3" office:value-type="string">
            <text:p text:style-name="P228">if True :</text:p>
            <text:p text:style-name="P228">print(5 + 5)</text:p>
          </table:table-cell>
          <table:table-cell table:style-name="Table34.C2" office:value-type="string">
            <text:p text:style-name="P228">ขาด Indent ที่ if statement</text:p>
          </table:table-cell>
        </table:table-row>
      </table:table>
      <text:p text:style-name="P300"><text:tab/> นี่คือตัวอย่างเพิ่มเติม</text:p>
      <table:table table:name="Table35" table:style-name="Table35">
        <table:table-column table:style-name="Table35.A"/>
        <table:table-column table:style-name="Table35.B"/>
        <table:table-column table:style-name="Table35.C"/>
        <table:table-row>
          <table:table-cell table:style-name="Table35.A1" table:number-rows-spanned="3" office:value-type="string">
            <text:p text:style-name="P217"><text:span text:style-name="T63">1 <text:s/></text:span><text:span text:style-name="T41">X </text:span><text:span text:style-name="T25">=</text:span><text:span text:style-name="T41"> </text:span><text:span text:style-name="T25">True</text:span></text:p>
            <text:p text:style-name="P206">2 <text:s/></text:p>
            <text:p text:style-name="P217"><text:span text:style-name="T63">3 <text:s/></text:span><text:span text:style-name="T83">print</text:span><text:span text:style-name="T41">(</text:span><text:span text:style-name="T95">"Are you 18 ?"</text:span><text:span text:style-name="T41">)</text:span></text:p>
            <text:p text:style-name="P206">4 <text:s/></text:p>
            <text:p text:style-name="P217"><text:span text:style-name="T63">5 <text:s/></text:span><text:span text:style-name="T25">if</text:span><text:span text:style-name="T41"> X :</text:span></text:p>
            <text:p text:style-name="P217"><text:span text:style-name="T63">6 <text:s/></text:span><text:span text:style-name="T76"><text:s text:c="3"/></text:span><text:span text:style-name="T83">print</text:span><text:span text:style-name="T41">(</text:span><text:span text:style-name="T95">"Welcome"</text:span><text:span text:style-name="T41">)</text:span></text:p>
            <text:p text:style-name="P218"><text:span text:style-name="T68">7 <text:s/></text:span></text:p>
            <text:p text:style-name="P218"><text:span text:style-name="T68">8 <text:s/></text:span><text:span text:style-name="T86">print</text:span><text:span text:style-name="T52">(</text:span><text:span text:style-name="T122">"</text:span><text:span text:style-name="T123">Code Ended</text:span><text:span text:style-name="T122">"</text:span><text:span text:style-name="T52">)</text:span></text:p>
          </table:table-cell>
          <table:table-cell table:style-name="Table35.B1" table:number-columns-spanned="2" office:value-type="string">
            <text:p text:style-name="P278">ผลลัพธ์</text:p>
          </table:table-cell>
          <table:covered-table-cell/>
        </table:table-row>
        <table:table-row table:style-name="Table35.2">
          <table:covered-table-cell table:style-name="Table35.A1"/>
          <table:table-cell table:style-name="Table35.B2" office:value-type="string">
            <text:p text:style-name="P277">ถ้า X เป็น True*</text:p>
          </table:table-cell>
          <table:table-cell table:style-name="Table35.C2" office:value-type="string">
            <text:p text:style-name="P268">Welcome</text:p>
            <text:p text:style-name="P270">Code Ended</text:p>
          </table:table-cell>
        </table:table-row>
        <table:table-row table:style-name="Table35.2">
          <table:covered-table-cell table:style-name="Table35.A1"/>
          <table:table-cell table:style-name="Table35.B2" office:value-type="string">
            <text:p text:style-name="P277">ถ้า X เป็น False*</text:p>
          </table:table-cell>
          <table:table-cell table:style-name="Table35.C2" office:value-type="string">
            <text:p text:style-name="P269"><text:span text:style-name="T277">Code Ended</text:span></text:p>
          </table:table-cell>
        </table:table-row>
      </table:table>
      <text:p text:style-name="P300">* หมายถึง X ในแถวที่ 1</text:p>
      <text:p text:style-name="P300"><text:tab/><text:span text:style-name="T277">การ Indent นั้นคือการบอกว่าโค้ดไหนบ้างที่เป็นส่วนหนึ่งของ If Statement นั้นๆ โดยจะมีแค่โค้ดที่ถูก Indent เท่ากันเท่านั้นที่จะถือว่าเป็นส่วนเดียวกัน ส่วนโค้ดต่อๆ มาที่ไม่ได้ถูก Indent จะถือว่าเป็นโค้ดที่รันปกติ</text:span></text:p>
      <text:h text:style-name="P259" text:outline-level="2">Statement with Operation</text:h>
      <text:p text:style-name="P263"/>
      <text:p text:style-name="P301"><text:tab/><text:span text:style-name="T278">การใช้ If Statement ให้มีประโยชน์ที่ถูกต้องนั้นคือการใช้ Operation ข้างใน Condition แทนที่จะเป็นการใส่ True หรือ False เฉยๆ</text:span></text:p>
      <table:table table:name="Table36" table:style-name="Table36">
        <table:table-column table:style-name="Table36.A"/>
        <table:table-column table:style-name="Table36.B"/>
        <table:table-row>
          <table:table-cell table:style-name="Table36.A1" table:number-rows-spanned="2" office:value-type="string">
            <text:p text:style-name="P219"><text:span text:style-name="T63">1 <text:s/></text:span><text:span text:style-name="T41">X </text:span><text:span text:style-name="T25">=</text:span><text:span text:style-name="T41"> </text:span><text:span text:style-name="T171">300</text:span></text:p>
            <text:p text:style-name="P219"><text:span text:style-name="T63">2 <text:s/></text:span><text:span text:style-name="T41">Y </text:span><text:span text:style-name="T25">=</text:span><text:span text:style-name="T41"> </text:span><text:span text:style-name="T171">100</text:span></text:p>
            <text:p text:style-name="P207">3 <text:s/></text:p>
            <text:p text:style-name="P219"><text:span text:style-name="T63">4 <text:s/></text:span><text:span text:style-name="T25">if</text:span><text:span text:style-name="T41"> X </text:span><text:span text:style-name="T25">&gt;</text:span><text:span text:style-name="T41"> Y :</text:span></text:p>
            <text:p text:style-name="P219"><text:span text:style-name="T63">5 <text:s/></text:span><text:span text:style-name="T41"><text:s text:c="3"/></text:span><text:span text:style-name="T83">print</text:span><text:span text:style-name="T41">(</text:span><text:span text:style-name="T95">"X is higher"</text:span><text:span text:style-name="T41">)</text:span></text:p>
            <text:p text:style-name="P219"><text:span text:style-name="T63">6 <text:s/></text:span><text:span text:style-name="T41"><text:s text:c="3"/></text:span><text:span text:style-name="T83">print</text:span><text:span text:style-name="T41">(</text:span><text:span text:style-name="T95">"X is : "</text:span><text:span text:style-name="T41">,X)</text:span></text:p>
            <text:p text:style-name="P207">7 <text:s/></text:p>
            <text:p text:style-name="P219"><text:span text:style-name="T63">8 <text:s/></text:span><text:span text:style-name="T83">print</text:span><text:span text:style-name="T41">(</text:span><text:span text:style-name="T95">"รันจบแล้ว"</text:span><text:span text:style-name="T41">)</text:span></text:p>
          </table:table-cell>
          <table:table-cell table:style-name="Table36.B1" office:value-type="string">
            <text:p text:style-name="P279">ผลลัพธ์</text:p>
          </table:table-cell>
        </table:table-row>
        <table:table-row>
          <table:covered-table-cell table:style-name="Table36.A2"/>
          <table:table-cell table:style-name="Table36.B2" office:value-type="string">
            <text:p text:style-name="P271">X is higher</text:p>
            <text:p text:style-name="P271">X is : 300</text:p>
            <text:p text:style-name="P271">รันจบแล้ว</text:p>
          </table:table-cell>
        </table:table-row>
      </table:table>
      <text:p text:style-name="P301"><text:tab/><text:span text:style-name="T279">ในบรรทัดที่ 4 นั้น จะสังเกตุได้ง่ายๆ ว่าเราแทนที่ Condition (ส่วนที่เราเคยใส่ True และ False ลงไป) ด้วย Comparison Operator ซึ่งสุดท้าย การดำเนินการนั้นก็จะให้ผลออกมาเป็น True หรือ False เหมือนเดิมอยูดี โดยเราสามารถใช้การดำเนินการแบบใดก็ได้ ขอแค่ให้ผลตรงนั้นเป็น True หรือ False ก็ถือว่าใช้ได้แล้ว แม้ว่ามันจะดูซับซ้อนแค่ไหนก็ตาม</text:span></text:p>
      <table:table table:name="Table37" table:style-name="Table37">
        <table:table-column table:style-name="Table37.A"/>
        <table:table-column table:style-name="Table37.B"/>
        <table:table-row>
          <table:table-cell table:style-name="Table37.A1" table:number-columns-spanned="2" office:value-type="string">
            <text:p text:style-name="P232">if not((True or False) and (False and False)) :</text:p>
            <text:p text:style-name="P232"><text:s text:c="3"/>print("It's True")</text:p>
            <text:p text:style-name="P232"/>
            <text:p text:style-name="P232">print("Code Finished")</text:p>
          </table:table-cell>
          <table:covered-table-cell/>
        </table:table-row>
        <table:table-row>
          <table:table-cell table:style-name="Table37.A2" office:value-type="string">
            <text:p text:style-name="P280">ผลลัพธ์ <text:span text:style-name="T271">-&gt;</text:span></text:p>
          </table:table-cell>
          <table:table-cell table:style-name="Table37.B2" office:value-type="string">
            <text:p text:style-name="P272">It's True</text:p>
            <text:p text:style-name="P272">Code Finished</text:p>
          </table:table-cell>
        </table:table-row>
      </table:table>
      <text:p text:style-name="P301"><text:tab/></text:p>
      <text:h text:style-name="P260" text:outline-level="2">The “else” Statement</text:h>
      <text:p text:style-name="P264"/>
      <text:p text:style-name="P302"><text:tab/><text:span text:style-name="T279">Else นั้นคือ Statement ที่จำเป็นต้องใช้คู่กับ if ทุกครั้ง ในขณะที่เราสามารถใช้แค่ if ตัวเดียวก็ได้ โดยประโยชน์ของมันคือ เมื่อใดก็ตามที่ if statement ของเรานั้นเกิดมี Condition เป็น False ขึ้นมา จนทำให้ if statement ถูกข้ามไป Python จะไปรันโค้ดของ else statement แทน แต่ถ้าหากว่า if statement เป็น True Python ก็จะรันโค้ดใน if statement นั้นตามปกติ และข้าม else statement ไปแทน</text:span></text:p>
      <table:table table:name="Table38" table:style-name="Table38">
        <table:table-column table:style-name="Table38.A"/>
        <table:table-column table:style-name="Table38.B"/>
        <table:table-row>
          <table:table-cell table:style-name="Table38.A1" office:value-type="string">
            <text:p text:style-name="P281">โค้ด</text:p>
          </table:table-cell>
          <table:table-cell table:style-name="Table38.B1" office:value-type="string">
            <text:p text:style-name="P281">ผลลัพธ์</text:p>
          </table:table-cell>
        </table:table-row>
        <table:table-row>
          <table:table-cell table:style-name="Table38.A2" office:value-type="string">
            <text:p text:style-name="P220"><text:span text:style-name="T63">1 <text:s/></text:span><text:span text:style-name="T41">X </text:span><text:span text:style-name="T25">=</text:span><text:span text:style-name="T41"> </text:span><text:span text:style-name="T201">10</text:span></text:p>
            <text:p text:style-name="P208">2 <text:s/></text:p>
            <text:p text:style-name="P220"><text:span text:style-name="T63">3 <text:s/></text:span><text:span text:style-name="T25">if</text:span><text:span text:style-name="T41"> X </text:span><text:span text:style-name="T25">&gt;</text:span><text:span text:style-name="T41"> </text:span><text:span text:style-name="T171">5</text:span><text:span text:style-name="T41"> :</text:span></text:p>
            <text:p text:style-name="P220"><text:span text:style-name="T63">4 <text:s/></text:span><text:span text:style-name="T41"><text:s text:c="3"/></text:span><text:span text:style-name="T83">print</text:span><text:span text:style-name="T41">(</text:span><text:span text:style-name="T95">"X มากกว่า 5"</text:span><text:span text:style-name="T41">)</text:span></text:p>
            <text:p text:style-name="P220"><text:span text:style-name="T63">5 <text:s/></text:span><text:span text:style-name="T25">else</text:span><text:span text:style-name="T41"> :</text:span></text:p>
            <text:p text:style-name="P220"><text:span text:style-name="T63">6 <text:s/></text:span><text:span text:style-name="T41"><text:s text:c="3"/></text:span><text:span text:style-name="T83">print</text:span><text:span text:style-name="T41">(</text:span><text:span text:style-name="T95">"X ไม่ได้มากกว่า 5"</text:span><text:span text:style-name="T41">)</text:span></text:p>
          </table:table-cell>
          <table:table-cell table:style-name="Table38.B2" office:value-type="string">
            <text:p text:style-name="P233">X มากกว่า 5</text:p>
          </table:table-cell>
        </table:table-row>
        <table:table-row>
          <table:table-cell table:style-name="Table38.A2" office:value-type="string">
            <text:p text:style-name="P220"><text:span text:style-name="T63">1 <text:s/></text:span><text:span text:style-name="T41">X </text:span><text:span text:style-name="T25">=</text:span><text:span text:style-name="T41"> </text:span><text:span text:style-name="T201">3</text:span></text:p>
            <text:p text:style-name="P208">2 <text:s/></text:p>
            <text:p text:style-name="P220"><text:span text:style-name="T63">3 <text:s/></text:span><text:span text:style-name="T25">if</text:span><text:span text:style-name="T41"> X </text:span><text:span text:style-name="T25">&gt;</text:span><text:span text:style-name="T41"> </text:span><text:span text:style-name="T171">5</text:span><text:span text:style-name="T41"> :</text:span></text:p>
            <text:p text:style-name="P220"><text:span text:style-name="T63">4 <text:s/></text:span><text:span text:style-name="T41"><text:s text:c="3"/></text:span><text:span text:style-name="T83">print</text:span><text:span text:style-name="T41">(</text:span><text:span text:style-name="T95">"X มากกว่า 5"</text:span><text:span text:style-name="T41">)</text:span></text:p>
            <text:p text:style-name="P220"><text:span text:style-name="T63">5 <text:s/></text:span><text:span text:style-name="T25">else</text:span><text:span text:style-name="T41"> :</text:span></text:p>
            <text:p text:style-name="P220"><text:span text:style-name="T63">6 <text:s/></text:span><text:span text:style-name="T41"><text:s text:c="3"/></text:span><text:span text:style-name="T83">print</text:span><text:span text:style-name="T41">(</text:span><text:span text:style-name="T95">"X ไม่ได้มากกว่า 5"</text:span><text:span text:style-name="T41">)</text:span></text:p>
          </table:table-cell>
          <table:table-cell table:style-name="Table38.B2" office:value-type="string">
            <text:p text:style-name="P233">X ไม่ได้มากกว่า 5</text:p>
          </table:table-cell>
        </table:table-row>
      </table:table>
      <text:p text:style-name="P302"><text:tab/><text:span text:style-name="T280">ใน else statement นั้นไม่ต้องใส่ Condition ใดๆ ลงไป เพราะมันมีเพื่อเอาไว้รองรับเวลา Statement อื่นๆ เป็น False เท่านั้น</text:span></text:p>
      <text:h text:style-name="P261" text:outline-level="2">The “elif” statement</text:h>
      <text:p text:style-name="P265"/>
      <text:p text:style-name="P303"><text:tab/><text:span text:style-name="T281">การใช้ if และ else ด้วยกันจะทำให้เราสามารถรองรับ 2 ความเป็นไปได้ คือถ้า if statement ไม่ได้รันก็ต้องเป็น else statement ที่ได้รันแทน ถ้าหากว่าเราต้องการใช้ฟีเจอร์แบบนี้แต่ว่ารองรับความเป็นไปได้ตั้งแต่ 3 ขึ้นไป เราจะต้องใช้ elif statement</text:span></text:p>
      <text:p text:style-name="P303"><text:tab/><text:span text:style-name="T281">Elif statement นั้นจะเป็น statement ที่ใส่ไว้ตรงกลางระหว่าง if statement และ else statement ซึ่งจะทำงานเหมือนกับ if ทุกอย่าง และสามารถใส่ statement นี้ได้ไม่จำกัดครั้ง</text:span></text:p>
      <table:table table:name="Table39" table:style-name="Table39">
        <table:table-column table:style-name="Table39.A"/>
        <table:table-column table:style-name="Table39.B"/>
        <table:table-row>
          <table:table-cell table:style-name="Table39.A1" table:number-columns-spanned="2" office:value-type="string">
            <text:p text:style-name="P221"><text:span text:style-name="T63">1 <text:s/></text:span><text:span text:style-name="T41">X </text:span><text:span text:style-name="T25">=</text:span><text:span text:style-name="T41"> </text:span><text:span text:style-name="T171">70</text:span></text:p>
            <text:p text:style-name="P221"><text:span text:style-name="T63">2 <text:s/></text:span><text:span text:style-name="T41">Y </text:span><text:span text:style-name="T25">=</text:span><text:span text:style-name="T41"> </text:span><text:span text:style-name="T171">100</text:span></text:p>
            <text:p text:style-name="P209">3 <text:s/></text:p>
            <text:p text:style-name="P221"><text:span text:style-name="T63">4 <text:s/></text:span><text:span text:style-name="T25">if</text:span><text:span text:style-name="T41"> X </text:span><text:span text:style-name="T25">&gt;</text:span><text:span text:style-name="T41"> Y :</text:span></text:p>
            <text:p text:style-name="P221"><text:span text:style-name="T63">5 <text:s/></text:span><text:span text:style-name="T41"><text:s text:c="3"/></text:span><text:span text:style-name="T83">print</text:span><text:span text:style-name="T41">(</text:span><text:span text:style-name="T95">"X มากกว่า Y"</text:span><text:span text:style-name="T41">)</text:span></text:p>
            <text:p text:style-name="P221"><text:span text:style-name="T63">6 <text:s/></text:span><text:span text:style-name="T25">elif</text:span><text:span text:style-name="T41"> X </text:span><text:span text:style-name="T25">&lt;</text:span><text:span text:style-name="T41"> Y :</text:span></text:p>
            <text:p text:style-name="P221"><text:span text:style-name="T63">7 <text:s/></text:span><text:span text:style-name="T41"><text:s text:c="3"/></text:span><text:span text:style-name="T83">print</text:span><text:span text:style-name="T41">(</text:span><text:span text:style-name="T95">"X น้อยกว่า Y"</text:span><text:span text:style-name="T41">)</text:span></text:p>
            <text:p text:style-name="P221"><text:span text:style-name="T63">8 <text:s/></text:span><text:span text:style-name="T25">else</text:span><text:span text:style-name="T41"> :</text:span></text:p>
            <text:p text:style-name="P221"><text:span text:style-name="T63">9 <text:s/></text:span><text:span text:style-name="T41"><text:s text:c="3"/></text:span><text:span text:style-name="T83">print</text:span><text:span text:style-name="T41">(</text:span><text:span text:style-name="T95">"ทั้งสองค่าเท่ากัน"</text:span><text:span text:style-name="T41">) </text:span><text:span text:style-name="T78">#ทั้งสองเท่ากันเพราะไม่มีใครมากกว่าหรือน้อยกว่าใคร</text:span></text:p>
          </table:table-cell>
          <table:covered-table-cell/>
        </table:table-row>
        <table:table-row>
          <table:table-cell table:style-name="Table39.A2" office:value-type="string">
            <text:p text:style-name="P282">ผลลัพธ์ <text:span text:style-name="T271">--&gt;</text:span></text:p>
          </table:table-cell>
          <table:table-cell table:style-name="Table39.B2" office:value-type="string">
            <text:p text:style-name="P273">X น้อยกว่า Y</text:p>
          </table:table-cell>
        </table:table-row>
      </table:table>
      <text:p text:style-name="P304"><text:tab/>จะเห็นได้ว่า elif statement ตรงกลางนั้นถูกรันเพราะว่ามันเป็น Condition ที่ถูก นั้นทำให้ if statement และ else statement ถูกข้ามไป</text:p>
      <text:p text:style-name="P3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thiti" svg:font-family="Athiti"/>
    <style:font-face style:name="Athiti1" svg:font-family="Athiti" style:font-pitch="variable"/>
    <style:font-face style:name="Athiti2" svg:font-family="Athiti" style:font-adornments="Regular" style:font-pitch="variable"/>
    <style:font-face style:name="Chakra Petch SemiBold" svg:font-family="'Chakra Petch SemiBold'" style:font-adornments="Semibold" style:font-pitch="variable"/>
    <style:font-face style:name="Cordia New" svg:font-family="'Cordia New'" style:font-family-generic="system" style:font-pitch="variable"/>
    <style:font-face style:name="Courier New" svg:font-family="'Courier New'" style:font-family-generic="modern" style:font-pitch="fixed"/>
    <style:font-face style:name="Fira Code" svg:font-family="'Fira Code'" style:font-pitch="fixed"/>
    <style:font-face style:name="Fira Code Medium" svg:font-family="'Fira Code Medium'" style:font-pitch="fixed"/>
    <style:font-face style:name="Fira Code:cv08&amp;cv15&amp;cv27&amp;ss04&amp;tnum" svg:font-family="'Fira Code:cv08&amp;cv15&amp;cv27&amp;ss04&amp;tnum'" style:font-adornments="Regular" style:font-pitch="fixed"/>
    <style:font-face style:name="Fira Sans" svg:font-family="'Fira Sans'" style:font-family-generic="swiss"/>
    <style:font-face style:name="Fira Sans " svg:font-family="'Fira Sans'" style:font-family-generic="swiss"/>
    <style:font-face style:name="Fira Sans Medium" svg:font-family="'Fira Sans Medium'" style:font-family-generic="swiss"/>
    <style:font-face style:name="FreeSans" svg:font-family="FreeSans" style:font-adornments="Regular" style:font-family-generic="swiss"/>
    <style:font-face style:name="Hack" svg:font-family="Hack" style:font-pitch="fixed"/>
    <style:font-face style:name="Kinnari" svg:font-family="Kinnari"/>
    <style:font-face style:name="Kinnari1" svg:font-family="Kinn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Thai" svg:font-family="'Noto Sans Thai'" style:font-family-generic="swiss" style:font-pitch="variable"/>
    <style:font-face style:name="Noto Sans Thai1" svg:font-family="'Noto Sans Thai'" style:font-adornments="Bold" style:font-family-generic="swiss" style:font-pitch="variable"/>
    <style:font-face style:name="Noto Sans Thai2" svg:font-family="'Noto Sans Thai'" style:font-adornments="Italic" style:font-family-generic="swiss" style:font-pitch="variable"/>
    <style:font-face style:name="Noto Sans Thai3" svg:font-family="'Noto Sans Thai'" style:font-adornments="Regular"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H Sarabun New" svg:font-family="'TH Sarabun New'" style:font-pitch="variable"/>
    <style:font-face style:name="TH Sarabun New1" svg:font-family="'TH Sarabun New'" style:font-adornments="Regular" style:font-pitch="variable"/>
    <style:font-face style:name="TH Sarabun New:" svg:font-family="'TH Sarabun New:'" style:font-adornments="Regular" style:font-pitch="variable"/>
    <style:font-face style:name="TH Sarabun New:liga&amp;frac=2&amp;kern" svg:font-family="'TH Sarabun New:liga&amp;frac=2&amp;kern'" style:font-adornments="Regular" style:font-pitch="variable"/>
    <style:font-face style:name="TH Sarabun New:liga&amp;kern" svg:font-family="'TH Sarabun New:liga&amp;kern'" style:font-adornments="Regular" style:font-pitch="variable"/>
    <style:font-face style:name="THSarabun New" svg:font-family="'THSarabun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Kinnari1" style:font-size-complex="16pt" style:language-complex="th" style:country-complex="TH"/>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Kinnari1" style:font-size-complex="16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fo:hyphenation-ladder-count="no-limit" style:page-number="auto" style:vertical-align="top">
        <style:tab-stops/>
        <style:drop-cap/>
      </style:paragraph-properties>
      <style:text-properties fo:color="#ffffff" loext:opacity="100%" style:font-name="TH Sarabun New:liga&amp;frac=2&amp;kern" fo:font-family="'TH Sarabun New:liga&amp;frac=2&amp;kern'" style:font-style-name="Regular" style:font-pitch="variable" fo:font-size="16pt" style:font-name-complex="TH Sarabun New:liga&amp;kern" style:font-family-complex="'TH Sarabun New:liga&amp;kern'" style:font-style-name-complex="Regular"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class="text">
      <style:paragraph-properties fo:margin-top="0cm" fo:margin-bottom="0.247cm" style:contextual-spacing="false" fo:line-height="115%" style:vertical-align="baseline"/>
      <style:text-properties style:font-name="TH Sarabun New:" fo:font-family="'TH Sarabun New:'" style:font-style-name="Regular" style:font-pitch="variable"/>
    </style:style>
    <style:style style:name="List" style:family="paragraph" style:parent-style-name="Text_20_body" style:class="list">
      <style:paragraph-properties fo:line-height="100%"/>
      <style:text-properties style:font-size-asian="12pt" style:font-name-complex="TH Sarabun New1" style:font-family-complex="'TH Sarabun New'" style:font-style-name-complex="Regular"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Kinnari" style:font-family-complex="Kinnari"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Kinnari" style:font-family-complex="Kinnari"/>
    </style:style>
    <style:style style:name="Header_20_and_20_Footer" style:display-name="Header and Footer" style:family="paragraph" style:parent-style-name="Standard" style:class="extra">
      <style:paragraph-properties text:number-lines="false" text:line-number="0">
        <style:tab-stops>
          <style:tab-stop style:position="6.13cm" style:type="center"/>
          <style:tab-stop style:position="12.2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13cm" style:type="center"/>
          <style:tab-stop style:position="12.261cm" style:type="right"/>
        </style:tab-stops>
      </style:paragraph-properties>
    </style:style>
    <style:style style:name="Heading_20_1" style:display-name="Heading 1" style:family="paragraph" style:parent-style-name="Heading" style:next-style-name="Heading_20_2" style:default-outline-level="1" style:class="text">
      <style:paragraph-properties fo:margin-left="1cm" fo:margin-right="0cm" fo:margin-top="0.423cm" fo:margin-bottom="0.212cm" style:contextual-spacing="false" fo:text-align="end" style:justify-single-word="false" fo:text-indent="0cm" style:auto-text-indent="false"/>
      <style:text-properties style:font-name="Noto Sans1" fo:font-family="'Noto Sans'" style:font-style-name="Bold" style:font-family-generic="swiss" style:font-pitch="variable" fo:font-size="30pt" fo:font-weight="bold" style:font-size-asian="18pt" style:font-weight-asian="bold" style:font-name-complex="Noto Sans Thai1" style:font-family-complex="'Noto Sans Thai'" style:font-style-name-complex="Bold" style:font-family-generic-complex="swiss" style:font-pitch-complex="variable" style:font-size-complex="30pt" style:font-weight-complex="bold"/>
    </style:style>
    <style:style style:name="Heading_20_2" style:display-name="Heading 2" style:family="paragraph" style:parent-style-name="Heading_20_1" style:next-style-name="Horizontal_20_Line" style:default-outline-level="2" style:class="text" style:master-page-name="">
      <style:paragraph-properties fo:margin-left="1cm" fo:margin-right="0cm" fo:margin-top="0cm" fo:margin-bottom="0.21cm" style:contextual-spacing="false" fo:text-align="end" style:justify-single-word="false" fo:text-indent="0cm" style:auto-text-indent="false" style:page-number="auto"/>
      <style:text-properties style:font-name="Chakra Petch SemiBold" fo:font-family="'Chakra Petch SemiBold'" style:font-style-name="Semibold" style:font-pitch="variable" fo:font-size="20pt" fo:font-weight="600" style:font-size-asian="16pt" style:font-weight-asian="bold" style:font-name-complex="Chakra Petch SemiBold" style:font-family-complex="'Chakra Petch SemiBold'" style:font-style-name-complex="Semibold" style:font-pitch-complex="variable" style:font-size-complex="20pt" style:font-weight-complex="600"/>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6cm" fo:margin-right="0cm" fo:text-indent="-0.6cm" style:auto-text-indent="false" text:number-lines="false" text:line-number="0">
        <style:tab-stops/>
      </style:paragraph-properties>
      <style:text-properties style:font-name="Athiti2" fo:font-family="Athiti" style:font-style-name="Regular" style:font-pitch="variable" fo:font-size="10pt" style:font-size-asian="10pt" style:font-name-complex="Athiti2" style:font-family-complex="Athiti" style:font-style-name-complex="Regular"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style:paragraph-properties fo:line-height="100%" fo:text-align="center" style:justify-single-word="false" fo:orphans="0" fo:widows="0" style:page-number="auto" text:number-lines="false" text:line-number="0" style:vertical-align="middle"/>
      <style:text-properties style:font-name="Noto Sans3" fo:font-family="'Noto Sans'" style:font-style-name="Regular" style:font-family-generic="swiss" style:font-pitch="variable" fo:font-size="12pt" style:font-name-complex="Noto Sans Thai3" style:font-family-complex="'Noto Sans Thai'" style:font-style-name-complex="Regular" style:font-family-generic-complex="swiss"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able_20_Contents" style:master-page-name="">
      <loext:graphic-properties draw:fill="solid" draw:fill-color="#282a36" draw:opacity="100%"/>
      <style:paragraph-properties ch2_options="{'Style': 'dracula', 'Language': 'C', 'UseCharStyles': 0, 'LineNumberRatio': 100, 'LineNumberStart': 1, 'MasterCharStyle': '', 'ShowLineNumbers': 1, 'ColourizeBackground': 1, 'LineNumberSeparator': '  ', 'LineNumberPaddingSymbol': '', 'StoreOptionsWithSnippet': 1}" style:page-number="auto" fo:background-color="#282a36" style:vertical-align="middle" style:writing-mode="lr-tb">
        <style:tab-stops/>
      </style:paragraph-properties>
      <style:text-properties style:use-window-font-color="true" loext:opacity="0%" style:font-name="Fira Code" fo:font-family="'Fira Code'" style:font-pitch="fixed" fo:font-size="12pt" fo:language="zxx" fo:country="none" fo:font-style="normal" style:text-underline-style="none" fo:font-weight="normal" officeooo:rsid="00265ad7" fo:background-color="transparent" style:font-name-complex="Noto Sans Thai3" style:font-family-complex="'Noto Sans Thai'" style:font-style-name-complex="Regular" style:font-family-generic-complex="swiss" style:font-pitch-complex="variable" style:font-size-complex="12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text-align="center" style:justify-single-word="false"/>
      <style:text-properties style:font-name="Noto Sans2" fo:font-family="'Noto Sans'" style:font-style-name="Italic" style:font-family-generic="swiss" style:font-pitch="variable" fo:font-size="10pt" fo:font-style="normal" style:font-name-complex="Noto Sans Thai2" style:font-family-complex="'Noto Sans Thai'" style:font-style-name-complex="Italic" style:font-family-generic-complex="swiss" style:font-pitch-complex="variable" style:font-size-complex="10pt" style:font-style-complex="normal"/>
    </style:style>
    <style:style style:name="Figure" style:family="paragraph" style:parent-style-name="Caption" style:class="extra"/>
    <style:style style:name="Header_20_2" style:display-name="Header 2" style:family="paragraph" style:parent-style-name="Text_20_body"/>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ample" style:family="paragraph" style:parent-style-name="Code"/>
    <style:style style:name="Heading_20_ๅ" style:display-name="Heading ๅ" style:family="paragraph" style:parent-style-name="Heading_20_2">
      <style:text-properties officeooo:rsid="00d6fcb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fo:text-align="end">
          <style:list-level-label-alignment text:label-followed-by="nothing"/>
        </style:list-level-properties>
      </text:list-level-style-number>
      <text:list-level-style-number text:level="2" text:style-name="ListLabel_20_2" loext:num-list-format="%2%" style:num-format="">
        <style:list-level-properties text:list-level-position-and-space-mode="label-alignment" fo:text-align="end">
          <style:list-level-label-alignment text:label-followed-by="nothing"/>
        </style:list-level-properties>
      </text:list-level-style-number>
      <text:list-level-style-number text:level="3" text:style-name="ListLabel_20_3" loext:num-list-format="%3%" style:num-format="">
        <style:list-level-properties text:list-level-position-and-space-mode="label-alignment" fo:text-align="end">
          <style:list-level-label-alignment text:label-followed-by="nothing"/>
        </style:list-level-properties>
      </text:list-level-style-number>
      <text:list-level-style-number text:level="4" text:style-name="ListLabel_20_4" loext:num-list-format="%4%" style:num-format="">
        <style:list-level-properties text:list-level-position-and-space-mode="label-alignment" fo:text-align="end">
          <style:list-level-label-alignment text:label-followed-by="nothing"/>
        </style:list-level-properties>
      </text:list-level-style-number>
      <text:list-level-style-number text:level="5" text:style-name="ListLabel_20_5" loext:num-list-format="%5%" style:num-format="">
        <style:list-level-properties text:list-level-position-and-space-mode="label-alignment" fo:text-align="end">
          <style:list-level-label-alignment text:label-followed-by="nothing"/>
        </style:list-level-properties>
      </text:list-level-style-number>
      <text:list-level-style-number text:level="6" text:style-name="ListLabel_20_6" loext:num-list-format="%6%" style:num-format="">
        <style:list-level-properties text:list-level-position-and-space-mode="label-alignment" fo:text-align="end">
          <style:list-level-label-alignment text:label-followed-by="nothing"/>
        </style:list-level-properties>
      </text:list-level-style-number>
      <text:list-level-style-number text:level="7" text:style-name="ListLabel_20_7" loext:num-list-format="%7%" style:num-format="">
        <style:list-level-properties text:list-level-position-and-space-mode="label-alignment" fo:text-align="end">
          <style:list-level-label-alignment text:label-followed-by="nothing"/>
        </style:list-level-properties>
      </text:list-level-style-number>
      <text:list-level-style-number text:level="8" text:style-name="ListLabel_20_8" loext:num-list-format="%8%" style:num-format="">
        <style:list-level-properties text:list-level-position-and-space-mode="label-alignment" fo:text-align="end">
          <style:list-level-label-alignment text:label-followed-by="nothing"/>
        </style:list-level-properties>
      </text:list-level-style-number>
      <text:list-level-style-number text:level="9" text:style-name="ListLabel_20_9" loext:num-list-format="%9%" style:num-format="">
        <style:list-level-properties text:list-level-position-and-space-mode="label-alignment" fo:text-align="end">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style:page-number="1"/>
      <style:text-properties officeooo:rsid="001c8f9b" officeooo:paragraph-rsid="001d8c48"/>
    </style:style>
    <style:page-layout style:name="Mpm1">
      <style:page-layout-properties fo:page-width="14.801cm" fo:page-height="21.001cm" style:num-format="1" style:print-orientation="portrait" fo:margin-top="1.27cm" fo:margin-bottom="1.27cm" fo:margin-left="1.27cm" fo:margin-right="1.27cm" fo:background-color="#282a3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282a36"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282a36"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page-number text:select-page="current">38</text:page-number></text:p>
      </style:head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7:53:40.965167854</meta:creation-date>
    <dc:date>2024-04-16T09:09:05.627247131</dc:date>
    <meta:editing-duration>P1DT10H42M38S</meta:editing-duration>
    <meta:editing-cycles>126</meta:editing-cycles>
    <meta:generator>LibreOffice/7.3.7.2$Linux_X86_64 LibreOffice_project/30$Build-2</meta:generator>
    <meta:document-statistic meta:table-count="39" meta:image-count="17" meta:object-count="0" meta:page-count="42" meta:paragraph-count="605" meta:word-count="6073" meta:character-count="21581" meta:non-whitespace-character-count="19211"/>
  </office:meta>
</office:document-meta>
</file>